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Scripts/beanshell/timer/parcel-descriptor.xml" manifest:media-type=""/>
  <manifest:file-entry manifest:full-path="Scripts/beanshell/timer/timer.bsh" manifest:media-type=""/>
  <manifest:file-entry manifest:full-path="Scripts/beanshell/timer/" manifest:media-type="application/binary"/>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clk.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5cm"/>
    </style:style>
    <style:style style:name="co2" style:family="table-column">
      <style:table-column-properties fo:break-before="auto" style:column-width="2.852cm"/>
    </style:style>
    <style:style style:name="co3" style:family="table-column">
      <style:table-column-properties fo:break-before="auto" style:column-width="0.587cm"/>
    </style:style>
    <style:style style:name="co4" style:family="table-column">
      <style:table-column-properties fo:break-before="auto" style:column-width="0.644cm"/>
    </style:style>
    <style:style style:name="co5" style:family="table-column">
      <style:table-column-properties fo:break-before="auto" style:column-width="0.543cm"/>
    </style:style>
    <style:style style:name="co6" style:family="table-column">
      <style:table-column-properties fo:break-before="auto" style:column-width="2.258cm"/>
    </style:style>
    <style:style style:name="co7" style:family="table-column">
      <style:table-column-properties fo:break-before="auto" style:column-width="2.704cm"/>
    </style:style>
    <style:style style:name="ro1" style:family="table-row">
      <style:table-row-properties style:row-height="0.45cm" fo:break-before="auto" style:use-optimal-row-height="false"/>
    </style:style>
    <style:style style:name="ro2" style:family="table-row">
      <style:table-row-properties style:row-height="0.497cm" fo:break-before="auto" style:use-optimal-row-height="false"/>
    </style:style>
    <style:style style:name="ro3" style:family="table-row">
      <style:table-row-properties style:row-height="0.476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2cm" fo:break-before="auto" style:use-optimal-row-height="false"/>
    </style:style>
    <style:style style:name="ta1" style:family="table" style:master-page-name="PageStyle_5f_Лист1">
      <style:table-properties table:display="true" style:writing-mode="lr-tb"/>
    </style:style>
    <style:style style:name="ta2" style:family="table" style:master-page-name="PageStyle_5f_Лист2">
      <style:table-properties table:display="true" style:writing-mode="lr-tb"/>
    </style:style>
    <style:style style:name="ta3" style:family="table" style:master-page-name="PageStyle_5f_Лист3">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date-style style:name="N50"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able-cell-properties fo:padding="0.071cm"/>
    </style:style>
    <style:style style:name="ce2" style:family="table-cell" style:parent-style-name="Default" style:data-style-name="N1">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data-style-name="N1">
      <style:table-cell-properties fo:padding="0.071cm"/>
      <style:text-properties fo:color="#3c3c3c" style:text-outline="false" style:text-line-through-style="none" style:text-line-through-type="none" style:font-name="Ubuntu"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2">
      <style:table-cell-properties fo:padding="0.071cm"/>
    </style:style>
    <style:style style:name="ce8" style:family="table-cell" style:parent-style-name="Default">
      <style:table-cell-properties fo:border-bottom="none" style:diagonal-bl-tr="none" style:diagonal-tl-br="none" fo:border-left="0.99pt solid #3c3c3c" fo:padding="0.071cm" fo:border-right="none" style:rotation-align="none" fo:border-top="0.99pt solid #3c3c3c"/>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border-bottom="none" style:diagonal-bl-tr="none" style:diagonal-tl-br="none" fo:border-left="0.99pt solid #3c3c3c"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order-bottom="0.99pt solid #3c3c3c" style:diagonal-bl-tr="none" style:diagonal-tl-br="none" fo:border-left="0.99pt solid #3c3c3c" fo:padding="0.071cm" fo:border-right="none" style:rotation-align="none" fo:border-top="0.99pt solid #3c3c3c"/>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ext-properties fo:font-weight="bold" style:font-weight-asian="bold" style:font-weight-complex="bold"/>
    </style:style>
    <style:style style:name="ce12" style:family="table-cell" style:parent-style-name="Default">
      <style:table-cell-properties fo:padding="0.071cm"/>
      <style:text-properties fo:font-weight="bold" style:font-weight-asian="bold" style:font-weight-complex="bold"/>
    </style:style>
    <style:style style:name="ce13" style:family="table-cell" style:parent-style-name="Default">
      <style:table-cell-properties fo:border-bottom="none" style:diagonal-bl-tr="none" style:diagonal-tl-br="none" fo:border-left="none" fo:padding="0.071cm" fo:border-right="none" style:rotation-align="none" fo:border-top="0.99pt solid #3c3c3c"/>
    </style:style>
    <style:style style:name="ce14" style:family="table-cell" style:parent-style-name="Default">
      <style:table-cell-properties style:diagonal-bl-tr="none" style:diagonal-tl-br="none" fo:border="none" fo:padding="0.071cm" style:rotation-align="none"/>
    </style:style>
    <style:style style:name="ce15" style:family="table-cell" style:parent-style-name="Default">
      <style:table-cell-properties fo:border-bottom="0.99pt solid #3c3c3c" style:diagonal-bl-tr="none" style:diagonal-tl-br="none" fo:border-left="none" fo:padding="0.071cm" fo:border-right="none" style:rotation-align="none" fo:border-top="0.99pt solid #3c3c3c"/>
    </style:style>
    <style:style style:name="ce16" style:family="table-cell" style:parent-style-name="Default">
      <style:table-cell-properties fo:background-color="#ff3333" fo:border="0.06pt solid #000000"/>
    </style:style>
    <style:style style:name="ce17" style:family="table-cell" style:parent-style-name="Default">
      <style:table-cell-properties fo:border="0.06pt solid #000000" fo:padding="0.071cm"/>
    </style:style>
    <style:style style:name="ce18" style:family="table-cell" style:parent-style-name="Default">
      <style:table-cell-properties fo:border-bottom="none" style:diagonal-bl-tr="none" style:diagonal-tl-br="none" fo:border-left="none" fo:padding="0.071cm" fo:border-right="0.99pt solid #3c3c3c" style:rotation-align="none" fo:border-top="0.99pt solid #3c3c3c"/>
    </style:style>
    <style:style style:name="ce19" style:family="table-cell" style:parent-style-name="Default">
      <style:table-cell-properties fo:border-bottom="none" style:diagonal-bl-tr="none" style:diagonal-tl-br="none" fo:border-left="none" fo:padding="0.071cm" fo:border-right="0.99pt solid #3c3c3c" style:rotation-align="none" fo:border-top="none"/>
    </style:style>
    <style:style style:name="ce20" style:family="table-cell" style:parent-style-name="Default">
      <style:table-cell-properties fo:border-bottom="0.99pt solid #3c3c3c" style:diagonal-bl-tr="none" style:diagonal-tl-br="none" fo:border-left="none" fo:padding="0.071cm" fo:border-right="0.99pt solid #3c3c3c" style:rotation-align="none" fo:border-top="0.99pt solid #3c3c3c"/>
    </style:style>
    <style:style style:name="ce21" style:family="table-cell" style:parent-style-name="Default">
      <style:table-cell-properties fo:border-bottom="none" style:diagonal-bl-tr="none" style:diagonal-tl-br="none" fo:border-left="0.99pt solid #3c3c3c" fo:padding="0.071cm" fo:border-right="none" style:rotation-align="none" fo:border-top="0.99pt solid #3c3c3c"/>
      <style:map style:condition="cell-content()=&quot; &quot;" style:apply-style-name="Excel_5f_CondFormat_5f_2_5f_1_5f_1" style:base-cell-address="Лист2.E7"/>
    </style:style>
    <style:style style:name="ce22" style:family="table-cell" style:parent-style-name="Default">
      <style:table-cell-properties fo:border-bottom="none" style:diagonal-bl-tr="none" style:diagonal-tl-br="none" fo:border-left="0.99pt solid #3c3c3c" fo:padding="0.071cm" fo:border-right="none" style:rotation-align="none" fo:border-top="none"/>
      <style:map style:condition="cell-content()=&quot; &quot;" style:apply-style-name="Excel_5f_CondFormat_5f_2_5f_1_5f_1" style:base-cell-address="Лист2.E7"/>
    </style:style>
    <style:style style:name="ce23" style:family="table-cell" style:parent-style-name="Default">
      <style:table-cell-properties fo:border-bottom="0.99pt solid #3c3c3c" style:diagonal-bl-tr="none" style:diagonal-tl-br="none" fo:border-left="0.99pt solid #3c3c3c" fo:padding="0.071cm" fo:border-right="none" style:rotation-align="none" fo:border-top="none"/>
      <style:map style:condition="cell-content()=&quot; &quot;" style:apply-style-name="Excel_5f_CondFormat_5f_2_5f_1_5f_1" style:base-cell-address="Лист2.E7"/>
    </style:style>
    <style:style style:name="ce24" style:family="table-cell" style:parent-style-name="Default">
      <style:table-cell-properties fo:border-bottom="none" style:diagonal-bl-tr="none" style:diagonal-tl-br="none" fo:border-left="none" fo:padding="0.071cm" fo:border-right="none" style:rotation-align="none" fo:border-top="0.99pt solid #3c3c3c"/>
      <style:map style:condition="cell-content()=&quot; &quot;" style:apply-style-name="Excel_5f_CondFormat_5f_2_5f_1_5f_1" style:base-cell-address="Лист2.E7"/>
    </style:style>
    <style:style style:name="ce25" style:family="table-cell" style:parent-style-name="Default">
      <style:table-cell-properties style:diagonal-bl-tr="none" style:diagonal-tl-br="none" fo:border="none" fo:padding="0.071cm" style:rotation-align="none"/>
      <style:map style:condition="cell-content()=&quot; &quot;" style:apply-style-name="Excel_5f_CondFormat_5f_2_5f_1_5f_1" style:base-cell-address="Лист2.E7"/>
    </style:style>
    <style:style style:name="ce26" style:family="table-cell" style:parent-style-name="Default">
      <style:table-cell-properties fo:border-bottom="0.99pt solid #3c3c3c" style:diagonal-bl-tr="none" style:diagonal-tl-br="none" fo:border-left="none" fo:padding="0.071cm" fo:border-right="none" style:rotation-align="none" fo:border-top="none"/>
      <style:map style:condition="cell-content()=&quot; &quot;" style:apply-style-name="Excel_5f_CondFormat_5f_2_5f_1_5f_1" style:base-cell-address="Лист2.E7"/>
    </style:style>
    <style:style style:name="ce27" style:family="table-cell" style:parent-style-name="Default">
      <style:table-cell-properties style:diagonal-bl-tr="none" style:diagonal-tl-br="none" fo:background-color="transparent" fo:border="none" fo:padding="0.071cm" style:rotation-align="none"/>
    </style:style>
    <style:style style:name="ce28" style:family="table-cell" style:parent-style-name="Default">
      <style:table-cell-properties fo:border-bottom="none" style:diagonal-bl-tr="none" style:diagonal-tl-br="none" fo:border-left="none" fo:padding="0.071cm" fo:border-right="0.99pt solid #3c3c3c" style:rotation-align="none" fo:border-top="0.99pt solid #3c3c3c"/>
      <style:map style:condition="cell-content()=&quot; &quot;" style:apply-style-name="Excel_5f_CondFormat_5f_2_5f_1_5f_1" style:base-cell-address="Лист2.E7"/>
    </style:style>
    <style:style style:name="ce29" style:family="table-cell" style:parent-style-name="Default">
      <style:table-cell-properties fo:border-bottom="none" style:diagonal-bl-tr="none" style:diagonal-tl-br="none" fo:border-left="none" fo:padding="0.071cm" fo:border-right="0.99pt solid #3c3c3c" style:rotation-align="none" fo:border-top="none"/>
      <style:map style:condition="cell-content()=&quot; &quot;" style:apply-style-name="Excel_5f_CondFormat_5f_2_5f_1_5f_1" style:base-cell-address="Лист2.E7"/>
    </style:style>
    <style:style style:name="ce30" style:family="table-cell" style:parent-style-name="Default">
      <style:table-cell-properties fo:border-bottom="0.99pt solid #3c3c3c" style:diagonal-bl-tr="none" style:diagonal-tl-br="none" fo:border-left="none" fo:padding="0.071cm" fo:border-right="0.99pt solid #3c3c3c" style:rotation-align="none" fo:border-top="none"/>
      <style:map style:condition="cell-content()=&quot; &quot;" style:apply-style-name="Excel_5f_CondFormat_5f_2_5f_1_5f_1" style:base-cell-address="Лист2.E7"/>
    </style:style>
    <style:style style:name="ce31" style:family="table-cell" style:parent-style-name="Default">
      <style:table-cell-properties style:diagonal-bl-tr="none" style:diagonal-tl-br="none" fo:background-color="transparent" fo:border="none" fo:padding="0.071cm" style:rotation-align="none"/>
      <style:map style:condition="cell-content()=&quot; &quot;" style:apply-style-name="Excel_5f_CondFormat_5f_2_5f_1_5f_1" style:base-cell-address="Лист2.E7"/>
    </style:style>
    <style:style style:name="ce32" style:family="table-cell" style:parent-style-name="Default">
      <style:table-cell-properties fo:background-color="#ffff99" style:diagonal-bl-tr="none" style:diagonal-tl-br="none" fo:border="0.06pt solid #000000" fo:padding="0.071cm" style:rotation-align="none"/>
    </style:style>
    <style:style style:name="ce33" style:family="table-cell" style:parent-style-name="Default">
      <style:table-cell-properties fo:border="0.06pt solid #000000" fo:padding="0.071cm"/>
      <style:text-properties fo:font-weight="bold" style:font-weight-asian="bold" style:font-weight-complex="bold"/>
    </style:style>
    <style:style style:name="ce34" style:family="table-cell" style:parent-style-name="Default">
      <style:table-cell-properties fo:border="0.06pt solid #000000"/>
    </style:style>
    <style:style style:name="ce35" style:family="table-cell" style:parent-style-name="Default">
      <style:table-cell-properties fo:background-color="#ffff99" fo:border="0.06pt solid #000000" fo:padding="0.071cm"/>
    </style:style>
    <style:style style:name="ce36" style:family="table-cell" style:parent-style-name="Default">
      <style:table-cell-properties fo:background-color="#ff3333" fo:border="0.06pt solid #000000" fo:padding="0.071cm"/>
    </style:style>
    <style:style style:name="ce37" style:family="table-cell" style:parent-style-name="Default" style:data-style-name="N0">
      <style:table-cell-properties fo:background-color="#ffff99" fo:border="0.06pt solid #000000" fo:padding="0.071cm"/>
    </style:style>
    <style:style style:name="ce38" style:family="table-cell" style:parent-style-name="Default" style:data-style-name="N0">
      <style:table-cell-properties fo:background-color="#99ff66" fo:border="0.06pt solid #000000" fo:padding="0.071cm"/>
    </style:style>
    <style:style style:name="ce39" style:family="table-cell" style:parent-style-name="Default" style:data-style-name="N0">
      <style:table-cell-properties fo:background-color="#ff3333" fo:border="0.06pt solid #000000" fo:padding="0.071cm"/>
    </style:style>
    <style:style style:name="ce40" style:family="table-cell" style:parent-style-name="Default">
      <style:table-cell-properties fo:background-color="#ff3333" fo:border="0.06pt solid #000000"/>
      <style:text-properties style:font-name="Arial" style:font-name-asian="DejaVu Sans" style:font-name-complex="Arial"/>
    </style:style>
    <style:style style:name="ce41" style:family="table-cell" style:parent-style-name="Default">
      <style:table-cell-properties fo:border-bottom="none" style:diagonal-bl-tr="none" style:diagonal-tl-br="none" fo:border-left="0.06pt solid #000000" fo:padding="0.071cm" fo:border-right="none" style:rotation-align="none" fo:border-top="0.06pt solid #000000"/>
      <style:map style:condition="cell-content()=&quot; &quot;" style:apply-style-name="Excel_5f_CondFormat_5f_2_5f_1_5f_1" style:base-cell-address="Лист2.X4"/>
    </style:style>
    <style:style style:name="ce42" style:family="table-cell" style:parent-style-name="Default">
      <style:table-cell-properties fo:border-bottom="none" style:diagonal-bl-tr="none" style:diagonal-tl-br="none" fo:border-left="0.06pt solid #000000" fo:padding="0.071cm" fo:border-right="none" style:rotation-align="none" fo:border-top="none"/>
      <style:map style:condition="cell-content()=&quot; &quot;" style:apply-style-name="Excel_5f_CondFormat_5f_2_5f_1_5f_1" style:base-cell-address="Лист2.X4"/>
    </style:style>
    <style:style style:name="ce43" style:family="table-cell" style:parent-style-name="Default">
      <style:table-cell-properties fo:border-bottom="0.06pt solid #000000" style:diagonal-bl-tr="none" style:diagonal-tl-br="none" fo:border-left="0.06pt solid #000000" fo:padding="0.071cm" fo:border-right="none" style:rotation-align="none" fo:border-top="none"/>
      <style:map style:condition="cell-content()=&quot; &quot;" style:apply-style-name="Excel_5f_CondFormat_5f_2_5f_1_5f_1" style:base-cell-address="Лист2.X4"/>
    </style:style>
    <style:style style:name="ce44" style:family="table-cell" style:parent-style-name="Default">
      <style:table-cell-properties fo:border-bottom="none" style:diagonal-bl-tr="none" style:diagonal-tl-br="none" fo:border-left="none" fo:padding="0.071cm" fo:border-right="none" style:rotation-align="none" fo:border-top="0.06pt solid #000000"/>
      <style:map style:condition="cell-content()=&quot; &quot;" style:apply-style-name="Excel_5f_CondFormat_5f_2_5f_1_5f_1" style:base-cell-address="Лист2.X4"/>
    </style:style>
    <style:style style:name="ce45" style:family="table-cell" style:parent-style-name="Default">
      <style:table-cell-properties style:diagonal-bl-tr="none" style:diagonal-tl-br="none" fo:border="none" fo:padding="0.071cm" style:rotation-align="none"/>
      <style:map style:condition="cell-content()=&quot; &quot;" style:apply-style-name="Excel_5f_CondFormat_5f_2_5f_1_5f_1" style:base-cell-address="Лист2.X4"/>
    </style:style>
    <style:style style:name="ce46" style:family="table-cell" style:parent-style-name="Default">
      <style:table-cell-properties fo:border-bottom="0.06pt solid #000000" style:diagonal-bl-tr="none" style:diagonal-tl-br="none" fo:border-left="none" fo:padding="0.071cm" fo:border-right="none" style:rotation-align="none" fo:border-top="none"/>
      <style:map style:condition="cell-content()=&quot; &quot;" style:apply-style-name="Excel_5f_CondFormat_5f_2_5f_1_5f_1" style:base-cell-address="Лист2.X4"/>
    </style:style>
    <style:style style:name="ce47" style:family="table-cell" style:parent-style-name="Default">
      <style:table-cell-properties fo:border-bottom="none" style:diagonal-bl-tr="none" style:diagonal-tl-br="none" fo:border-left="none" fo:padding="0.071cm" fo:border-right="0.06pt solid #000000" style:rotation-align="none" fo:border-top="0.06pt solid #000000"/>
      <style:map style:condition="cell-content()=&quot; &quot;" style:apply-style-name="Excel_5f_CondFormat_5f_2_5f_1_5f_1" style:base-cell-address="Лист2.X4"/>
    </style:style>
    <style:style style:name="ce48" style:family="table-cell" style:parent-style-name="Default">
      <style:table-cell-properties fo:border-bottom="none" style:diagonal-bl-tr="none" style:diagonal-tl-br="none" fo:border-left="none" fo:padding="0.071cm" fo:border-right="0.06pt solid #000000" style:rotation-align="none" fo:border-top="none"/>
      <style:map style:condition="cell-content()=&quot; &quot;" style:apply-style-name="Excel_5f_CondFormat_5f_2_5f_1_5f_1" style:base-cell-address="Лист2.X4"/>
    </style:style>
    <style:style style:name="ce49" style:family="table-cell" style:parent-style-name="Default">
      <style:table-cell-properties fo:border-bottom="0.06pt solid #000000" style:diagonal-bl-tr="none" style:diagonal-tl-br="none" fo:border-left="none" fo:padding="0.071cm" fo:border-right="0.06pt solid #000000" style:rotation-align="none" fo:border-top="none"/>
      <style:map style:condition="cell-content()=&quot; &quot;" style:apply-style-name="Excel_5f_CondFormat_5f_2_5f_1_5f_1" style:base-cell-address="Лист2.X4"/>
    </style:style>
    <style:style style:name="ce50" style:family="table-cell" style:parent-style-name="Default">
      <style:table-cell-properties fo:background-color="#ffff99" fo:border="0.06pt solid #000000"/>
    </style:style>
    <style:style style:name="ce51" style:family="table-cell" style:parent-style-name="Default">
      <style:table-cell-properties fo:background-color="transparent" fo:border="0.06pt solid #000000" fo:padding="0.071cm"/>
    </style:style>
    <style:style style:name="ce5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data-style-name="N50">
      <style:table-cell-properties fo:padding="0.071cm"/>
    </style:style>
    <style:style style:name="P1" style:family="paragraph">
      <style:paragraph-properties fo:text-align="center"/>
    </style:style>
  </office:automatic-styles>
  <office:body>
    <office:spreadsheet>
      <table:calculation-settings table:case-sensitive="false" table:use-regular-expressions="false">
        <table:iteration table:status="enable" table:steps="200"/>
      </table:calculation-settings>
      <table:table table:name="Лист1" table:style-name="ta1">
        <office:forms form:automatic-focus="false" form:apply-design-mode="false"/>
        <table:table-column table:style-name="co1" table:number-columns-repeated="2" table:default-cell-style-name="ce1"/>
        <table:table-column table:style-name="co1" table:number-columns-repeated="7" table:default-cell-style-name="ce4"/>
        <table:table-column table:style-name="co1" table:default-cell-style-name="ce6"/>
        <table:table-column table:style-name="co1" table:number-columns-repeated="247" table:default-cell-style-name="ce1"/>
        <table:table-column table:style-name="co1" table:number-columns-repeated="767" table:default-cell-style-name="Default"/>
        <table:table-row table:style-name="ro1">
          <table:table-cell office:value-type="float" office:value="1" calcext:value-type="float">
            <text:p>1</text:p>
          </table:table-cell>
          <table:table-cell office:value-type="float" office:value="28" calcext:value-type="float">
            <text:p>28</text:p>
          </table:table-cell>
          <table:table-cell table:style-name="ce2" office:value-type="float" office:value="7" calcext:value-type="float">
            <text:p>7</text:p>
          </table:table-cell>
          <table:table-cell table:style-name="ce2" office:value-type="float" office:value="6" calcext:value-type="float">
            <text:p>6</text:p>
          </table:table-cell>
          <table:table-cell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2" calcext:value-type="float">
            <text:p>2</text:p>
          </table:table-cell>
          <table:table-cell table:style-name="ce2" office:value-type="float" office:value="1" calcext:value-type="float">
            <text:p>1</text:p>
          </table:table-cell>
          <table:table-cell table:style-name="ce5" office:value-type="float" office:value="0" calcext:value-type="float">
            <text:p>0</text:p>
          </table:table-cell>
          <table:table-cell table:number-columns-repeated="1014"/>
        </table:table-row>
        <table:table-row table:style-name="ro1">
          <table:table-cell office:value-type="float" office:value="0" calcext:value-type="float">
            <text:p>0</text:p>
          </table:table-cell>
          <table:table-cell table:formula="of:=DEC2HEX([.A2];2)" office:value-type="string" office:string-value="00" calcext:value-type="string">
            <text:p>00</text:p>
          </table:table-cell>
          <table:table-cell table:style-name="ce3" table:formula="of:=MOD(BITRSHIFT([.$A2];[.C$1]);2)" office:value-type="float" office:value="0" calcext:value-type="float">
            <text:p/>
          </table:table-cell>
          <table:table-cell table:style-name="ce3" table:formula="of:=MOD(BITRSHIFT([.$A2];[.D$1]);2)" office:value-type="float" office:value="0" calcext:value-type="float">
            <text:p/>
          </table:table-cell>
          <table:table-cell table:style-name="ce3" table:formula="of:=MOD(BITRSHIFT([.$A2];[.E$1]);2)" office:value-type="float" office:value="0" calcext:value-type="float">
            <text:p/>
          </table:table-cell>
          <table:table-cell table:style-name="ce3" table:formula="of:=MOD(BITRSHIFT([.$A2];[.F$1]);2)" office:value-type="float" office:value="0" calcext:value-type="float">
            <text:p/>
          </table:table-cell>
          <table:table-cell table:style-name="ce3" table:formula="of:=MOD(BITRSHIFT([.$A2];[.G$1]);2)" office:value-type="float" office:value="0" calcext:value-type="float">
            <text:p/>
          </table:table-cell>
          <table:table-cell table:style-name="ce3" table:formula="of:=MOD(BITRSHIFT([.$A2];[.H$1]);2)" office:value-type="float" office:value="0" calcext:value-type="float">
            <text:p/>
          </table:table-cell>
          <table:table-cell table:style-name="ce3" table:formula="of:=MOD(BITRSHIFT([.$A2];[.I$1]);2)" office:value-type="float" office:value="0" calcext:value-type="float">
            <text:p/>
          </table:table-cell>
          <table:table-cell table:style-name="ce3" table:formula="of:=MOD(BITRSHIFT([.$A2];[.J$1]);2)" office:value-type="float" office:value="0" calcext:value-type="float">
            <text:p/>
          </table:table-cell>
          <table:table-cell table:number-columns-repeated="1014"/>
        </table:table-row>
        <table:table-row table:style-name="ro1">
          <table:table-cell office:value-type="float" office:value="1" calcext:value-type="float">
            <text:p>1</text:p>
          </table:table-cell>
          <table:table-cell table:formula="of:=DEC2HEX([.A3];2)" office:value-type="string" office:string-value="01" calcext:value-type="string">
            <text:p>01</text:p>
          </table:table-cell>
          <table:table-cell table:style-name="ce3" table:formula="of:=MOD(BITRSHIFT([.$A3];[.C$1]);2)" office:value-type="float" office:value="0" calcext:value-type="float">
            <text:p/>
          </table:table-cell>
          <table:table-cell table:style-name="ce3" table:formula="of:=MOD(BITRSHIFT([.$A3];[.D$1]);2)" office:value-type="float" office:value="0" calcext:value-type="float">
            <text:p/>
          </table:table-cell>
          <table:table-cell table:style-name="ce3" table:formula="of:=MOD(BITRSHIFT([.$A3];[.E$1]);2)" office:value-type="float" office:value="0" calcext:value-type="float">
            <text:p/>
          </table:table-cell>
          <table:table-cell table:style-name="ce3" table:formula="of:=MOD(BITRSHIFT([.$A3];[.F$1]);2)" office:value-type="float" office:value="0" calcext:value-type="float">
            <text:p/>
          </table:table-cell>
          <table:table-cell table:style-name="ce3" table:formula="of:=MOD(BITRSHIFT([.$A3];[.G$1]);2)" office:value-type="float" office:value="0" calcext:value-type="float">
            <text:p/>
          </table:table-cell>
          <table:table-cell table:style-name="ce3" table:formula="of:=MOD(BITRSHIFT([.$A3];[.H$1]);2)" office:value-type="float" office:value="0" calcext:value-type="float">
            <text:p/>
          </table:table-cell>
          <table:table-cell table:style-name="ce3" table:formula="of:=MOD(BITRSHIFT([.$A3];[.I$1]);2)" office:value-type="float" office:value="0" calcext:value-type="float">
            <text:p/>
          </table:table-cell>
          <table:table-cell table:style-name="ce3" table:formula="of:=MOD(BITRSHIFT([.$A3];[.J$1]);2)" office:value-type="float" office:value="1" calcext:value-type="float">
            <text:p/>
          </table:table-cell>
          <table:table-cell table:number-columns-repeated="1014"/>
        </table:table-row>
        <table:table-row table:style-name="ro1">
          <table:table-cell office:value-type="float" office:value="2" calcext:value-type="float">
            <text:p>2</text:p>
          </table:table-cell>
          <table:table-cell table:formula="of:=DEC2HEX([.A4];2)" office:value-type="string" office:string-value="02" calcext:value-type="string">
            <text:p>02</text:p>
          </table:table-cell>
          <table:table-cell table:style-name="ce3" table:formula="of:=MOD(BITRSHIFT([.$A4];[.C$1]);2)" office:value-type="float" office:value="0" calcext:value-type="float">
            <text:p/>
          </table:table-cell>
          <table:table-cell table:style-name="ce3" table:formula="of:=MOD(BITRSHIFT([.$A4];[.D$1]);2)" office:value-type="float" office:value="0" calcext:value-type="float">
            <text:p/>
          </table:table-cell>
          <table:table-cell table:style-name="ce3" table:formula="of:=MOD(BITRSHIFT([.$A4];[.E$1]);2)" office:value-type="float" office:value="0" calcext:value-type="float">
            <text:p/>
          </table:table-cell>
          <table:table-cell table:style-name="ce3" table:formula="of:=MOD(BITRSHIFT([.$A4];[.F$1]);2)" office:value-type="float" office:value="0" calcext:value-type="float">
            <text:p/>
          </table:table-cell>
          <table:table-cell table:style-name="ce3" table:formula="of:=MOD(BITRSHIFT([.$A4];[.G$1]);2)" office:value-type="float" office:value="0" calcext:value-type="float">
            <text:p/>
          </table:table-cell>
          <table:table-cell table:style-name="ce3" table:formula="of:=MOD(BITRSHIFT([.$A4];[.H$1]);2)" office:value-type="float" office:value="0" calcext:value-type="float">
            <text:p/>
          </table:table-cell>
          <table:table-cell table:style-name="ce3" table:formula="of:=MOD(BITRSHIFT([.$A4];[.I$1]);2)" office:value-type="float" office:value="1" calcext:value-type="float">
            <text:p/>
          </table:table-cell>
          <table:table-cell table:style-name="ce3" table:formula="of:=MOD(BITRSHIFT([.$A4];[.J$1]);2)" office:value-type="float" office:value="0" calcext:value-type="float">
            <text:p/>
          </table:table-cell>
          <table:table-cell table:number-columns-repeated="1014"/>
        </table:table-row>
        <table:table-row table:style-name="ro2">
          <table:table-cell office:value-type="float" office:value="3" calcext:value-type="float">
            <text:p>3</text:p>
          </table:table-cell>
          <table:table-cell table:formula="of:=DEC2HEX([.A5];2)" office:value-type="string" office:string-value="03" calcext:value-type="string">
            <text:p>03</text:p>
          </table:table-cell>
          <table:table-cell table:style-name="ce3" table:formula="of:=MOD(BITRSHIFT([.$A5];[.C$1]);2)" office:value-type="float" office:value="0" calcext:value-type="float">
            <text:p/>
          </table:table-cell>
          <table:table-cell table:style-name="ce3" table:formula="of:=MOD(BITRSHIFT([.$A5];[.D$1]);2)" office:value-type="float" office:value="0" calcext:value-type="float">
            <text:p/>
          </table:table-cell>
          <table:table-cell table:style-name="ce3" table:formula="of:=MOD(BITRSHIFT([.$A5];[.E$1]);2)" office:value-type="float" office:value="0" calcext:value-type="float">
            <text:p/>
          </table:table-cell>
          <table:table-cell table:style-name="ce3" table:formula="of:=MOD(BITRSHIFT([.$A5];[.F$1]);2)" office:value-type="float" office:value="0" calcext:value-type="float">
            <text:p/>
          </table:table-cell>
          <table:table-cell table:style-name="ce3" table:formula="of:=MOD(BITRSHIFT([.$A5];[.G$1]);2)" office:value-type="float" office:value="0" calcext:value-type="float">
            <text:p/>
          </table:table-cell>
          <table:table-cell table:style-name="ce3" table:formula="of:=MOD(BITRSHIFT([.$A5];[.H$1]);2)" office:value-type="float" office:value="0" calcext:value-type="float">
            <text:p/>
          </table:table-cell>
          <table:table-cell table:style-name="ce3" table:formula="of:=MOD(BITRSHIFT([.$A5];[.I$1]);2)" office:value-type="float" office:value="1" calcext:value-type="float">
            <text:p/>
          </table:table-cell>
          <table:table-cell table:style-name="ce3" table:formula="of:=MOD(BITRSHIFT([.$A5];[.J$1]);2)" office:value-type="float" office:value="1" calcext:value-type="float">
            <text:p/>
          </table:table-cell>
          <table:table-cell table:number-columns-repeated="1014"/>
        </table:table-row>
        <table:table-row table:style-name="ro1">
          <table:table-cell office:value-type="float" office:value="4" calcext:value-type="float">
            <text:p>4</text:p>
          </table:table-cell>
          <table:table-cell table:formula="of:=DEC2HEX([.A6];2)" office:value-type="string" office:string-value="04" calcext:value-type="string">
            <text:p>04</text:p>
          </table:table-cell>
          <table:table-cell table:style-name="ce3" table:formula="of:=MOD(BITRSHIFT([.$A6];[.C$1]);2)" office:value-type="float" office:value="0" calcext:value-type="float">
            <text:p/>
          </table:table-cell>
          <table:table-cell table:style-name="ce3" table:formula="of:=MOD(BITRSHIFT([.$A6];[.D$1]);2)" office:value-type="float" office:value="0" calcext:value-type="float">
            <text:p/>
          </table:table-cell>
          <table:table-cell table:style-name="ce3" table:formula="of:=MOD(BITRSHIFT([.$A6];[.E$1]);2)" office:value-type="float" office:value="0" calcext:value-type="float">
            <text:p/>
          </table:table-cell>
          <table:table-cell table:style-name="ce3" table:formula="of:=MOD(BITRSHIFT([.$A6];[.F$1]);2)" office:value-type="float" office:value="0" calcext:value-type="float">
            <text:p/>
          </table:table-cell>
          <table:table-cell table:style-name="ce3" table:formula="of:=MOD(BITRSHIFT([.$A6];[.G$1]);2)" office:value-type="float" office:value="0" calcext:value-type="float">
            <text:p/>
          </table:table-cell>
          <table:table-cell table:style-name="ce3" table:formula="of:=MOD(BITRSHIFT([.$A6];[.H$1]);2)" office:value-type="float" office:value="1" calcext:value-type="float">
            <text:p/>
          </table:table-cell>
          <table:table-cell table:style-name="ce3" table:formula="of:=MOD(BITRSHIFT([.$A6];[.I$1]);2)" office:value-type="float" office:value="0" calcext:value-type="float">
            <text:p/>
          </table:table-cell>
          <table:table-cell table:style-name="ce3" table:formula="of:=MOD(BITRSHIFT([.$A6];[.J$1]);2)" office:value-type="float" office:value="0" calcext:value-type="float">
            <text:p/>
          </table:table-cell>
          <table:table-cell table:number-columns-repeated="1014"/>
        </table:table-row>
        <table:table-row table:style-name="ro2">
          <table:table-cell office:value-type="float" office:value="5" calcext:value-type="float">
            <text:p>5</text:p>
          </table:table-cell>
          <table:table-cell table:formula="of:=DEC2HEX([.A7];2)" office:value-type="string" office:string-value="05" calcext:value-type="string">
            <text:p>05</text:p>
          </table:table-cell>
          <table:table-cell table:style-name="ce3" table:formula="of:=MOD(BITRSHIFT([.$A7];[.C$1]);2)" office:value-type="float" office:value="0" calcext:value-type="float">
            <text:p/>
          </table:table-cell>
          <table:table-cell table:style-name="ce3" table:formula="of:=MOD(BITRSHIFT([.$A7];[.D$1]);2)" office:value-type="float" office:value="0" calcext:value-type="float">
            <text:p/>
          </table:table-cell>
          <table:table-cell table:style-name="ce3" table:formula="of:=MOD(BITRSHIFT([.$A7];[.E$1]);2)" office:value-type="float" office:value="0" calcext:value-type="float">
            <text:p/>
          </table:table-cell>
          <table:table-cell table:style-name="ce3" table:formula="of:=MOD(BITRSHIFT([.$A7];[.F$1]);2)" office:value-type="float" office:value="0" calcext:value-type="float">
            <text:p/>
          </table:table-cell>
          <table:table-cell table:style-name="ce3" table:formula="of:=MOD(BITRSHIFT([.$A7];[.G$1]);2)" office:value-type="float" office:value="0" calcext:value-type="float">
            <text:p/>
          </table:table-cell>
          <table:table-cell table:style-name="ce3" table:formula="of:=MOD(BITRSHIFT([.$A7];[.H$1]);2)" office:value-type="float" office:value="1" calcext:value-type="float">
            <text:p/>
          </table:table-cell>
          <table:table-cell table:style-name="ce3" table:formula="of:=MOD(BITRSHIFT([.$A7];[.I$1]);2)" office:value-type="float" office:value="0" calcext:value-type="float">
            <text:p/>
          </table:table-cell>
          <table:table-cell table:style-name="ce3" table:formula="of:=MOD(BITRSHIFT([.$A7];[.J$1]);2)" office:value-type="float" office:value="1" calcext:value-type="float">
            <text:p/>
          </table:table-cell>
          <table:table-cell table:number-columns-repeated="1014"/>
        </table:table-row>
        <table:table-row table:style-name="ro1">
          <table:table-cell office:value-type="float" office:value="6" calcext:value-type="float">
            <text:p>6</text:p>
          </table:table-cell>
          <table:table-cell table:formula="of:=DEC2HEX([.A8];2)" office:value-type="string" office:string-value="06" calcext:value-type="string">
            <text:p>06</text:p>
          </table:table-cell>
          <table:table-cell table:style-name="ce3" table:formula="of:=MOD(BITRSHIFT([.$A8];[.C$1]);2)" office:value-type="float" office:value="0" calcext:value-type="float">
            <text:p/>
          </table:table-cell>
          <table:table-cell table:style-name="ce3" table:formula="of:=MOD(BITRSHIFT([.$A8];[.D$1]);2)" office:value-type="float" office:value="0" calcext:value-type="float">
            <text:p/>
          </table:table-cell>
          <table:table-cell table:style-name="ce3" table:formula="of:=MOD(BITRSHIFT([.$A8];[.E$1]);2)" office:value-type="float" office:value="0" calcext:value-type="float">
            <text:p/>
          </table:table-cell>
          <table:table-cell table:style-name="ce3" table:formula="of:=MOD(BITRSHIFT([.$A8];[.F$1]);2)" office:value-type="float" office:value="0" calcext:value-type="float">
            <text:p/>
          </table:table-cell>
          <table:table-cell table:style-name="ce3" table:formula="of:=MOD(BITRSHIFT([.$A8];[.G$1]);2)" office:value-type="float" office:value="0" calcext:value-type="float">
            <text:p/>
          </table:table-cell>
          <table:table-cell table:style-name="ce3" table:formula="of:=MOD(BITRSHIFT([.$A8];[.H$1]);2)" office:value-type="float" office:value="1" calcext:value-type="float">
            <text:p/>
          </table:table-cell>
          <table:table-cell table:style-name="ce3" table:formula="of:=MOD(BITRSHIFT([.$A8];[.I$1]);2)" office:value-type="float" office:value="1" calcext:value-type="float">
            <text:p/>
          </table:table-cell>
          <table:table-cell table:style-name="ce3" table:formula="of:=MOD(BITRSHIFT([.$A8];[.J$1]);2)" office:value-type="float" office:value="0" calcext:value-type="float">
            <text:p/>
          </table:table-cell>
          <table:table-cell table:number-columns-repeated="1014"/>
        </table:table-row>
        <table:table-row table:style-name="ro1">
          <table:table-cell office:value-type="float" office:value="7" calcext:value-type="float">
            <text:p>7</text:p>
          </table:table-cell>
          <table:table-cell table:formula="of:=DEC2HEX([.A9];2)" office:value-type="string" office:string-value="07" calcext:value-type="string">
            <text:p>07</text:p>
          </table:table-cell>
          <table:table-cell table:style-name="ce3" table:formula="of:=MOD(BITRSHIFT([.$A9];[.C$1]);2)" office:value-type="float" office:value="0" calcext:value-type="float">
            <text:p/>
          </table:table-cell>
          <table:table-cell table:style-name="ce3" table:formula="of:=MOD(BITRSHIFT([.$A9];[.D$1]);2)" office:value-type="float" office:value="0" calcext:value-type="float">
            <text:p/>
          </table:table-cell>
          <table:table-cell table:style-name="ce3" table:formula="of:=MOD(BITRSHIFT([.$A9];[.E$1]);2)" office:value-type="float" office:value="0" calcext:value-type="float">
            <text:p/>
          </table:table-cell>
          <table:table-cell table:style-name="ce3" table:formula="of:=MOD(BITRSHIFT([.$A9];[.F$1]);2)" office:value-type="float" office:value="0" calcext:value-type="float">
            <text:p/>
          </table:table-cell>
          <table:table-cell table:style-name="ce3" table:formula="of:=MOD(BITRSHIFT([.$A9];[.G$1]);2)" office:value-type="float" office:value="0" calcext:value-type="float">
            <text:p/>
          </table:table-cell>
          <table:table-cell table:style-name="ce3" table:formula="of:=MOD(BITRSHIFT([.$A9];[.H$1]);2)" office:value-type="float" office:value="1" calcext:value-type="float">
            <text:p/>
          </table:table-cell>
          <table:table-cell table:style-name="ce3" table:formula="of:=MOD(BITRSHIFT([.$A9];[.I$1]);2)" office:value-type="float" office:value="1" calcext:value-type="float">
            <text:p/>
          </table:table-cell>
          <table:table-cell table:style-name="ce3" table:formula="of:=MOD(BITRSHIFT([.$A9];[.J$1]);2)" office:value-type="float" office:value="1" calcext:value-type="float">
            <text:p/>
          </table:table-cell>
          <table:table-cell table:number-columns-repeated="1014"/>
        </table:table-row>
        <table:table-row table:style-name="ro1">
          <table:table-cell office:value-type="float" office:value="8" calcext:value-type="float">
            <text:p>8</text:p>
          </table:table-cell>
          <table:table-cell table:formula="of:=DEC2HEX([.A10];2)" office:value-type="string" office:string-value="08" calcext:value-type="string">
            <text:p>08</text:p>
          </table:table-cell>
          <table:table-cell table:style-name="ce3" table:formula="of:=MOD(BITRSHIFT([.$A10];[.C$1]);2)" office:value-type="float" office:value="0" calcext:value-type="float">
            <text:p/>
          </table:table-cell>
          <table:table-cell table:style-name="ce3" table:formula="of:=MOD(BITRSHIFT([.$A10];[.D$1]);2)" office:value-type="float" office:value="0" calcext:value-type="float">
            <text:p/>
          </table:table-cell>
          <table:table-cell table:style-name="ce3" table:formula="of:=MOD(BITRSHIFT([.$A10];[.E$1]);2)" office:value-type="float" office:value="0" calcext:value-type="float">
            <text:p/>
          </table:table-cell>
          <table:table-cell table:style-name="ce3" table:formula="of:=MOD(BITRSHIFT([.$A10];[.F$1]);2)" office:value-type="float" office:value="0" calcext:value-type="float">
            <text:p/>
          </table:table-cell>
          <table:table-cell table:style-name="ce3" table:formula="of:=MOD(BITRSHIFT([.$A10];[.G$1]);2)" office:value-type="float" office:value="1" calcext:value-type="float">
            <text:p/>
          </table:table-cell>
          <table:table-cell table:style-name="ce3" table:formula="of:=MOD(BITRSHIFT([.$A10];[.H$1]);2)" office:value-type="float" office:value="0" calcext:value-type="float">
            <text:p/>
          </table:table-cell>
          <table:table-cell table:style-name="ce3" table:formula="of:=MOD(BITRSHIFT([.$A10];[.I$1]);2)" office:value-type="float" office:value="0" calcext:value-type="float">
            <text:p/>
          </table:table-cell>
          <table:table-cell table:style-name="ce3" table:formula="of:=MOD(BITRSHIFT([.$A10];[.J$1]);2)" office:value-type="float" office:value="0" calcext:value-type="float">
            <text:p/>
          </table:table-cell>
          <table:table-cell table:number-columns-repeated="1014"/>
        </table:table-row>
        <table:table-row table:style-name="ro1">
          <table:table-cell office:value-type="float" office:value="9" calcext:value-type="float">
            <text:p>9</text:p>
          </table:table-cell>
          <table:table-cell table:formula="of:=DEC2HEX([.A11];2)" office:value-type="string" office:string-value="09" calcext:value-type="string">
            <text:p>09</text:p>
          </table:table-cell>
          <table:table-cell table:style-name="ce3" table:formula="of:=MOD(BITRSHIFT([.$A11];[.C$1]);2)" office:value-type="float" office:value="0" calcext:value-type="float">
            <text:p/>
          </table:table-cell>
          <table:table-cell table:style-name="ce3" table:formula="of:=MOD(BITRSHIFT([.$A11];[.D$1]);2)" office:value-type="float" office:value="0" calcext:value-type="float">
            <text:p/>
          </table:table-cell>
          <table:table-cell table:style-name="ce3" table:formula="of:=MOD(BITRSHIFT([.$A11];[.E$1]);2)" office:value-type="float" office:value="0" calcext:value-type="float">
            <text:p/>
          </table:table-cell>
          <table:table-cell table:style-name="ce3" table:formula="of:=MOD(BITRSHIFT([.$A11];[.F$1]);2)" office:value-type="float" office:value="0" calcext:value-type="float">
            <text:p/>
          </table:table-cell>
          <table:table-cell table:style-name="ce3" table:formula="of:=MOD(BITRSHIFT([.$A11];[.G$1]);2)" office:value-type="float" office:value="1" calcext:value-type="float">
            <text:p/>
          </table:table-cell>
          <table:table-cell table:style-name="ce3" table:formula="of:=MOD(BITRSHIFT([.$A11];[.H$1]);2)" office:value-type="float" office:value="0" calcext:value-type="float">
            <text:p/>
          </table:table-cell>
          <table:table-cell table:style-name="ce3" table:formula="of:=MOD(BITRSHIFT([.$A11];[.I$1]);2)" office:value-type="float" office:value="0" calcext:value-type="float">
            <text:p/>
          </table:table-cell>
          <table:table-cell table:style-name="ce3" table:formula="of:=MOD(BITRSHIFT([.$A11];[.J$1]);2)" office:value-type="float" office:value="1" calcext:value-type="float">
            <text:p/>
          </table:table-cell>
          <table:table-cell table:number-columns-repeated="1014"/>
        </table:table-row>
        <table:table-row table:style-name="ro1">
          <table:table-cell office:value-type="float" office:value="10" calcext:value-type="float">
            <text:p>10</text:p>
          </table:table-cell>
          <table:table-cell table:formula="of:=DEC2HEX([.A12];2)" office:value-type="string" office:string-value="0A" calcext:value-type="string">
            <text:p>0A</text:p>
          </table:table-cell>
          <table:table-cell table:style-name="ce3" table:formula="of:=MOD(BITRSHIFT([.$A12];[.C$1]);2)" office:value-type="float" office:value="0" calcext:value-type="float">
            <text:p/>
          </table:table-cell>
          <table:table-cell table:style-name="ce3" table:formula="of:=MOD(BITRSHIFT([.$A12];[.D$1]);2)" office:value-type="float" office:value="0" calcext:value-type="float">
            <text:p/>
          </table:table-cell>
          <table:table-cell table:style-name="ce3" table:formula="of:=MOD(BITRSHIFT([.$A12];[.E$1]);2)" office:value-type="float" office:value="0" calcext:value-type="float">
            <text:p/>
          </table:table-cell>
          <table:table-cell table:style-name="ce3" table:formula="of:=MOD(BITRSHIFT([.$A12];[.F$1]);2)" office:value-type="float" office:value="0" calcext:value-type="float">
            <text:p/>
          </table:table-cell>
          <table:table-cell table:style-name="ce3" table:formula="of:=MOD(BITRSHIFT([.$A12];[.G$1]);2)" office:value-type="float" office:value="1" calcext:value-type="float">
            <text:p/>
          </table:table-cell>
          <table:table-cell table:style-name="ce3" table:formula="of:=MOD(BITRSHIFT([.$A12];[.H$1]);2)" office:value-type="float" office:value="0" calcext:value-type="float">
            <text:p/>
          </table:table-cell>
          <table:table-cell table:style-name="ce3" table:formula="of:=MOD(BITRSHIFT([.$A12];[.I$1]);2)" office:value-type="float" office:value="1" calcext:value-type="float">
            <text:p/>
          </table:table-cell>
          <table:table-cell table:style-name="ce3" table:formula="of:=MOD(BITRSHIFT([.$A12];[.J$1]);2)" office:value-type="float" office:value="0" calcext:value-type="float">
            <text:p/>
          </table:table-cell>
          <table:table-cell table:number-columns-repeated="1014"/>
        </table:table-row>
        <table:table-row table:style-name="ro1">
          <table:table-cell office:value-type="float" office:value="11" calcext:value-type="float">
            <text:p>11</text:p>
          </table:table-cell>
          <table:table-cell table:formula="of:=DEC2HEX([.A13];2)" office:value-type="string" office:string-value="0B" calcext:value-type="string">
            <text:p>0B</text:p>
          </table:table-cell>
          <table:table-cell table:style-name="ce3" table:formula="of:=MOD(BITRSHIFT([.$A13];[.C$1]);2)" office:value-type="float" office:value="0" calcext:value-type="float">
            <text:p/>
          </table:table-cell>
          <table:table-cell table:style-name="ce3" table:formula="of:=MOD(BITRSHIFT([.$A13];[.D$1]);2)" office:value-type="float" office:value="0" calcext:value-type="float">
            <text:p/>
          </table:table-cell>
          <table:table-cell table:style-name="ce3" table:formula="of:=MOD(BITRSHIFT([.$A13];[.E$1]);2)" office:value-type="float" office:value="0" calcext:value-type="float">
            <text:p/>
          </table:table-cell>
          <table:table-cell table:style-name="ce3" table:formula="of:=MOD(BITRSHIFT([.$A13];[.F$1]);2)" office:value-type="float" office:value="0" calcext:value-type="float">
            <text:p/>
          </table:table-cell>
          <table:table-cell table:style-name="ce3" table:formula="of:=MOD(BITRSHIFT([.$A13];[.G$1]);2)" office:value-type="float" office:value="1" calcext:value-type="float">
            <text:p/>
          </table:table-cell>
          <table:table-cell table:style-name="ce3" table:formula="of:=MOD(BITRSHIFT([.$A13];[.H$1]);2)" office:value-type="float" office:value="0" calcext:value-type="float">
            <text:p/>
          </table:table-cell>
          <table:table-cell table:style-name="ce3" table:formula="of:=MOD(BITRSHIFT([.$A13];[.I$1]);2)" office:value-type="float" office:value="1" calcext:value-type="float">
            <text:p/>
          </table:table-cell>
          <table:table-cell table:style-name="ce3" table:formula="of:=MOD(BITRSHIFT([.$A13];[.J$1]);2)" office:value-type="float" office:value="1" calcext:value-type="float">
            <text:p/>
          </table:table-cell>
          <table:table-cell table:number-columns-repeated="1014"/>
        </table:table-row>
        <table:table-row table:style-name="ro1">
          <table:table-cell office:value-type="float" office:value="12" calcext:value-type="float">
            <text:p>12</text:p>
          </table:table-cell>
          <table:table-cell table:formula="of:=DEC2HEX([.A14];2)" office:value-type="string" office:string-value="0C" calcext:value-type="string">
            <text:p>0C</text:p>
          </table:table-cell>
          <table:table-cell table:style-name="ce3" table:formula="of:=MOD(BITRSHIFT([.$A14];[.C$1]);2)" office:value-type="float" office:value="0" calcext:value-type="float">
            <text:p/>
          </table:table-cell>
          <table:table-cell table:style-name="ce3" table:formula="of:=MOD(BITRSHIFT([.$A14];[.D$1]);2)" office:value-type="float" office:value="0" calcext:value-type="float">
            <text:p/>
          </table:table-cell>
          <table:table-cell table:style-name="ce3" table:formula="of:=MOD(BITRSHIFT([.$A14];[.E$1]);2)" office:value-type="float" office:value="0" calcext:value-type="float">
            <text:p/>
          </table:table-cell>
          <table:table-cell table:style-name="ce3" table:formula="of:=MOD(BITRSHIFT([.$A14];[.F$1]);2)" office:value-type="float" office:value="0" calcext:value-type="float">
            <text:p/>
          </table:table-cell>
          <table:table-cell table:style-name="ce3" table:formula="of:=MOD(BITRSHIFT([.$A14];[.G$1]);2)" office:value-type="float" office:value="1" calcext:value-type="float">
            <text:p/>
          </table:table-cell>
          <table:table-cell table:style-name="ce3" table:formula="of:=MOD(BITRSHIFT([.$A14];[.H$1]);2)" office:value-type="float" office:value="1" calcext:value-type="float">
            <text:p/>
          </table:table-cell>
          <table:table-cell table:style-name="ce3" table:formula="of:=MOD(BITRSHIFT([.$A14];[.I$1]);2)" office:value-type="float" office:value="0" calcext:value-type="float">
            <text:p/>
          </table:table-cell>
          <table:table-cell table:style-name="ce3" table:formula="of:=MOD(BITRSHIFT([.$A14];[.J$1]);2)" office:value-type="float" office:value="0" calcext:value-type="float">
            <text:p/>
          </table:table-cell>
          <table:table-cell table:number-columns-repeated="1014"/>
        </table:table-row>
        <table:table-row table:style-name="ro1">
          <table:table-cell office:value-type="float" office:value="13" calcext:value-type="float">
            <text:p>13</text:p>
          </table:table-cell>
          <table:table-cell table:formula="of:=DEC2HEX([.A15];2)" office:value-type="string" office:string-value="0D" calcext:value-type="string">
            <text:p>0D</text:p>
          </table:table-cell>
          <table:table-cell table:style-name="ce3" table:formula="of:=MOD(BITRSHIFT([.$A15];[.C$1]);2)" office:value-type="float" office:value="0" calcext:value-type="float">
            <text:p/>
          </table:table-cell>
          <table:table-cell table:style-name="ce3" table:formula="of:=MOD(BITRSHIFT([.$A15];[.D$1]);2)" office:value-type="float" office:value="0" calcext:value-type="float">
            <text:p/>
          </table:table-cell>
          <table:table-cell table:style-name="ce3" table:formula="of:=MOD(BITRSHIFT([.$A15];[.E$1]);2)" office:value-type="float" office:value="0" calcext:value-type="float">
            <text:p/>
          </table:table-cell>
          <table:table-cell table:style-name="ce3" table:formula="of:=MOD(BITRSHIFT([.$A15];[.F$1]);2)" office:value-type="float" office:value="0" calcext:value-type="float">
            <text:p/>
          </table:table-cell>
          <table:table-cell table:style-name="ce3" table:formula="of:=MOD(BITRSHIFT([.$A15];[.G$1]);2)" office:value-type="float" office:value="1" calcext:value-type="float">
            <text:p/>
          </table:table-cell>
          <table:table-cell table:style-name="ce3" table:formula="of:=MOD(BITRSHIFT([.$A15];[.H$1]);2)" office:value-type="float" office:value="1" calcext:value-type="float">
            <text:p/>
          </table:table-cell>
          <table:table-cell table:style-name="ce3" table:formula="of:=MOD(BITRSHIFT([.$A15];[.I$1]);2)" office:value-type="float" office:value="0" calcext:value-type="float">
            <text:p/>
          </table:table-cell>
          <table:table-cell table:style-name="ce3" table:formula="of:=MOD(BITRSHIFT([.$A15];[.J$1]);2)" office:value-type="float" office:value="1" calcext:value-type="float">
            <text:p/>
          </table:table-cell>
          <table:table-cell table:number-columns-repeated="1014"/>
        </table:table-row>
        <table:table-row table:style-name="ro1">
          <table:table-cell office:value-type="float" office:value="14" calcext:value-type="float">
            <text:p>14</text:p>
          </table:table-cell>
          <table:table-cell table:formula="of:=DEC2HEX([.A16];2)" office:value-type="string" office:string-value="0E" calcext:value-type="string">
            <text:p>0E</text:p>
          </table:table-cell>
          <table:table-cell table:style-name="ce3" table:formula="of:=MOD(BITRSHIFT([.$A16];[.C$1]);2)" office:value-type="float" office:value="0" calcext:value-type="float">
            <text:p/>
          </table:table-cell>
          <table:table-cell table:style-name="ce3" table:formula="of:=MOD(BITRSHIFT([.$A16];[.D$1]);2)" office:value-type="float" office:value="0" calcext:value-type="float">
            <text:p/>
          </table:table-cell>
          <table:table-cell table:style-name="ce3" table:formula="of:=MOD(BITRSHIFT([.$A16];[.E$1]);2)" office:value-type="float" office:value="0" calcext:value-type="float">
            <text:p/>
          </table:table-cell>
          <table:table-cell table:style-name="ce3" table:formula="of:=MOD(BITRSHIFT([.$A16];[.F$1]);2)" office:value-type="float" office:value="0" calcext:value-type="float">
            <text:p/>
          </table:table-cell>
          <table:table-cell table:style-name="ce3" table:formula="of:=MOD(BITRSHIFT([.$A16];[.G$1]);2)" office:value-type="float" office:value="1" calcext:value-type="float">
            <text:p/>
          </table:table-cell>
          <table:table-cell table:style-name="ce3" table:formula="of:=MOD(BITRSHIFT([.$A16];[.H$1]);2)" office:value-type="float" office:value="1" calcext:value-type="float">
            <text:p/>
          </table:table-cell>
          <table:table-cell table:style-name="ce3" table:formula="of:=MOD(BITRSHIFT([.$A16];[.I$1]);2)" office:value-type="float" office:value="1" calcext:value-type="float">
            <text:p/>
          </table:table-cell>
          <table:table-cell table:style-name="ce3" table:formula="of:=MOD(BITRSHIFT([.$A16];[.J$1]);2)" office:value-type="float" office:value="0" calcext:value-type="float">
            <text:p/>
          </table:table-cell>
          <table:table-cell table:number-columns-repeated="1014"/>
        </table:table-row>
        <table:table-row table:style-name="ro1">
          <table:table-cell office:value-type="float" office:value="15" calcext:value-type="float">
            <text:p>15</text:p>
          </table:table-cell>
          <table:table-cell table:formula="of:=DEC2HEX([.A17];2)" office:value-type="string" office:string-value="0F" calcext:value-type="string">
            <text:p>0F</text:p>
          </table:table-cell>
          <table:table-cell table:style-name="ce3" table:formula="of:=MOD(BITRSHIFT([.$A17];[.C$1]);2)" office:value-type="float" office:value="0" calcext:value-type="float">
            <text:p/>
          </table:table-cell>
          <table:table-cell table:style-name="ce3" table:formula="of:=MOD(BITRSHIFT([.$A17];[.D$1]);2)" office:value-type="float" office:value="0" calcext:value-type="float">
            <text:p/>
          </table:table-cell>
          <table:table-cell table:style-name="ce3" table:formula="of:=MOD(BITRSHIFT([.$A17];[.E$1]);2)" office:value-type="float" office:value="0" calcext:value-type="float">
            <text:p/>
          </table:table-cell>
          <table:table-cell table:style-name="ce3" table:formula="of:=MOD(BITRSHIFT([.$A17];[.F$1]);2)" office:value-type="float" office:value="0" calcext:value-type="float">
            <text:p/>
          </table:table-cell>
          <table:table-cell table:style-name="ce3" table:formula="of:=MOD(BITRSHIFT([.$A17];[.G$1]);2)" office:value-type="float" office:value="1" calcext:value-type="float">
            <text:p/>
          </table:table-cell>
          <table:table-cell table:style-name="ce3" table:formula="of:=MOD(BITRSHIFT([.$A17];[.H$1]);2)" office:value-type="float" office:value="1" calcext:value-type="float">
            <text:p/>
          </table:table-cell>
          <table:table-cell table:style-name="ce3" table:formula="of:=MOD(BITRSHIFT([.$A17];[.I$1]);2)" office:value-type="float" office:value="1" calcext:value-type="float">
            <text:p/>
          </table:table-cell>
          <table:table-cell table:style-name="ce3" table:formula="of:=MOD(BITRSHIFT([.$A17];[.J$1]);2)" office:value-type="float" office:value="1" calcext:value-type="float">
            <text:p/>
          </table:table-cell>
          <table:table-cell table:number-columns-repeated="1014"/>
        </table:table-row>
        <table:table-row table:style-name="ro1">
          <table:table-cell office:value-type="float" office:value="16" calcext:value-type="float">
            <text:p>16</text:p>
          </table:table-cell>
          <table:table-cell table:formula="of:=DEC2HEX([.A18];2)" office:value-type="string" office:string-value="10" calcext:value-type="string">
            <text:p>10</text:p>
          </table:table-cell>
          <table:table-cell table:style-name="ce3" table:formula="of:=MOD(BITRSHIFT([.$A18];[.C$1]);2)" office:value-type="float" office:value="0" calcext:value-type="float">
            <text:p/>
          </table:table-cell>
          <table:table-cell table:style-name="ce3" table:formula="of:=MOD(BITRSHIFT([.$A18];[.D$1]);2)" office:value-type="float" office:value="0" calcext:value-type="float">
            <text:p/>
          </table:table-cell>
          <table:table-cell table:style-name="ce3" table:formula="of:=MOD(BITRSHIFT([.$A18];[.E$1]);2)" office:value-type="float" office:value="0" calcext:value-type="float">
            <text:p/>
          </table:table-cell>
          <table:table-cell table:style-name="ce3" table:formula="of:=MOD(BITRSHIFT([.$A18];[.F$1]);2)" office:value-type="float" office:value="1" calcext:value-type="float">
            <text:p/>
          </table:table-cell>
          <table:table-cell table:style-name="ce3" table:formula="of:=MOD(BITRSHIFT([.$A18];[.G$1]);2)" office:value-type="float" office:value="0" calcext:value-type="float">
            <text:p/>
          </table:table-cell>
          <table:table-cell table:style-name="ce3" table:formula="of:=MOD(BITRSHIFT([.$A18];[.H$1]);2)" office:value-type="float" office:value="0" calcext:value-type="float">
            <text:p/>
          </table:table-cell>
          <table:table-cell table:style-name="ce3" table:formula="of:=MOD(BITRSHIFT([.$A18];[.I$1]);2)" office:value-type="float" office:value="0" calcext:value-type="float">
            <text:p/>
          </table:table-cell>
          <table:table-cell table:style-name="ce3" table:formula="of:=MOD(BITRSHIFT([.$A18];[.J$1]);2)" office:value-type="float" office:value="0" calcext:value-type="float">
            <text:p/>
          </table:table-cell>
          <table:table-cell table:number-columns-repeated="1014"/>
        </table:table-row>
        <table:table-row table:style-name="ro1">
          <table:table-cell office:value-type="float" office:value="17" calcext:value-type="float">
            <text:p>17</text:p>
          </table:table-cell>
          <table:table-cell table:formula="of:=DEC2HEX([.A19];2)" office:value-type="string" office:string-value="11" calcext:value-type="string">
            <text:p>11</text:p>
          </table:table-cell>
          <table:table-cell table:style-name="ce3" table:formula="of:=MOD(BITRSHIFT([.$A19];[.C$1]);2)" office:value-type="float" office:value="0" calcext:value-type="float">
            <text:p/>
          </table:table-cell>
          <table:table-cell table:style-name="ce3" table:formula="of:=MOD(BITRSHIFT([.$A19];[.D$1]);2)" office:value-type="float" office:value="0" calcext:value-type="float">
            <text:p/>
          </table:table-cell>
          <table:table-cell table:style-name="ce3" table:formula="of:=MOD(BITRSHIFT([.$A19];[.E$1]);2)" office:value-type="float" office:value="0" calcext:value-type="float">
            <text:p/>
          </table:table-cell>
          <table:table-cell table:style-name="ce3" table:formula="of:=MOD(BITRSHIFT([.$A19];[.F$1]);2)" office:value-type="float" office:value="1" calcext:value-type="float">
            <text:p/>
          </table:table-cell>
          <table:table-cell table:style-name="ce3" table:formula="of:=MOD(BITRSHIFT([.$A19];[.G$1]);2)" office:value-type="float" office:value="0" calcext:value-type="float">
            <text:p/>
          </table:table-cell>
          <table:table-cell table:style-name="ce3" table:formula="of:=MOD(BITRSHIFT([.$A19];[.H$1]);2)" office:value-type="float" office:value="0" calcext:value-type="float">
            <text:p/>
          </table:table-cell>
          <table:table-cell table:style-name="ce3" table:formula="of:=MOD(BITRSHIFT([.$A19];[.I$1]);2)" office:value-type="float" office:value="0" calcext:value-type="float">
            <text:p/>
          </table:table-cell>
          <table:table-cell table:style-name="ce3" table:formula="of:=MOD(BITRSHIFT([.$A19];[.J$1]);2)" office:value-type="float" office:value="1" calcext:value-type="float">
            <text:p/>
          </table:table-cell>
          <table:table-cell table:number-columns-repeated="1014"/>
        </table:table-row>
        <table:table-row table:style-name="ro1">
          <table:table-cell office:value-type="float" office:value="18" calcext:value-type="float">
            <text:p>18</text:p>
          </table:table-cell>
          <table:table-cell table:formula="of:=DEC2HEX([.A20];2)" office:value-type="string" office:string-value="12" calcext:value-type="string">
            <text:p>12</text:p>
          </table:table-cell>
          <table:table-cell table:style-name="ce3" table:formula="of:=MOD(BITRSHIFT([.$A20];[.C$1]);2)" office:value-type="float" office:value="0" calcext:value-type="float">
            <text:p/>
          </table:table-cell>
          <table:table-cell table:style-name="ce3" table:formula="of:=MOD(BITRSHIFT([.$A20];[.D$1]);2)" office:value-type="float" office:value="0" calcext:value-type="float">
            <text:p/>
          </table:table-cell>
          <table:table-cell table:style-name="ce3" table:formula="of:=MOD(BITRSHIFT([.$A20];[.E$1]);2)" office:value-type="float" office:value="0" calcext:value-type="float">
            <text:p/>
          </table:table-cell>
          <table:table-cell table:style-name="ce3" table:formula="of:=MOD(BITRSHIFT([.$A20];[.F$1]);2)" office:value-type="float" office:value="1" calcext:value-type="float">
            <text:p/>
          </table:table-cell>
          <table:table-cell table:style-name="ce3" table:formula="of:=MOD(BITRSHIFT([.$A20];[.G$1]);2)" office:value-type="float" office:value="0" calcext:value-type="float">
            <text:p/>
          </table:table-cell>
          <table:table-cell table:style-name="ce3" table:formula="of:=MOD(BITRSHIFT([.$A20];[.H$1]);2)" office:value-type="float" office:value="0" calcext:value-type="float">
            <text:p/>
          </table:table-cell>
          <table:table-cell table:style-name="ce3" table:formula="of:=MOD(BITRSHIFT([.$A20];[.I$1]);2)" office:value-type="float" office:value="1" calcext:value-type="float">
            <text:p/>
          </table:table-cell>
          <table:table-cell table:style-name="ce3" table:formula="of:=MOD(BITRSHIFT([.$A20];[.J$1]);2)" office:value-type="float" office:value="0" calcext:value-type="float">
            <text:p/>
          </table:table-cell>
          <table:table-cell table:number-columns-repeated="1014"/>
        </table:table-row>
        <table:table-row table:style-name="ro1">
          <table:table-cell office:value-type="float" office:value="19" calcext:value-type="float">
            <text:p>19</text:p>
          </table:table-cell>
          <table:table-cell table:formula="of:=DEC2HEX([.A21];2)" office:value-type="string" office:string-value="13" calcext:value-type="string">
            <text:p>13</text:p>
          </table:table-cell>
          <table:table-cell table:style-name="ce3" table:formula="of:=MOD(BITRSHIFT([.$A21];[.C$1]);2)" office:value-type="float" office:value="0" calcext:value-type="float">
            <text:p/>
          </table:table-cell>
          <table:table-cell table:style-name="ce3" table:formula="of:=MOD(BITRSHIFT([.$A21];[.D$1]);2)" office:value-type="float" office:value="0" calcext:value-type="float">
            <text:p/>
          </table:table-cell>
          <table:table-cell table:style-name="ce3" table:formula="of:=MOD(BITRSHIFT([.$A21];[.E$1]);2)" office:value-type="float" office:value="0" calcext:value-type="float">
            <text:p/>
          </table:table-cell>
          <table:table-cell table:style-name="ce3" table:formula="of:=MOD(BITRSHIFT([.$A21];[.F$1]);2)" office:value-type="float" office:value="1" calcext:value-type="float">
            <text:p/>
          </table:table-cell>
          <table:table-cell table:style-name="ce3" table:formula="of:=MOD(BITRSHIFT([.$A21];[.G$1]);2)" office:value-type="float" office:value="0" calcext:value-type="float">
            <text:p/>
          </table:table-cell>
          <table:table-cell table:style-name="ce3" table:formula="of:=MOD(BITRSHIFT([.$A21];[.H$1]);2)" office:value-type="float" office:value="0" calcext:value-type="float">
            <text:p/>
          </table:table-cell>
          <table:table-cell table:style-name="ce3" table:formula="of:=MOD(BITRSHIFT([.$A21];[.I$1]);2)" office:value-type="float" office:value="1" calcext:value-type="float">
            <text:p/>
          </table:table-cell>
          <table:table-cell table:style-name="ce3" table:formula="of:=MOD(BITRSHIFT([.$A21];[.J$1]);2)" office:value-type="float" office:value="1" calcext:value-type="float">
            <text:p/>
          </table:table-cell>
          <table:table-cell table:number-columns-repeated="1014"/>
        </table:table-row>
        <table:table-row table:style-name="ro1">
          <table:table-cell office:value-type="float" office:value="20" calcext:value-type="float">
            <text:p>20</text:p>
          </table:table-cell>
          <table:table-cell table:formula="of:=DEC2HEX([.A22];2)" office:value-type="string" office:string-value="14" calcext:value-type="string">
            <text:p>14</text:p>
          </table:table-cell>
          <table:table-cell table:style-name="ce3" table:formula="of:=MOD(BITRSHIFT([.$A22];[.C$1]);2)" office:value-type="float" office:value="0" calcext:value-type="float">
            <text:p/>
          </table:table-cell>
          <table:table-cell table:style-name="ce3" table:formula="of:=MOD(BITRSHIFT([.$A22];[.D$1]);2)" office:value-type="float" office:value="0" calcext:value-type="float">
            <text:p/>
          </table:table-cell>
          <table:table-cell table:style-name="ce3" table:formula="of:=MOD(BITRSHIFT([.$A22];[.E$1]);2)" office:value-type="float" office:value="0" calcext:value-type="float">
            <text:p/>
          </table:table-cell>
          <table:table-cell table:style-name="ce3" table:formula="of:=MOD(BITRSHIFT([.$A22];[.F$1]);2)" office:value-type="float" office:value="1" calcext:value-type="float">
            <text:p/>
          </table:table-cell>
          <table:table-cell table:style-name="ce3" table:formula="of:=MOD(BITRSHIFT([.$A22];[.G$1]);2)" office:value-type="float" office:value="0" calcext:value-type="float">
            <text:p/>
          </table:table-cell>
          <table:table-cell table:style-name="ce3" table:formula="of:=MOD(BITRSHIFT([.$A22];[.H$1]);2)" office:value-type="float" office:value="1" calcext:value-type="float">
            <text:p/>
          </table:table-cell>
          <table:table-cell table:style-name="ce3" table:formula="of:=MOD(BITRSHIFT([.$A22];[.I$1]);2)" office:value-type="float" office:value="0" calcext:value-type="float">
            <text:p/>
          </table:table-cell>
          <table:table-cell table:style-name="ce3" table:formula="of:=MOD(BITRSHIFT([.$A22];[.J$1]);2)" office:value-type="float" office:value="0" calcext:value-type="float">
            <text:p/>
          </table:table-cell>
          <table:table-cell table:number-columns-repeated="1014"/>
        </table:table-row>
        <table:table-row table:style-name="ro1">
          <table:table-cell office:value-type="float" office:value="21" calcext:value-type="float">
            <text:p>21</text:p>
          </table:table-cell>
          <table:table-cell table:formula="of:=DEC2HEX([.A23];2)" office:value-type="string" office:string-value="15" calcext:value-type="string">
            <text:p>15</text:p>
          </table:table-cell>
          <table:table-cell table:style-name="ce3" table:formula="of:=MOD(BITRSHIFT([.$A23];[.C$1]);2)" office:value-type="float" office:value="0" calcext:value-type="float">
            <text:p/>
          </table:table-cell>
          <table:table-cell table:style-name="ce3" table:formula="of:=MOD(BITRSHIFT([.$A23];[.D$1]);2)" office:value-type="float" office:value="0" calcext:value-type="float">
            <text:p/>
          </table:table-cell>
          <table:table-cell table:style-name="ce3" table:formula="of:=MOD(BITRSHIFT([.$A23];[.E$1]);2)" office:value-type="float" office:value="0" calcext:value-type="float">
            <text:p/>
          </table:table-cell>
          <table:table-cell table:style-name="ce3" table:formula="of:=MOD(BITRSHIFT([.$A23];[.F$1]);2)" office:value-type="float" office:value="1" calcext:value-type="float">
            <text:p/>
          </table:table-cell>
          <table:table-cell table:style-name="ce3" table:formula="of:=MOD(BITRSHIFT([.$A23];[.G$1]);2)" office:value-type="float" office:value="0" calcext:value-type="float">
            <text:p/>
          </table:table-cell>
          <table:table-cell table:style-name="ce3" table:formula="of:=MOD(BITRSHIFT([.$A23];[.H$1]);2)" office:value-type="float" office:value="1" calcext:value-type="float">
            <text:p/>
          </table:table-cell>
          <table:table-cell table:style-name="ce3" table:formula="of:=MOD(BITRSHIFT([.$A23];[.I$1]);2)" office:value-type="float" office:value="0" calcext:value-type="float">
            <text:p/>
          </table:table-cell>
          <table:table-cell table:style-name="ce3" table:formula="of:=MOD(BITRSHIFT([.$A23];[.J$1]);2)" office:value-type="float" office:value="1" calcext:value-type="float">
            <text:p/>
          </table:table-cell>
          <table:table-cell table:number-columns-repeated="1014"/>
        </table:table-row>
        <table:table-row table:style-name="ro1">
          <table:table-cell office:value-type="float" office:value="22" calcext:value-type="float">
            <text:p>22</text:p>
          </table:table-cell>
          <table:table-cell table:formula="of:=DEC2HEX([.A24];2)" office:value-type="string" office:string-value="16" calcext:value-type="string">
            <text:p>16</text:p>
          </table:table-cell>
          <table:table-cell table:style-name="ce3" table:formula="of:=MOD(BITRSHIFT([.$A24];[.C$1]);2)" office:value-type="float" office:value="0" calcext:value-type="float">
            <text:p/>
          </table:table-cell>
          <table:table-cell table:style-name="ce3" table:formula="of:=MOD(BITRSHIFT([.$A24];[.D$1]);2)" office:value-type="float" office:value="0" calcext:value-type="float">
            <text:p/>
          </table:table-cell>
          <table:table-cell table:style-name="ce3" table:formula="of:=MOD(BITRSHIFT([.$A24];[.E$1]);2)" office:value-type="float" office:value="0" calcext:value-type="float">
            <text:p/>
          </table:table-cell>
          <table:table-cell table:style-name="ce3" table:formula="of:=MOD(BITRSHIFT([.$A24];[.F$1]);2)" office:value-type="float" office:value="1" calcext:value-type="float">
            <text:p/>
          </table:table-cell>
          <table:table-cell table:style-name="ce3" table:formula="of:=MOD(BITRSHIFT([.$A24];[.G$1]);2)" office:value-type="float" office:value="0" calcext:value-type="float">
            <text:p/>
          </table:table-cell>
          <table:table-cell table:style-name="ce3" table:formula="of:=MOD(BITRSHIFT([.$A24];[.H$1]);2)" office:value-type="float" office:value="1" calcext:value-type="float">
            <text:p/>
          </table:table-cell>
          <table:table-cell table:style-name="ce3" table:formula="of:=MOD(BITRSHIFT([.$A24];[.I$1]);2)" office:value-type="float" office:value="1" calcext:value-type="float">
            <text:p/>
          </table:table-cell>
          <table:table-cell table:style-name="ce3" table:formula="of:=MOD(BITRSHIFT([.$A24];[.J$1]);2)" office:value-type="float" office:value="0" calcext:value-type="float">
            <text:p/>
          </table:table-cell>
          <table:table-cell table:number-columns-repeated="1014"/>
        </table:table-row>
        <table:table-row table:style-name="ro1">
          <table:table-cell office:value-type="float" office:value="23" calcext:value-type="float">
            <text:p>23</text:p>
          </table:table-cell>
          <table:table-cell table:formula="of:=DEC2HEX([.A25];2)" office:value-type="string" office:string-value="17" calcext:value-type="string">
            <text:p>17</text:p>
          </table:table-cell>
          <table:table-cell table:style-name="ce3" table:formula="of:=MOD(BITRSHIFT([.$A25];[.C$1]);2)" office:value-type="float" office:value="0" calcext:value-type="float">
            <text:p/>
          </table:table-cell>
          <table:table-cell table:style-name="ce3" table:formula="of:=MOD(BITRSHIFT([.$A25];[.D$1]);2)" office:value-type="float" office:value="0" calcext:value-type="float">
            <text:p/>
          </table:table-cell>
          <table:table-cell table:style-name="ce3" table:formula="of:=MOD(BITRSHIFT([.$A25];[.E$1]);2)" office:value-type="float" office:value="0" calcext:value-type="float">
            <text:p/>
          </table:table-cell>
          <table:table-cell table:style-name="ce3" table:formula="of:=MOD(BITRSHIFT([.$A25];[.F$1]);2)" office:value-type="float" office:value="1" calcext:value-type="float">
            <text:p/>
          </table:table-cell>
          <table:table-cell table:style-name="ce3" table:formula="of:=MOD(BITRSHIFT([.$A25];[.G$1]);2)" office:value-type="float" office:value="0" calcext:value-type="float">
            <text:p/>
          </table:table-cell>
          <table:table-cell table:style-name="ce3" table:formula="of:=MOD(BITRSHIFT([.$A25];[.H$1]);2)" office:value-type="float" office:value="1" calcext:value-type="float">
            <text:p/>
          </table:table-cell>
          <table:table-cell table:style-name="ce3" table:formula="of:=MOD(BITRSHIFT([.$A25];[.I$1]);2)" office:value-type="float" office:value="1" calcext:value-type="float">
            <text:p/>
          </table:table-cell>
          <table:table-cell table:style-name="ce3" table:formula="of:=MOD(BITRSHIFT([.$A25];[.J$1]);2)" office:value-type="float" office:value="1" calcext:value-type="float">
            <text:p/>
          </table:table-cell>
          <table:table-cell table:number-columns-repeated="1014"/>
        </table:table-row>
        <table:table-row table:style-name="ro1">
          <table:table-cell office:value-type="float" office:value="24" calcext:value-type="float">
            <text:p>24</text:p>
          </table:table-cell>
          <table:table-cell table:formula="of:=DEC2HEX([.A26];2)" office:value-type="string" office:string-value="18" calcext:value-type="string">
            <text:p>18</text:p>
          </table:table-cell>
          <table:table-cell table:style-name="ce3" table:formula="of:=MOD(BITRSHIFT([.$A26];[.C$1]);2)" office:value-type="float" office:value="0" calcext:value-type="float">
            <text:p/>
          </table:table-cell>
          <table:table-cell table:style-name="ce3" table:formula="of:=MOD(BITRSHIFT([.$A26];[.D$1]);2)" office:value-type="float" office:value="0" calcext:value-type="float">
            <text:p/>
          </table:table-cell>
          <table:table-cell table:style-name="ce3" table:formula="of:=MOD(BITRSHIFT([.$A26];[.E$1]);2)" office:value-type="float" office:value="0" calcext:value-type="float">
            <text:p/>
          </table:table-cell>
          <table:table-cell table:style-name="ce3" table:formula="of:=MOD(BITRSHIFT([.$A26];[.F$1]);2)" office:value-type="float" office:value="1" calcext:value-type="float">
            <text:p/>
          </table:table-cell>
          <table:table-cell table:style-name="ce3" table:formula="of:=MOD(BITRSHIFT([.$A26];[.G$1]);2)" office:value-type="float" office:value="1" calcext:value-type="float">
            <text:p/>
          </table:table-cell>
          <table:table-cell table:style-name="ce3" table:formula="of:=MOD(BITRSHIFT([.$A26];[.H$1]);2)" office:value-type="float" office:value="0" calcext:value-type="float">
            <text:p/>
          </table:table-cell>
          <table:table-cell table:style-name="ce3" table:formula="of:=MOD(BITRSHIFT([.$A26];[.I$1]);2)" office:value-type="float" office:value="0" calcext:value-type="float">
            <text:p/>
          </table:table-cell>
          <table:table-cell table:style-name="ce3" table:formula="of:=MOD(BITRSHIFT([.$A26];[.J$1]);2)" office:value-type="float" office:value="0" calcext:value-type="float">
            <text:p/>
          </table:table-cell>
          <table:table-cell table:number-columns-repeated="1014"/>
        </table:table-row>
        <table:table-row table:style-name="ro1">
          <table:table-cell office:value-type="float" office:value="25" calcext:value-type="float">
            <text:p>25</text:p>
          </table:table-cell>
          <table:table-cell table:formula="of:=DEC2HEX([.A27];2)" office:value-type="string" office:string-value="19" calcext:value-type="string">
            <text:p>19</text:p>
          </table:table-cell>
          <table:table-cell table:style-name="ce3" table:formula="of:=MOD(BITRSHIFT([.$A27];[.C$1]);2)" office:value-type="float" office:value="0" calcext:value-type="float">
            <text:p/>
          </table:table-cell>
          <table:table-cell table:style-name="ce3" table:formula="of:=MOD(BITRSHIFT([.$A27];[.D$1]);2)" office:value-type="float" office:value="0" calcext:value-type="float">
            <text:p/>
          </table:table-cell>
          <table:table-cell table:style-name="ce3" table:formula="of:=MOD(BITRSHIFT([.$A27];[.E$1]);2)" office:value-type="float" office:value="0" calcext:value-type="float">
            <text:p/>
          </table:table-cell>
          <table:table-cell table:style-name="ce3" table:formula="of:=MOD(BITRSHIFT([.$A27];[.F$1]);2)" office:value-type="float" office:value="1" calcext:value-type="float">
            <text:p/>
          </table:table-cell>
          <table:table-cell table:style-name="ce3" table:formula="of:=MOD(BITRSHIFT([.$A27];[.G$1]);2)" office:value-type="float" office:value="1" calcext:value-type="float">
            <text:p/>
          </table:table-cell>
          <table:table-cell table:style-name="ce3" table:formula="of:=MOD(BITRSHIFT([.$A27];[.H$1]);2)" office:value-type="float" office:value="0" calcext:value-type="float">
            <text:p/>
          </table:table-cell>
          <table:table-cell table:style-name="ce3" table:formula="of:=MOD(BITRSHIFT([.$A27];[.I$1]);2)" office:value-type="float" office:value="0" calcext:value-type="float">
            <text:p/>
          </table:table-cell>
          <table:table-cell table:style-name="ce3" table:formula="of:=MOD(BITRSHIFT([.$A27];[.J$1]);2)" office:value-type="float" office:value="1" calcext:value-type="float">
            <text:p/>
          </table:table-cell>
          <table:table-cell table:number-columns-repeated="1014"/>
        </table:table-row>
        <table:table-row table:style-name="ro1">
          <table:table-cell office:value-type="float" office:value="26" calcext:value-type="float">
            <text:p>26</text:p>
          </table:table-cell>
          <table:table-cell table:formula="of:=DEC2HEX([.A28];2)" office:value-type="string" office:string-value="1A" calcext:value-type="string">
            <text:p>1A</text:p>
          </table:table-cell>
          <table:table-cell table:style-name="ce3" table:formula="of:=MOD(BITRSHIFT([.$A28];[.C$1]);2)" office:value-type="float" office:value="0" calcext:value-type="float">
            <text:p/>
          </table:table-cell>
          <table:table-cell table:style-name="ce3" table:formula="of:=MOD(BITRSHIFT([.$A28];[.D$1]);2)" office:value-type="float" office:value="0" calcext:value-type="float">
            <text:p/>
          </table:table-cell>
          <table:table-cell table:style-name="ce3" table:formula="of:=MOD(BITRSHIFT([.$A28];[.E$1]);2)" office:value-type="float" office:value="0" calcext:value-type="float">
            <text:p/>
          </table:table-cell>
          <table:table-cell table:style-name="ce3" table:formula="of:=MOD(BITRSHIFT([.$A28];[.F$1]);2)" office:value-type="float" office:value="1" calcext:value-type="float">
            <text:p/>
          </table:table-cell>
          <table:table-cell table:style-name="ce3" table:formula="of:=MOD(BITRSHIFT([.$A28];[.G$1]);2)" office:value-type="float" office:value="1" calcext:value-type="float">
            <text:p/>
          </table:table-cell>
          <table:table-cell table:style-name="ce3" table:formula="of:=MOD(BITRSHIFT([.$A28];[.H$1]);2)" office:value-type="float" office:value="0" calcext:value-type="float">
            <text:p/>
          </table:table-cell>
          <table:table-cell table:style-name="ce3" table:formula="of:=MOD(BITRSHIFT([.$A28];[.I$1]);2)" office:value-type="float" office:value="1" calcext:value-type="float">
            <text:p/>
          </table:table-cell>
          <table:table-cell table:style-name="ce3" table:formula="of:=MOD(BITRSHIFT([.$A28];[.J$1]);2)" office:value-type="float" office:value="0" calcext:value-type="float">
            <text:p/>
          </table:table-cell>
          <table:table-cell table:number-columns-repeated="1014"/>
        </table:table-row>
        <table:table-row table:style-name="ro1">
          <table:table-cell office:value-type="float" office:value="27" calcext:value-type="float">
            <text:p>27</text:p>
          </table:table-cell>
          <table:table-cell table:formula="of:=DEC2HEX([.A29];2)" office:value-type="string" office:string-value="1B" calcext:value-type="string">
            <text:p>1B</text:p>
          </table:table-cell>
          <table:table-cell table:style-name="ce3" table:formula="of:=MOD(BITRSHIFT([.$A29];[.C$1]);2)" office:value-type="float" office:value="0" calcext:value-type="float">
            <text:p/>
          </table:table-cell>
          <table:table-cell table:style-name="ce3" table:formula="of:=MOD(BITRSHIFT([.$A29];[.D$1]);2)" office:value-type="float" office:value="0" calcext:value-type="float">
            <text:p/>
          </table:table-cell>
          <table:table-cell table:style-name="ce3" table:formula="of:=MOD(BITRSHIFT([.$A29];[.E$1]);2)" office:value-type="float" office:value="0" calcext:value-type="float">
            <text:p/>
          </table:table-cell>
          <table:table-cell table:style-name="ce3" table:formula="of:=MOD(BITRSHIFT([.$A29];[.F$1]);2)" office:value-type="float" office:value="1" calcext:value-type="float">
            <text:p/>
          </table:table-cell>
          <table:table-cell table:style-name="ce3" table:formula="of:=MOD(BITRSHIFT([.$A29];[.G$1]);2)" office:value-type="float" office:value="1" calcext:value-type="float">
            <text:p/>
          </table:table-cell>
          <table:table-cell table:style-name="ce3" table:formula="of:=MOD(BITRSHIFT([.$A29];[.H$1]);2)" office:value-type="float" office:value="0" calcext:value-type="float">
            <text:p/>
          </table:table-cell>
          <table:table-cell table:style-name="ce3" table:formula="of:=MOD(BITRSHIFT([.$A29];[.I$1]);2)" office:value-type="float" office:value="1" calcext:value-type="float">
            <text:p/>
          </table:table-cell>
          <table:table-cell table:style-name="ce3" table:formula="of:=MOD(BITRSHIFT([.$A29];[.J$1]);2)" office:value-type="float" office:value="1" calcext:value-type="float">
            <text:p/>
          </table:table-cell>
          <table:table-cell table:number-columns-repeated="1014"/>
        </table:table-row>
        <table:table-row table:style-name="ro1">
          <table:table-cell office:value-type="float" office:value="28" calcext:value-type="float">
            <text:p>28</text:p>
          </table:table-cell>
          <table:table-cell table:formula="of:=DEC2HEX([.A30];2)" office:value-type="string" office:string-value="1C" calcext:value-type="string">
            <text:p>1C</text:p>
          </table:table-cell>
          <table:table-cell table:style-name="ce3" table:formula="of:=MOD(BITRSHIFT([.$A30];[.C$1]);2)" office:value-type="float" office:value="0" calcext:value-type="float">
            <text:p/>
          </table:table-cell>
          <table:table-cell table:style-name="ce3" table:formula="of:=MOD(BITRSHIFT([.$A30];[.D$1]);2)" office:value-type="float" office:value="0" calcext:value-type="float">
            <text:p/>
          </table:table-cell>
          <table:table-cell table:style-name="ce3" table:formula="of:=MOD(BITRSHIFT([.$A30];[.E$1]);2)" office:value-type="float" office:value="0" calcext:value-type="float">
            <text:p/>
          </table:table-cell>
          <table:table-cell table:style-name="ce3" table:formula="of:=MOD(BITRSHIFT([.$A30];[.F$1]);2)" office:value-type="float" office:value="1" calcext:value-type="float">
            <text:p/>
          </table:table-cell>
          <table:table-cell table:style-name="ce3" table:formula="of:=MOD(BITRSHIFT([.$A30];[.G$1]);2)" office:value-type="float" office:value="1" calcext:value-type="float">
            <text:p/>
          </table:table-cell>
          <table:table-cell table:style-name="ce3" table:formula="of:=MOD(BITRSHIFT([.$A30];[.H$1]);2)" office:value-type="float" office:value="1" calcext:value-type="float">
            <text:p/>
          </table:table-cell>
          <table:table-cell table:style-name="ce3" table:formula="of:=MOD(BITRSHIFT([.$A30];[.I$1]);2)" office:value-type="float" office:value="0" calcext:value-type="float">
            <text:p/>
          </table:table-cell>
          <table:table-cell table:style-name="ce3" table:formula="of:=MOD(BITRSHIFT([.$A30];[.J$1]);2)" office:value-type="float" office:value="0" calcext:value-type="float">
            <text:p/>
          </table:table-cell>
          <table:table-cell table:number-columns-repeated="1014"/>
        </table:table-row>
        <table:table-row table:style-name="ro1">
          <table:table-cell office:value-type="float" office:value="29" calcext:value-type="float">
            <text:p>29</text:p>
          </table:table-cell>
          <table:table-cell table:formula="of:=DEC2HEX([.A31];2)" office:value-type="string" office:string-value="1D" calcext:value-type="string">
            <text:p>1D</text:p>
          </table:table-cell>
          <table:table-cell table:style-name="ce3" table:formula="of:=MOD(BITRSHIFT([.$A31];[.C$1]);2)" office:value-type="float" office:value="0" calcext:value-type="float">
            <text:p/>
          </table:table-cell>
          <table:table-cell table:style-name="ce3" table:formula="of:=MOD(BITRSHIFT([.$A31];[.D$1]);2)" office:value-type="float" office:value="0" calcext:value-type="float">
            <text:p/>
          </table:table-cell>
          <table:table-cell table:style-name="ce3" table:formula="of:=MOD(BITRSHIFT([.$A31];[.E$1]);2)" office:value-type="float" office:value="0" calcext:value-type="float">
            <text:p/>
          </table:table-cell>
          <table:table-cell table:style-name="ce3" table:formula="of:=MOD(BITRSHIFT([.$A31];[.F$1]);2)" office:value-type="float" office:value="1" calcext:value-type="float">
            <text:p/>
          </table:table-cell>
          <table:table-cell table:style-name="ce3" table:formula="of:=MOD(BITRSHIFT([.$A31];[.G$1]);2)" office:value-type="float" office:value="1" calcext:value-type="float">
            <text:p/>
          </table:table-cell>
          <table:table-cell table:style-name="ce3" table:formula="of:=MOD(BITRSHIFT([.$A31];[.H$1]);2)" office:value-type="float" office:value="1" calcext:value-type="float">
            <text:p/>
          </table:table-cell>
          <table:table-cell table:style-name="ce3" table:formula="of:=MOD(BITRSHIFT([.$A31];[.I$1]);2)" office:value-type="float" office:value="0" calcext:value-type="float">
            <text:p/>
          </table:table-cell>
          <table:table-cell table:style-name="ce3" table:formula="of:=MOD(BITRSHIFT([.$A31];[.J$1]);2)" office:value-type="float" office:value="1" calcext:value-type="float">
            <text:p/>
          </table:table-cell>
          <table:table-cell table:number-columns-repeated="1014"/>
        </table:table-row>
        <table:table-row table:style-name="ro1">
          <table:table-cell office:value-type="float" office:value="30" calcext:value-type="float">
            <text:p>30</text:p>
          </table:table-cell>
          <table:table-cell table:formula="of:=DEC2HEX([.A32];2)" office:value-type="string" office:string-value="1E" calcext:value-type="string">
            <text:p>1E</text:p>
          </table:table-cell>
          <table:table-cell table:style-name="ce3" table:formula="of:=MOD(BITRSHIFT([.$A32];[.C$1]);2)" office:value-type="float" office:value="0" calcext:value-type="float">
            <text:p/>
          </table:table-cell>
          <table:table-cell table:style-name="ce3" table:formula="of:=MOD(BITRSHIFT([.$A32];[.D$1]);2)" office:value-type="float" office:value="0" calcext:value-type="float">
            <text:p/>
          </table:table-cell>
          <table:table-cell table:style-name="ce3" table:formula="of:=MOD(BITRSHIFT([.$A32];[.E$1]);2)" office:value-type="float" office:value="0" calcext:value-type="float">
            <text:p/>
          </table:table-cell>
          <table:table-cell table:style-name="ce3" table:formula="of:=MOD(BITRSHIFT([.$A32];[.F$1]);2)" office:value-type="float" office:value="1" calcext:value-type="float">
            <text:p/>
          </table:table-cell>
          <table:table-cell table:style-name="ce3" table:formula="of:=MOD(BITRSHIFT([.$A32];[.G$1]);2)" office:value-type="float" office:value="1" calcext:value-type="float">
            <text:p/>
          </table:table-cell>
          <table:table-cell table:style-name="ce3" table:formula="of:=MOD(BITRSHIFT([.$A32];[.H$1]);2)" office:value-type="float" office:value="1" calcext:value-type="float">
            <text:p/>
          </table:table-cell>
          <table:table-cell table:style-name="ce3" table:formula="of:=MOD(BITRSHIFT([.$A32];[.I$1]);2)" office:value-type="float" office:value="1" calcext:value-type="float">
            <text:p/>
          </table:table-cell>
          <table:table-cell table:style-name="ce3" table:formula="of:=MOD(BITRSHIFT([.$A32];[.J$1]);2)" office:value-type="float" office:value="0" calcext:value-type="float">
            <text:p/>
          </table:table-cell>
          <table:table-cell table:number-columns-repeated="1014"/>
        </table:table-row>
        <table:table-row table:style-name="ro1">
          <table:table-cell office:value-type="float" office:value="31" calcext:value-type="float">
            <text:p>31</text:p>
          </table:table-cell>
          <table:table-cell table:formula="of:=DEC2HEX([.A33];2)" office:value-type="string" office:string-value="1F" calcext:value-type="string">
            <text:p>1F</text:p>
          </table:table-cell>
          <table:table-cell table:style-name="ce3" table:formula="of:=MOD(BITRSHIFT([.$A33];[.C$1]);2)" office:value-type="float" office:value="0" calcext:value-type="float">
            <text:p/>
          </table:table-cell>
          <table:table-cell table:style-name="ce3" table:formula="of:=MOD(BITRSHIFT([.$A33];[.D$1]);2)" office:value-type="float" office:value="0" calcext:value-type="float">
            <text:p/>
          </table:table-cell>
          <table:table-cell table:style-name="ce3" table:formula="of:=MOD(BITRSHIFT([.$A33];[.E$1]);2)" office:value-type="float" office:value="0" calcext:value-type="float">
            <text:p/>
          </table:table-cell>
          <table:table-cell table:style-name="ce3" table:formula="of:=MOD(BITRSHIFT([.$A33];[.F$1]);2)" office:value-type="float" office:value="1" calcext:value-type="float">
            <text:p/>
          </table:table-cell>
          <table:table-cell table:style-name="ce3" table:formula="of:=MOD(BITRSHIFT([.$A33];[.G$1]);2)" office:value-type="float" office:value="1" calcext:value-type="float">
            <text:p/>
          </table:table-cell>
          <table:table-cell table:style-name="ce3" table:formula="of:=MOD(BITRSHIFT([.$A33];[.H$1]);2)" office:value-type="float" office:value="1" calcext:value-type="float">
            <text:p/>
          </table:table-cell>
          <table:table-cell table:style-name="ce3" table:formula="of:=MOD(BITRSHIFT([.$A33];[.I$1]);2)" office:value-type="float" office:value="1" calcext:value-type="float">
            <text:p/>
          </table:table-cell>
          <table:table-cell table:style-name="ce3" table:formula="of:=MOD(BITRSHIFT([.$A33];[.J$1]);2)" office:value-type="float" office:value="1" calcext:value-type="float">
            <text:p/>
          </table:table-cell>
          <table:table-cell table:number-columns-repeated="1014"/>
        </table:table-row>
        <table:table-row table:style-name="ro1">
          <table:table-cell office:value-type="float" office:value="32" calcext:value-type="float">
            <text:p>32</text:p>
          </table:table-cell>
          <table:table-cell table:formula="of:=DEC2HEX([.A34];2)" office:value-type="string" office:string-value="20" calcext:value-type="string">
            <text:p>20</text:p>
          </table:table-cell>
          <table:table-cell table:style-name="ce3" table:formula="of:=MOD(BITRSHIFT([.$A34];[.C$1]);2)" office:value-type="float" office:value="0" calcext:value-type="float">
            <text:p/>
          </table:table-cell>
          <table:table-cell table:style-name="ce3" table:formula="of:=MOD(BITRSHIFT([.$A34];[.D$1]);2)" office:value-type="float" office:value="0" calcext:value-type="float">
            <text:p/>
          </table:table-cell>
          <table:table-cell table:style-name="ce3" table:formula="of:=MOD(BITRSHIFT([.$A34];[.E$1]);2)" office:value-type="float" office:value="1" calcext:value-type="float">
            <text:p/>
          </table:table-cell>
          <table:table-cell table:style-name="ce3" table:formula="of:=MOD(BITRSHIFT([.$A34];[.F$1]);2)" office:value-type="float" office:value="0" calcext:value-type="float">
            <text:p/>
          </table:table-cell>
          <table:table-cell table:style-name="ce3" table:formula="of:=MOD(BITRSHIFT([.$A34];[.G$1]);2)" office:value-type="float" office:value="0" calcext:value-type="float">
            <text:p/>
          </table:table-cell>
          <table:table-cell table:style-name="ce3" table:formula="of:=MOD(BITRSHIFT([.$A34];[.H$1]);2)" office:value-type="float" office:value="0" calcext:value-type="float">
            <text:p/>
          </table:table-cell>
          <table:table-cell table:style-name="ce3" table:formula="of:=MOD(BITRSHIFT([.$A34];[.I$1]);2)" office:value-type="float" office:value="0" calcext:value-type="float">
            <text:p/>
          </table:table-cell>
          <table:table-cell table:style-name="ce3" table:formula="of:=MOD(BITRSHIFT([.$A34];[.J$1]);2)" office:value-type="float" office:value="0" calcext:value-type="float">
            <text:p/>
          </table:table-cell>
          <table:table-cell table:number-columns-repeated="1014"/>
        </table:table-row>
        <table:table-row table:style-name="ro1">
          <table:table-cell office:value-type="float" office:value="33" calcext:value-type="float">
            <text:p>33</text:p>
          </table:table-cell>
          <table:table-cell table:formula="of:=DEC2HEX([.A35];2)" office:value-type="string" office:string-value="21" calcext:value-type="string">
            <text:p>21</text:p>
          </table:table-cell>
          <table:table-cell table:style-name="ce3" table:formula="of:=MOD(BITRSHIFT([.$A35];[.C$1]);2)" office:value-type="float" office:value="0" calcext:value-type="float">
            <text:p/>
          </table:table-cell>
          <table:table-cell table:style-name="ce3" table:formula="of:=MOD(BITRSHIFT([.$A35];[.D$1]);2)" office:value-type="float" office:value="0" calcext:value-type="float">
            <text:p/>
          </table:table-cell>
          <table:table-cell table:style-name="ce3" table:formula="of:=MOD(BITRSHIFT([.$A35];[.E$1]);2)" office:value-type="float" office:value="1" calcext:value-type="float">
            <text:p/>
          </table:table-cell>
          <table:table-cell table:style-name="ce3" table:formula="of:=MOD(BITRSHIFT([.$A35];[.F$1]);2)" office:value-type="float" office:value="0" calcext:value-type="float">
            <text:p/>
          </table:table-cell>
          <table:table-cell table:style-name="ce3" table:formula="of:=MOD(BITRSHIFT([.$A35];[.G$1]);2)" office:value-type="float" office:value="0" calcext:value-type="float">
            <text:p/>
          </table:table-cell>
          <table:table-cell table:style-name="ce3" table:formula="of:=MOD(BITRSHIFT([.$A35];[.H$1]);2)" office:value-type="float" office:value="0" calcext:value-type="float">
            <text:p/>
          </table:table-cell>
          <table:table-cell table:style-name="ce3" table:formula="of:=MOD(BITRSHIFT([.$A35];[.I$1]);2)" office:value-type="float" office:value="0" calcext:value-type="float">
            <text:p/>
          </table:table-cell>
          <table:table-cell table:style-name="ce3" table:formula="of:=MOD(BITRSHIFT([.$A35];[.J$1]);2)" office:value-type="float" office:value="1" calcext:value-type="float">
            <text:p/>
          </table:table-cell>
          <table:table-cell table:number-columns-repeated="1014"/>
        </table:table-row>
        <table:table-row table:style-name="ro1">
          <table:table-cell office:value-type="float" office:value="34" calcext:value-type="float">
            <text:p>34</text:p>
          </table:table-cell>
          <table:table-cell table:formula="of:=DEC2HEX([.A36];2)" office:value-type="string" office:string-value="22" calcext:value-type="string">
            <text:p>22</text:p>
          </table:table-cell>
          <table:table-cell table:style-name="ce3" table:formula="of:=MOD(BITRSHIFT([.$A36];[.C$1]);2)" office:value-type="float" office:value="0" calcext:value-type="float">
            <text:p/>
          </table:table-cell>
          <table:table-cell table:style-name="ce3" table:formula="of:=MOD(BITRSHIFT([.$A36];[.D$1]);2)" office:value-type="float" office:value="0" calcext:value-type="float">
            <text:p/>
          </table:table-cell>
          <table:table-cell table:style-name="ce3" table:formula="of:=MOD(BITRSHIFT([.$A36];[.E$1]);2)" office:value-type="float" office:value="1" calcext:value-type="float">
            <text:p/>
          </table:table-cell>
          <table:table-cell table:style-name="ce3" table:formula="of:=MOD(BITRSHIFT([.$A36];[.F$1]);2)" office:value-type="float" office:value="0" calcext:value-type="float">
            <text:p/>
          </table:table-cell>
          <table:table-cell table:style-name="ce3" table:formula="of:=MOD(BITRSHIFT([.$A36];[.G$1]);2)" office:value-type="float" office:value="0" calcext:value-type="float">
            <text:p/>
          </table:table-cell>
          <table:table-cell table:style-name="ce3" table:formula="of:=MOD(BITRSHIFT([.$A36];[.H$1]);2)" office:value-type="float" office:value="0" calcext:value-type="float">
            <text:p/>
          </table:table-cell>
          <table:table-cell table:style-name="ce3" table:formula="of:=MOD(BITRSHIFT([.$A36];[.I$1]);2)" office:value-type="float" office:value="1" calcext:value-type="float">
            <text:p/>
          </table:table-cell>
          <table:table-cell table:style-name="ce3" table:formula="of:=MOD(BITRSHIFT([.$A36];[.J$1]);2)" office:value-type="float" office:value="0" calcext:value-type="float">
            <text:p/>
          </table:table-cell>
          <table:table-cell table:number-columns-repeated="1014"/>
        </table:table-row>
        <table:table-row table:style-name="ro1">
          <table:table-cell office:value-type="float" office:value="35" calcext:value-type="float">
            <text:p>35</text:p>
          </table:table-cell>
          <table:table-cell table:formula="of:=DEC2HEX([.A37];2)" office:value-type="string" office:string-value="23" calcext:value-type="string">
            <text:p>23</text:p>
          </table:table-cell>
          <table:table-cell table:style-name="ce3" table:formula="of:=MOD(BITRSHIFT([.$A37];[.C$1]);2)" office:value-type="float" office:value="0" calcext:value-type="float">
            <text:p/>
          </table:table-cell>
          <table:table-cell table:style-name="ce3" table:formula="of:=MOD(BITRSHIFT([.$A37];[.D$1]);2)" office:value-type="float" office:value="0" calcext:value-type="float">
            <text:p/>
          </table:table-cell>
          <table:table-cell table:style-name="ce3" table:formula="of:=MOD(BITRSHIFT([.$A37];[.E$1]);2)" office:value-type="float" office:value="1" calcext:value-type="float">
            <text:p/>
          </table:table-cell>
          <table:table-cell table:style-name="ce3" table:formula="of:=MOD(BITRSHIFT([.$A37];[.F$1]);2)" office:value-type="float" office:value="0" calcext:value-type="float">
            <text:p/>
          </table:table-cell>
          <table:table-cell table:style-name="ce3" table:formula="of:=MOD(BITRSHIFT([.$A37];[.G$1]);2)" office:value-type="float" office:value="0" calcext:value-type="float">
            <text:p/>
          </table:table-cell>
          <table:table-cell table:style-name="ce3" table:formula="of:=MOD(BITRSHIFT([.$A37];[.H$1]);2)" office:value-type="float" office:value="0" calcext:value-type="float">
            <text:p/>
          </table:table-cell>
          <table:table-cell table:style-name="ce3" table:formula="of:=MOD(BITRSHIFT([.$A37];[.I$1]);2)" office:value-type="float" office:value="1" calcext:value-type="float">
            <text:p/>
          </table:table-cell>
          <table:table-cell table:style-name="ce3" table:formula="of:=MOD(BITRSHIFT([.$A37];[.J$1]);2)" office:value-type="float" office:value="1" calcext:value-type="float">
            <text:p/>
          </table:table-cell>
          <table:table-cell table:number-columns-repeated="1014"/>
        </table:table-row>
        <table:table-row table:style-name="ro1">
          <table:table-cell office:value-type="float" office:value="36" calcext:value-type="float">
            <text:p>36</text:p>
          </table:table-cell>
          <table:table-cell table:formula="of:=DEC2HEX([.A38];2)" office:value-type="string" office:string-value="24" calcext:value-type="string">
            <text:p>24</text:p>
          </table:table-cell>
          <table:table-cell table:style-name="ce3" table:formula="of:=MOD(BITRSHIFT([.$A38];[.C$1]);2)" office:value-type="float" office:value="0" calcext:value-type="float">
            <text:p/>
          </table:table-cell>
          <table:table-cell table:style-name="ce3" table:formula="of:=MOD(BITRSHIFT([.$A38];[.D$1]);2)" office:value-type="float" office:value="0" calcext:value-type="float">
            <text:p/>
          </table:table-cell>
          <table:table-cell table:style-name="ce3" table:formula="of:=MOD(BITRSHIFT([.$A38];[.E$1]);2)" office:value-type="float" office:value="1" calcext:value-type="float">
            <text:p/>
          </table:table-cell>
          <table:table-cell table:style-name="ce3" table:formula="of:=MOD(BITRSHIFT([.$A38];[.F$1]);2)" office:value-type="float" office:value="0" calcext:value-type="float">
            <text:p/>
          </table:table-cell>
          <table:table-cell table:style-name="ce3" table:formula="of:=MOD(BITRSHIFT([.$A38];[.G$1]);2)" office:value-type="float" office:value="0" calcext:value-type="float">
            <text:p/>
          </table:table-cell>
          <table:table-cell table:style-name="ce3" table:formula="of:=MOD(BITRSHIFT([.$A38];[.H$1]);2)" office:value-type="float" office:value="1" calcext:value-type="float">
            <text:p/>
          </table:table-cell>
          <table:table-cell table:style-name="ce3" table:formula="of:=MOD(BITRSHIFT([.$A38];[.I$1]);2)" office:value-type="float" office:value="0" calcext:value-type="float">
            <text:p/>
          </table:table-cell>
          <table:table-cell table:style-name="ce3" table:formula="of:=MOD(BITRSHIFT([.$A38];[.J$1]);2)" office:value-type="float" office:value="0" calcext:value-type="float">
            <text:p/>
          </table:table-cell>
          <table:table-cell table:number-columns-repeated="1014"/>
        </table:table-row>
        <table:table-row table:style-name="ro1">
          <table:table-cell office:value-type="float" office:value="37" calcext:value-type="float">
            <text:p>37</text:p>
          </table:table-cell>
          <table:table-cell table:formula="of:=DEC2HEX([.A39];2)" office:value-type="string" office:string-value="25" calcext:value-type="string">
            <text:p>25</text:p>
          </table:table-cell>
          <table:table-cell table:style-name="ce3" table:formula="of:=MOD(BITRSHIFT([.$A39];[.C$1]);2)" office:value-type="float" office:value="0" calcext:value-type="float">
            <text:p/>
          </table:table-cell>
          <table:table-cell table:style-name="ce3" table:formula="of:=MOD(BITRSHIFT([.$A39];[.D$1]);2)" office:value-type="float" office:value="0" calcext:value-type="float">
            <text:p/>
          </table:table-cell>
          <table:table-cell table:style-name="ce3" table:formula="of:=MOD(BITRSHIFT([.$A39];[.E$1]);2)" office:value-type="float" office:value="1" calcext:value-type="float">
            <text:p/>
          </table:table-cell>
          <table:table-cell table:style-name="ce3" table:formula="of:=MOD(BITRSHIFT([.$A39];[.F$1]);2)" office:value-type="float" office:value="0" calcext:value-type="float">
            <text:p/>
          </table:table-cell>
          <table:table-cell table:style-name="ce3" table:formula="of:=MOD(BITRSHIFT([.$A39];[.G$1]);2)" office:value-type="float" office:value="0" calcext:value-type="float">
            <text:p/>
          </table:table-cell>
          <table:table-cell table:style-name="ce3" table:formula="of:=MOD(BITRSHIFT([.$A39];[.H$1]);2)" office:value-type="float" office:value="1" calcext:value-type="float">
            <text:p/>
          </table:table-cell>
          <table:table-cell table:style-name="ce3" table:formula="of:=MOD(BITRSHIFT([.$A39];[.I$1]);2)" office:value-type="float" office:value="0" calcext:value-type="float">
            <text:p/>
          </table:table-cell>
          <table:table-cell table:style-name="ce3" table:formula="of:=MOD(BITRSHIFT([.$A39];[.J$1]);2)" office:value-type="float" office:value="1" calcext:value-type="float">
            <text:p/>
          </table:table-cell>
          <table:table-cell table:number-columns-repeated="1014"/>
        </table:table-row>
        <table:table-row table:style-name="ro1">
          <table:table-cell office:value-type="float" office:value="38" calcext:value-type="float">
            <text:p>38</text:p>
          </table:table-cell>
          <table:table-cell table:formula="of:=DEC2HEX([.A40];2)" office:value-type="string" office:string-value="26" calcext:value-type="string">
            <text:p>26</text:p>
          </table:table-cell>
          <table:table-cell table:style-name="ce3" table:formula="of:=MOD(BITRSHIFT([.$A40];[.C$1]);2)" office:value-type="float" office:value="0" calcext:value-type="float">
            <text:p/>
          </table:table-cell>
          <table:table-cell table:style-name="ce3" table:formula="of:=MOD(BITRSHIFT([.$A40];[.D$1]);2)" office:value-type="float" office:value="0" calcext:value-type="float">
            <text:p/>
          </table:table-cell>
          <table:table-cell table:style-name="ce3" table:formula="of:=MOD(BITRSHIFT([.$A40];[.E$1]);2)" office:value-type="float" office:value="1" calcext:value-type="float">
            <text:p/>
          </table:table-cell>
          <table:table-cell table:style-name="ce3" table:formula="of:=MOD(BITRSHIFT([.$A40];[.F$1]);2)" office:value-type="float" office:value="0" calcext:value-type="float">
            <text:p/>
          </table:table-cell>
          <table:table-cell table:style-name="ce3" table:formula="of:=MOD(BITRSHIFT([.$A40];[.G$1]);2)" office:value-type="float" office:value="0" calcext:value-type="float">
            <text:p/>
          </table:table-cell>
          <table:table-cell table:style-name="ce3" table:formula="of:=MOD(BITRSHIFT([.$A40];[.H$1]);2)" office:value-type="float" office:value="1" calcext:value-type="float">
            <text:p/>
          </table:table-cell>
          <table:table-cell table:style-name="ce3" table:formula="of:=MOD(BITRSHIFT([.$A40];[.I$1]);2)" office:value-type="float" office:value="1" calcext:value-type="float">
            <text:p/>
          </table:table-cell>
          <table:table-cell table:style-name="ce3" table:formula="of:=MOD(BITRSHIFT([.$A40];[.J$1]);2)" office:value-type="float" office:value="0" calcext:value-type="float">
            <text:p/>
          </table:table-cell>
          <table:table-cell table:number-columns-repeated="1014"/>
        </table:table-row>
        <table:table-row table:style-name="ro1">
          <table:table-cell office:value-type="float" office:value="39" calcext:value-type="float">
            <text:p>39</text:p>
          </table:table-cell>
          <table:table-cell table:formula="of:=DEC2HEX([.A41];2)" office:value-type="string" office:string-value="27" calcext:value-type="string">
            <text:p>27</text:p>
          </table:table-cell>
          <table:table-cell table:style-name="ce3" table:formula="of:=MOD(BITRSHIFT([.$A41];[.C$1]);2)" office:value-type="float" office:value="0" calcext:value-type="float">
            <text:p/>
          </table:table-cell>
          <table:table-cell table:style-name="ce3" table:formula="of:=MOD(BITRSHIFT([.$A41];[.D$1]);2)" office:value-type="float" office:value="0" calcext:value-type="float">
            <text:p/>
          </table:table-cell>
          <table:table-cell table:style-name="ce3" table:formula="of:=MOD(BITRSHIFT([.$A41];[.E$1]);2)" office:value-type="float" office:value="1" calcext:value-type="float">
            <text:p/>
          </table:table-cell>
          <table:table-cell table:style-name="ce3" table:formula="of:=MOD(BITRSHIFT([.$A41];[.F$1]);2)" office:value-type="float" office:value="0" calcext:value-type="float">
            <text:p/>
          </table:table-cell>
          <table:table-cell table:style-name="ce3" table:formula="of:=MOD(BITRSHIFT([.$A41];[.G$1]);2)" office:value-type="float" office:value="0" calcext:value-type="float">
            <text:p/>
          </table:table-cell>
          <table:table-cell table:style-name="ce3" table:formula="of:=MOD(BITRSHIFT([.$A41];[.H$1]);2)" office:value-type="float" office:value="1" calcext:value-type="float">
            <text:p/>
          </table:table-cell>
          <table:table-cell table:style-name="ce3" table:formula="of:=MOD(BITRSHIFT([.$A41];[.I$1]);2)" office:value-type="float" office:value="1" calcext:value-type="float">
            <text:p/>
          </table:table-cell>
          <table:table-cell table:style-name="ce3" table:formula="of:=MOD(BITRSHIFT([.$A41];[.J$1]);2)" office:value-type="float" office:value="1" calcext:value-type="float">
            <text:p/>
          </table:table-cell>
          <table:table-cell table:number-columns-repeated="1014"/>
        </table:table-row>
        <table:table-row table:style-name="ro1">
          <table:table-cell office:value-type="float" office:value="40" calcext:value-type="float">
            <text:p>40</text:p>
          </table:table-cell>
          <table:table-cell table:formula="of:=DEC2HEX([.A42];2)" office:value-type="string" office:string-value="28" calcext:value-type="string">
            <text:p>28</text:p>
          </table:table-cell>
          <table:table-cell table:style-name="ce3" table:formula="of:=MOD(BITRSHIFT([.$A42];[.C$1]);2)" office:value-type="float" office:value="0" calcext:value-type="float">
            <text:p/>
          </table:table-cell>
          <table:table-cell table:style-name="ce3" table:formula="of:=MOD(BITRSHIFT([.$A42];[.D$1]);2)" office:value-type="float" office:value="0" calcext:value-type="float">
            <text:p/>
          </table:table-cell>
          <table:table-cell table:style-name="ce3" table:formula="of:=MOD(BITRSHIFT([.$A42];[.E$1]);2)" office:value-type="float" office:value="1" calcext:value-type="float">
            <text:p/>
          </table:table-cell>
          <table:table-cell table:style-name="ce3" table:formula="of:=MOD(BITRSHIFT([.$A42];[.F$1]);2)" office:value-type="float" office:value="0" calcext:value-type="float">
            <text:p/>
          </table:table-cell>
          <table:table-cell table:style-name="ce3" table:formula="of:=MOD(BITRSHIFT([.$A42];[.G$1]);2)" office:value-type="float" office:value="1" calcext:value-type="float">
            <text:p/>
          </table:table-cell>
          <table:table-cell table:style-name="ce3" table:formula="of:=MOD(BITRSHIFT([.$A42];[.H$1]);2)" office:value-type="float" office:value="0" calcext:value-type="float">
            <text:p/>
          </table:table-cell>
          <table:table-cell table:style-name="ce3" table:formula="of:=MOD(BITRSHIFT([.$A42];[.I$1]);2)" office:value-type="float" office:value="0" calcext:value-type="float">
            <text:p/>
          </table:table-cell>
          <table:table-cell table:style-name="ce3" table:formula="of:=MOD(BITRSHIFT([.$A42];[.J$1]);2)" office:value-type="float" office:value="0" calcext:value-type="float">
            <text:p/>
          </table:table-cell>
          <table:table-cell table:number-columns-repeated="1014"/>
        </table:table-row>
        <table:table-row table:style-name="ro1">
          <table:table-cell office:value-type="float" office:value="41" calcext:value-type="float">
            <text:p>41</text:p>
          </table:table-cell>
          <table:table-cell table:formula="of:=DEC2HEX([.A43];2)" office:value-type="string" office:string-value="29" calcext:value-type="string">
            <text:p>29</text:p>
          </table:table-cell>
          <table:table-cell table:style-name="ce3" table:formula="of:=MOD(BITRSHIFT([.$A43];[.C$1]);2)" office:value-type="float" office:value="0" calcext:value-type="float">
            <text:p/>
          </table:table-cell>
          <table:table-cell table:style-name="ce3" table:formula="of:=MOD(BITRSHIFT([.$A43];[.D$1]);2)" office:value-type="float" office:value="0" calcext:value-type="float">
            <text:p/>
          </table:table-cell>
          <table:table-cell table:style-name="ce3" table:formula="of:=MOD(BITRSHIFT([.$A43];[.E$1]);2)" office:value-type="float" office:value="1" calcext:value-type="float">
            <text:p/>
          </table:table-cell>
          <table:table-cell table:style-name="ce3" table:formula="of:=MOD(BITRSHIFT([.$A43];[.F$1]);2)" office:value-type="float" office:value="0" calcext:value-type="float">
            <text:p/>
          </table:table-cell>
          <table:table-cell table:style-name="ce3" table:formula="of:=MOD(BITRSHIFT([.$A43];[.G$1]);2)" office:value-type="float" office:value="1" calcext:value-type="float">
            <text:p/>
          </table:table-cell>
          <table:table-cell table:style-name="ce3" table:formula="of:=MOD(BITRSHIFT([.$A43];[.H$1]);2)" office:value-type="float" office:value="0" calcext:value-type="float">
            <text:p/>
          </table:table-cell>
          <table:table-cell table:style-name="ce3" table:formula="of:=MOD(BITRSHIFT([.$A43];[.I$1]);2)" office:value-type="float" office:value="0" calcext:value-type="float">
            <text:p/>
          </table:table-cell>
          <table:table-cell table:style-name="ce3" table:formula="of:=MOD(BITRSHIFT([.$A43];[.J$1]);2)" office:value-type="float" office:value="1" calcext:value-type="float">
            <text:p/>
          </table:table-cell>
          <table:table-cell table:number-columns-repeated="1014"/>
        </table:table-row>
        <table:table-row table:style-name="ro1">
          <table:table-cell office:value-type="float" office:value="42" calcext:value-type="float">
            <text:p>42</text:p>
          </table:table-cell>
          <table:table-cell table:formula="of:=DEC2HEX([.A44];2)" office:value-type="string" office:string-value="2A" calcext:value-type="string">
            <text:p>2A</text:p>
          </table:table-cell>
          <table:table-cell table:style-name="ce3" table:formula="of:=MOD(BITRSHIFT([.$A44];[.C$1]);2)" office:value-type="float" office:value="0" calcext:value-type="float">
            <text:p/>
          </table:table-cell>
          <table:table-cell table:style-name="ce3" table:formula="of:=MOD(BITRSHIFT([.$A44];[.D$1]);2)" office:value-type="float" office:value="0" calcext:value-type="float">
            <text:p/>
          </table:table-cell>
          <table:table-cell table:style-name="ce3" table:formula="of:=MOD(BITRSHIFT([.$A44];[.E$1]);2)" office:value-type="float" office:value="1" calcext:value-type="float">
            <text:p/>
          </table:table-cell>
          <table:table-cell table:style-name="ce3" table:formula="of:=MOD(BITRSHIFT([.$A44];[.F$1]);2)" office:value-type="float" office:value="0" calcext:value-type="float">
            <text:p/>
          </table:table-cell>
          <table:table-cell table:style-name="ce3" table:formula="of:=MOD(BITRSHIFT([.$A44];[.G$1]);2)" office:value-type="float" office:value="1" calcext:value-type="float">
            <text:p/>
          </table:table-cell>
          <table:table-cell table:style-name="ce3" table:formula="of:=MOD(BITRSHIFT([.$A44];[.H$1]);2)" office:value-type="float" office:value="0" calcext:value-type="float">
            <text:p/>
          </table:table-cell>
          <table:table-cell table:style-name="ce3" table:formula="of:=MOD(BITRSHIFT([.$A44];[.I$1]);2)" office:value-type="float" office:value="1" calcext:value-type="float">
            <text:p/>
          </table:table-cell>
          <table:table-cell table:style-name="ce3" table:formula="of:=MOD(BITRSHIFT([.$A44];[.J$1]);2)" office:value-type="float" office:value="0" calcext:value-type="float">
            <text:p/>
          </table:table-cell>
          <table:table-cell table:number-columns-repeated="1014"/>
        </table:table-row>
        <table:table-row table:style-name="ro1">
          <table:table-cell office:value-type="float" office:value="43" calcext:value-type="float">
            <text:p>43</text:p>
          </table:table-cell>
          <table:table-cell table:formula="of:=DEC2HEX([.A45];2)" office:value-type="string" office:string-value="2B" calcext:value-type="string">
            <text:p>2B</text:p>
          </table:table-cell>
          <table:table-cell table:style-name="ce3" table:formula="of:=MOD(BITRSHIFT([.$A45];[.C$1]);2)" office:value-type="float" office:value="0" calcext:value-type="float">
            <text:p/>
          </table:table-cell>
          <table:table-cell table:style-name="ce3" table:formula="of:=MOD(BITRSHIFT([.$A45];[.D$1]);2)" office:value-type="float" office:value="0" calcext:value-type="float">
            <text:p/>
          </table:table-cell>
          <table:table-cell table:style-name="ce3" table:formula="of:=MOD(BITRSHIFT([.$A45];[.E$1]);2)" office:value-type="float" office:value="1" calcext:value-type="float">
            <text:p/>
          </table:table-cell>
          <table:table-cell table:style-name="ce3" table:formula="of:=MOD(BITRSHIFT([.$A45];[.F$1]);2)" office:value-type="float" office:value="0" calcext:value-type="float">
            <text:p/>
          </table:table-cell>
          <table:table-cell table:style-name="ce3" table:formula="of:=MOD(BITRSHIFT([.$A45];[.G$1]);2)" office:value-type="float" office:value="1" calcext:value-type="float">
            <text:p/>
          </table:table-cell>
          <table:table-cell table:style-name="ce3" table:formula="of:=MOD(BITRSHIFT([.$A45];[.H$1]);2)" office:value-type="float" office:value="0" calcext:value-type="float">
            <text:p/>
          </table:table-cell>
          <table:table-cell table:style-name="ce3" table:formula="of:=MOD(BITRSHIFT([.$A45];[.I$1]);2)" office:value-type="float" office:value="1" calcext:value-type="float">
            <text:p/>
          </table:table-cell>
          <table:table-cell table:style-name="ce3" table:formula="of:=MOD(BITRSHIFT([.$A45];[.J$1]);2)" office:value-type="float" office:value="1" calcext:value-type="float">
            <text:p/>
          </table:table-cell>
          <table:table-cell table:number-columns-repeated="1014"/>
        </table:table-row>
        <table:table-row table:style-name="ro1">
          <table:table-cell office:value-type="float" office:value="44" calcext:value-type="float">
            <text:p>44</text:p>
          </table:table-cell>
          <table:table-cell table:formula="of:=DEC2HEX([.A46];2)" office:value-type="string" office:string-value="2C" calcext:value-type="string">
            <text:p>2C</text:p>
          </table:table-cell>
          <table:table-cell table:style-name="ce3" table:formula="of:=MOD(BITRSHIFT([.$A46];[.C$1]);2)" office:value-type="float" office:value="0" calcext:value-type="float">
            <text:p/>
          </table:table-cell>
          <table:table-cell table:style-name="ce3" table:formula="of:=MOD(BITRSHIFT([.$A46];[.D$1]);2)" office:value-type="float" office:value="0" calcext:value-type="float">
            <text:p/>
          </table:table-cell>
          <table:table-cell table:style-name="ce3" table:formula="of:=MOD(BITRSHIFT([.$A46];[.E$1]);2)" office:value-type="float" office:value="1" calcext:value-type="float">
            <text:p/>
          </table:table-cell>
          <table:table-cell table:style-name="ce3" table:formula="of:=MOD(BITRSHIFT([.$A46];[.F$1]);2)" office:value-type="float" office:value="0" calcext:value-type="float">
            <text:p/>
          </table:table-cell>
          <table:table-cell table:style-name="ce3" table:formula="of:=MOD(BITRSHIFT([.$A46];[.G$1]);2)" office:value-type="float" office:value="1" calcext:value-type="float">
            <text:p/>
          </table:table-cell>
          <table:table-cell table:style-name="ce3" table:formula="of:=MOD(BITRSHIFT([.$A46];[.H$1]);2)" office:value-type="float" office:value="1" calcext:value-type="float">
            <text:p/>
          </table:table-cell>
          <table:table-cell table:style-name="ce3" table:formula="of:=MOD(BITRSHIFT([.$A46];[.I$1]);2)" office:value-type="float" office:value="0" calcext:value-type="float">
            <text:p/>
          </table:table-cell>
          <table:table-cell table:style-name="ce3" table:formula="of:=MOD(BITRSHIFT([.$A46];[.J$1]);2)" office:value-type="float" office:value="0" calcext:value-type="float">
            <text:p/>
          </table:table-cell>
          <table:table-cell table:number-columns-repeated="1014"/>
        </table:table-row>
        <table:table-row table:style-name="ro1">
          <table:table-cell office:value-type="float" office:value="45" calcext:value-type="float">
            <text:p>45</text:p>
          </table:table-cell>
          <table:table-cell table:formula="of:=DEC2HEX([.A47];2)" office:value-type="string" office:string-value="2D" calcext:value-type="string">
            <text:p>2D</text:p>
          </table:table-cell>
          <table:table-cell table:style-name="ce3" table:formula="of:=MOD(BITRSHIFT([.$A47];[.C$1]);2)" office:value-type="float" office:value="0" calcext:value-type="float">
            <text:p/>
          </table:table-cell>
          <table:table-cell table:style-name="ce3" table:formula="of:=MOD(BITRSHIFT([.$A47];[.D$1]);2)" office:value-type="float" office:value="0" calcext:value-type="float">
            <text:p/>
          </table:table-cell>
          <table:table-cell table:style-name="ce3" table:formula="of:=MOD(BITRSHIFT([.$A47];[.E$1]);2)" office:value-type="float" office:value="1" calcext:value-type="float">
            <text:p/>
          </table:table-cell>
          <table:table-cell table:style-name="ce3" table:formula="of:=MOD(BITRSHIFT([.$A47];[.F$1]);2)" office:value-type="float" office:value="0" calcext:value-type="float">
            <text:p/>
          </table:table-cell>
          <table:table-cell table:style-name="ce3" table:formula="of:=MOD(BITRSHIFT([.$A47];[.G$1]);2)" office:value-type="float" office:value="1" calcext:value-type="float">
            <text:p/>
          </table:table-cell>
          <table:table-cell table:style-name="ce3" table:formula="of:=MOD(BITRSHIFT([.$A47];[.H$1]);2)" office:value-type="float" office:value="1" calcext:value-type="float">
            <text:p/>
          </table:table-cell>
          <table:table-cell table:style-name="ce3" table:formula="of:=MOD(BITRSHIFT([.$A47];[.I$1]);2)" office:value-type="float" office:value="0" calcext:value-type="float">
            <text:p/>
          </table:table-cell>
          <table:table-cell table:style-name="ce3" table:formula="of:=MOD(BITRSHIFT([.$A47];[.J$1]);2)" office:value-type="float" office:value="1" calcext:value-type="float">
            <text:p/>
          </table:table-cell>
          <table:table-cell table:number-columns-repeated="1014"/>
        </table:table-row>
        <table:table-row table:style-name="ro1">
          <table:table-cell office:value-type="float" office:value="46" calcext:value-type="float">
            <text:p>46</text:p>
          </table:table-cell>
          <table:table-cell table:formula="of:=DEC2HEX([.A48];2)" office:value-type="string" office:string-value="2E" calcext:value-type="string">
            <text:p>2E</text:p>
          </table:table-cell>
          <table:table-cell table:style-name="ce3" table:formula="of:=MOD(BITRSHIFT([.$A48];[.C$1]);2)" office:value-type="float" office:value="0" calcext:value-type="float">
            <text:p/>
          </table:table-cell>
          <table:table-cell table:style-name="ce3" table:formula="of:=MOD(BITRSHIFT([.$A48];[.D$1]);2)" office:value-type="float" office:value="0" calcext:value-type="float">
            <text:p/>
          </table:table-cell>
          <table:table-cell table:style-name="ce3" table:formula="of:=MOD(BITRSHIFT([.$A48];[.E$1]);2)" office:value-type="float" office:value="1" calcext:value-type="float">
            <text:p/>
          </table:table-cell>
          <table:table-cell table:style-name="ce3" table:formula="of:=MOD(BITRSHIFT([.$A48];[.F$1]);2)" office:value-type="float" office:value="0" calcext:value-type="float">
            <text:p/>
          </table:table-cell>
          <table:table-cell table:style-name="ce3" table:formula="of:=MOD(BITRSHIFT([.$A48];[.G$1]);2)" office:value-type="float" office:value="1" calcext:value-type="float">
            <text:p/>
          </table:table-cell>
          <table:table-cell table:style-name="ce3" table:formula="of:=MOD(BITRSHIFT([.$A48];[.H$1]);2)" office:value-type="float" office:value="1" calcext:value-type="float">
            <text:p/>
          </table:table-cell>
          <table:table-cell table:style-name="ce3" table:formula="of:=MOD(BITRSHIFT([.$A48];[.I$1]);2)" office:value-type="float" office:value="1" calcext:value-type="float">
            <text:p/>
          </table:table-cell>
          <table:table-cell table:style-name="ce3" table:formula="of:=MOD(BITRSHIFT([.$A48];[.J$1]);2)" office:value-type="float" office:value="0" calcext:value-type="float">
            <text:p/>
          </table:table-cell>
          <table:table-cell table:number-columns-repeated="1014"/>
        </table:table-row>
        <table:table-row table:style-name="ro1">
          <table:table-cell office:value-type="float" office:value="47" calcext:value-type="float">
            <text:p>47</text:p>
          </table:table-cell>
          <table:table-cell table:formula="of:=DEC2HEX([.A49];2)" office:value-type="string" office:string-value="2F" calcext:value-type="string">
            <text:p>2F</text:p>
          </table:table-cell>
          <table:table-cell table:style-name="ce3" table:formula="of:=MOD(BITRSHIFT([.$A49];[.C$1]);2)" office:value-type="float" office:value="0" calcext:value-type="float">
            <text:p/>
          </table:table-cell>
          <table:table-cell table:style-name="ce3" table:formula="of:=MOD(BITRSHIFT([.$A49];[.D$1]);2)" office:value-type="float" office:value="0" calcext:value-type="float">
            <text:p/>
          </table:table-cell>
          <table:table-cell table:style-name="ce3" table:formula="of:=MOD(BITRSHIFT([.$A49];[.E$1]);2)" office:value-type="float" office:value="1" calcext:value-type="float">
            <text:p/>
          </table:table-cell>
          <table:table-cell table:style-name="ce3" table:formula="of:=MOD(BITRSHIFT([.$A49];[.F$1]);2)" office:value-type="float" office:value="0" calcext:value-type="float">
            <text:p/>
          </table:table-cell>
          <table:table-cell table:style-name="ce3" table:formula="of:=MOD(BITRSHIFT([.$A49];[.G$1]);2)" office:value-type="float" office:value="1" calcext:value-type="float">
            <text:p/>
          </table:table-cell>
          <table:table-cell table:style-name="ce3" table:formula="of:=MOD(BITRSHIFT([.$A49];[.H$1]);2)" office:value-type="float" office:value="1" calcext:value-type="float">
            <text:p/>
          </table:table-cell>
          <table:table-cell table:style-name="ce3" table:formula="of:=MOD(BITRSHIFT([.$A49];[.I$1]);2)" office:value-type="float" office:value="1" calcext:value-type="float">
            <text:p/>
          </table:table-cell>
          <table:table-cell table:style-name="ce3" table:formula="of:=MOD(BITRSHIFT([.$A49];[.J$1]);2)" office:value-type="float" office:value="1" calcext:value-type="float">
            <text:p/>
          </table:table-cell>
          <table:table-cell table:number-columns-repeated="1014"/>
        </table:table-row>
        <table:table-row table:style-name="ro1">
          <table:table-cell office:value-type="float" office:value="48" calcext:value-type="float">
            <text:p>48</text:p>
          </table:table-cell>
          <table:table-cell table:formula="of:=DEC2HEX([.A50];2)" office:value-type="string" office:string-value="30" calcext:value-type="string">
            <text:p>30</text:p>
          </table:table-cell>
          <table:table-cell table:style-name="ce3" table:formula="of:=MOD(BITRSHIFT([.$A50];[.C$1]);2)" office:value-type="float" office:value="0" calcext:value-type="float">
            <text:p/>
          </table:table-cell>
          <table:table-cell table:style-name="ce3" table:formula="of:=MOD(BITRSHIFT([.$A50];[.D$1]);2)" office:value-type="float" office:value="0" calcext:value-type="float">
            <text:p/>
          </table:table-cell>
          <table:table-cell table:style-name="ce3" table:formula="of:=MOD(BITRSHIFT([.$A50];[.E$1]);2)" office:value-type="float" office:value="1" calcext:value-type="float">
            <text:p/>
          </table:table-cell>
          <table:table-cell table:style-name="ce3" table:formula="of:=MOD(BITRSHIFT([.$A50];[.F$1]);2)" office:value-type="float" office:value="1" calcext:value-type="float">
            <text:p/>
          </table:table-cell>
          <table:table-cell table:style-name="ce3" table:formula="of:=MOD(BITRSHIFT([.$A50];[.G$1]);2)" office:value-type="float" office:value="0" calcext:value-type="float">
            <text:p/>
          </table:table-cell>
          <table:table-cell table:style-name="ce3" table:formula="of:=MOD(BITRSHIFT([.$A50];[.H$1]);2)" office:value-type="float" office:value="0" calcext:value-type="float">
            <text:p/>
          </table:table-cell>
          <table:table-cell table:style-name="ce3" table:formula="of:=MOD(BITRSHIFT([.$A50];[.I$1]);2)" office:value-type="float" office:value="0" calcext:value-type="float">
            <text:p/>
          </table:table-cell>
          <table:table-cell table:style-name="ce3" table:formula="of:=MOD(BITRSHIFT([.$A50];[.J$1]);2)" office:value-type="float" office:value="0" calcext:value-type="float">
            <text:p/>
          </table:table-cell>
          <table:table-cell table:number-columns-repeated="1014"/>
        </table:table-row>
        <table:table-row table:style-name="ro1">
          <table:table-cell office:value-type="float" office:value="49" calcext:value-type="float">
            <text:p>49</text:p>
          </table:table-cell>
          <table:table-cell table:formula="of:=DEC2HEX([.A51];2)" office:value-type="string" office:string-value="31" calcext:value-type="string">
            <text:p>31</text:p>
          </table:table-cell>
          <table:table-cell table:style-name="ce3" table:formula="of:=MOD(BITRSHIFT([.$A51];[.C$1]);2)" office:value-type="float" office:value="0" calcext:value-type="float">
            <text:p/>
          </table:table-cell>
          <table:table-cell table:style-name="ce3" table:formula="of:=MOD(BITRSHIFT([.$A51];[.D$1]);2)" office:value-type="float" office:value="0" calcext:value-type="float">
            <text:p/>
          </table:table-cell>
          <table:table-cell table:style-name="ce3" table:formula="of:=MOD(BITRSHIFT([.$A51];[.E$1]);2)" office:value-type="float" office:value="1" calcext:value-type="float">
            <text:p/>
          </table:table-cell>
          <table:table-cell table:style-name="ce3" table:formula="of:=MOD(BITRSHIFT([.$A51];[.F$1]);2)" office:value-type="float" office:value="1" calcext:value-type="float">
            <text:p/>
          </table:table-cell>
          <table:table-cell table:style-name="ce3" table:formula="of:=MOD(BITRSHIFT([.$A51];[.G$1]);2)" office:value-type="float" office:value="0" calcext:value-type="float">
            <text:p/>
          </table:table-cell>
          <table:table-cell table:style-name="ce3" table:formula="of:=MOD(BITRSHIFT([.$A51];[.H$1]);2)" office:value-type="float" office:value="0" calcext:value-type="float">
            <text:p/>
          </table:table-cell>
          <table:table-cell table:style-name="ce3" table:formula="of:=MOD(BITRSHIFT([.$A51];[.I$1]);2)" office:value-type="float" office:value="0" calcext:value-type="float">
            <text:p/>
          </table:table-cell>
          <table:table-cell table:style-name="ce3" table:formula="of:=MOD(BITRSHIFT([.$A51];[.J$1]);2)" office:value-type="float" office:value="1" calcext:value-type="float">
            <text:p/>
          </table:table-cell>
          <table:table-cell table:number-columns-repeated="1014"/>
        </table:table-row>
        <table:table-row table:style-name="ro1">
          <table:table-cell office:value-type="float" office:value="50" calcext:value-type="float">
            <text:p>50</text:p>
          </table:table-cell>
          <table:table-cell table:formula="of:=DEC2HEX([.A52];2)" office:value-type="string" office:string-value="32" calcext:value-type="string">
            <text:p>32</text:p>
          </table:table-cell>
          <table:table-cell table:style-name="ce3" table:formula="of:=MOD(BITRSHIFT([.$A52];[.C$1]);2)" office:value-type="float" office:value="0" calcext:value-type="float">
            <text:p/>
          </table:table-cell>
          <table:table-cell table:style-name="ce3" table:formula="of:=MOD(BITRSHIFT([.$A52];[.D$1]);2)" office:value-type="float" office:value="0" calcext:value-type="float">
            <text:p/>
          </table:table-cell>
          <table:table-cell table:style-name="ce3" table:formula="of:=MOD(BITRSHIFT([.$A52];[.E$1]);2)" office:value-type="float" office:value="1" calcext:value-type="float">
            <text:p/>
          </table:table-cell>
          <table:table-cell table:style-name="ce3" table:formula="of:=MOD(BITRSHIFT([.$A52];[.F$1]);2)" office:value-type="float" office:value="1" calcext:value-type="float">
            <text:p/>
          </table:table-cell>
          <table:table-cell table:style-name="ce3" table:formula="of:=MOD(BITRSHIFT([.$A52];[.G$1]);2)" office:value-type="float" office:value="0" calcext:value-type="float">
            <text:p/>
          </table:table-cell>
          <table:table-cell table:style-name="ce3" table:formula="of:=MOD(BITRSHIFT([.$A52];[.H$1]);2)" office:value-type="float" office:value="0" calcext:value-type="float">
            <text:p/>
          </table:table-cell>
          <table:table-cell table:style-name="ce3" table:formula="of:=MOD(BITRSHIFT([.$A52];[.I$1]);2)" office:value-type="float" office:value="1" calcext:value-type="float">
            <text:p/>
          </table:table-cell>
          <table:table-cell table:style-name="ce3" table:formula="of:=MOD(BITRSHIFT([.$A52];[.J$1]);2)" office:value-type="float" office:value="0" calcext:value-type="float">
            <text:p/>
          </table:table-cell>
          <table:table-cell table:number-columns-repeated="1014"/>
        </table:table-row>
        <table:table-row table:style-name="ro1">
          <table:table-cell office:value-type="float" office:value="51" calcext:value-type="float">
            <text:p>51</text:p>
          </table:table-cell>
          <table:table-cell table:formula="of:=DEC2HEX([.A53];2)" office:value-type="string" office:string-value="33" calcext:value-type="string">
            <text:p>33</text:p>
          </table:table-cell>
          <table:table-cell table:style-name="ce3" table:formula="of:=MOD(BITRSHIFT([.$A53];[.C$1]);2)" office:value-type="float" office:value="0" calcext:value-type="float">
            <text:p/>
          </table:table-cell>
          <table:table-cell table:style-name="ce3" table:formula="of:=MOD(BITRSHIFT([.$A53];[.D$1]);2)" office:value-type="float" office:value="0" calcext:value-type="float">
            <text:p/>
          </table:table-cell>
          <table:table-cell table:style-name="ce3" table:formula="of:=MOD(BITRSHIFT([.$A53];[.E$1]);2)" office:value-type="float" office:value="1" calcext:value-type="float">
            <text:p/>
          </table:table-cell>
          <table:table-cell table:style-name="ce3" table:formula="of:=MOD(BITRSHIFT([.$A53];[.F$1]);2)" office:value-type="float" office:value="1" calcext:value-type="float">
            <text:p/>
          </table:table-cell>
          <table:table-cell table:style-name="ce3" table:formula="of:=MOD(BITRSHIFT([.$A53];[.G$1]);2)" office:value-type="float" office:value="0" calcext:value-type="float">
            <text:p/>
          </table:table-cell>
          <table:table-cell table:style-name="ce3" table:formula="of:=MOD(BITRSHIFT([.$A53];[.H$1]);2)" office:value-type="float" office:value="0" calcext:value-type="float">
            <text:p/>
          </table:table-cell>
          <table:table-cell table:style-name="ce3" table:formula="of:=MOD(BITRSHIFT([.$A53];[.I$1]);2)" office:value-type="float" office:value="1" calcext:value-type="float">
            <text:p/>
          </table:table-cell>
          <table:table-cell table:style-name="ce3" table:formula="of:=MOD(BITRSHIFT([.$A53];[.J$1]);2)" office:value-type="float" office:value="1" calcext:value-type="float">
            <text:p/>
          </table:table-cell>
          <table:table-cell table:number-columns-repeated="1014"/>
        </table:table-row>
        <table:table-row table:style-name="ro1">
          <table:table-cell office:value-type="float" office:value="52" calcext:value-type="float">
            <text:p>52</text:p>
          </table:table-cell>
          <table:table-cell table:formula="of:=DEC2HEX([.A54];2)" office:value-type="string" office:string-value="34" calcext:value-type="string">
            <text:p>34</text:p>
          </table:table-cell>
          <table:table-cell table:style-name="ce3" table:formula="of:=MOD(BITRSHIFT([.$A54];[.C$1]);2)" office:value-type="float" office:value="0" calcext:value-type="float">
            <text:p/>
          </table:table-cell>
          <table:table-cell table:style-name="ce3" table:formula="of:=MOD(BITRSHIFT([.$A54];[.D$1]);2)" office:value-type="float" office:value="0" calcext:value-type="float">
            <text:p/>
          </table:table-cell>
          <table:table-cell table:style-name="ce3" table:formula="of:=MOD(BITRSHIFT([.$A54];[.E$1]);2)" office:value-type="float" office:value="1" calcext:value-type="float">
            <text:p/>
          </table:table-cell>
          <table:table-cell table:style-name="ce3" table:formula="of:=MOD(BITRSHIFT([.$A54];[.F$1]);2)" office:value-type="float" office:value="1" calcext:value-type="float">
            <text:p/>
          </table:table-cell>
          <table:table-cell table:style-name="ce3" table:formula="of:=MOD(BITRSHIFT([.$A54];[.G$1]);2)" office:value-type="float" office:value="0" calcext:value-type="float">
            <text:p/>
          </table:table-cell>
          <table:table-cell table:style-name="ce3" table:formula="of:=MOD(BITRSHIFT([.$A54];[.H$1]);2)" office:value-type="float" office:value="1" calcext:value-type="float">
            <text:p/>
          </table:table-cell>
          <table:table-cell table:style-name="ce3" table:formula="of:=MOD(BITRSHIFT([.$A54];[.I$1]);2)" office:value-type="float" office:value="0" calcext:value-type="float">
            <text:p/>
          </table:table-cell>
          <table:table-cell table:style-name="ce3" table:formula="of:=MOD(BITRSHIFT([.$A54];[.J$1]);2)" office:value-type="float" office:value="0" calcext:value-type="float">
            <text:p/>
          </table:table-cell>
          <table:table-cell table:number-columns-repeated="1014"/>
        </table:table-row>
        <table:table-row table:style-name="ro1">
          <table:table-cell office:value-type="float" office:value="53" calcext:value-type="float">
            <text:p>53</text:p>
          </table:table-cell>
          <table:table-cell table:formula="of:=DEC2HEX([.A55];2)" office:value-type="string" office:string-value="35" calcext:value-type="string">
            <text:p>35</text:p>
          </table:table-cell>
          <table:table-cell table:style-name="ce3" table:formula="of:=MOD(BITRSHIFT([.$A55];[.C$1]);2)" office:value-type="float" office:value="0" calcext:value-type="float">
            <text:p/>
          </table:table-cell>
          <table:table-cell table:style-name="ce3" table:formula="of:=MOD(BITRSHIFT([.$A55];[.D$1]);2)" office:value-type="float" office:value="0" calcext:value-type="float">
            <text:p/>
          </table:table-cell>
          <table:table-cell table:style-name="ce3" table:formula="of:=MOD(BITRSHIFT([.$A55];[.E$1]);2)" office:value-type="float" office:value="1" calcext:value-type="float">
            <text:p/>
          </table:table-cell>
          <table:table-cell table:style-name="ce3" table:formula="of:=MOD(BITRSHIFT([.$A55];[.F$1]);2)" office:value-type="float" office:value="1" calcext:value-type="float">
            <text:p/>
          </table:table-cell>
          <table:table-cell table:style-name="ce3" table:formula="of:=MOD(BITRSHIFT([.$A55];[.G$1]);2)" office:value-type="float" office:value="0" calcext:value-type="float">
            <text:p/>
          </table:table-cell>
          <table:table-cell table:style-name="ce3" table:formula="of:=MOD(BITRSHIFT([.$A55];[.H$1]);2)" office:value-type="float" office:value="1" calcext:value-type="float">
            <text:p/>
          </table:table-cell>
          <table:table-cell table:style-name="ce3" table:formula="of:=MOD(BITRSHIFT([.$A55];[.I$1]);2)" office:value-type="float" office:value="0" calcext:value-type="float">
            <text:p/>
          </table:table-cell>
          <table:table-cell table:style-name="ce3" table:formula="of:=MOD(BITRSHIFT([.$A55];[.J$1]);2)" office:value-type="float" office:value="1" calcext:value-type="float">
            <text:p/>
          </table:table-cell>
          <table:table-cell table:number-columns-repeated="1014"/>
        </table:table-row>
        <table:table-row table:style-name="ro1">
          <table:table-cell office:value-type="float" office:value="54" calcext:value-type="float">
            <text:p>54</text:p>
          </table:table-cell>
          <table:table-cell table:formula="of:=DEC2HEX([.A56];2)" office:value-type="string" office:string-value="36" calcext:value-type="string">
            <text:p>36</text:p>
          </table:table-cell>
          <table:table-cell table:style-name="ce3" table:formula="of:=MOD(BITRSHIFT([.$A56];[.C$1]);2)" office:value-type="float" office:value="0" calcext:value-type="float">
            <text:p/>
          </table:table-cell>
          <table:table-cell table:style-name="ce3" table:formula="of:=MOD(BITRSHIFT([.$A56];[.D$1]);2)" office:value-type="float" office:value="0" calcext:value-type="float">
            <text:p/>
          </table:table-cell>
          <table:table-cell table:style-name="ce3" table:formula="of:=MOD(BITRSHIFT([.$A56];[.E$1]);2)" office:value-type="float" office:value="1" calcext:value-type="float">
            <text:p/>
          </table:table-cell>
          <table:table-cell table:style-name="ce3" table:formula="of:=MOD(BITRSHIFT([.$A56];[.F$1]);2)" office:value-type="float" office:value="1" calcext:value-type="float">
            <text:p/>
          </table:table-cell>
          <table:table-cell table:style-name="ce3" table:formula="of:=MOD(BITRSHIFT([.$A56];[.G$1]);2)" office:value-type="float" office:value="0" calcext:value-type="float">
            <text:p/>
          </table:table-cell>
          <table:table-cell table:style-name="ce3" table:formula="of:=MOD(BITRSHIFT([.$A56];[.H$1]);2)" office:value-type="float" office:value="1" calcext:value-type="float">
            <text:p/>
          </table:table-cell>
          <table:table-cell table:style-name="ce3" table:formula="of:=MOD(BITRSHIFT([.$A56];[.I$1]);2)" office:value-type="float" office:value="1" calcext:value-type="float">
            <text:p/>
          </table:table-cell>
          <table:table-cell table:style-name="ce3" table:formula="of:=MOD(BITRSHIFT([.$A56];[.J$1]);2)" office:value-type="float" office:value="0" calcext:value-type="float">
            <text:p/>
          </table:table-cell>
          <table:table-cell table:number-columns-repeated="1014"/>
        </table:table-row>
        <table:table-row table:style-name="ro1">
          <table:table-cell office:value-type="float" office:value="55" calcext:value-type="float">
            <text:p>55</text:p>
          </table:table-cell>
          <table:table-cell table:formula="of:=DEC2HEX([.A57];2)" office:value-type="string" office:string-value="37" calcext:value-type="string">
            <text:p>37</text:p>
          </table:table-cell>
          <table:table-cell table:style-name="ce3" table:formula="of:=MOD(BITRSHIFT([.$A57];[.C$1]);2)" office:value-type="float" office:value="0" calcext:value-type="float">
            <text:p/>
          </table:table-cell>
          <table:table-cell table:style-name="ce3" table:formula="of:=MOD(BITRSHIFT([.$A57];[.D$1]);2)" office:value-type="float" office:value="0" calcext:value-type="float">
            <text:p/>
          </table:table-cell>
          <table:table-cell table:style-name="ce3" table:formula="of:=MOD(BITRSHIFT([.$A57];[.E$1]);2)" office:value-type="float" office:value="1" calcext:value-type="float">
            <text:p/>
          </table:table-cell>
          <table:table-cell table:style-name="ce3" table:formula="of:=MOD(BITRSHIFT([.$A57];[.F$1]);2)" office:value-type="float" office:value="1" calcext:value-type="float">
            <text:p/>
          </table:table-cell>
          <table:table-cell table:style-name="ce3" table:formula="of:=MOD(BITRSHIFT([.$A57];[.G$1]);2)" office:value-type="float" office:value="0" calcext:value-type="float">
            <text:p/>
          </table:table-cell>
          <table:table-cell table:style-name="ce3" table:formula="of:=MOD(BITRSHIFT([.$A57];[.H$1]);2)" office:value-type="float" office:value="1" calcext:value-type="float">
            <text:p/>
          </table:table-cell>
          <table:table-cell table:style-name="ce3" table:formula="of:=MOD(BITRSHIFT([.$A57];[.I$1]);2)" office:value-type="float" office:value="1" calcext:value-type="float">
            <text:p/>
          </table:table-cell>
          <table:table-cell table:style-name="ce3" table:formula="of:=MOD(BITRSHIFT([.$A57];[.J$1]);2)" office:value-type="float" office:value="1" calcext:value-type="float">
            <text:p/>
          </table:table-cell>
          <table:table-cell table:number-columns-repeated="1014"/>
        </table:table-row>
        <table:table-row table:style-name="ro1">
          <table:table-cell office:value-type="float" office:value="56" calcext:value-type="float">
            <text:p>56</text:p>
          </table:table-cell>
          <table:table-cell table:formula="of:=DEC2HEX([.A58];2)" office:value-type="string" office:string-value="38" calcext:value-type="string">
            <text:p>38</text:p>
          </table:table-cell>
          <table:table-cell table:style-name="ce3" table:formula="of:=MOD(BITRSHIFT([.$A58];[.C$1]);2)" office:value-type="float" office:value="0" calcext:value-type="float">
            <text:p/>
          </table:table-cell>
          <table:table-cell table:style-name="ce3" table:formula="of:=MOD(BITRSHIFT([.$A58];[.D$1]);2)" office:value-type="float" office:value="0" calcext:value-type="float">
            <text:p/>
          </table:table-cell>
          <table:table-cell table:style-name="ce3" table:formula="of:=MOD(BITRSHIFT([.$A58];[.E$1]);2)" office:value-type="float" office:value="1" calcext:value-type="float">
            <text:p/>
          </table:table-cell>
          <table:table-cell table:style-name="ce3" table:formula="of:=MOD(BITRSHIFT([.$A58];[.F$1]);2)" office:value-type="float" office:value="1" calcext:value-type="float">
            <text:p/>
          </table:table-cell>
          <table:table-cell table:style-name="ce3" table:formula="of:=MOD(BITRSHIFT([.$A58];[.G$1]);2)" office:value-type="float" office:value="1" calcext:value-type="float">
            <text:p/>
          </table:table-cell>
          <table:table-cell table:style-name="ce3" table:formula="of:=MOD(BITRSHIFT([.$A58];[.H$1]);2)" office:value-type="float" office:value="0" calcext:value-type="float">
            <text:p/>
          </table:table-cell>
          <table:table-cell table:style-name="ce3" table:formula="of:=MOD(BITRSHIFT([.$A58];[.I$1]);2)" office:value-type="float" office:value="0" calcext:value-type="float">
            <text:p/>
          </table:table-cell>
          <table:table-cell table:style-name="ce3" table:formula="of:=MOD(BITRSHIFT([.$A58];[.J$1]);2)" office:value-type="float" office:value="0" calcext:value-type="float">
            <text:p/>
          </table:table-cell>
          <table:table-cell table:number-columns-repeated="1014"/>
        </table:table-row>
        <table:table-row table:style-name="ro1">
          <table:table-cell office:value-type="float" office:value="57" calcext:value-type="float">
            <text:p>57</text:p>
          </table:table-cell>
          <table:table-cell table:formula="of:=DEC2HEX([.A59];2)" office:value-type="string" office:string-value="39" calcext:value-type="string">
            <text:p>39</text:p>
          </table:table-cell>
          <table:table-cell table:style-name="ce3" table:formula="of:=MOD(BITRSHIFT([.$A59];[.C$1]);2)" office:value-type="float" office:value="0" calcext:value-type="float">
            <text:p/>
          </table:table-cell>
          <table:table-cell table:style-name="ce3" table:formula="of:=MOD(BITRSHIFT([.$A59];[.D$1]);2)" office:value-type="float" office:value="0" calcext:value-type="float">
            <text:p/>
          </table:table-cell>
          <table:table-cell table:style-name="ce3" table:formula="of:=MOD(BITRSHIFT([.$A59];[.E$1]);2)" office:value-type="float" office:value="1" calcext:value-type="float">
            <text:p/>
          </table:table-cell>
          <table:table-cell table:style-name="ce3" table:formula="of:=MOD(BITRSHIFT([.$A59];[.F$1]);2)" office:value-type="float" office:value="1" calcext:value-type="float">
            <text:p/>
          </table:table-cell>
          <table:table-cell table:style-name="ce3" table:formula="of:=MOD(BITRSHIFT([.$A59];[.G$1]);2)" office:value-type="float" office:value="1" calcext:value-type="float">
            <text:p/>
          </table:table-cell>
          <table:table-cell table:style-name="ce3" table:formula="of:=MOD(BITRSHIFT([.$A59];[.H$1]);2)" office:value-type="float" office:value="0" calcext:value-type="float">
            <text:p/>
          </table:table-cell>
          <table:table-cell table:style-name="ce3" table:formula="of:=MOD(BITRSHIFT([.$A59];[.I$1]);2)" office:value-type="float" office:value="0" calcext:value-type="float">
            <text:p/>
          </table:table-cell>
          <table:table-cell table:style-name="ce3" table:formula="of:=MOD(BITRSHIFT([.$A59];[.J$1]);2)" office:value-type="float" office:value="1" calcext:value-type="float">
            <text:p/>
          </table:table-cell>
          <table:table-cell table:number-columns-repeated="1014"/>
        </table:table-row>
        <table:table-row table:style-name="ro1">
          <table:table-cell office:value-type="float" office:value="58" calcext:value-type="float">
            <text:p>58</text:p>
          </table:table-cell>
          <table:table-cell table:formula="of:=DEC2HEX([.A60];2)" office:value-type="string" office:string-value="3A" calcext:value-type="string">
            <text:p>3A</text:p>
          </table:table-cell>
          <table:table-cell table:style-name="ce3" table:formula="of:=MOD(BITRSHIFT([.$A60];[.C$1]);2)" office:value-type="float" office:value="0" calcext:value-type="float">
            <text:p/>
          </table:table-cell>
          <table:table-cell table:style-name="ce3" table:formula="of:=MOD(BITRSHIFT([.$A60];[.D$1]);2)" office:value-type="float" office:value="0" calcext:value-type="float">
            <text:p/>
          </table:table-cell>
          <table:table-cell table:style-name="ce3" table:formula="of:=MOD(BITRSHIFT([.$A60];[.E$1]);2)" office:value-type="float" office:value="1" calcext:value-type="float">
            <text:p/>
          </table:table-cell>
          <table:table-cell table:style-name="ce3" table:formula="of:=MOD(BITRSHIFT([.$A60];[.F$1]);2)" office:value-type="float" office:value="1" calcext:value-type="float">
            <text:p/>
          </table:table-cell>
          <table:table-cell table:style-name="ce3" table:formula="of:=MOD(BITRSHIFT([.$A60];[.G$1]);2)" office:value-type="float" office:value="1" calcext:value-type="float">
            <text:p/>
          </table:table-cell>
          <table:table-cell table:style-name="ce3" table:formula="of:=MOD(BITRSHIFT([.$A60];[.H$1]);2)" office:value-type="float" office:value="0" calcext:value-type="float">
            <text:p/>
          </table:table-cell>
          <table:table-cell table:style-name="ce3" table:formula="of:=MOD(BITRSHIFT([.$A60];[.I$1]);2)" office:value-type="float" office:value="1" calcext:value-type="float">
            <text:p/>
          </table:table-cell>
          <table:table-cell table:style-name="ce3" table:formula="of:=MOD(BITRSHIFT([.$A60];[.J$1]);2)" office:value-type="float" office:value="0" calcext:value-type="float">
            <text:p/>
          </table:table-cell>
          <table:table-cell table:number-columns-repeated="1014"/>
        </table:table-row>
        <table:table-row table:style-name="ro1">
          <table:table-cell office:value-type="float" office:value="59" calcext:value-type="float">
            <text:p>59</text:p>
          </table:table-cell>
          <table:table-cell table:formula="of:=DEC2HEX([.A61];2)" office:value-type="string" office:string-value="3B" calcext:value-type="string">
            <text:p>3B</text:p>
          </table:table-cell>
          <table:table-cell table:style-name="ce3" table:formula="of:=MOD(BITRSHIFT([.$A61];[.C$1]);2)" office:value-type="float" office:value="0" calcext:value-type="float">
            <text:p/>
          </table:table-cell>
          <table:table-cell table:style-name="ce3" table:formula="of:=MOD(BITRSHIFT([.$A61];[.D$1]);2)" office:value-type="float" office:value="0" calcext:value-type="float">
            <text:p/>
          </table:table-cell>
          <table:table-cell table:style-name="ce3" table:formula="of:=MOD(BITRSHIFT([.$A61];[.E$1]);2)" office:value-type="float" office:value="1" calcext:value-type="float">
            <text:p/>
          </table:table-cell>
          <table:table-cell table:style-name="ce3" table:formula="of:=MOD(BITRSHIFT([.$A61];[.F$1]);2)" office:value-type="float" office:value="1" calcext:value-type="float">
            <text:p/>
          </table:table-cell>
          <table:table-cell table:style-name="ce3" table:formula="of:=MOD(BITRSHIFT([.$A61];[.G$1]);2)" office:value-type="float" office:value="1" calcext:value-type="float">
            <text:p/>
          </table:table-cell>
          <table:table-cell table:style-name="ce3" table:formula="of:=MOD(BITRSHIFT([.$A61];[.H$1]);2)" office:value-type="float" office:value="0" calcext:value-type="float">
            <text:p/>
          </table:table-cell>
          <table:table-cell table:style-name="ce3" table:formula="of:=MOD(BITRSHIFT([.$A61];[.I$1]);2)" office:value-type="float" office:value="1" calcext:value-type="float">
            <text:p/>
          </table:table-cell>
          <table:table-cell table:style-name="ce3" table:formula="of:=MOD(BITRSHIFT([.$A61];[.J$1]);2)" office:value-type="float" office:value="1" calcext:value-type="float">
            <text:p/>
          </table:table-cell>
          <table:table-cell table:number-columns-repeated="1014"/>
        </table:table-row>
        <table:table-row table:style-name="ro1">
          <table:table-cell office:value-type="float" office:value="60" calcext:value-type="float">
            <text:p>60</text:p>
          </table:table-cell>
          <table:table-cell table:formula="of:=DEC2HEX([.A62];2)" office:value-type="string" office:string-value="3C" calcext:value-type="string">
            <text:p>3C</text:p>
          </table:table-cell>
          <table:table-cell table:style-name="ce3" table:formula="of:=MOD(BITRSHIFT([.$A62];[.C$1]);2)" office:value-type="float" office:value="0" calcext:value-type="float">
            <text:p/>
          </table:table-cell>
          <table:table-cell table:style-name="ce3" table:formula="of:=MOD(BITRSHIFT([.$A62];[.D$1]);2)" office:value-type="float" office:value="0" calcext:value-type="float">
            <text:p/>
          </table:table-cell>
          <table:table-cell table:style-name="ce3" table:formula="of:=MOD(BITRSHIFT([.$A62];[.E$1]);2)" office:value-type="float" office:value="1" calcext:value-type="float">
            <text:p/>
          </table:table-cell>
          <table:table-cell table:style-name="ce3" table:formula="of:=MOD(BITRSHIFT([.$A62];[.F$1]);2)" office:value-type="float" office:value="1" calcext:value-type="float">
            <text:p/>
          </table:table-cell>
          <table:table-cell table:style-name="ce3" table:formula="of:=MOD(BITRSHIFT([.$A62];[.G$1]);2)" office:value-type="float" office:value="1" calcext:value-type="float">
            <text:p/>
          </table:table-cell>
          <table:table-cell table:style-name="ce3" table:formula="of:=MOD(BITRSHIFT([.$A62];[.H$1]);2)" office:value-type="float" office:value="1" calcext:value-type="float">
            <text:p/>
          </table:table-cell>
          <table:table-cell table:style-name="ce3" table:formula="of:=MOD(BITRSHIFT([.$A62];[.I$1]);2)" office:value-type="float" office:value="0" calcext:value-type="float">
            <text:p/>
          </table:table-cell>
          <table:table-cell table:style-name="ce3" table:formula="of:=MOD(BITRSHIFT([.$A62];[.J$1]);2)" office:value-type="float" office:value="0" calcext:value-type="float">
            <text:p/>
          </table:table-cell>
          <table:table-cell table:number-columns-repeated="1014"/>
        </table:table-row>
        <table:table-row table:style-name="ro1">
          <table:table-cell office:value-type="float" office:value="61" calcext:value-type="float">
            <text:p>61</text:p>
          </table:table-cell>
          <table:table-cell table:formula="of:=DEC2HEX([.A63];2)" office:value-type="string" office:string-value="3D" calcext:value-type="string">
            <text:p>3D</text:p>
          </table:table-cell>
          <table:table-cell table:style-name="ce3" table:formula="of:=MOD(BITRSHIFT([.$A63];[.C$1]);2)" office:value-type="float" office:value="0" calcext:value-type="float">
            <text:p/>
          </table:table-cell>
          <table:table-cell table:style-name="ce3" table:formula="of:=MOD(BITRSHIFT([.$A63];[.D$1]);2)" office:value-type="float" office:value="0" calcext:value-type="float">
            <text:p/>
          </table:table-cell>
          <table:table-cell table:style-name="ce3" table:formula="of:=MOD(BITRSHIFT([.$A63];[.E$1]);2)" office:value-type="float" office:value="1" calcext:value-type="float">
            <text:p/>
          </table:table-cell>
          <table:table-cell table:style-name="ce3" table:formula="of:=MOD(BITRSHIFT([.$A63];[.F$1]);2)" office:value-type="float" office:value="1" calcext:value-type="float">
            <text:p/>
          </table:table-cell>
          <table:table-cell table:style-name="ce3" table:formula="of:=MOD(BITRSHIFT([.$A63];[.G$1]);2)" office:value-type="float" office:value="1" calcext:value-type="float">
            <text:p/>
          </table:table-cell>
          <table:table-cell table:style-name="ce3" table:formula="of:=MOD(BITRSHIFT([.$A63];[.H$1]);2)" office:value-type="float" office:value="1" calcext:value-type="float">
            <text:p/>
          </table:table-cell>
          <table:table-cell table:style-name="ce3" table:formula="of:=MOD(BITRSHIFT([.$A63];[.I$1]);2)" office:value-type="float" office:value="0" calcext:value-type="float">
            <text:p/>
          </table:table-cell>
          <table:table-cell table:style-name="ce3" table:formula="of:=MOD(BITRSHIFT([.$A63];[.J$1]);2)" office:value-type="float" office:value="1" calcext:value-type="float">
            <text:p/>
          </table:table-cell>
          <table:table-cell table:number-columns-repeated="1014"/>
        </table:table-row>
        <table:table-row table:style-name="ro1">
          <table:table-cell office:value-type="float" office:value="62" calcext:value-type="float">
            <text:p>62</text:p>
          </table:table-cell>
          <table:table-cell table:formula="of:=DEC2HEX([.A64];2)" office:value-type="string" office:string-value="3E" calcext:value-type="string">
            <text:p>3E</text:p>
          </table:table-cell>
          <table:table-cell table:style-name="ce3" table:formula="of:=MOD(BITRSHIFT([.$A64];[.C$1]);2)" office:value-type="float" office:value="0" calcext:value-type="float">
            <text:p/>
          </table:table-cell>
          <table:table-cell table:style-name="ce3" table:formula="of:=MOD(BITRSHIFT([.$A64];[.D$1]);2)" office:value-type="float" office:value="0" calcext:value-type="float">
            <text:p/>
          </table:table-cell>
          <table:table-cell table:style-name="ce3" table:formula="of:=MOD(BITRSHIFT([.$A64];[.E$1]);2)" office:value-type="float" office:value="1" calcext:value-type="float">
            <text:p/>
          </table:table-cell>
          <table:table-cell table:style-name="ce3" table:formula="of:=MOD(BITRSHIFT([.$A64];[.F$1]);2)" office:value-type="float" office:value="1" calcext:value-type="float">
            <text:p/>
          </table:table-cell>
          <table:table-cell table:style-name="ce3" table:formula="of:=MOD(BITRSHIFT([.$A64];[.G$1]);2)" office:value-type="float" office:value="1" calcext:value-type="float">
            <text:p/>
          </table:table-cell>
          <table:table-cell table:style-name="ce3" table:formula="of:=MOD(BITRSHIFT([.$A64];[.H$1]);2)" office:value-type="float" office:value="1" calcext:value-type="float">
            <text:p/>
          </table:table-cell>
          <table:table-cell table:style-name="ce3" table:formula="of:=MOD(BITRSHIFT([.$A64];[.I$1]);2)" office:value-type="float" office:value="1" calcext:value-type="float">
            <text:p/>
          </table:table-cell>
          <table:table-cell table:style-name="ce3" table:formula="of:=MOD(BITRSHIFT([.$A64];[.J$1]);2)" office:value-type="float" office:value="0" calcext:value-type="float">
            <text:p/>
          </table:table-cell>
          <table:table-cell table:number-columns-repeated="1014"/>
        </table:table-row>
        <table:table-row table:style-name="ro1">
          <table:table-cell office:value-type="float" office:value="63" calcext:value-type="float">
            <text:p>63</text:p>
          </table:table-cell>
          <table:table-cell table:formula="of:=DEC2HEX([.A65];2)" office:value-type="string" office:string-value="3F" calcext:value-type="string">
            <text:p>3F</text:p>
          </table:table-cell>
          <table:table-cell table:style-name="ce3" table:formula="of:=MOD(BITRSHIFT([.$A65];[.C$1]);2)" office:value-type="float" office:value="0" calcext:value-type="float">
            <text:p/>
          </table:table-cell>
          <table:table-cell table:style-name="ce3" table:formula="of:=MOD(BITRSHIFT([.$A65];[.D$1]);2)" office:value-type="float" office:value="0" calcext:value-type="float">
            <text:p/>
          </table:table-cell>
          <table:table-cell table:style-name="ce3" table:formula="of:=MOD(BITRSHIFT([.$A65];[.E$1]);2)" office:value-type="float" office:value="1" calcext:value-type="float">
            <text:p/>
          </table:table-cell>
          <table:table-cell table:style-name="ce3" table:formula="of:=MOD(BITRSHIFT([.$A65];[.F$1]);2)" office:value-type="float" office:value="1" calcext:value-type="float">
            <text:p/>
          </table:table-cell>
          <table:table-cell table:style-name="ce3" table:formula="of:=MOD(BITRSHIFT([.$A65];[.G$1]);2)" office:value-type="float" office:value="1" calcext:value-type="float">
            <text:p/>
          </table:table-cell>
          <table:table-cell table:style-name="ce3" table:formula="of:=MOD(BITRSHIFT([.$A65];[.H$1]);2)" office:value-type="float" office:value="1" calcext:value-type="float">
            <text:p/>
          </table:table-cell>
          <table:table-cell table:style-name="ce3" table:formula="of:=MOD(BITRSHIFT([.$A65];[.I$1]);2)" office:value-type="float" office:value="1" calcext:value-type="float">
            <text:p/>
          </table:table-cell>
          <table:table-cell table:style-name="ce3" table:formula="of:=MOD(BITRSHIFT([.$A65];[.J$1]);2)" office:value-type="float" office:value="1" calcext:value-type="float">
            <text:p/>
          </table:table-cell>
          <table:table-cell table:number-columns-repeated="1014"/>
        </table:table-row>
        <table:table-row table:style-name="ro1">
          <table:table-cell office:value-type="float" office:value="64" calcext:value-type="float">
            <text:p>64</text:p>
          </table:table-cell>
          <table:table-cell table:formula="of:=DEC2HEX([.A66];2)" office:value-type="string" office:string-value="40" calcext:value-type="string">
            <text:p>40</text:p>
          </table:table-cell>
          <table:table-cell table:style-name="ce3" table:formula="of:=MOD(BITRSHIFT([.$A66];[.C$1]);2)" office:value-type="float" office:value="0" calcext:value-type="float">
            <text:p/>
          </table:table-cell>
          <table:table-cell table:style-name="ce3" table:formula="of:=MOD(BITRSHIFT([.$A66];[.D$1]);2)" office:value-type="float" office:value="1" calcext:value-type="float">
            <text:p/>
          </table:table-cell>
          <table:table-cell table:style-name="ce3" table:formula="of:=MOD(BITRSHIFT([.$A66];[.E$1]);2)" office:value-type="float" office:value="0" calcext:value-type="float">
            <text:p/>
          </table:table-cell>
          <table:table-cell table:style-name="ce3" table:formula="of:=MOD(BITRSHIFT([.$A66];[.F$1]);2)" office:value-type="float" office:value="0" calcext:value-type="float">
            <text:p/>
          </table:table-cell>
          <table:table-cell table:style-name="ce3" table:formula="of:=MOD(BITRSHIFT([.$A66];[.G$1]);2)" office:value-type="float" office:value="0" calcext:value-type="float">
            <text:p/>
          </table:table-cell>
          <table:table-cell table:style-name="ce3" table:formula="of:=MOD(BITRSHIFT([.$A66];[.H$1]);2)" office:value-type="float" office:value="0" calcext:value-type="float">
            <text:p/>
          </table:table-cell>
          <table:table-cell table:style-name="ce3" table:formula="of:=MOD(BITRSHIFT([.$A66];[.I$1]);2)" office:value-type="float" office:value="0" calcext:value-type="float">
            <text:p/>
          </table:table-cell>
          <table:table-cell table:style-name="ce3" table:formula="of:=MOD(BITRSHIFT([.$A66];[.J$1]);2)" office:value-type="float" office:value="0" calcext:value-type="float">
            <text:p/>
          </table:table-cell>
          <table:table-cell table:number-columns-repeated="1014"/>
        </table:table-row>
        <table:table-row table:style-name="ro1">
          <table:table-cell office:value-type="float" office:value="65" calcext:value-type="float">
            <text:p>65</text:p>
          </table:table-cell>
          <table:table-cell table:formula="of:=DEC2HEX([.A67];2)" office:value-type="string" office:string-value="41" calcext:value-type="string">
            <text:p>41</text:p>
          </table:table-cell>
          <table:table-cell table:style-name="ce3" table:formula="of:=MOD(BITRSHIFT([.$A67];[.C$1]);2)" office:value-type="float" office:value="0" calcext:value-type="float">
            <text:p/>
          </table:table-cell>
          <table:table-cell table:style-name="ce3" table:formula="of:=MOD(BITRSHIFT([.$A67];[.D$1]);2)" office:value-type="float" office:value="1" calcext:value-type="float">
            <text:p/>
          </table:table-cell>
          <table:table-cell table:style-name="ce3" table:formula="of:=MOD(BITRSHIFT([.$A67];[.E$1]);2)" office:value-type="float" office:value="0" calcext:value-type="float">
            <text:p/>
          </table:table-cell>
          <table:table-cell table:style-name="ce3" table:formula="of:=MOD(BITRSHIFT([.$A67];[.F$1]);2)" office:value-type="float" office:value="0" calcext:value-type="float">
            <text:p/>
          </table:table-cell>
          <table:table-cell table:style-name="ce3" table:formula="of:=MOD(BITRSHIFT([.$A67];[.G$1]);2)" office:value-type="float" office:value="0" calcext:value-type="float">
            <text:p/>
          </table:table-cell>
          <table:table-cell table:style-name="ce3" table:formula="of:=MOD(BITRSHIFT([.$A67];[.H$1]);2)" office:value-type="float" office:value="0" calcext:value-type="float">
            <text:p/>
          </table:table-cell>
          <table:table-cell table:style-name="ce3" table:formula="of:=MOD(BITRSHIFT([.$A67];[.I$1]);2)" office:value-type="float" office:value="0" calcext:value-type="float">
            <text:p/>
          </table:table-cell>
          <table:table-cell table:style-name="ce3" table:formula="of:=MOD(BITRSHIFT([.$A67];[.J$1]);2)" office:value-type="float" office:value="1" calcext:value-type="float">
            <text:p/>
          </table:table-cell>
          <table:table-cell table:number-columns-repeated="1014"/>
        </table:table-row>
        <table:table-row table:style-name="ro1">
          <table:table-cell office:value-type="float" office:value="66" calcext:value-type="float">
            <text:p>66</text:p>
          </table:table-cell>
          <table:table-cell table:formula="of:=DEC2HEX([.A68];2)" office:value-type="string" office:string-value="42" calcext:value-type="string">
            <text:p>42</text:p>
          </table:table-cell>
          <table:table-cell table:style-name="ce3" table:formula="of:=MOD(BITRSHIFT([.$A68];[.C$1]);2)" office:value-type="float" office:value="0" calcext:value-type="float">
            <text:p/>
          </table:table-cell>
          <table:table-cell table:style-name="ce3" table:formula="of:=MOD(BITRSHIFT([.$A68];[.D$1]);2)" office:value-type="float" office:value="1" calcext:value-type="float">
            <text:p/>
          </table:table-cell>
          <table:table-cell table:style-name="ce3" table:formula="of:=MOD(BITRSHIFT([.$A68];[.E$1]);2)" office:value-type="float" office:value="0" calcext:value-type="float">
            <text:p/>
          </table:table-cell>
          <table:table-cell table:style-name="ce3" table:formula="of:=MOD(BITRSHIFT([.$A68];[.F$1]);2)" office:value-type="float" office:value="0" calcext:value-type="float">
            <text:p/>
          </table:table-cell>
          <table:table-cell table:style-name="ce3" table:formula="of:=MOD(BITRSHIFT([.$A68];[.G$1]);2)" office:value-type="float" office:value="0" calcext:value-type="float">
            <text:p/>
          </table:table-cell>
          <table:table-cell table:style-name="ce3" table:formula="of:=MOD(BITRSHIFT([.$A68];[.H$1]);2)" office:value-type="float" office:value="0" calcext:value-type="float">
            <text:p/>
          </table:table-cell>
          <table:table-cell table:style-name="ce3" table:formula="of:=MOD(BITRSHIFT([.$A68];[.I$1]);2)" office:value-type="float" office:value="1" calcext:value-type="float">
            <text:p/>
          </table:table-cell>
          <table:table-cell table:style-name="ce3" table:formula="of:=MOD(BITRSHIFT([.$A68];[.J$1]);2)" office:value-type="float" office:value="0" calcext:value-type="float">
            <text:p/>
          </table:table-cell>
          <table:table-cell table:number-columns-repeated="1014"/>
        </table:table-row>
        <table:table-row table:style-name="ro1">
          <table:table-cell office:value-type="float" office:value="67" calcext:value-type="float">
            <text:p>67</text:p>
          </table:table-cell>
          <table:table-cell table:formula="of:=DEC2HEX([.A69];2)" office:value-type="string" office:string-value="43" calcext:value-type="string">
            <text:p>43</text:p>
          </table:table-cell>
          <table:table-cell table:style-name="ce3" table:formula="of:=MOD(BITRSHIFT([.$A69];[.C$1]);2)" office:value-type="float" office:value="0" calcext:value-type="float">
            <text:p/>
          </table:table-cell>
          <table:table-cell table:style-name="ce3" table:formula="of:=MOD(BITRSHIFT([.$A69];[.D$1]);2)" office:value-type="float" office:value="1" calcext:value-type="float">
            <text:p/>
          </table:table-cell>
          <table:table-cell table:style-name="ce3" table:formula="of:=MOD(BITRSHIFT([.$A69];[.E$1]);2)" office:value-type="float" office:value="0" calcext:value-type="float">
            <text:p/>
          </table:table-cell>
          <table:table-cell table:style-name="ce3" table:formula="of:=MOD(BITRSHIFT([.$A69];[.F$1]);2)" office:value-type="float" office:value="0" calcext:value-type="float">
            <text:p/>
          </table:table-cell>
          <table:table-cell table:style-name="ce3" table:formula="of:=MOD(BITRSHIFT([.$A69];[.G$1]);2)" office:value-type="float" office:value="0" calcext:value-type="float">
            <text:p/>
          </table:table-cell>
          <table:table-cell table:style-name="ce3" table:formula="of:=MOD(BITRSHIFT([.$A69];[.H$1]);2)" office:value-type="float" office:value="0" calcext:value-type="float">
            <text:p/>
          </table:table-cell>
          <table:table-cell table:style-name="ce3" table:formula="of:=MOD(BITRSHIFT([.$A69];[.I$1]);2)" office:value-type="float" office:value="1" calcext:value-type="float">
            <text:p/>
          </table:table-cell>
          <table:table-cell table:style-name="ce3" table:formula="of:=MOD(BITRSHIFT([.$A69];[.J$1]);2)" office:value-type="float" office:value="1" calcext:value-type="float">
            <text:p/>
          </table:table-cell>
          <table:table-cell table:number-columns-repeated="1014"/>
        </table:table-row>
        <table:table-row table:style-name="ro1">
          <table:table-cell office:value-type="float" office:value="68" calcext:value-type="float">
            <text:p>68</text:p>
          </table:table-cell>
          <table:table-cell table:formula="of:=DEC2HEX([.A70];2)" office:value-type="string" office:string-value="44" calcext:value-type="string">
            <text:p>44</text:p>
          </table:table-cell>
          <table:table-cell table:style-name="ce3" table:formula="of:=MOD(BITRSHIFT([.$A70];[.C$1]);2)" office:value-type="float" office:value="0" calcext:value-type="float">
            <text:p/>
          </table:table-cell>
          <table:table-cell table:style-name="ce3" table:formula="of:=MOD(BITRSHIFT([.$A70];[.D$1]);2)" office:value-type="float" office:value="1" calcext:value-type="float">
            <text:p/>
          </table:table-cell>
          <table:table-cell table:style-name="ce3" table:formula="of:=MOD(BITRSHIFT([.$A70];[.E$1]);2)" office:value-type="float" office:value="0" calcext:value-type="float">
            <text:p/>
          </table:table-cell>
          <table:table-cell table:style-name="ce3" table:formula="of:=MOD(BITRSHIFT([.$A70];[.F$1]);2)" office:value-type="float" office:value="0" calcext:value-type="float">
            <text:p/>
          </table:table-cell>
          <table:table-cell table:style-name="ce3" table:formula="of:=MOD(BITRSHIFT([.$A70];[.G$1]);2)" office:value-type="float" office:value="0" calcext:value-type="float">
            <text:p/>
          </table:table-cell>
          <table:table-cell table:style-name="ce3" table:formula="of:=MOD(BITRSHIFT([.$A70];[.H$1]);2)" office:value-type="float" office:value="1" calcext:value-type="float">
            <text:p/>
          </table:table-cell>
          <table:table-cell table:style-name="ce3" table:formula="of:=MOD(BITRSHIFT([.$A70];[.I$1]);2)" office:value-type="float" office:value="0" calcext:value-type="float">
            <text:p/>
          </table:table-cell>
          <table:table-cell table:style-name="ce3" table:formula="of:=MOD(BITRSHIFT([.$A70];[.J$1]);2)" office:value-type="float" office:value="0" calcext:value-type="float">
            <text:p/>
          </table:table-cell>
          <table:table-cell table:number-columns-repeated="1014"/>
        </table:table-row>
        <table:table-row table:style-name="ro1">
          <table:table-cell office:value-type="float" office:value="69" calcext:value-type="float">
            <text:p>69</text:p>
          </table:table-cell>
          <table:table-cell table:formula="of:=DEC2HEX([.A71];2)" office:value-type="string" office:string-value="45" calcext:value-type="string">
            <text:p>45</text:p>
          </table:table-cell>
          <table:table-cell table:style-name="ce3" table:formula="of:=MOD(BITRSHIFT([.$A71];[.C$1]);2)" office:value-type="float" office:value="0" calcext:value-type="float">
            <text:p/>
          </table:table-cell>
          <table:table-cell table:style-name="ce3" table:formula="of:=MOD(BITRSHIFT([.$A71];[.D$1]);2)" office:value-type="float" office:value="1" calcext:value-type="float">
            <text:p/>
          </table:table-cell>
          <table:table-cell table:style-name="ce3" table:formula="of:=MOD(BITRSHIFT([.$A71];[.E$1]);2)" office:value-type="float" office:value="0" calcext:value-type="float">
            <text:p/>
          </table:table-cell>
          <table:table-cell table:style-name="ce3" table:formula="of:=MOD(BITRSHIFT([.$A71];[.F$1]);2)" office:value-type="float" office:value="0" calcext:value-type="float">
            <text:p/>
          </table:table-cell>
          <table:table-cell table:style-name="ce3" table:formula="of:=MOD(BITRSHIFT([.$A71];[.G$1]);2)" office:value-type="float" office:value="0" calcext:value-type="float">
            <text:p/>
          </table:table-cell>
          <table:table-cell table:style-name="ce3" table:formula="of:=MOD(BITRSHIFT([.$A71];[.H$1]);2)" office:value-type="float" office:value="1" calcext:value-type="float">
            <text:p/>
          </table:table-cell>
          <table:table-cell table:style-name="ce3" table:formula="of:=MOD(BITRSHIFT([.$A71];[.I$1]);2)" office:value-type="float" office:value="0" calcext:value-type="float">
            <text:p/>
          </table:table-cell>
          <table:table-cell table:style-name="ce3" table:formula="of:=MOD(BITRSHIFT([.$A71];[.J$1]);2)" office:value-type="float" office:value="1" calcext:value-type="float">
            <text:p/>
          </table:table-cell>
          <table:table-cell table:number-columns-repeated="1014"/>
        </table:table-row>
        <table:table-row table:style-name="ro1">
          <table:table-cell office:value-type="float" office:value="70" calcext:value-type="float">
            <text:p>70</text:p>
          </table:table-cell>
          <table:table-cell table:formula="of:=DEC2HEX([.A72];2)" office:value-type="string" office:string-value="46" calcext:value-type="string">
            <text:p>46</text:p>
          </table:table-cell>
          <table:table-cell table:style-name="ce3" table:formula="of:=MOD(BITRSHIFT([.$A72];[.C$1]);2)" office:value-type="float" office:value="0" calcext:value-type="float">
            <text:p/>
          </table:table-cell>
          <table:table-cell table:style-name="ce3" table:formula="of:=MOD(BITRSHIFT([.$A72];[.D$1]);2)" office:value-type="float" office:value="1" calcext:value-type="float">
            <text:p/>
          </table:table-cell>
          <table:table-cell table:style-name="ce3" table:formula="of:=MOD(BITRSHIFT([.$A72];[.E$1]);2)" office:value-type="float" office:value="0" calcext:value-type="float">
            <text:p/>
          </table:table-cell>
          <table:table-cell table:style-name="ce3" table:formula="of:=MOD(BITRSHIFT([.$A72];[.F$1]);2)" office:value-type="float" office:value="0" calcext:value-type="float">
            <text:p/>
          </table:table-cell>
          <table:table-cell table:style-name="ce3" table:formula="of:=MOD(BITRSHIFT([.$A72];[.G$1]);2)" office:value-type="float" office:value="0" calcext:value-type="float">
            <text:p/>
          </table:table-cell>
          <table:table-cell table:style-name="ce3" table:formula="of:=MOD(BITRSHIFT([.$A72];[.H$1]);2)" office:value-type="float" office:value="1" calcext:value-type="float">
            <text:p/>
          </table:table-cell>
          <table:table-cell table:style-name="ce3" table:formula="of:=MOD(BITRSHIFT([.$A72];[.I$1]);2)" office:value-type="float" office:value="1" calcext:value-type="float">
            <text:p/>
          </table:table-cell>
          <table:table-cell table:style-name="ce3" table:formula="of:=MOD(BITRSHIFT([.$A72];[.J$1]);2)" office:value-type="float" office:value="0" calcext:value-type="float">
            <text:p/>
          </table:table-cell>
          <table:table-cell table:number-columns-repeated="1014"/>
        </table:table-row>
        <table:table-row table:style-name="ro1">
          <table:table-cell office:value-type="float" office:value="71" calcext:value-type="float">
            <text:p>71</text:p>
          </table:table-cell>
          <table:table-cell table:formula="of:=DEC2HEX([.A73];2)" office:value-type="string" office:string-value="47" calcext:value-type="string">
            <text:p>47</text:p>
          </table:table-cell>
          <table:table-cell table:style-name="ce3" table:formula="of:=MOD(BITRSHIFT([.$A73];[.C$1]);2)" office:value-type="float" office:value="0" calcext:value-type="float">
            <text:p/>
          </table:table-cell>
          <table:table-cell table:style-name="ce3" table:formula="of:=MOD(BITRSHIFT([.$A73];[.D$1]);2)" office:value-type="float" office:value="1" calcext:value-type="float">
            <text:p/>
          </table:table-cell>
          <table:table-cell table:style-name="ce3" table:formula="of:=MOD(BITRSHIFT([.$A73];[.E$1]);2)" office:value-type="float" office:value="0" calcext:value-type="float">
            <text:p/>
          </table:table-cell>
          <table:table-cell table:style-name="ce3" table:formula="of:=MOD(BITRSHIFT([.$A73];[.F$1]);2)" office:value-type="float" office:value="0" calcext:value-type="float">
            <text:p/>
          </table:table-cell>
          <table:table-cell table:style-name="ce3" table:formula="of:=MOD(BITRSHIFT([.$A73];[.G$1]);2)" office:value-type="float" office:value="0" calcext:value-type="float">
            <text:p/>
          </table:table-cell>
          <table:table-cell table:style-name="ce3" table:formula="of:=MOD(BITRSHIFT([.$A73];[.H$1]);2)" office:value-type="float" office:value="1" calcext:value-type="float">
            <text:p/>
          </table:table-cell>
          <table:table-cell table:style-name="ce3" table:formula="of:=MOD(BITRSHIFT([.$A73];[.I$1]);2)" office:value-type="float" office:value="1" calcext:value-type="float">
            <text:p/>
          </table:table-cell>
          <table:table-cell table:style-name="ce3" table:formula="of:=MOD(BITRSHIFT([.$A73];[.J$1]);2)" office:value-type="float" office:value="1" calcext:value-type="float">
            <text:p/>
          </table:table-cell>
          <table:table-cell table:number-columns-repeated="1014"/>
        </table:table-row>
        <table:table-row table:style-name="ro1">
          <table:table-cell office:value-type="float" office:value="72" calcext:value-type="float">
            <text:p>72</text:p>
          </table:table-cell>
          <table:table-cell table:formula="of:=DEC2HEX([.A74];2)" office:value-type="string" office:string-value="48" calcext:value-type="string">
            <text:p>48</text:p>
          </table:table-cell>
          <table:table-cell table:style-name="ce3" table:formula="of:=MOD(BITRSHIFT([.$A74];[.C$1]);2)" office:value-type="float" office:value="0" calcext:value-type="float">
            <text:p/>
          </table:table-cell>
          <table:table-cell table:style-name="ce3" table:formula="of:=MOD(BITRSHIFT([.$A74];[.D$1]);2)" office:value-type="float" office:value="1" calcext:value-type="float">
            <text:p/>
          </table:table-cell>
          <table:table-cell table:style-name="ce3" table:formula="of:=MOD(BITRSHIFT([.$A74];[.E$1]);2)" office:value-type="float" office:value="0" calcext:value-type="float">
            <text:p/>
          </table:table-cell>
          <table:table-cell table:style-name="ce3" table:formula="of:=MOD(BITRSHIFT([.$A74];[.F$1]);2)" office:value-type="float" office:value="0" calcext:value-type="float">
            <text:p/>
          </table:table-cell>
          <table:table-cell table:style-name="ce3" table:formula="of:=MOD(BITRSHIFT([.$A74];[.G$1]);2)" office:value-type="float" office:value="1" calcext:value-type="float">
            <text:p/>
          </table:table-cell>
          <table:table-cell table:style-name="ce3" table:formula="of:=MOD(BITRSHIFT([.$A74];[.H$1]);2)" office:value-type="float" office:value="0" calcext:value-type="float">
            <text:p/>
          </table:table-cell>
          <table:table-cell table:style-name="ce3" table:formula="of:=MOD(BITRSHIFT([.$A74];[.I$1]);2)" office:value-type="float" office:value="0" calcext:value-type="float">
            <text:p/>
          </table:table-cell>
          <table:table-cell table:style-name="ce3" table:formula="of:=MOD(BITRSHIFT([.$A74];[.J$1]);2)" office:value-type="float" office:value="0" calcext:value-type="float">
            <text:p/>
          </table:table-cell>
          <table:table-cell table:number-columns-repeated="1014"/>
        </table:table-row>
        <table:table-row table:style-name="ro1">
          <table:table-cell office:value-type="float" office:value="73" calcext:value-type="float">
            <text:p>73</text:p>
          </table:table-cell>
          <table:table-cell table:formula="of:=DEC2HEX([.A75];2)" office:value-type="string" office:string-value="49" calcext:value-type="string">
            <text:p>49</text:p>
          </table:table-cell>
          <table:table-cell table:style-name="ce3" table:formula="of:=MOD(BITRSHIFT([.$A75];[.C$1]);2)" office:value-type="float" office:value="0" calcext:value-type="float">
            <text:p/>
          </table:table-cell>
          <table:table-cell table:style-name="ce3" table:formula="of:=MOD(BITRSHIFT([.$A75];[.D$1]);2)" office:value-type="float" office:value="1" calcext:value-type="float">
            <text:p/>
          </table:table-cell>
          <table:table-cell table:style-name="ce3" table:formula="of:=MOD(BITRSHIFT([.$A75];[.E$1]);2)" office:value-type="float" office:value="0" calcext:value-type="float">
            <text:p/>
          </table:table-cell>
          <table:table-cell table:style-name="ce3" table:formula="of:=MOD(BITRSHIFT([.$A75];[.F$1]);2)" office:value-type="float" office:value="0" calcext:value-type="float">
            <text:p/>
          </table:table-cell>
          <table:table-cell table:style-name="ce3" table:formula="of:=MOD(BITRSHIFT([.$A75];[.G$1]);2)" office:value-type="float" office:value="1" calcext:value-type="float">
            <text:p/>
          </table:table-cell>
          <table:table-cell table:style-name="ce3" table:formula="of:=MOD(BITRSHIFT([.$A75];[.H$1]);2)" office:value-type="float" office:value="0" calcext:value-type="float">
            <text:p/>
          </table:table-cell>
          <table:table-cell table:style-name="ce3" table:formula="of:=MOD(BITRSHIFT([.$A75];[.I$1]);2)" office:value-type="float" office:value="0" calcext:value-type="float">
            <text:p/>
          </table:table-cell>
          <table:table-cell table:style-name="ce3" table:formula="of:=MOD(BITRSHIFT([.$A75];[.J$1]);2)" office:value-type="float" office:value="1" calcext:value-type="float">
            <text:p/>
          </table:table-cell>
          <table:table-cell table:number-columns-repeated="1014"/>
        </table:table-row>
        <table:table-row table:style-name="ro1">
          <table:table-cell office:value-type="float" office:value="74" calcext:value-type="float">
            <text:p>74</text:p>
          </table:table-cell>
          <table:table-cell table:formula="of:=DEC2HEX([.A76];2)" office:value-type="string" office:string-value="4A" calcext:value-type="string">
            <text:p>4A</text:p>
          </table:table-cell>
          <table:table-cell table:style-name="ce3" table:formula="of:=MOD(BITRSHIFT([.$A76];[.C$1]);2)" office:value-type="float" office:value="0" calcext:value-type="float">
            <text:p/>
          </table:table-cell>
          <table:table-cell table:style-name="ce3" table:formula="of:=MOD(BITRSHIFT([.$A76];[.D$1]);2)" office:value-type="float" office:value="1" calcext:value-type="float">
            <text:p/>
          </table:table-cell>
          <table:table-cell table:style-name="ce3" table:formula="of:=MOD(BITRSHIFT([.$A76];[.E$1]);2)" office:value-type="float" office:value="0" calcext:value-type="float">
            <text:p/>
          </table:table-cell>
          <table:table-cell table:style-name="ce3" table:formula="of:=MOD(BITRSHIFT([.$A76];[.F$1]);2)" office:value-type="float" office:value="0" calcext:value-type="float">
            <text:p/>
          </table:table-cell>
          <table:table-cell table:style-name="ce3" table:formula="of:=MOD(BITRSHIFT([.$A76];[.G$1]);2)" office:value-type="float" office:value="1" calcext:value-type="float">
            <text:p/>
          </table:table-cell>
          <table:table-cell table:style-name="ce3" table:formula="of:=MOD(BITRSHIFT([.$A76];[.H$1]);2)" office:value-type="float" office:value="0" calcext:value-type="float">
            <text:p/>
          </table:table-cell>
          <table:table-cell table:style-name="ce3" table:formula="of:=MOD(BITRSHIFT([.$A76];[.I$1]);2)" office:value-type="float" office:value="1" calcext:value-type="float">
            <text:p/>
          </table:table-cell>
          <table:table-cell table:style-name="ce3" table:formula="of:=MOD(BITRSHIFT([.$A76];[.J$1]);2)" office:value-type="float" office:value="0" calcext:value-type="float">
            <text:p/>
          </table:table-cell>
          <table:table-cell table:number-columns-repeated="1014"/>
        </table:table-row>
        <table:table-row table:style-name="ro1">
          <table:table-cell office:value-type="float" office:value="75" calcext:value-type="float">
            <text:p>75</text:p>
          </table:table-cell>
          <table:table-cell table:formula="of:=DEC2HEX([.A77];2)" office:value-type="string" office:string-value="4B" calcext:value-type="string">
            <text:p>4B</text:p>
          </table:table-cell>
          <table:table-cell table:style-name="ce3" table:formula="of:=MOD(BITRSHIFT([.$A77];[.C$1]);2)" office:value-type="float" office:value="0" calcext:value-type="float">
            <text:p/>
          </table:table-cell>
          <table:table-cell table:style-name="ce3" table:formula="of:=MOD(BITRSHIFT([.$A77];[.D$1]);2)" office:value-type="float" office:value="1" calcext:value-type="float">
            <text:p/>
          </table:table-cell>
          <table:table-cell table:style-name="ce3" table:formula="of:=MOD(BITRSHIFT([.$A77];[.E$1]);2)" office:value-type="float" office:value="0" calcext:value-type="float">
            <text:p/>
          </table:table-cell>
          <table:table-cell table:style-name="ce3" table:formula="of:=MOD(BITRSHIFT([.$A77];[.F$1]);2)" office:value-type="float" office:value="0" calcext:value-type="float">
            <text:p/>
          </table:table-cell>
          <table:table-cell table:style-name="ce3" table:formula="of:=MOD(BITRSHIFT([.$A77];[.G$1]);2)" office:value-type="float" office:value="1" calcext:value-type="float">
            <text:p/>
          </table:table-cell>
          <table:table-cell table:style-name="ce3" table:formula="of:=MOD(BITRSHIFT([.$A77];[.H$1]);2)" office:value-type="float" office:value="0" calcext:value-type="float">
            <text:p/>
          </table:table-cell>
          <table:table-cell table:style-name="ce3" table:formula="of:=MOD(BITRSHIFT([.$A77];[.I$1]);2)" office:value-type="float" office:value="1" calcext:value-type="float">
            <text:p/>
          </table:table-cell>
          <table:table-cell table:style-name="ce3" table:formula="of:=MOD(BITRSHIFT([.$A77];[.J$1]);2)" office:value-type="float" office:value="1" calcext:value-type="float">
            <text:p/>
          </table:table-cell>
          <table:table-cell table:number-columns-repeated="1014"/>
        </table:table-row>
        <table:table-row table:style-name="ro1">
          <table:table-cell office:value-type="float" office:value="76" calcext:value-type="float">
            <text:p>76</text:p>
          </table:table-cell>
          <table:table-cell table:formula="of:=DEC2HEX([.A78];2)" office:value-type="string" office:string-value="4C" calcext:value-type="string">
            <text:p>4C</text:p>
          </table:table-cell>
          <table:table-cell table:style-name="ce3" table:formula="of:=MOD(BITRSHIFT([.$A78];[.C$1]);2)" office:value-type="float" office:value="0" calcext:value-type="float">
            <text:p/>
          </table:table-cell>
          <table:table-cell table:style-name="ce3" table:formula="of:=MOD(BITRSHIFT([.$A78];[.D$1]);2)" office:value-type="float" office:value="1" calcext:value-type="float">
            <text:p/>
          </table:table-cell>
          <table:table-cell table:style-name="ce3" table:formula="of:=MOD(BITRSHIFT([.$A78];[.E$1]);2)" office:value-type="float" office:value="0" calcext:value-type="float">
            <text:p/>
          </table:table-cell>
          <table:table-cell table:style-name="ce3" table:formula="of:=MOD(BITRSHIFT([.$A78];[.F$1]);2)" office:value-type="float" office:value="0" calcext:value-type="float">
            <text:p/>
          </table:table-cell>
          <table:table-cell table:style-name="ce3" table:formula="of:=MOD(BITRSHIFT([.$A78];[.G$1]);2)" office:value-type="float" office:value="1" calcext:value-type="float">
            <text:p/>
          </table:table-cell>
          <table:table-cell table:style-name="ce3" table:formula="of:=MOD(BITRSHIFT([.$A78];[.H$1]);2)" office:value-type="float" office:value="1" calcext:value-type="float">
            <text:p/>
          </table:table-cell>
          <table:table-cell table:style-name="ce3" table:formula="of:=MOD(BITRSHIFT([.$A78];[.I$1]);2)" office:value-type="float" office:value="0" calcext:value-type="float">
            <text:p/>
          </table:table-cell>
          <table:table-cell table:style-name="ce3" table:formula="of:=MOD(BITRSHIFT([.$A78];[.J$1]);2)" office:value-type="float" office:value="0" calcext:value-type="float">
            <text:p/>
          </table:table-cell>
          <table:table-cell table:number-columns-repeated="1014"/>
        </table:table-row>
        <table:table-row table:style-name="ro1">
          <table:table-cell office:value-type="float" office:value="77" calcext:value-type="float">
            <text:p>77</text:p>
          </table:table-cell>
          <table:table-cell table:formula="of:=DEC2HEX([.A79];2)" office:value-type="string" office:string-value="4D" calcext:value-type="string">
            <text:p>4D</text:p>
          </table:table-cell>
          <table:table-cell table:style-name="ce3" table:formula="of:=MOD(BITRSHIFT([.$A79];[.C$1]);2)" office:value-type="float" office:value="0" calcext:value-type="float">
            <text:p/>
          </table:table-cell>
          <table:table-cell table:style-name="ce3" table:formula="of:=MOD(BITRSHIFT([.$A79];[.D$1]);2)" office:value-type="float" office:value="1" calcext:value-type="float">
            <text:p/>
          </table:table-cell>
          <table:table-cell table:style-name="ce3" table:formula="of:=MOD(BITRSHIFT([.$A79];[.E$1]);2)" office:value-type="float" office:value="0" calcext:value-type="float">
            <text:p/>
          </table:table-cell>
          <table:table-cell table:style-name="ce3" table:formula="of:=MOD(BITRSHIFT([.$A79];[.F$1]);2)" office:value-type="float" office:value="0" calcext:value-type="float">
            <text:p/>
          </table:table-cell>
          <table:table-cell table:style-name="ce3" table:formula="of:=MOD(BITRSHIFT([.$A79];[.G$1]);2)" office:value-type="float" office:value="1" calcext:value-type="float">
            <text:p/>
          </table:table-cell>
          <table:table-cell table:style-name="ce3" table:formula="of:=MOD(BITRSHIFT([.$A79];[.H$1]);2)" office:value-type="float" office:value="1" calcext:value-type="float">
            <text:p/>
          </table:table-cell>
          <table:table-cell table:style-name="ce3" table:formula="of:=MOD(BITRSHIFT([.$A79];[.I$1]);2)" office:value-type="float" office:value="0" calcext:value-type="float">
            <text:p/>
          </table:table-cell>
          <table:table-cell table:style-name="ce3" table:formula="of:=MOD(BITRSHIFT([.$A79];[.J$1]);2)" office:value-type="float" office:value="1" calcext:value-type="float">
            <text:p/>
          </table:table-cell>
          <table:table-cell table:number-columns-repeated="1014"/>
        </table:table-row>
        <table:table-row table:style-name="ro1">
          <table:table-cell office:value-type="float" office:value="78" calcext:value-type="float">
            <text:p>78</text:p>
          </table:table-cell>
          <table:table-cell table:formula="of:=DEC2HEX([.A80];2)" office:value-type="string" office:string-value="4E" calcext:value-type="string">
            <text:p>4E</text:p>
          </table:table-cell>
          <table:table-cell table:style-name="ce3" table:formula="of:=MOD(BITRSHIFT([.$A80];[.C$1]);2)" office:value-type="float" office:value="0" calcext:value-type="float">
            <text:p/>
          </table:table-cell>
          <table:table-cell table:style-name="ce3" table:formula="of:=MOD(BITRSHIFT([.$A80];[.D$1]);2)" office:value-type="float" office:value="1" calcext:value-type="float">
            <text:p/>
          </table:table-cell>
          <table:table-cell table:style-name="ce3" table:formula="of:=MOD(BITRSHIFT([.$A80];[.E$1]);2)" office:value-type="float" office:value="0" calcext:value-type="float">
            <text:p/>
          </table:table-cell>
          <table:table-cell table:style-name="ce3" table:formula="of:=MOD(BITRSHIFT([.$A80];[.F$1]);2)" office:value-type="float" office:value="0" calcext:value-type="float">
            <text:p/>
          </table:table-cell>
          <table:table-cell table:style-name="ce3" table:formula="of:=MOD(BITRSHIFT([.$A80];[.G$1]);2)" office:value-type="float" office:value="1" calcext:value-type="float">
            <text:p/>
          </table:table-cell>
          <table:table-cell table:style-name="ce3" table:formula="of:=MOD(BITRSHIFT([.$A80];[.H$1]);2)" office:value-type="float" office:value="1" calcext:value-type="float">
            <text:p/>
          </table:table-cell>
          <table:table-cell table:style-name="ce3" table:formula="of:=MOD(BITRSHIFT([.$A80];[.I$1]);2)" office:value-type="float" office:value="1" calcext:value-type="float">
            <text:p/>
          </table:table-cell>
          <table:table-cell table:style-name="ce3" table:formula="of:=MOD(BITRSHIFT([.$A80];[.J$1]);2)" office:value-type="float" office:value="0" calcext:value-type="float">
            <text:p/>
          </table:table-cell>
          <table:table-cell table:number-columns-repeated="1014"/>
        </table:table-row>
        <table:table-row table:style-name="ro1">
          <table:table-cell office:value-type="float" office:value="79" calcext:value-type="float">
            <text:p>79</text:p>
          </table:table-cell>
          <table:table-cell table:formula="of:=DEC2HEX([.A81];2)" office:value-type="string" office:string-value="4F" calcext:value-type="string">
            <text:p>4F</text:p>
          </table:table-cell>
          <table:table-cell table:style-name="ce3" table:formula="of:=MOD(BITRSHIFT([.$A81];[.C$1]);2)" office:value-type="float" office:value="0" calcext:value-type="float">
            <text:p/>
          </table:table-cell>
          <table:table-cell table:style-name="ce3" table:formula="of:=MOD(BITRSHIFT([.$A81];[.D$1]);2)" office:value-type="float" office:value="1" calcext:value-type="float">
            <text:p/>
          </table:table-cell>
          <table:table-cell table:style-name="ce3" table:formula="of:=MOD(BITRSHIFT([.$A81];[.E$1]);2)" office:value-type="float" office:value="0" calcext:value-type="float">
            <text:p/>
          </table:table-cell>
          <table:table-cell table:style-name="ce3" table:formula="of:=MOD(BITRSHIFT([.$A81];[.F$1]);2)" office:value-type="float" office:value="0" calcext:value-type="float">
            <text:p/>
          </table:table-cell>
          <table:table-cell table:style-name="ce3" table:formula="of:=MOD(BITRSHIFT([.$A81];[.G$1]);2)" office:value-type="float" office:value="1" calcext:value-type="float">
            <text:p/>
          </table:table-cell>
          <table:table-cell table:style-name="ce3" table:formula="of:=MOD(BITRSHIFT([.$A81];[.H$1]);2)" office:value-type="float" office:value="1" calcext:value-type="float">
            <text:p/>
          </table:table-cell>
          <table:table-cell table:style-name="ce3" table:formula="of:=MOD(BITRSHIFT([.$A81];[.I$1]);2)" office:value-type="float" office:value="1" calcext:value-type="float">
            <text:p/>
          </table:table-cell>
          <table:table-cell table:style-name="ce3" table:formula="of:=MOD(BITRSHIFT([.$A81];[.J$1]);2)" office:value-type="float" office:value="1" calcext:value-type="float">
            <text:p/>
          </table:table-cell>
          <table:table-cell table:number-columns-repeated="1014"/>
        </table:table-row>
        <table:table-row table:style-name="ro1">
          <table:table-cell office:value-type="float" office:value="80" calcext:value-type="float">
            <text:p>80</text:p>
          </table:table-cell>
          <table:table-cell table:formula="of:=DEC2HEX([.A82];2)" office:value-type="string" office:string-value="50" calcext:value-type="string">
            <text:p>50</text:p>
          </table:table-cell>
          <table:table-cell table:style-name="ce3" table:formula="of:=MOD(BITRSHIFT([.$A82];[.C$1]);2)" office:value-type="float" office:value="0" calcext:value-type="float">
            <text:p/>
          </table:table-cell>
          <table:table-cell table:style-name="ce3" table:formula="of:=MOD(BITRSHIFT([.$A82];[.D$1]);2)" office:value-type="float" office:value="1" calcext:value-type="float">
            <text:p/>
          </table:table-cell>
          <table:table-cell table:style-name="ce3" table:formula="of:=MOD(BITRSHIFT([.$A82];[.E$1]);2)" office:value-type="float" office:value="0" calcext:value-type="float">
            <text:p/>
          </table:table-cell>
          <table:table-cell table:style-name="ce3" table:formula="of:=MOD(BITRSHIFT([.$A82];[.F$1]);2)" office:value-type="float" office:value="1" calcext:value-type="float">
            <text:p/>
          </table:table-cell>
          <table:table-cell table:style-name="ce3" table:formula="of:=MOD(BITRSHIFT([.$A82];[.G$1]);2)" office:value-type="float" office:value="0" calcext:value-type="float">
            <text:p/>
          </table:table-cell>
          <table:table-cell table:style-name="ce3" table:formula="of:=MOD(BITRSHIFT([.$A82];[.H$1]);2)" office:value-type="float" office:value="0" calcext:value-type="float">
            <text:p/>
          </table:table-cell>
          <table:table-cell table:style-name="ce3" table:formula="of:=MOD(BITRSHIFT([.$A82];[.I$1]);2)" office:value-type="float" office:value="0" calcext:value-type="float">
            <text:p/>
          </table:table-cell>
          <table:table-cell table:style-name="ce3" table:formula="of:=MOD(BITRSHIFT([.$A82];[.J$1]);2)" office:value-type="float" office:value="0" calcext:value-type="float">
            <text:p/>
          </table:table-cell>
          <table:table-cell table:number-columns-repeated="1014"/>
        </table:table-row>
        <table:table-row table:style-name="ro1">
          <table:table-cell office:value-type="float" office:value="81" calcext:value-type="float">
            <text:p>81</text:p>
          </table:table-cell>
          <table:table-cell table:formula="of:=DEC2HEX([.A83];2)" office:value-type="string" office:string-value="51" calcext:value-type="string">
            <text:p>51</text:p>
          </table:table-cell>
          <table:table-cell table:style-name="ce3" table:formula="of:=MOD(BITRSHIFT([.$A83];[.C$1]);2)" office:value-type="float" office:value="0" calcext:value-type="float">
            <text:p/>
          </table:table-cell>
          <table:table-cell table:style-name="ce3" table:formula="of:=MOD(BITRSHIFT([.$A83];[.D$1]);2)" office:value-type="float" office:value="1" calcext:value-type="float">
            <text:p/>
          </table:table-cell>
          <table:table-cell table:style-name="ce3" table:formula="of:=MOD(BITRSHIFT([.$A83];[.E$1]);2)" office:value-type="float" office:value="0" calcext:value-type="float">
            <text:p/>
          </table:table-cell>
          <table:table-cell table:style-name="ce3" table:formula="of:=MOD(BITRSHIFT([.$A83];[.F$1]);2)" office:value-type="float" office:value="1" calcext:value-type="float">
            <text:p/>
          </table:table-cell>
          <table:table-cell table:style-name="ce3" table:formula="of:=MOD(BITRSHIFT([.$A83];[.G$1]);2)" office:value-type="float" office:value="0" calcext:value-type="float">
            <text:p/>
          </table:table-cell>
          <table:table-cell table:style-name="ce3" table:formula="of:=MOD(BITRSHIFT([.$A83];[.H$1]);2)" office:value-type="float" office:value="0" calcext:value-type="float">
            <text:p/>
          </table:table-cell>
          <table:table-cell table:style-name="ce3" table:formula="of:=MOD(BITRSHIFT([.$A83];[.I$1]);2)" office:value-type="float" office:value="0" calcext:value-type="float">
            <text:p/>
          </table:table-cell>
          <table:table-cell table:style-name="ce3" table:formula="of:=MOD(BITRSHIFT([.$A83];[.J$1]);2)" office:value-type="float" office:value="1" calcext:value-type="float">
            <text:p/>
          </table:table-cell>
          <table:table-cell table:number-columns-repeated="1014"/>
        </table:table-row>
        <table:table-row table:style-name="ro1">
          <table:table-cell office:value-type="float" office:value="82" calcext:value-type="float">
            <text:p>82</text:p>
          </table:table-cell>
          <table:table-cell table:formula="of:=DEC2HEX([.A84];2)" office:value-type="string" office:string-value="52" calcext:value-type="string">
            <text:p>52</text:p>
          </table:table-cell>
          <table:table-cell table:style-name="ce3" table:formula="of:=MOD(BITRSHIFT([.$A84];[.C$1]);2)" office:value-type="float" office:value="0" calcext:value-type="float">
            <text:p/>
          </table:table-cell>
          <table:table-cell table:style-name="ce3" table:formula="of:=MOD(BITRSHIFT([.$A84];[.D$1]);2)" office:value-type="float" office:value="1" calcext:value-type="float">
            <text:p/>
          </table:table-cell>
          <table:table-cell table:style-name="ce3" table:formula="of:=MOD(BITRSHIFT([.$A84];[.E$1]);2)" office:value-type="float" office:value="0" calcext:value-type="float">
            <text:p/>
          </table:table-cell>
          <table:table-cell table:style-name="ce3" table:formula="of:=MOD(BITRSHIFT([.$A84];[.F$1]);2)" office:value-type="float" office:value="1" calcext:value-type="float">
            <text:p/>
          </table:table-cell>
          <table:table-cell table:style-name="ce3" table:formula="of:=MOD(BITRSHIFT([.$A84];[.G$1]);2)" office:value-type="float" office:value="0" calcext:value-type="float">
            <text:p/>
          </table:table-cell>
          <table:table-cell table:style-name="ce3" table:formula="of:=MOD(BITRSHIFT([.$A84];[.H$1]);2)" office:value-type="float" office:value="0" calcext:value-type="float">
            <text:p/>
          </table:table-cell>
          <table:table-cell table:style-name="ce3" table:formula="of:=MOD(BITRSHIFT([.$A84];[.I$1]);2)" office:value-type="float" office:value="1" calcext:value-type="float">
            <text:p/>
          </table:table-cell>
          <table:table-cell table:style-name="ce3" table:formula="of:=MOD(BITRSHIFT([.$A84];[.J$1]);2)" office:value-type="float" office:value="0" calcext:value-type="float">
            <text:p/>
          </table:table-cell>
          <table:table-cell table:number-columns-repeated="1014"/>
        </table:table-row>
        <table:table-row table:style-name="ro1">
          <table:table-cell office:value-type="float" office:value="83" calcext:value-type="float">
            <text:p>83</text:p>
          </table:table-cell>
          <table:table-cell table:formula="of:=DEC2HEX([.A85];2)" office:value-type="string" office:string-value="53" calcext:value-type="string">
            <text:p>53</text:p>
          </table:table-cell>
          <table:table-cell table:style-name="ce3" table:formula="of:=MOD(BITRSHIFT([.$A85];[.C$1]);2)" office:value-type="float" office:value="0" calcext:value-type="float">
            <text:p/>
          </table:table-cell>
          <table:table-cell table:style-name="ce3" table:formula="of:=MOD(BITRSHIFT([.$A85];[.D$1]);2)" office:value-type="float" office:value="1" calcext:value-type="float">
            <text:p/>
          </table:table-cell>
          <table:table-cell table:style-name="ce3" table:formula="of:=MOD(BITRSHIFT([.$A85];[.E$1]);2)" office:value-type="float" office:value="0" calcext:value-type="float">
            <text:p/>
          </table:table-cell>
          <table:table-cell table:style-name="ce3" table:formula="of:=MOD(BITRSHIFT([.$A85];[.F$1]);2)" office:value-type="float" office:value="1" calcext:value-type="float">
            <text:p/>
          </table:table-cell>
          <table:table-cell table:style-name="ce3" table:formula="of:=MOD(BITRSHIFT([.$A85];[.G$1]);2)" office:value-type="float" office:value="0" calcext:value-type="float">
            <text:p/>
          </table:table-cell>
          <table:table-cell table:style-name="ce3" table:formula="of:=MOD(BITRSHIFT([.$A85];[.H$1]);2)" office:value-type="float" office:value="0" calcext:value-type="float">
            <text:p/>
          </table:table-cell>
          <table:table-cell table:style-name="ce3" table:formula="of:=MOD(BITRSHIFT([.$A85];[.I$1]);2)" office:value-type="float" office:value="1" calcext:value-type="float">
            <text:p/>
          </table:table-cell>
          <table:table-cell table:style-name="ce3" table:formula="of:=MOD(BITRSHIFT([.$A85];[.J$1]);2)" office:value-type="float" office:value="1" calcext:value-type="float">
            <text:p/>
          </table:table-cell>
          <table:table-cell table:number-columns-repeated="1014"/>
        </table:table-row>
        <table:table-row table:style-name="ro1">
          <table:table-cell office:value-type="float" office:value="84" calcext:value-type="float">
            <text:p>84</text:p>
          </table:table-cell>
          <table:table-cell table:formula="of:=DEC2HEX([.A86];2)" office:value-type="string" office:string-value="54" calcext:value-type="string">
            <text:p>54</text:p>
          </table:table-cell>
          <table:table-cell table:style-name="ce3" table:formula="of:=MOD(BITRSHIFT([.$A86];[.C$1]);2)" office:value-type="float" office:value="0" calcext:value-type="float">
            <text:p/>
          </table:table-cell>
          <table:table-cell table:style-name="ce3" table:formula="of:=MOD(BITRSHIFT([.$A86];[.D$1]);2)" office:value-type="float" office:value="1" calcext:value-type="float">
            <text:p/>
          </table:table-cell>
          <table:table-cell table:style-name="ce3" table:formula="of:=MOD(BITRSHIFT([.$A86];[.E$1]);2)" office:value-type="float" office:value="0" calcext:value-type="float">
            <text:p/>
          </table:table-cell>
          <table:table-cell table:style-name="ce3" table:formula="of:=MOD(BITRSHIFT([.$A86];[.F$1]);2)" office:value-type="float" office:value="1" calcext:value-type="float">
            <text:p/>
          </table:table-cell>
          <table:table-cell table:style-name="ce3" table:formula="of:=MOD(BITRSHIFT([.$A86];[.G$1]);2)" office:value-type="float" office:value="0" calcext:value-type="float">
            <text:p/>
          </table:table-cell>
          <table:table-cell table:style-name="ce3" table:formula="of:=MOD(BITRSHIFT([.$A86];[.H$1]);2)" office:value-type="float" office:value="1" calcext:value-type="float">
            <text:p/>
          </table:table-cell>
          <table:table-cell table:style-name="ce3" table:formula="of:=MOD(BITRSHIFT([.$A86];[.I$1]);2)" office:value-type="float" office:value="0" calcext:value-type="float">
            <text:p/>
          </table:table-cell>
          <table:table-cell table:style-name="ce3" table:formula="of:=MOD(BITRSHIFT([.$A86];[.J$1]);2)" office:value-type="float" office:value="0" calcext:value-type="float">
            <text:p/>
          </table:table-cell>
          <table:table-cell table:number-columns-repeated="1014"/>
        </table:table-row>
        <table:table-row table:style-name="ro1">
          <table:table-cell office:value-type="float" office:value="85" calcext:value-type="float">
            <text:p>85</text:p>
          </table:table-cell>
          <table:table-cell table:formula="of:=DEC2HEX([.A87];2)" office:value-type="string" office:string-value="55" calcext:value-type="string">
            <text:p>55</text:p>
          </table:table-cell>
          <table:table-cell table:style-name="ce3" table:formula="of:=MOD(BITRSHIFT([.$A87];[.C$1]);2)" office:value-type="float" office:value="0" calcext:value-type="float">
            <text:p/>
          </table:table-cell>
          <table:table-cell table:style-name="ce3" table:formula="of:=MOD(BITRSHIFT([.$A87];[.D$1]);2)" office:value-type="float" office:value="1" calcext:value-type="float">
            <text:p/>
          </table:table-cell>
          <table:table-cell table:style-name="ce3" table:formula="of:=MOD(BITRSHIFT([.$A87];[.E$1]);2)" office:value-type="float" office:value="0" calcext:value-type="float">
            <text:p/>
          </table:table-cell>
          <table:table-cell table:style-name="ce3" table:formula="of:=MOD(BITRSHIFT([.$A87];[.F$1]);2)" office:value-type="float" office:value="1" calcext:value-type="float">
            <text:p/>
          </table:table-cell>
          <table:table-cell table:style-name="ce3" table:formula="of:=MOD(BITRSHIFT([.$A87];[.G$1]);2)" office:value-type="float" office:value="0" calcext:value-type="float">
            <text:p/>
          </table:table-cell>
          <table:table-cell table:style-name="ce3" table:formula="of:=MOD(BITRSHIFT([.$A87];[.H$1]);2)" office:value-type="float" office:value="1" calcext:value-type="float">
            <text:p/>
          </table:table-cell>
          <table:table-cell table:style-name="ce3" table:formula="of:=MOD(BITRSHIFT([.$A87];[.I$1]);2)" office:value-type="float" office:value="0" calcext:value-type="float">
            <text:p/>
          </table:table-cell>
          <table:table-cell table:style-name="ce3" table:formula="of:=MOD(BITRSHIFT([.$A87];[.J$1]);2)" office:value-type="float" office:value="1" calcext:value-type="float">
            <text:p/>
          </table:table-cell>
          <table:table-cell table:number-columns-repeated="1014"/>
        </table:table-row>
        <table:table-row table:style-name="ro1">
          <table:table-cell office:value-type="float" office:value="86" calcext:value-type="float">
            <text:p>86</text:p>
          </table:table-cell>
          <table:table-cell table:formula="of:=DEC2HEX([.A88];2)" office:value-type="string" office:string-value="56" calcext:value-type="string">
            <text:p>56</text:p>
          </table:table-cell>
          <table:table-cell table:style-name="ce3" table:formula="of:=MOD(BITRSHIFT([.$A88];[.C$1]);2)" office:value-type="float" office:value="0" calcext:value-type="float">
            <text:p/>
          </table:table-cell>
          <table:table-cell table:style-name="ce3" table:formula="of:=MOD(BITRSHIFT([.$A88];[.D$1]);2)" office:value-type="float" office:value="1" calcext:value-type="float">
            <text:p/>
          </table:table-cell>
          <table:table-cell table:style-name="ce3" table:formula="of:=MOD(BITRSHIFT([.$A88];[.E$1]);2)" office:value-type="float" office:value="0" calcext:value-type="float">
            <text:p/>
          </table:table-cell>
          <table:table-cell table:style-name="ce3" table:formula="of:=MOD(BITRSHIFT([.$A88];[.F$1]);2)" office:value-type="float" office:value="1" calcext:value-type="float">
            <text:p/>
          </table:table-cell>
          <table:table-cell table:style-name="ce3" table:formula="of:=MOD(BITRSHIFT([.$A88];[.G$1]);2)" office:value-type="float" office:value="0" calcext:value-type="float">
            <text:p/>
          </table:table-cell>
          <table:table-cell table:style-name="ce3" table:formula="of:=MOD(BITRSHIFT([.$A88];[.H$1]);2)" office:value-type="float" office:value="1" calcext:value-type="float">
            <text:p/>
          </table:table-cell>
          <table:table-cell table:style-name="ce3" table:formula="of:=MOD(BITRSHIFT([.$A88];[.I$1]);2)" office:value-type="float" office:value="1" calcext:value-type="float">
            <text:p/>
          </table:table-cell>
          <table:table-cell table:style-name="ce3" table:formula="of:=MOD(BITRSHIFT([.$A88];[.J$1]);2)" office:value-type="float" office:value="0" calcext:value-type="float">
            <text:p/>
          </table:table-cell>
          <table:table-cell table:number-columns-repeated="1014"/>
        </table:table-row>
        <table:table-row table:style-name="ro1">
          <table:table-cell office:value-type="float" office:value="87" calcext:value-type="float">
            <text:p>87</text:p>
          </table:table-cell>
          <table:table-cell table:formula="of:=DEC2HEX([.A89];2)" office:value-type="string" office:string-value="57" calcext:value-type="string">
            <text:p>57</text:p>
          </table:table-cell>
          <table:table-cell table:style-name="ce3" table:formula="of:=MOD(BITRSHIFT([.$A89];[.C$1]);2)" office:value-type="float" office:value="0" calcext:value-type="float">
            <text:p/>
          </table:table-cell>
          <table:table-cell table:style-name="ce3" table:formula="of:=MOD(BITRSHIFT([.$A89];[.D$1]);2)" office:value-type="float" office:value="1" calcext:value-type="float">
            <text:p/>
          </table:table-cell>
          <table:table-cell table:style-name="ce3" table:formula="of:=MOD(BITRSHIFT([.$A89];[.E$1]);2)" office:value-type="float" office:value="0" calcext:value-type="float">
            <text:p/>
          </table:table-cell>
          <table:table-cell table:style-name="ce3" table:formula="of:=MOD(BITRSHIFT([.$A89];[.F$1]);2)" office:value-type="float" office:value="1" calcext:value-type="float">
            <text:p/>
          </table:table-cell>
          <table:table-cell table:style-name="ce3" table:formula="of:=MOD(BITRSHIFT([.$A89];[.G$1]);2)" office:value-type="float" office:value="0" calcext:value-type="float">
            <text:p/>
          </table:table-cell>
          <table:table-cell table:style-name="ce3" table:formula="of:=MOD(BITRSHIFT([.$A89];[.H$1]);2)" office:value-type="float" office:value="1" calcext:value-type="float">
            <text:p/>
          </table:table-cell>
          <table:table-cell table:style-name="ce3" table:formula="of:=MOD(BITRSHIFT([.$A89];[.I$1]);2)" office:value-type="float" office:value="1" calcext:value-type="float">
            <text:p/>
          </table:table-cell>
          <table:table-cell table:style-name="ce3" table:formula="of:=MOD(BITRSHIFT([.$A89];[.J$1]);2)" office:value-type="float" office:value="1" calcext:value-type="float">
            <text:p/>
          </table:table-cell>
          <table:table-cell table:number-columns-repeated="1014"/>
        </table:table-row>
        <table:table-row table:style-name="ro1">
          <table:table-cell office:value-type="float" office:value="88" calcext:value-type="float">
            <text:p>88</text:p>
          </table:table-cell>
          <table:table-cell table:formula="of:=DEC2HEX([.A90];2)" office:value-type="string" office:string-value="58" calcext:value-type="string">
            <text:p>58</text:p>
          </table:table-cell>
          <table:table-cell table:style-name="ce3" table:formula="of:=MOD(BITRSHIFT([.$A90];[.C$1]);2)" office:value-type="float" office:value="0" calcext:value-type="float">
            <text:p/>
          </table:table-cell>
          <table:table-cell table:style-name="ce3" table:formula="of:=MOD(BITRSHIFT([.$A90];[.D$1]);2)" office:value-type="float" office:value="1" calcext:value-type="float">
            <text:p/>
          </table:table-cell>
          <table:table-cell table:style-name="ce3" table:formula="of:=MOD(BITRSHIFT([.$A90];[.E$1]);2)" office:value-type="float" office:value="0" calcext:value-type="float">
            <text:p/>
          </table:table-cell>
          <table:table-cell table:style-name="ce3" table:formula="of:=MOD(BITRSHIFT([.$A90];[.F$1]);2)" office:value-type="float" office:value="1" calcext:value-type="float">
            <text:p/>
          </table:table-cell>
          <table:table-cell table:style-name="ce3" table:formula="of:=MOD(BITRSHIFT([.$A90];[.G$1]);2)" office:value-type="float" office:value="1" calcext:value-type="float">
            <text:p/>
          </table:table-cell>
          <table:table-cell table:style-name="ce3" table:formula="of:=MOD(BITRSHIFT([.$A90];[.H$1]);2)" office:value-type="float" office:value="0" calcext:value-type="float">
            <text:p/>
          </table:table-cell>
          <table:table-cell table:style-name="ce3" table:formula="of:=MOD(BITRSHIFT([.$A90];[.I$1]);2)" office:value-type="float" office:value="0" calcext:value-type="float">
            <text:p/>
          </table:table-cell>
          <table:table-cell table:style-name="ce3" table:formula="of:=MOD(BITRSHIFT([.$A90];[.J$1]);2)" office:value-type="float" office:value="0" calcext:value-type="float">
            <text:p/>
          </table:table-cell>
          <table:table-cell table:number-columns-repeated="1014"/>
        </table:table-row>
        <table:table-row table:style-name="ro1">
          <table:table-cell office:value-type="float" office:value="89" calcext:value-type="float">
            <text:p>89</text:p>
          </table:table-cell>
          <table:table-cell table:formula="of:=DEC2HEX([.A91];2)" office:value-type="string" office:string-value="59" calcext:value-type="string">
            <text:p>59</text:p>
          </table:table-cell>
          <table:table-cell table:style-name="ce3" table:formula="of:=MOD(BITRSHIFT([.$A91];[.C$1]);2)" office:value-type="float" office:value="0" calcext:value-type="float">
            <text:p/>
          </table:table-cell>
          <table:table-cell table:style-name="ce3" table:formula="of:=MOD(BITRSHIFT([.$A91];[.D$1]);2)" office:value-type="float" office:value="1" calcext:value-type="float">
            <text:p/>
          </table:table-cell>
          <table:table-cell table:style-name="ce3" table:formula="of:=MOD(BITRSHIFT([.$A91];[.E$1]);2)" office:value-type="float" office:value="0" calcext:value-type="float">
            <text:p/>
          </table:table-cell>
          <table:table-cell table:style-name="ce3" table:formula="of:=MOD(BITRSHIFT([.$A91];[.F$1]);2)" office:value-type="float" office:value="1" calcext:value-type="float">
            <text:p/>
          </table:table-cell>
          <table:table-cell table:style-name="ce3" table:formula="of:=MOD(BITRSHIFT([.$A91];[.G$1]);2)" office:value-type="float" office:value="1" calcext:value-type="float">
            <text:p/>
          </table:table-cell>
          <table:table-cell table:style-name="ce3" table:formula="of:=MOD(BITRSHIFT([.$A91];[.H$1]);2)" office:value-type="float" office:value="0" calcext:value-type="float">
            <text:p/>
          </table:table-cell>
          <table:table-cell table:style-name="ce3" table:formula="of:=MOD(BITRSHIFT([.$A91];[.I$1]);2)" office:value-type="float" office:value="0" calcext:value-type="float">
            <text:p/>
          </table:table-cell>
          <table:table-cell table:style-name="ce3" table:formula="of:=MOD(BITRSHIFT([.$A91];[.J$1]);2)" office:value-type="float" office:value="1" calcext:value-type="float">
            <text:p/>
          </table:table-cell>
          <table:table-cell table:number-columns-repeated="1014"/>
        </table:table-row>
        <table:table-row table:style-name="ro1">
          <table:table-cell office:value-type="float" office:value="90" calcext:value-type="float">
            <text:p>90</text:p>
          </table:table-cell>
          <table:table-cell table:formula="of:=DEC2HEX([.A92];2)" office:value-type="string" office:string-value="5A" calcext:value-type="string">
            <text:p>5A</text:p>
          </table:table-cell>
          <table:table-cell table:style-name="ce3" table:formula="of:=MOD(BITRSHIFT([.$A92];[.C$1]);2)" office:value-type="float" office:value="0" calcext:value-type="float">
            <text:p/>
          </table:table-cell>
          <table:table-cell table:style-name="ce3" table:formula="of:=MOD(BITRSHIFT([.$A92];[.D$1]);2)" office:value-type="float" office:value="1" calcext:value-type="float">
            <text:p/>
          </table:table-cell>
          <table:table-cell table:style-name="ce3" table:formula="of:=MOD(BITRSHIFT([.$A92];[.E$1]);2)" office:value-type="float" office:value="0" calcext:value-type="float">
            <text:p/>
          </table:table-cell>
          <table:table-cell table:style-name="ce3" table:formula="of:=MOD(BITRSHIFT([.$A92];[.F$1]);2)" office:value-type="float" office:value="1" calcext:value-type="float">
            <text:p/>
          </table:table-cell>
          <table:table-cell table:style-name="ce3" table:formula="of:=MOD(BITRSHIFT([.$A92];[.G$1]);2)" office:value-type="float" office:value="1" calcext:value-type="float">
            <text:p/>
          </table:table-cell>
          <table:table-cell table:style-name="ce3" table:formula="of:=MOD(BITRSHIFT([.$A92];[.H$1]);2)" office:value-type="float" office:value="0" calcext:value-type="float">
            <text:p/>
          </table:table-cell>
          <table:table-cell table:style-name="ce3" table:formula="of:=MOD(BITRSHIFT([.$A92];[.I$1]);2)" office:value-type="float" office:value="1" calcext:value-type="float">
            <text:p/>
          </table:table-cell>
          <table:table-cell table:style-name="ce3" table:formula="of:=MOD(BITRSHIFT([.$A92];[.J$1]);2)" office:value-type="float" office:value="0" calcext:value-type="float">
            <text:p/>
          </table:table-cell>
          <table:table-cell table:number-columns-repeated="1014"/>
        </table:table-row>
        <table:table-row table:style-name="ro1">
          <table:table-cell office:value-type="float" office:value="91" calcext:value-type="float">
            <text:p>91</text:p>
          </table:table-cell>
          <table:table-cell table:formula="of:=DEC2HEX([.A93];2)" office:value-type="string" office:string-value="5B" calcext:value-type="string">
            <text:p>5B</text:p>
          </table:table-cell>
          <table:table-cell table:style-name="ce3" table:formula="of:=MOD(BITRSHIFT([.$A93];[.C$1]);2)" office:value-type="float" office:value="0" calcext:value-type="float">
            <text:p/>
          </table:table-cell>
          <table:table-cell table:style-name="ce3" table:formula="of:=MOD(BITRSHIFT([.$A93];[.D$1]);2)" office:value-type="float" office:value="1" calcext:value-type="float">
            <text:p/>
          </table:table-cell>
          <table:table-cell table:style-name="ce3" table:formula="of:=MOD(BITRSHIFT([.$A93];[.E$1]);2)" office:value-type="float" office:value="0" calcext:value-type="float">
            <text:p/>
          </table:table-cell>
          <table:table-cell table:style-name="ce3" table:formula="of:=MOD(BITRSHIFT([.$A93];[.F$1]);2)" office:value-type="float" office:value="1" calcext:value-type="float">
            <text:p/>
          </table:table-cell>
          <table:table-cell table:style-name="ce3" table:formula="of:=MOD(BITRSHIFT([.$A93];[.G$1]);2)" office:value-type="float" office:value="1" calcext:value-type="float">
            <text:p/>
          </table:table-cell>
          <table:table-cell table:style-name="ce3" table:formula="of:=MOD(BITRSHIFT([.$A93];[.H$1]);2)" office:value-type="float" office:value="0" calcext:value-type="float">
            <text:p/>
          </table:table-cell>
          <table:table-cell table:style-name="ce3" table:formula="of:=MOD(BITRSHIFT([.$A93];[.I$1]);2)" office:value-type="float" office:value="1" calcext:value-type="float">
            <text:p/>
          </table:table-cell>
          <table:table-cell table:style-name="ce3" table:formula="of:=MOD(BITRSHIFT([.$A93];[.J$1]);2)" office:value-type="float" office:value="1" calcext:value-type="float">
            <text:p/>
          </table:table-cell>
          <table:table-cell table:number-columns-repeated="1014"/>
        </table:table-row>
        <table:table-row table:style-name="ro1">
          <table:table-cell office:value-type="float" office:value="92" calcext:value-type="float">
            <text:p>92</text:p>
          </table:table-cell>
          <table:table-cell table:formula="of:=DEC2HEX([.A94];2)" office:value-type="string" office:string-value="5C" calcext:value-type="string">
            <text:p>5C</text:p>
          </table:table-cell>
          <table:table-cell table:style-name="ce3" table:formula="of:=MOD(BITRSHIFT([.$A94];[.C$1]);2)" office:value-type="float" office:value="0" calcext:value-type="float">
            <text:p/>
          </table:table-cell>
          <table:table-cell table:style-name="ce3" table:formula="of:=MOD(BITRSHIFT([.$A94];[.D$1]);2)" office:value-type="float" office:value="1" calcext:value-type="float">
            <text:p/>
          </table:table-cell>
          <table:table-cell table:style-name="ce3" table:formula="of:=MOD(BITRSHIFT([.$A94];[.E$1]);2)" office:value-type="float" office:value="0" calcext:value-type="float">
            <text:p/>
          </table:table-cell>
          <table:table-cell table:style-name="ce3" table:formula="of:=MOD(BITRSHIFT([.$A94];[.F$1]);2)" office:value-type="float" office:value="1" calcext:value-type="float">
            <text:p/>
          </table:table-cell>
          <table:table-cell table:style-name="ce3" table:formula="of:=MOD(BITRSHIFT([.$A94];[.G$1]);2)" office:value-type="float" office:value="1" calcext:value-type="float">
            <text:p/>
          </table:table-cell>
          <table:table-cell table:style-name="ce3" table:formula="of:=MOD(BITRSHIFT([.$A94];[.H$1]);2)" office:value-type="float" office:value="1" calcext:value-type="float">
            <text:p/>
          </table:table-cell>
          <table:table-cell table:style-name="ce3" table:formula="of:=MOD(BITRSHIFT([.$A94];[.I$1]);2)" office:value-type="float" office:value="0" calcext:value-type="float">
            <text:p/>
          </table:table-cell>
          <table:table-cell table:style-name="ce3" table:formula="of:=MOD(BITRSHIFT([.$A94];[.J$1]);2)" office:value-type="float" office:value="0" calcext:value-type="float">
            <text:p/>
          </table:table-cell>
          <table:table-cell table:number-columns-repeated="1014"/>
        </table:table-row>
        <table:table-row table:style-name="ro1">
          <table:table-cell office:value-type="float" office:value="93" calcext:value-type="float">
            <text:p>93</text:p>
          </table:table-cell>
          <table:table-cell table:formula="of:=DEC2HEX([.A95];2)" office:value-type="string" office:string-value="5D" calcext:value-type="string">
            <text:p>5D</text:p>
          </table:table-cell>
          <table:table-cell table:style-name="ce3" table:formula="of:=MOD(BITRSHIFT([.$A95];[.C$1]);2)" office:value-type="float" office:value="0" calcext:value-type="float">
            <text:p/>
          </table:table-cell>
          <table:table-cell table:style-name="ce3" table:formula="of:=MOD(BITRSHIFT([.$A95];[.D$1]);2)" office:value-type="float" office:value="1" calcext:value-type="float">
            <text:p/>
          </table:table-cell>
          <table:table-cell table:style-name="ce3" table:formula="of:=MOD(BITRSHIFT([.$A95];[.E$1]);2)" office:value-type="float" office:value="0" calcext:value-type="float">
            <text:p/>
          </table:table-cell>
          <table:table-cell table:style-name="ce3" table:formula="of:=MOD(BITRSHIFT([.$A95];[.F$1]);2)" office:value-type="float" office:value="1" calcext:value-type="float">
            <text:p/>
          </table:table-cell>
          <table:table-cell table:style-name="ce3" table:formula="of:=MOD(BITRSHIFT([.$A95];[.G$1]);2)" office:value-type="float" office:value="1" calcext:value-type="float">
            <text:p/>
          </table:table-cell>
          <table:table-cell table:style-name="ce3" table:formula="of:=MOD(BITRSHIFT([.$A95];[.H$1]);2)" office:value-type="float" office:value="1" calcext:value-type="float">
            <text:p/>
          </table:table-cell>
          <table:table-cell table:style-name="ce3" table:formula="of:=MOD(BITRSHIFT([.$A95];[.I$1]);2)" office:value-type="float" office:value="0" calcext:value-type="float">
            <text:p/>
          </table:table-cell>
          <table:table-cell table:style-name="ce3" table:formula="of:=MOD(BITRSHIFT([.$A95];[.J$1]);2)" office:value-type="float" office:value="1" calcext:value-type="float">
            <text:p/>
          </table:table-cell>
          <table:table-cell table:number-columns-repeated="1014"/>
        </table:table-row>
        <table:table-row table:style-name="ro1">
          <table:table-cell office:value-type="float" office:value="94" calcext:value-type="float">
            <text:p>94</text:p>
          </table:table-cell>
          <table:table-cell table:formula="of:=DEC2HEX([.A96];2)" office:value-type="string" office:string-value="5E" calcext:value-type="string">
            <text:p>5E</text:p>
          </table:table-cell>
          <table:table-cell table:style-name="ce3" table:formula="of:=MOD(BITRSHIFT([.$A96];[.C$1]);2)" office:value-type="float" office:value="0" calcext:value-type="float">
            <text:p/>
          </table:table-cell>
          <table:table-cell table:style-name="ce3" table:formula="of:=MOD(BITRSHIFT([.$A96];[.D$1]);2)" office:value-type="float" office:value="1" calcext:value-type="float">
            <text:p/>
          </table:table-cell>
          <table:table-cell table:style-name="ce3" table:formula="of:=MOD(BITRSHIFT([.$A96];[.E$1]);2)" office:value-type="float" office:value="0" calcext:value-type="float">
            <text:p/>
          </table:table-cell>
          <table:table-cell table:style-name="ce3" table:formula="of:=MOD(BITRSHIFT([.$A96];[.F$1]);2)" office:value-type="float" office:value="1" calcext:value-type="float">
            <text:p/>
          </table:table-cell>
          <table:table-cell table:style-name="ce3" table:formula="of:=MOD(BITRSHIFT([.$A96];[.G$1]);2)" office:value-type="float" office:value="1" calcext:value-type="float">
            <text:p/>
          </table:table-cell>
          <table:table-cell table:style-name="ce3" table:formula="of:=MOD(BITRSHIFT([.$A96];[.H$1]);2)" office:value-type="float" office:value="1" calcext:value-type="float">
            <text:p/>
          </table:table-cell>
          <table:table-cell table:style-name="ce3" table:formula="of:=MOD(BITRSHIFT([.$A96];[.I$1]);2)" office:value-type="float" office:value="1" calcext:value-type="float">
            <text:p/>
          </table:table-cell>
          <table:table-cell table:style-name="ce3" table:formula="of:=MOD(BITRSHIFT([.$A96];[.J$1]);2)" office:value-type="float" office:value="0" calcext:value-type="float">
            <text:p/>
          </table:table-cell>
          <table:table-cell table:number-columns-repeated="1014"/>
        </table:table-row>
        <table:table-row table:style-name="ro1">
          <table:table-cell office:value-type="float" office:value="95" calcext:value-type="float">
            <text:p>95</text:p>
          </table:table-cell>
          <table:table-cell table:formula="of:=DEC2HEX([.A97];2)" office:value-type="string" office:string-value="5F" calcext:value-type="string">
            <text:p>5F</text:p>
          </table:table-cell>
          <table:table-cell table:style-name="ce3" table:formula="of:=MOD(BITRSHIFT([.$A97];[.C$1]);2)" office:value-type="float" office:value="0" calcext:value-type="float">
            <text:p/>
          </table:table-cell>
          <table:table-cell table:style-name="ce3" table:formula="of:=MOD(BITRSHIFT([.$A97];[.D$1]);2)" office:value-type="float" office:value="1" calcext:value-type="float">
            <text:p/>
          </table:table-cell>
          <table:table-cell table:style-name="ce3" table:formula="of:=MOD(BITRSHIFT([.$A97];[.E$1]);2)" office:value-type="float" office:value="0" calcext:value-type="float">
            <text:p/>
          </table:table-cell>
          <table:table-cell table:style-name="ce3" table:formula="of:=MOD(BITRSHIFT([.$A97];[.F$1]);2)" office:value-type="float" office:value="1" calcext:value-type="float">
            <text:p/>
          </table:table-cell>
          <table:table-cell table:style-name="ce3" table:formula="of:=MOD(BITRSHIFT([.$A97];[.G$1]);2)" office:value-type="float" office:value="1" calcext:value-type="float">
            <text:p/>
          </table:table-cell>
          <table:table-cell table:style-name="ce3" table:formula="of:=MOD(BITRSHIFT([.$A97];[.H$1]);2)" office:value-type="float" office:value="1" calcext:value-type="float">
            <text:p/>
          </table:table-cell>
          <table:table-cell table:style-name="ce3" table:formula="of:=MOD(BITRSHIFT([.$A97];[.I$1]);2)" office:value-type="float" office:value="1" calcext:value-type="float">
            <text:p/>
          </table:table-cell>
          <table:table-cell table:style-name="ce3" table:formula="of:=MOD(BITRSHIFT([.$A97];[.J$1]);2)" office:value-type="float" office:value="1" calcext:value-type="float">
            <text:p/>
          </table:table-cell>
          <table:table-cell table:number-columns-repeated="1014"/>
        </table:table-row>
        <table:table-row table:style-name="ro1">
          <table:table-cell office:value-type="float" office:value="96" calcext:value-type="float">
            <text:p>96</text:p>
          </table:table-cell>
          <table:table-cell table:formula="of:=DEC2HEX([.A98];2)" office:value-type="string" office:string-value="60" calcext:value-type="string">
            <text:p>60</text:p>
          </table:table-cell>
          <table:table-cell table:style-name="ce3" table:formula="of:=MOD(BITRSHIFT([.$A98];[.C$1]);2)" office:value-type="float" office:value="0" calcext:value-type="float">
            <text:p/>
          </table:table-cell>
          <table:table-cell table:style-name="ce3" table:formula="of:=MOD(BITRSHIFT([.$A98];[.D$1]);2)" office:value-type="float" office:value="1" calcext:value-type="float">
            <text:p/>
          </table:table-cell>
          <table:table-cell table:style-name="ce3" table:formula="of:=MOD(BITRSHIFT([.$A98];[.E$1]);2)" office:value-type="float" office:value="1" calcext:value-type="float">
            <text:p/>
          </table:table-cell>
          <table:table-cell table:style-name="ce3" table:formula="of:=MOD(BITRSHIFT([.$A98];[.F$1]);2)" office:value-type="float" office:value="0" calcext:value-type="float">
            <text:p/>
          </table:table-cell>
          <table:table-cell table:style-name="ce3" table:formula="of:=MOD(BITRSHIFT([.$A98];[.G$1]);2)" office:value-type="float" office:value="0" calcext:value-type="float">
            <text:p/>
          </table:table-cell>
          <table:table-cell table:style-name="ce3" table:formula="of:=MOD(BITRSHIFT([.$A98];[.H$1]);2)" office:value-type="float" office:value="0" calcext:value-type="float">
            <text:p/>
          </table:table-cell>
          <table:table-cell table:style-name="ce3" table:formula="of:=MOD(BITRSHIFT([.$A98];[.I$1]);2)" office:value-type="float" office:value="0" calcext:value-type="float">
            <text:p/>
          </table:table-cell>
          <table:table-cell table:style-name="ce3" table:formula="of:=MOD(BITRSHIFT([.$A98];[.J$1]);2)" office:value-type="float" office:value="0" calcext:value-type="float">
            <text:p/>
          </table:table-cell>
          <table:table-cell table:number-columns-repeated="1014"/>
        </table:table-row>
        <table:table-row table:style-name="ro1">
          <table:table-cell office:value-type="float" office:value="97" calcext:value-type="float">
            <text:p>97</text:p>
          </table:table-cell>
          <table:table-cell table:formula="of:=DEC2HEX([.A99];2)" office:value-type="string" office:string-value="61" calcext:value-type="string">
            <text:p>61</text:p>
          </table:table-cell>
          <table:table-cell table:style-name="ce3" table:formula="of:=MOD(BITRSHIFT([.$A99];[.C$1]);2)" office:value-type="float" office:value="0" calcext:value-type="float">
            <text:p/>
          </table:table-cell>
          <table:table-cell table:style-name="ce3" table:formula="of:=MOD(BITRSHIFT([.$A99];[.D$1]);2)" office:value-type="float" office:value="1" calcext:value-type="float">
            <text:p/>
          </table:table-cell>
          <table:table-cell table:style-name="ce3" table:formula="of:=MOD(BITRSHIFT([.$A99];[.E$1]);2)" office:value-type="float" office:value="1" calcext:value-type="float">
            <text:p/>
          </table:table-cell>
          <table:table-cell table:style-name="ce3" table:formula="of:=MOD(BITRSHIFT([.$A99];[.F$1]);2)" office:value-type="float" office:value="0" calcext:value-type="float">
            <text:p/>
          </table:table-cell>
          <table:table-cell table:style-name="ce3" table:formula="of:=MOD(BITRSHIFT([.$A99];[.G$1]);2)" office:value-type="float" office:value="0" calcext:value-type="float">
            <text:p/>
          </table:table-cell>
          <table:table-cell table:style-name="ce3" table:formula="of:=MOD(BITRSHIFT([.$A99];[.H$1]);2)" office:value-type="float" office:value="0" calcext:value-type="float">
            <text:p/>
          </table:table-cell>
          <table:table-cell table:style-name="ce3" table:formula="of:=MOD(BITRSHIFT([.$A99];[.I$1]);2)" office:value-type="float" office:value="0" calcext:value-type="float">
            <text:p/>
          </table:table-cell>
          <table:table-cell table:style-name="ce3" table:formula="of:=MOD(BITRSHIFT([.$A99];[.J$1]);2)" office:value-type="float" office:value="1" calcext:value-type="float">
            <text:p/>
          </table:table-cell>
          <table:table-cell table:number-columns-repeated="1014"/>
        </table:table-row>
        <table:table-row table:style-name="ro1">
          <table:table-cell office:value-type="float" office:value="98" calcext:value-type="float">
            <text:p>98</text:p>
          </table:table-cell>
          <table:table-cell table:formula="of:=DEC2HEX([.A100];2)" office:value-type="string" office:string-value="62" calcext:value-type="string">
            <text:p>62</text:p>
          </table:table-cell>
          <table:table-cell table:style-name="ce3" table:formula="of:=MOD(BITRSHIFT([.$A100];[.C$1]);2)" office:value-type="float" office:value="0" calcext:value-type="float">
            <text:p/>
          </table:table-cell>
          <table:table-cell table:style-name="ce3" table:formula="of:=MOD(BITRSHIFT([.$A100];[.D$1]);2)" office:value-type="float" office:value="1" calcext:value-type="float">
            <text:p/>
          </table:table-cell>
          <table:table-cell table:style-name="ce3" table:formula="of:=MOD(BITRSHIFT([.$A100];[.E$1]);2)" office:value-type="float" office:value="1" calcext:value-type="float">
            <text:p/>
          </table:table-cell>
          <table:table-cell table:style-name="ce3" table:formula="of:=MOD(BITRSHIFT([.$A100];[.F$1]);2)" office:value-type="float" office:value="0" calcext:value-type="float">
            <text:p/>
          </table:table-cell>
          <table:table-cell table:style-name="ce3" table:formula="of:=MOD(BITRSHIFT([.$A100];[.G$1]);2)" office:value-type="float" office:value="0" calcext:value-type="float">
            <text:p/>
          </table:table-cell>
          <table:table-cell table:style-name="ce3" table:formula="of:=MOD(BITRSHIFT([.$A100];[.H$1]);2)" office:value-type="float" office:value="0" calcext:value-type="float">
            <text:p/>
          </table:table-cell>
          <table:table-cell table:style-name="ce3" table:formula="of:=MOD(BITRSHIFT([.$A100];[.I$1]);2)" office:value-type="float" office:value="1" calcext:value-type="float">
            <text:p/>
          </table:table-cell>
          <table:table-cell table:style-name="ce3" table:formula="of:=MOD(BITRSHIFT([.$A100];[.J$1]);2)" office:value-type="float" office:value="0" calcext:value-type="float">
            <text:p/>
          </table:table-cell>
          <table:table-cell table:number-columns-repeated="1014"/>
        </table:table-row>
        <table:table-row table:style-name="ro1">
          <table:table-cell office:value-type="float" office:value="99" calcext:value-type="float">
            <text:p>99</text:p>
          </table:table-cell>
          <table:table-cell table:formula="of:=DEC2HEX([.A101];2)" office:value-type="string" office:string-value="63" calcext:value-type="string">
            <text:p>63</text:p>
          </table:table-cell>
          <table:table-cell table:style-name="ce3" table:formula="of:=MOD(BITRSHIFT([.$A101];[.C$1]);2)" office:value-type="float" office:value="0" calcext:value-type="float">
            <text:p/>
          </table:table-cell>
          <table:table-cell table:style-name="ce3" table:formula="of:=MOD(BITRSHIFT([.$A101];[.D$1]);2)" office:value-type="float" office:value="1" calcext:value-type="float">
            <text:p/>
          </table:table-cell>
          <table:table-cell table:style-name="ce3" table:formula="of:=MOD(BITRSHIFT([.$A101];[.E$1]);2)" office:value-type="float" office:value="1" calcext:value-type="float">
            <text:p/>
          </table:table-cell>
          <table:table-cell table:style-name="ce3" table:formula="of:=MOD(BITRSHIFT([.$A101];[.F$1]);2)" office:value-type="float" office:value="0" calcext:value-type="float">
            <text:p/>
          </table:table-cell>
          <table:table-cell table:style-name="ce3" table:formula="of:=MOD(BITRSHIFT([.$A101];[.G$1]);2)" office:value-type="float" office:value="0" calcext:value-type="float">
            <text:p/>
          </table:table-cell>
          <table:table-cell table:style-name="ce3" table:formula="of:=MOD(BITRSHIFT([.$A101];[.H$1]);2)" office:value-type="float" office:value="0" calcext:value-type="float">
            <text:p/>
          </table:table-cell>
          <table:table-cell table:style-name="ce3" table:formula="of:=MOD(BITRSHIFT([.$A101];[.I$1]);2)" office:value-type="float" office:value="1" calcext:value-type="float">
            <text:p/>
          </table:table-cell>
          <table:table-cell table:style-name="ce3" table:formula="of:=MOD(BITRSHIFT([.$A101];[.J$1]);2)" office:value-type="float" office:value="1" calcext:value-type="float">
            <text:p/>
          </table:table-cell>
          <table:table-cell table:number-columns-repeated="1014"/>
        </table:table-row>
        <table:table-row table:style-name="ro1">
          <table:table-cell office:value-type="float" office:value="100" calcext:value-type="float">
            <text:p>100</text:p>
          </table:table-cell>
          <table:table-cell table:formula="of:=DEC2HEX([.A102];2)" office:value-type="string" office:string-value="64" calcext:value-type="string">
            <text:p>64</text:p>
          </table:table-cell>
          <table:table-cell table:style-name="ce3" table:formula="of:=MOD(BITRSHIFT([.$A102];[.C$1]);2)" office:value-type="float" office:value="0" calcext:value-type="float">
            <text:p/>
          </table:table-cell>
          <table:table-cell table:style-name="ce3" table:formula="of:=MOD(BITRSHIFT([.$A102];[.D$1]);2)" office:value-type="float" office:value="1" calcext:value-type="float">
            <text:p/>
          </table:table-cell>
          <table:table-cell table:style-name="ce3" table:formula="of:=MOD(BITRSHIFT([.$A102];[.E$1]);2)" office:value-type="float" office:value="1" calcext:value-type="float">
            <text:p/>
          </table:table-cell>
          <table:table-cell table:style-name="ce3" table:formula="of:=MOD(BITRSHIFT([.$A102];[.F$1]);2)" office:value-type="float" office:value="0" calcext:value-type="float">
            <text:p/>
          </table:table-cell>
          <table:table-cell table:style-name="ce3" table:formula="of:=MOD(BITRSHIFT([.$A102];[.G$1]);2)" office:value-type="float" office:value="0" calcext:value-type="float">
            <text:p/>
          </table:table-cell>
          <table:table-cell table:style-name="ce3" table:formula="of:=MOD(BITRSHIFT([.$A102];[.H$1]);2)" office:value-type="float" office:value="1" calcext:value-type="float">
            <text:p/>
          </table:table-cell>
          <table:table-cell table:style-name="ce3" table:formula="of:=MOD(BITRSHIFT([.$A102];[.I$1]);2)" office:value-type="float" office:value="0" calcext:value-type="float">
            <text:p/>
          </table:table-cell>
          <table:table-cell table:style-name="ce3" table:formula="of:=MOD(BITRSHIFT([.$A102];[.J$1]);2)" office:value-type="float" office:value="0" calcext:value-type="float">
            <text:p/>
          </table:table-cell>
          <table:table-cell table:number-columns-repeated="1014"/>
        </table:table-row>
        <table:table-row table:style-name="ro1">
          <table:table-cell office:value-type="float" office:value="101" calcext:value-type="float">
            <text:p>101</text:p>
          </table:table-cell>
          <table:table-cell table:formula="of:=DEC2HEX([.A103];2)" office:value-type="string" office:string-value="65" calcext:value-type="string">
            <text:p>65</text:p>
          </table:table-cell>
          <table:table-cell table:style-name="ce3" table:formula="of:=MOD(BITRSHIFT([.$A103];[.C$1]);2)" office:value-type="float" office:value="0" calcext:value-type="float">
            <text:p/>
          </table:table-cell>
          <table:table-cell table:style-name="ce3" table:formula="of:=MOD(BITRSHIFT([.$A103];[.D$1]);2)" office:value-type="float" office:value="1" calcext:value-type="float">
            <text:p/>
          </table:table-cell>
          <table:table-cell table:style-name="ce3" table:formula="of:=MOD(BITRSHIFT([.$A103];[.E$1]);2)" office:value-type="float" office:value="1" calcext:value-type="float">
            <text:p/>
          </table:table-cell>
          <table:table-cell table:style-name="ce3" table:formula="of:=MOD(BITRSHIFT([.$A103];[.F$1]);2)" office:value-type="float" office:value="0" calcext:value-type="float">
            <text:p/>
          </table:table-cell>
          <table:table-cell table:style-name="ce3" table:formula="of:=MOD(BITRSHIFT([.$A103];[.G$1]);2)" office:value-type="float" office:value="0" calcext:value-type="float">
            <text:p/>
          </table:table-cell>
          <table:table-cell table:style-name="ce3" table:formula="of:=MOD(BITRSHIFT([.$A103];[.H$1]);2)" office:value-type="float" office:value="1" calcext:value-type="float">
            <text:p/>
          </table:table-cell>
          <table:table-cell table:style-name="ce3" table:formula="of:=MOD(BITRSHIFT([.$A103];[.I$1]);2)" office:value-type="float" office:value="0" calcext:value-type="float">
            <text:p/>
          </table:table-cell>
          <table:table-cell table:style-name="ce3" table:formula="of:=MOD(BITRSHIFT([.$A103];[.J$1]);2)" office:value-type="float" office:value="1" calcext:value-type="float">
            <text:p/>
          </table:table-cell>
          <table:table-cell table:number-columns-repeated="1014"/>
        </table:table-row>
        <table:table-row table:style-name="ro1">
          <table:table-cell office:value-type="float" office:value="102" calcext:value-type="float">
            <text:p>102</text:p>
          </table:table-cell>
          <table:table-cell table:formula="of:=DEC2HEX([.A104];2)" office:value-type="string" office:string-value="66" calcext:value-type="string">
            <text:p>66</text:p>
          </table:table-cell>
          <table:table-cell table:style-name="ce3" table:formula="of:=MOD(BITRSHIFT([.$A104];[.C$1]);2)" office:value-type="float" office:value="0" calcext:value-type="float">
            <text:p/>
          </table:table-cell>
          <table:table-cell table:style-name="ce3" table:formula="of:=MOD(BITRSHIFT([.$A104];[.D$1]);2)" office:value-type="float" office:value="1" calcext:value-type="float">
            <text:p/>
          </table:table-cell>
          <table:table-cell table:style-name="ce3" table:formula="of:=MOD(BITRSHIFT([.$A104];[.E$1]);2)" office:value-type="float" office:value="1" calcext:value-type="float">
            <text:p/>
          </table:table-cell>
          <table:table-cell table:style-name="ce3" table:formula="of:=MOD(BITRSHIFT([.$A104];[.F$1]);2)" office:value-type="float" office:value="0" calcext:value-type="float">
            <text:p/>
          </table:table-cell>
          <table:table-cell table:style-name="ce3" table:formula="of:=MOD(BITRSHIFT([.$A104];[.G$1]);2)" office:value-type="float" office:value="0" calcext:value-type="float">
            <text:p/>
          </table:table-cell>
          <table:table-cell table:style-name="ce3" table:formula="of:=MOD(BITRSHIFT([.$A104];[.H$1]);2)" office:value-type="float" office:value="1" calcext:value-type="float">
            <text:p/>
          </table:table-cell>
          <table:table-cell table:style-name="ce3" table:formula="of:=MOD(BITRSHIFT([.$A104];[.I$1]);2)" office:value-type="float" office:value="1" calcext:value-type="float">
            <text:p/>
          </table:table-cell>
          <table:table-cell table:style-name="ce3" table:formula="of:=MOD(BITRSHIFT([.$A104];[.J$1]);2)" office:value-type="float" office:value="0" calcext:value-type="float">
            <text:p/>
          </table:table-cell>
          <table:table-cell table:number-columns-repeated="1014"/>
        </table:table-row>
        <table:table-row table:style-name="ro1">
          <table:table-cell office:value-type="float" office:value="103" calcext:value-type="float">
            <text:p>103</text:p>
          </table:table-cell>
          <table:table-cell table:formula="of:=DEC2HEX([.A105];2)" office:value-type="string" office:string-value="67" calcext:value-type="string">
            <text:p>67</text:p>
          </table:table-cell>
          <table:table-cell table:style-name="ce3" table:formula="of:=MOD(BITRSHIFT([.$A105];[.C$1]);2)" office:value-type="float" office:value="0" calcext:value-type="float">
            <text:p/>
          </table:table-cell>
          <table:table-cell table:style-name="ce3" table:formula="of:=MOD(BITRSHIFT([.$A105];[.D$1]);2)" office:value-type="float" office:value="1" calcext:value-type="float">
            <text:p/>
          </table:table-cell>
          <table:table-cell table:style-name="ce3" table:formula="of:=MOD(BITRSHIFT([.$A105];[.E$1]);2)" office:value-type="float" office:value="1" calcext:value-type="float">
            <text:p/>
          </table:table-cell>
          <table:table-cell table:style-name="ce3" table:formula="of:=MOD(BITRSHIFT([.$A105];[.F$1]);2)" office:value-type="float" office:value="0" calcext:value-type="float">
            <text:p/>
          </table:table-cell>
          <table:table-cell table:style-name="ce3" table:formula="of:=MOD(BITRSHIFT([.$A105];[.G$1]);2)" office:value-type="float" office:value="0" calcext:value-type="float">
            <text:p/>
          </table:table-cell>
          <table:table-cell table:style-name="ce3" table:formula="of:=MOD(BITRSHIFT([.$A105];[.H$1]);2)" office:value-type="float" office:value="1" calcext:value-type="float">
            <text:p/>
          </table:table-cell>
          <table:table-cell table:style-name="ce3" table:formula="of:=MOD(BITRSHIFT([.$A105];[.I$1]);2)" office:value-type="float" office:value="1" calcext:value-type="float">
            <text:p/>
          </table:table-cell>
          <table:table-cell table:style-name="ce3" table:formula="of:=MOD(BITRSHIFT([.$A105];[.J$1]);2)" office:value-type="float" office:value="1" calcext:value-type="float">
            <text:p/>
          </table:table-cell>
          <table:table-cell table:number-columns-repeated="1014"/>
        </table:table-row>
        <table:table-row table:style-name="ro1">
          <table:table-cell office:value-type="float" office:value="104" calcext:value-type="float">
            <text:p>104</text:p>
          </table:table-cell>
          <table:table-cell table:formula="of:=DEC2HEX([.A106];2)" office:value-type="string" office:string-value="68" calcext:value-type="string">
            <text:p>68</text:p>
          </table:table-cell>
          <table:table-cell table:style-name="ce3" table:formula="of:=MOD(BITRSHIFT([.$A106];[.C$1]);2)" office:value-type="float" office:value="0" calcext:value-type="float">
            <text:p/>
          </table:table-cell>
          <table:table-cell table:style-name="ce3" table:formula="of:=MOD(BITRSHIFT([.$A106];[.D$1]);2)" office:value-type="float" office:value="1" calcext:value-type="float">
            <text:p/>
          </table:table-cell>
          <table:table-cell table:style-name="ce3" table:formula="of:=MOD(BITRSHIFT([.$A106];[.E$1]);2)" office:value-type="float" office:value="1" calcext:value-type="float">
            <text:p/>
          </table:table-cell>
          <table:table-cell table:style-name="ce3" table:formula="of:=MOD(BITRSHIFT([.$A106];[.F$1]);2)" office:value-type="float" office:value="0" calcext:value-type="float">
            <text:p/>
          </table:table-cell>
          <table:table-cell table:style-name="ce3" table:formula="of:=MOD(BITRSHIFT([.$A106];[.G$1]);2)" office:value-type="float" office:value="1" calcext:value-type="float">
            <text:p/>
          </table:table-cell>
          <table:table-cell table:style-name="ce3" table:formula="of:=MOD(BITRSHIFT([.$A106];[.H$1]);2)" office:value-type="float" office:value="0" calcext:value-type="float">
            <text:p/>
          </table:table-cell>
          <table:table-cell table:style-name="ce3" table:formula="of:=MOD(BITRSHIFT([.$A106];[.I$1]);2)" office:value-type="float" office:value="0" calcext:value-type="float">
            <text:p/>
          </table:table-cell>
          <table:table-cell table:style-name="ce3" table:formula="of:=MOD(BITRSHIFT([.$A106];[.J$1]);2)" office:value-type="float" office:value="0" calcext:value-type="float">
            <text:p/>
          </table:table-cell>
          <table:table-cell table:number-columns-repeated="1014"/>
        </table:table-row>
        <table:table-row table:style-name="ro1">
          <table:table-cell office:value-type="float" office:value="105" calcext:value-type="float">
            <text:p>105</text:p>
          </table:table-cell>
          <table:table-cell table:formula="of:=DEC2HEX([.A107];2)" office:value-type="string" office:string-value="69" calcext:value-type="string">
            <text:p>69</text:p>
          </table:table-cell>
          <table:table-cell table:style-name="ce3" table:formula="of:=MOD(BITRSHIFT([.$A107];[.C$1]);2)" office:value-type="float" office:value="0" calcext:value-type="float">
            <text:p/>
          </table:table-cell>
          <table:table-cell table:style-name="ce3" table:formula="of:=MOD(BITRSHIFT([.$A107];[.D$1]);2)" office:value-type="float" office:value="1" calcext:value-type="float">
            <text:p/>
          </table:table-cell>
          <table:table-cell table:style-name="ce3" table:formula="of:=MOD(BITRSHIFT([.$A107];[.E$1]);2)" office:value-type="float" office:value="1" calcext:value-type="float">
            <text:p/>
          </table:table-cell>
          <table:table-cell table:style-name="ce3" table:formula="of:=MOD(BITRSHIFT([.$A107];[.F$1]);2)" office:value-type="float" office:value="0" calcext:value-type="float">
            <text:p/>
          </table:table-cell>
          <table:table-cell table:style-name="ce3" table:formula="of:=MOD(BITRSHIFT([.$A107];[.G$1]);2)" office:value-type="float" office:value="1" calcext:value-type="float">
            <text:p/>
          </table:table-cell>
          <table:table-cell table:style-name="ce3" table:formula="of:=MOD(BITRSHIFT([.$A107];[.H$1]);2)" office:value-type="float" office:value="0" calcext:value-type="float">
            <text:p/>
          </table:table-cell>
          <table:table-cell table:style-name="ce3" table:formula="of:=MOD(BITRSHIFT([.$A107];[.I$1]);2)" office:value-type="float" office:value="0" calcext:value-type="float">
            <text:p/>
          </table:table-cell>
          <table:table-cell table:style-name="ce3" table:formula="of:=MOD(BITRSHIFT([.$A107];[.J$1]);2)" office:value-type="float" office:value="1" calcext:value-type="float">
            <text:p/>
          </table:table-cell>
          <table:table-cell table:number-columns-repeated="1014"/>
        </table:table-row>
        <table:table-row table:style-name="ro1">
          <table:table-cell office:value-type="float" office:value="106" calcext:value-type="float">
            <text:p>106</text:p>
          </table:table-cell>
          <table:table-cell table:formula="of:=DEC2HEX([.A108];2)" office:value-type="string" office:string-value="6A" calcext:value-type="string">
            <text:p>6A</text:p>
          </table:table-cell>
          <table:table-cell table:style-name="ce3" table:formula="of:=MOD(BITRSHIFT([.$A108];[.C$1]);2)" office:value-type="float" office:value="0" calcext:value-type="float">
            <text:p/>
          </table:table-cell>
          <table:table-cell table:style-name="ce3" table:formula="of:=MOD(BITRSHIFT([.$A108];[.D$1]);2)" office:value-type="float" office:value="1" calcext:value-type="float">
            <text:p/>
          </table:table-cell>
          <table:table-cell table:style-name="ce3" table:formula="of:=MOD(BITRSHIFT([.$A108];[.E$1]);2)" office:value-type="float" office:value="1" calcext:value-type="float">
            <text:p/>
          </table:table-cell>
          <table:table-cell table:style-name="ce3" table:formula="of:=MOD(BITRSHIFT([.$A108];[.F$1]);2)" office:value-type="float" office:value="0" calcext:value-type="float">
            <text:p/>
          </table:table-cell>
          <table:table-cell table:style-name="ce3" table:formula="of:=MOD(BITRSHIFT([.$A108];[.G$1]);2)" office:value-type="float" office:value="1" calcext:value-type="float">
            <text:p/>
          </table:table-cell>
          <table:table-cell table:style-name="ce3" table:formula="of:=MOD(BITRSHIFT([.$A108];[.H$1]);2)" office:value-type="float" office:value="0" calcext:value-type="float">
            <text:p/>
          </table:table-cell>
          <table:table-cell table:style-name="ce3" table:formula="of:=MOD(BITRSHIFT([.$A108];[.I$1]);2)" office:value-type="float" office:value="1" calcext:value-type="float">
            <text:p/>
          </table:table-cell>
          <table:table-cell table:style-name="ce3" table:formula="of:=MOD(BITRSHIFT([.$A108];[.J$1]);2)" office:value-type="float" office:value="0" calcext:value-type="float">
            <text:p/>
          </table:table-cell>
          <table:table-cell table:number-columns-repeated="1014"/>
        </table:table-row>
        <table:table-row table:style-name="ro1">
          <table:table-cell office:value-type="float" office:value="107" calcext:value-type="float">
            <text:p>107</text:p>
          </table:table-cell>
          <table:table-cell table:formula="of:=DEC2HEX([.A109];2)" office:value-type="string" office:string-value="6B" calcext:value-type="string">
            <text:p>6B</text:p>
          </table:table-cell>
          <table:table-cell table:style-name="ce3" table:formula="of:=MOD(BITRSHIFT([.$A109];[.C$1]);2)" office:value-type="float" office:value="0" calcext:value-type="float">
            <text:p/>
          </table:table-cell>
          <table:table-cell table:style-name="ce3" table:formula="of:=MOD(BITRSHIFT([.$A109];[.D$1]);2)" office:value-type="float" office:value="1" calcext:value-type="float">
            <text:p/>
          </table:table-cell>
          <table:table-cell table:style-name="ce3" table:formula="of:=MOD(BITRSHIFT([.$A109];[.E$1]);2)" office:value-type="float" office:value="1" calcext:value-type="float">
            <text:p/>
          </table:table-cell>
          <table:table-cell table:style-name="ce3" table:formula="of:=MOD(BITRSHIFT([.$A109];[.F$1]);2)" office:value-type="float" office:value="0" calcext:value-type="float">
            <text:p/>
          </table:table-cell>
          <table:table-cell table:style-name="ce3" table:formula="of:=MOD(BITRSHIFT([.$A109];[.G$1]);2)" office:value-type="float" office:value="1" calcext:value-type="float">
            <text:p/>
          </table:table-cell>
          <table:table-cell table:style-name="ce3" table:formula="of:=MOD(BITRSHIFT([.$A109];[.H$1]);2)" office:value-type="float" office:value="0" calcext:value-type="float">
            <text:p/>
          </table:table-cell>
          <table:table-cell table:style-name="ce3" table:formula="of:=MOD(BITRSHIFT([.$A109];[.I$1]);2)" office:value-type="float" office:value="1" calcext:value-type="float">
            <text:p/>
          </table:table-cell>
          <table:table-cell table:style-name="ce3" table:formula="of:=MOD(BITRSHIFT([.$A109];[.J$1]);2)" office:value-type="float" office:value="1" calcext:value-type="float">
            <text:p/>
          </table:table-cell>
          <table:table-cell table:number-columns-repeated="1014"/>
        </table:table-row>
        <table:table-row table:style-name="ro1">
          <table:table-cell office:value-type="float" office:value="108" calcext:value-type="float">
            <text:p>108</text:p>
          </table:table-cell>
          <table:table-cell table:formula="of:=DEC2HEX([.A110];2)" office:value-type="string" office:string-value="6C" calcext:value-type="string">
            <text:p>6C</text:p>
          </table:table-cell>
          <table:table-cell table:style-name="ce3" table:formula="of:=MOD(BITRSHIFT([.$A110];[.C$1]);2)" office:value-type="float" office:value="0" calcext:value-type="float">
            <text:p/>
          </table:table-cell>
          <table:table-cell table:style-name="ce3" table:formula="of:=MOD(BITRSHIFT([.$A110];[.D$1]);2)" office:value-type="float" office:value="1" calcext:value-type="float">
            <text:p/>
          </table:table-cell>
          <table:table-cell table:style-name="ce3" table:formula="of:=MOD(BITRSHIFT([.$A110];[.E$1]);2)" office:value-type="float" office:value="1" calcext:value-type="float">
            <text:p/>
          </table:table-cell>
          <table:table-cell table:style-name="ce3" table:formula="of:=MOD(BITRSHIFT([.$A110];[.F$1]);2)" office:value-type="float" office:value="0" calcext:value-type="float">
            <text:p/>
          </table:table-cell>
          <table:table-cell table:style-name="ce3" table:formula="of:=MOD(BITRSHIFT([.$A110];[.G$1]);2)" office:value-type="float" office:value="1" calcext:value-type="float">
            <text:p/>
          </table:table-cell>
          <table:table-cell table:style-name="ce3" table:formula="of:=MOD(BITRSHIFT([.$A110];[.H$1]);2)" office:value-type="float" office:value="1" calcext:value-type="float">
            <text:p/>
          </table:table-cell>
          <table:table-cell table:style-name="ce3" table:formula="of:=MOD(BITRSHIFT([.$A110];[.I$1]);2)" office:value-type="float" office:value="0" calcext:value-type="float">
            <text:p/>
          </table:table-cell>
          <table:table-cell table:style-name="ce3" table:formula="of:=MOD(BITRSHIFT([.$A110];[.J$1]);2)" office:value-type="float" office:value="0" calcext:value-type="float">
            <text:p/>
          </table:table-cell>
          <table:table-cell table:number-columns-repeated="1014"/>
        </table:table-row>
        <table:table-row table:style-name="ro1">
          <table:table-cell office:value-type="float" office:value="109" calcext:value-type="float">
            <text:p>109</text:p>
          </table:table-cell>
          <table:table-cell table:formula="of:=DEC2HEX([.A111];2)" office:value-type="string" office:string-value="6D" calcext:value-type="string">
            <text:p>6D</text:p>
          </table:table-cell>
          <table:table-cell table:style-name="ce3" table:formula="of:=MOD(BITRSHIFT([.$A111];[.C$1]);2)" office:value-type="float" office:value="0" calcext:value-type="float">
            <text:p/>
          </table:table-cell>
          <table:table-cell table:style-name="ce3" table:formula="of:=MOD(BITRSHIFT([.$A111];[.D$1]);2)" office:value-type="float" office:value="1" calcext:value-type="float">
            <text:p/>
          </table:table-cell>
          <table:table-cell table:style-name="ce3" table:formula="of:=MOD(BITRSHIFT([.$A111];[.E$1]);2)" office:value-type="float" office:value="1" calcext:value-type="float">
            <text:p/>
          </table:table-cell>
          <table:table-cell table:style-name="ce3" table:formula="of:=MOD(BITRSHIFT([.$A111];[.F$1]);2)" office:value-type="float" office:value="0" calcext:value-type="float">
            <text:p/>
          </table:table-cell>
          <table:table-cell table:style-name="ce3" table:formula="of:=MOD(BITRSHIFT([.$A111];[.G$1]);2)" office:value-type="float" office:value="1" calcext:value-type="float">
            <text:p/>
          </table:table-cell>
          <table:table-cell table:style-name="ce3" table:formula="of:=MOD(BITRSHIFT([.$A111];[.H$1]);2)" office:value-type="float" office:value="1" calcext:value-type="float">
            <text:p/>
          </table:table-cell>
          <table:table-cell table:style-name="ce3" table:formula="of:=MOD(BITRSHIFT([.$A111];[.I$1]);2)" office:value-type="float" office:value="0" calcext:value-type="float">
            <text:p/>
          </table:table-cell>
          <table:table-cell table:style-name="ce3" table:formula="of:=MOD(BITRSHIFT([.$A111];[.J$1]);2)" office:value-type="float" office:value="1" calcext:value-type="float">
            <text:p/>
          </table:table-cell>
          <table:table-cell table:number-columns-repeated="1014"/>
        </table:table-row>
        <table:table-row table:style-name="ro1">
          <table:table-cell office:value-type="float" office:value="110" calcext:value-type="float">
            <text:p>110</text:p>
          </table:table-cell>
          <table:table-cell table:formula="of:=DEC2HEX([.A112];2)" office:value-type="string" office:string-value="6E" calcext:value-type="string">
            <text:p>6E</text:p>
          </table:table-cell>
          <table:table-cell table:style-name="ce3" table:formula="of:=MOD(BITRSHIFT([.$A112];[.C$1]);2)" office:value-type="float" office:value="0" calcext:value-type="float">
            <text:p/>
          </table:table-cell>
          <table:table-cell table:style-name="ce3" table:formula="of:=MOD(BITRSHIFT([.$A112];[.D$1]);2)" office:value-type="float" office:value="1" calcext:value-type="float">
            <text:p/>
          </table:table-cell>
          <table:table-cell table:style-name="ce3" table:formula="of:=MOD(BITRSHIFT([.$A112];[.E$1]);2)" office:value-type="float" office:value="1" calcext:value-type="float">
            <text:p/>
          </table:table-cell>
          <table:table-cell table:style-name="ce3" table:formula="of:=MOD(BITRSHIFT([.$A112];[.F$1]);2)" office:value-type="float" office:value="0" calcext:value-type="float">
            <text:p/>
          </table:table-cell>
          <table:table-cell table:style-name="ce3" table:formula="of:=MOD(BITRSHIFT([.$A112];[.G$1]);2)" office:value-type="float" office:value="1" calcext:value-type="float">
            <text:p/>
          </table:table-cell>
          <table:table-cell table:style-name="ce3" table:formula="of:=MOD(BITRSHIFT([.$A112];[.H$1]);2)" office:value-type="float" office:value="1" calcext:value-type="float">
            <text:p/>
          </table:table-cell>
          <table:table-cell table:style-name="ce3" table:formula="of:=MOD(BITRSHIFT([.$A112];[.I$1]);2)" office:value-type="float" office:value="1" calcext:value-type="float">
            <text:p/>
          </table:table-cell>
          <table:table-cell table:style-name="ce3" table:formula="of:=MOD(BITRSHIFT([.$A112];[.J$1]);2)" office:value-type="float" office:value="0" calcext:value-type="float">
            <text:p/>
          </table:table-cell>
          <table:table-cell table:number-columns-repeated="1014"/>
        </table:table-row>
        <table:table-row table:style-name="ro1">
          <table:table-cell office:value-type="float" office:value="111" calcext:value-type="float">
            <text:p>111</text:p>
          </table:table-cell>
          <table:table-cell table:formula="of:=DEC2HEX([.A113];2)" office:value-type="string" office:string-value="6F" calcext:value-type="string">
            <text:p>6F</text:p>
          </table:table-cell>
          <table:table-cell table:style-name="ce3" table:formula="of:=MOD(BITRSHIFT([.$A113];[.C$1]);2)" office:value-type="float" office:value="0" calcext:value-type="float">
            <text:p/>
          </table:table-cell>
          <table:table-cell table:style-name="ce3" table:formula="of:=MOD(BITRSHIFT([.$A113];[.D$1]);2)" office:value-type="float" office:value="1" calcext:value-type="float">
            <text:p/>
          </table:table-cell>
          <table:table-cell table:style-name="ce3" table:formula="of:=MOD(BITRSHIFT([.$A113];[.E$1]);2)" office:value-type="float" office:value="1" calcext:value-type="float">
            <text:p/>
          </table:table-cell>
          <table:table-cell table:style-name="ce3" table:formula="of:=MOD(BITRSHIFT([.$A113];[.F$1]);2)" office:value-type="float" office:value="0" calcext:value-type="float">
            <text:p/>
          </table:table-cell>
          <table:table-cell table:style-name="ce3" table:formula="of:=MOD(BITRSHIFT([.$A113];[.G$1]);2)" office:value-type="float" office:value="1" calcext:value-type="float">
            <text:p/>
          </table:table-cell>
          <table:table-cell table:style-name="ce3" table:formula="of:=MOD(BITRSHIFT([.$A113];[.H$1]);2)" office:value-type="float" office:value="1" calcext:value-type="float">
            <text:p/>
          </table:table-cell>
          <table:table-cell table:style-name="ce3" table:formula="of:=MOD(BITRSHIFT([.$A113];[.I$1]);2)" office:value-type="float" office:value="1" calcext:value-type="float">
            <text:p/>
          </table:table-cell>
          <table:table-cell table:style-name="ce3" table:formula="of:=MOD(BITRSHIFT([.$A113];[.J$1]);2)" office:value-type="float" office:value="1" calcext:value-type="float">
            <text:p/>
          </table:table-cell>
          <table:table-cell table:number-columns-repeated="1014"/>
        </table:table-row>
        <table:table-row table:style-name="ro1">
          <table:table-cell office:value-type="float" office:value="112" calcext:value-type="float">
            <text:p>112</text:p>
          </table:table-cell>
          <table:table-cell table:formula="of:=DEC2HEX([.A114];2)" office:value-type="string" office:string-value="70" calcext:value-type="string">
            <text:p>70</text:p>
          </table:table-cell>
          <table:table-cell table:style-name="ce3" table:formula="of:=MOD(BITRSHIFT([.$A114];[.C$1]);2)" office:value-type="float" office:value="0" calcext:value-type="float">
            <text:p/>
          </table:table-cell>
          <table:table-cell table:style-name="ce3" table:formula="of:=MOD(BITRSHIFT([.$A114];[.D$1]);2)" office:value-type="float" office:value="1" calcext:value-type="float">
            <text:p/>
          </table:table-cell>
          <table:table-cell table:style-name="ce3" table:formula="of:=MOD(BITRSHIFT([.$A114];[.E$1]);2)" office:value-type="float" office:value="1" calcext:value-type="float">
            <text:p/>
          </table:table-cell>
          <table:table-cell table:style-name="ce3" table:formula="of:=MOD(BITRSHIFT([.$A114];[.F$1]);2)" office:value-type="float" office:value="1" calcext:value-type="float">
            <text:p/>
          </table:table-cell>
          <table:table-cell table:style-name="ce3" table:formula="of:=MOD(BITRSHIFT([.$A114];[.G$1]);2)" office:value-type="float" office:value="0" calcext:value-type="float">
            <text:p/>
          </table:table-cell>
          <table:table-cell table:style-name="ce3" table:formula="of:=MOD(BITRSHIFT([.$A114];[.H$1]);2)" office:value-type="float" office:value="0" calcext:value-type="float">
            <text:p/>
          </table:table-cell>
          <table:table-cell table:style-name="ce3" table:formula="of:=MOD(BITRSHIFT([.$A114];[.I$1]);2)" office:value-type="float" office:value="0" calcext:value-type="float">
            <text:p/>
          </table:table-cell>
          <table:table-cell table:style-name="ce3" table:formula="of:=MOD(BITRSHIFT([.$A114];[.J$1]);2)" office:value-type="float" office:value="0" calcext:value-type="float">
            <text:p/>
          </table:table-cell>
          <table:table-cell table:number-columns-repeated="1014"/>
        </table:table-row>
        <table:table-row table:style-name="ro1">
          <table:table-cell office:value-type="float" office:value="113" calcext:value-type="float">
            <text:p>113</text:p>
          </table:table-cell>
          <table:table-cell table:formula="of:=DEC2HEX([.A115];2)" office:value-type="string" office:string-value="71" calcext:value-type="string">
            <text:p>71</text:p>
          </table:table-cell>
          <table:table-cell table:style-name="ce3" table:formula="of:=MOD(BITRSHIFT([.$A115];[.C$1]);2)" office:value-type="float" office:value="0" calcext:value-type="float">
            <text:p/>
          </table:table-cell>
          <table:table-cell table:style-name="ce3" table:formula="of:=MOD(BITRSHIFT([.$A115];[.D$1]);2)" office:value-type="float" office:value="1" calcext:value-type="float">
            <text:p/>
          </table:table-cell>
          <table:table-cell table:style-name="ce3" table:formula="of:=MOD(BITRSHIFT([.$A115];[.E$1]);2)" office:value-type="float" office:value="1" calcext:value-type="float">
            <text:p/>
          </table:table-cell>
          <table:table-cell table:style-name="ce3" table:formula="of:=MOD(BITRSHIFT([.$A115];[.F$1]);2)" office:value-type="float" office:value="1" calcext:value-type="float">
            <text:p/>
          </table:table-cell>
          <table:table-cell table:style-name="ce3" table:formula="of:=MOD(BITRSHIFT([.$A115];[.G$1]);2)" office:value-type="float" office:value="0" calcext:value-type="float">
            <text:p/>
          </table:table-cell>
          <table:table-cell table:style-name="ce3" table:formula="of:=MOD(BITRSHIFT([.$A115];[.H$1]);2)" office:value-type="float" office:value="0" calcext:value-type="float">
            <text:p/>
          </table:table-cell>
          <table:table-cell table:style-name="ce3" table:formula="of:=MOD(BITRSHIFT([.$A115];[.I$1]);2)" office:value-type="float" office:value="0" calcext:value-type="float">
            <text:p/>
          </table:table-cell>
          <table:table-cell table:style-name="ce3" table:formula="of:=MOD(BITRSHIFT([.$A115];[.J$1]);2)" office:value-type="float" office:value="1" calcext:value-type="float">
            <text:p/>
          </table:table-cell>
          <table:table-cell table:number-columns-repeated="1014"/>
        </table:table-row>
        <table:table-row table:style-name="ro1">
          <table:table-cell office:value-type="float" office:value="114" calcext:value-type="float">
            <text:p>114</text:p>
          </table:table-cell>
          <table:table-cell table:formula="of:=DEC2HEX([.A116];2)" office:value-type="string" office:string-value="72" calcext:value-type="string">
            <text:p>72</text:p>
          </table:table-cell>
          <table:table-cell table:style-name="ce3" table:formula="of:=MOD(BITRSHIFT([.$A116];[.C$1]);2)" office:value-type="float" office:value="0" calcext:value-type="float">
            <text:p/>
          </table:table-cell>
          <table:table-cell table:style-name="ce3" table:formula="of:=MOD(BITRSHIFT([.$A116];[.D$1]);2)" office:value-type="float" office:value="1" calcext:value-type="float">
            <text:p/>
          </table:table-cell>
          <table:table-cell table:style-name="ce3" table:formula="of:=MOD(BITRSHIFT([.$A116];[.E$1]);2)" office:value-type="float" office:value="1" calcext:value-type="float">
            <text:p/>
          </table:table-cell>
          <table:table-cell table:style-name="ce3" table:formula="of:=MOD(BITRSHIFT([.$A116];[.F$1]);2)" office:value-type="float" office:value="1" calcext:value-type="float">
            <text:p/>
          </table:table-cell>
          <table:table-cell table:style-name="ce3" table:formula="of:=MOD(BITRSHIFT([.$A116];[.G$1]);2)" office:value-type="float" office:value="0" calcext:value-type="float">
            <text:p/>
          </table:table-cell>
          <table:table-cell table:style-name="ce3" table:formula="of:=MOD(BITRSHIFT([.$A116];[.H$1]);2)" office:value-type="float" office:value="0" calcext:value-type="float">
            <text:p/>
          </table:table-cell>
          <table:table-cell table:style-name="ce3" table:formula="of:=MOD(BITRSHIFT([.$A116];[.I$1]);2)" office:value-type="float" office:value="1" calcext:value-type="float">
            <text:p/>
          </table:table-cell>
          <table:table-cell table:style-name="ce3" table:formula="of:=MOD(BITRSHIFT([.$A116];[.J$1]);2)" office:value-type="float" office:value="0" calcext:value-type="float">
            <text:p/>
          </table:table-cell>
          <table:table-cell table:number-columns-repeated="1014"/>
        </table:table-row>
        <table:table-row table:style-name="ro1">
          <table:table-cell office:value-type="float" office:value="115" calcext:value-type="float">
            <text:p>115</text:p>
          </table:table-cell>
          <table:table-cell table:formula="of:=DEC2HEX([.A117];2)" office:value-type="string" office:string-value="73" calcext:value-type="string">
            <text:p>73</text:p>
          </table:table-cell>
          <table:table-cell table:style-name="ce3" table:formula="of:=MOD(BITRSHIFT([.$A117];[.C$1]);2)" office:value-type="float" office:value="0" calcext:value-type="float">
            <text:p/>
          </table:table-cell>
          <table:table-cell table:style-name="ce3" table:formula="of:=MOD(BITRSHIFT([.$A117];[.D$1]);2)" office:value-type="float" office:value="1" calcext:value-type="float">
            <text:p/>
          </table:table-cell>
          <table:table-cell table:style-name="ce3" table:formula="of:=MOD(BITRSHIFT([.$A117];[.E$1]);2)" office:value-type="float" office:value="1" calcext:value-type="float">
            <text:p/>
          </table:table-cell>
          <table:table-cell table:style-name="ce3" table:formula="of:=MOD(BITRSHIFT([.$A117];[.F$1]);2)" office:value-type="float" office:value="1" calcext:value-type="float">
            <text:p/>
          </table:table-cell>
          <table:table-cell table:style-name="ce3" table:formula="of:=MOD(BITRSHIFT([.$A117];[.G$1]);2)" office:value-type="float" office:value="0" calcext:value-type="float">
            <text:p/>
          </table:table-cell>
          <table:table-cell table:style-name="ce3" table:formula="of:=MOD(BITRSHIFT([.$A117];[.H$1]);2)" office:value-type="float" office:value="0" calcext:value-type="float">
            <text:p/>
          </table:table-cell>
          <table:table-cell table:style-name="ce3" table:formula="of:=MOD(BITRSHIFT([.$A117];[.I$1]);2)" office:value-type="float" office:value="1" calcext:value-type="float">
            <text:p/>
          </table:table-cell>
          <table:table-cell table:style-name="ce3" table:formula="of:=MOD(BITRSHIFT([.$A117];[.J$1]);2)" office:value-type="float" office:value="1" calcext:value-type="float">
            <text:p/>
          </table:table-cell>
          <table:table-cell table:number-columns-repeated="1014"/>
        </table:table-row>
        <table:table-row table:style-name="ro1">
          <table:table-cell office:value-type="float" office:value="116" calcext:value-type="float">
            <text:p>116</text:p>
          </table:table-cell>
          <table:table-cell table:formula="of:=DEC2HEX([.A118];2)" office:value-type="string" office:string-value="74" calcext:value-type="string">
            <text:p>74</text:p>
          </table:table-cell>
          <table:table-cell table:style-name="ce3" table:formula="of:=MOD(BITRSHIFT([.$A118];[.C$1]);2)" office:value-type="float" office:value="0" calcext:value-type="float">
            <text:p/>
          </table:table-cell>
          <table:table-cell table:style-name="ce3" table:formula="of:=MOD(BITRSHIFT([.$A118];[.D$1]);2)" office:value-type="float" office:value="1" calcext:value-type="float">
            <text:p/>
          </table:table-cell>
          <table:table-cell table:style-name="ce3" table:formula="of:=MOD(BITRSHIFT([.$A118];[.E$1]);2)" office:value-type="float" office:value="1" calcext:value-type="float">
            <text:p/>
          </table:table-cell>
          <table:table-cell table:style-name="ce3" table:formula="of:=MOD(BITRSHIFT([.$A118];[.F$1]);2)" office:value-type="float" office:value="1" calcext:value-type="float">
            <text:p/>
          </table:table-cell>
          <table:table-cell table:style-name="ce3" table:formula="of:=MOD(BITRSHIFT([.$A118];[.G$1]);2)" office:value-type="float" office:value="0" calcext:value-type="float">
            <text:p/>
          </table:table-cell>
          <table:table-cell table:style-name="ce3" table:formula="of:=MOD(BITRSHIFT([.$A118];[.H$1]);2)" office:value-type="float" office:value="1" calcext:value-type="float">
            <text:p/>
          </table:table-cell>
          <table:table-cell table:style-name="ce3" table:formula="of:=MOD(BITRSHIFT([.$A118];[.I$1]);2)" office:value-type="float" office:value="0" calcext:value-type="float">
            <text:p/>
          </table:table-cell>
          <table:table-cell table:style-name="ce3" table:formula="of:=MOD(BITRSHIFT([.$A118];[.J$1]);2)" office:value-type="float" office:value="0" calcext:value-type="float">
            <text:p/>
          </table:table-cell>
          <table:table-cell table:number-columns-repeated="1014"/>
        </table:table-row>
        <table:table-row table:style-name="ro1">
          <table:table-cell office:value-type="float" office:value="117" calcext:value-type="float">
            <text:p>117</text:p>
          </table:table-cell>
          <table:table-cell table:formula="of:=DEC2HEX([.A119];2)" office:value-type="string" office:string-value="75" calcext:value-type="string">
            <text:p>75</text:p>
          </table:table-cell>
          <table:table-cell table:style-name="ce3" table:formula="of:=MOD(BITRSHIFT([.$A119];[.C$1]);2)" office:value-type="float" office:value="0" calcext:value-type="float">
            <text:p/>
          </table:table-cell>
          <table:table-cell table:style-name="ce3" table:formula="of:=MOD(BITRSHIFT([.$A119];[.D$1]);2)" office:value-type="float" office:value="1" calcext:value-type="float">
            <text:p/>
          </table:table-cell>
          <table:table-cell table:style-name="ce3" table:formula="of:=MOD(BITRSHIFT([.$A119];[.E$1]);2)" office:value-type="float" office:value="1" calcext:value-type="float">
            <text:p/>
          </table:table-cell>
          <table:table-cell table:style-name="ce3" table:formula="of:=MOD(BITRSHIFT([.$A119];[.F$1]);2)" office:value-type="float" office:value="1" calcext:value-type="float">
            <text:p/>
          </table:table-cell>
          <table:table-cell table:style-name="ce3" table:formula="of:=MOD(BITRSHIFT([.$A119];[.G$1]);2)" office:value-type="float" office:value="0" calcext:value-type="float">
            <text:p/>
          </table:table-cell>
          <table:table-cell table:style-name="ce3" table:formula="of:=MOD(BITRSHIFT([.$A119];[.H$1]);2)" office:value-type="float" office:value="1" calcext:value-type="float">
            <text:p/>
          </table:table-cell>
          <table:table-cell table:style-name="ce3" table:formula="of:=MOD(BITRSHIFT([.$A119];[.I$1]);2)" office:value-type="float" office:value="0" calcext:value-type="float">
            <text:p/>
          </table:table-cell>
          <table:table-cell table:style-name="ce3" table:formula="of:=MOD(BITRSHIFT([.$A119];[.J$1]);2)" office:value-type="float" office:value="1" calcext:value-type="float">
            <text:p/>
          </table:table-cell>
          <table:table-cell table:number-columns-repeated="1014"/>
        </table:table-row>
        <table:table-row table:style-name="ro1">
          <table:table-cell office:value-type="float" office:value="118" calcext:value-type="float">
            <text:p>118</text:p>
          </table:table-cell>
          <table:table-cell table:formula="of:=DEC2HEX([.A120];2)" office:value-type="string" office:string-value="76" calcext:value-type="string">
            <text:p>76</text:p>
          </table:table-cell>
          <table:table-cell table:style-name="ce3" table:formula="of:=MOD(BITRSHIFT([.$A120];[.C$1]);2)" office:value-type="float" office:value="0" calcext:value-type="float">
            <text:p/>
          </table:table-cell>
          <table:table-cell table:style-name="ce3" table:formula="of:=MOD(BITRSHIFT([.$A120];[.D$1]);2)" office:value-type="float" office:value="1" calcext:value-type="float">
            <text:p/>
          </table:table-cell>
          <table:table-cell table:style-name="ce3" table:formula="of:=MOD(BITRSHIFT([.$A120];[.E$1]);2)" office:value-type="float" office:value="1" calcext:value-type="float">
            <text:p/>
          </table:table-cell>
          <table:table-cell table:style-name="ce3" table:formula="of:=MOD(BITRSHIFT([.$A120];[.F$1]);2)" office:value-type="float" office:value="1" calcext:value-type="float">
            <text:p/>
          </table:table-cell>
          <table:table-cell table:style-name="ce3" table:formula="of:=MOD(BITRSHIFT([.$A120];[.G$1]);2)" office:value-type="float" office:value="0" calcext:value-type="float">
            <text:p/>
          </table:table-cell>
          <table:table-cell table:style-name="ce3" table:formula="of:=MOD(BITRSHIFT([.$A120];[.H$1]);2)" office:value-type="float" office:value="1" calcext:value-type="float">
            <text:p/>
          </table:table-cell>
          <table:table-cell table:style-name="ce3" table:formula="of:=MOD(BITRSHIFT([.$A120];[.I$1]);2)" office:value-type="float" office:value="1" calcext:value-type="float">
            <text:p/>
          </table:table-cell>
          <table:table-cell table:style-name="ce3" table:formula="of:=MOD(BITRSHIFT([.$A120];[.J$1]);2)" office:value-type="float" office:value="0" calcext:value-type="float">
            <text:p/>
          </table:table-cell>
          <table:table-cell table:number-columns-repeated="1014"/>
        </table:table-row>
        <table:table-row table:style-name="ro1">
          <table:table-cell office:value-type="float" office:value="119" calcext:value-type="float">
            <text:p>119</text:p>
          </table:table-cell>
          <table:table-cell table:formula="of:=DEC2HEX([.A121];2)" office:value-type="string" office:string-value="77" calcext:value-type="string">
            <text:p>77</text:p>
          </table:table-cell>
          <table:table-cell table:style-name="ce3" table:formula="of:=MOD(BITRSHIFT([.$A121];[.C$1]);2)" office:value-type="float" office:value="0" calcext:value-type="float">
            <text:p/>
          </table:table-cell>
          <table:table-cell table:style-name="ce3" table:formula="of:=MOD(BITRSHIFT([.$A121];[.D$1]);2)" office:value-type="float" office:value="1" calcext:value-type="float">
            <text:p/>
          </table:table-cell>
          <table:table-cell table:style-name="ce3" table:formula="of:=MOD(BITRSHIFT([.$A121];[.E$1]);2)" office:value-type="float" office:value="1" calcext:value-type="float">
            <text:p/>
          </table:table-cell>
          <table:table-cell table:style-name="ce3" table:formula="of:=MOD(BITRSHIFT([.$A121];[.F$1]);2)" office:value-type="float" office:value="1" calcext:value-type="float">
            <text:p/>
          </table:table-cell>
          <table:table-cell table:style-name="ce3" table:formula="of:=MOD(BITRSHIFT([.$A121];[.G$1]);2)" office:value-type="float" office:value="0" calcext:value-type="float">
            <text:p/>
          </table:table-cell>
          <table:table-cell table:style-name="ce3" table:formula="of:=MOD(BITRSHIFT([.$A121];[.H$1]);2)" office:value-type="float" office:value="1" calcext:value-type="float">
            <text:p/>
          </table:table-cell>
          <table:table-cell table:style-name="ce3" table:formula="of:=MOD(BITRSHIFT([.$A121];[.I$1]);2)" office:value-type="float" office:value="1" calcext:value-type="float">
            <text:p/>
          </table:table-cell>
          <table:table-cell table:style-name="ce3" table:formula="of:=MOD(BITRSHIFT([.$A121];[.J$1]);2)" office:value-type="float" office:value="1" calcext:value-type="float">
            <text:p/>
          </table:table-cell>
          <table:table-cell table:number-columns-repeated="1014"/>
        </table:table-row>
        <table:table-row table:style-name="ro1">
          <table:table-cell office:value-type="float" office:value="120" calcext:value-type="float">
            <text:p>120</text:p>
          </table:table-cell>
          <table:table-cell table:formula="of:=DEC2HEX([.A122];2)" office:value-type="string" office:string-value="78" calcext:value-type="string">
            <text:p>78</text:p>
          </table:table-cell>
          <table:table-cell table:style-name="ce3" table:formula="of:=MOD(BITRSHIFT([.$A122];[.C$1]);2)" office:value-type="float" office:value="0" calcext:value-type="float">
            <text:p/>
          </table:table-cell>
          <table:table-cell table:style-name="ce3" table:formula="of:=MOD(BITRSHIFT([.$A122];[.D$1]);2)" office:value-type="float" office:value="1" calcext:value-type="float">
            <text:p/>
          </table:table-cell>
          <table:table-cell table:style-name="ce3" table:formula="of:=MOD(BITRSHIFT([.$A122];[.E$1]);2)" office:value-type="float" office:value="1" calcext:value-type="float">
            <text:p/>
          </table:table-cell>
          <table:table-cell table:style-name="ce3" table:formula="of:=MOD(BITRSHIFT([.$A122];[.F$1]);2)" office:value-type="float" office:value="1" calcext:value-type="float">
            <text:p/>
          </table:table-cell>
          <table:table-cell table:style-name="ce3" table:formula="of:=MOD(BITRSHIFT([.$A122];[.G$1]);2)" office:value-type="float" office:value="1" calcext:value-type="float">
            <text:p/>
          </table:table-cell>
          <table:table-cell table:style-name="ce3" table:formula="of:=MOD(BITRSHIFT([.$A122];[.H$1]);2)" office:value-type="float" office:value="0" calcext:value-type="float">
            <text:p/>
          </table:table-cell>
          <table:table-cell table:style-name="ce3" table:formula="of:=MOD(BITRSHIFT([.$A122];[.I$1]);2)" office:value-type="float" office:value="0" calcext:value-type="float">
            <text:p/>
          </table:table-cell>
          <table:table-cell table:style-name="ce3" table:formula="of:=MOD(BITRSHIFT([.$A122];[.J$1]);2)" office:value-type="float" office:value="0" calcext:value-type="float">
            <text:p/>
          </table:table-cell>
          <table:table-cell table:number-columns-repeated="1014"/>
        </table:table-row>
        <table:table-row table:style-name="ro1">
          <table:table-cell office:value-type="float" office:value="121" calcext:value-type="float">
            <text:p>121</text:p>
          </table:table-cell>
          <table:table-cell table:formula="of:=DEC2HEX([.A123];2)" office:value-type="string" office:string-value="79" calcext:value-type="string">
            <text:p>79</text:p>
          </table:table-cell>
          <table:table-cell table:style-name="ce3" table:formula="of:=MOD(BITRSHIFT([.$A123];[.C$1]);2)" office:value-type="float" office:value="0" calcext:value-type="float">
            <text:p/>
          </table:table-cell>
          <table:table-cell table:style-name="ce3" table:formula="of:=MOD(BITRSHIFT([.$A123];[.D$1]);2)" office:value-type="float" office:value="1" calcext:value-type="float">
            <text:p/>
          </table:table-cell>
          <table:table-cell table:style-name="ce3" table:formula="of:=MOD(BITRSHIFT([.$A123];[.E$1]);2)" office:value-type="float" office:value="1" calcext:value-type="float">
            <text:p/>
          </table:table-cell>
          <table:table-cell table:style-name="ce3" table:formula="of:=MOD(BITRSHIFT([.$A123];[.F$1]);2)" office:value-type="float" office:value="1" calcext:value-type="float">
            <text:p/>
          </table:table-cell>
          <table:table-cell table:style-name="ce3" table:formula="of:=MOD(BITRSHIFT([.$A123];[.G$1]);2)" office:value-type="float" office:value="1" calcext:value-type="float">
            <text:p/>
          </table:table-cell>
          <table:table-cell table:style-name="ce3" table:formula="of:=MOD(BITRSHIFT([.$A123];[.H$1]);2)" office:value-type="float" office:value="0" calcext:value-type="float">
            <text:p/>
          </table:table-cell>
          <table:table-cell table:style-name="ce3" table:formula="of:=MOD(BITRSHIFT([.$A123];[.I$1]);2)" office:value-type="float" office:value="0" calcext:value-type="float">
            <text:p/>
          </table:table-cell>
          <table:table-cell table:style-name="ce3" table:formula="of:=MOD(BITRSHIFT([.$A123];[.J$1]);2)" office:value-type="float" office:value="1" calcext:value-type="float">
            <text:p/>
          </table:table-cell>
          <table:table-cell table:number-columns-repeated="1014"/>
        </table:table-row>
        <table:table-row table:style-name="ro1">
          <table:table-cell office:value-type="float" office:value="122" calcext:value-type="float">
            <text:p>122</text:p>
          </table:table-cell>
          <table:table-cell table:formula="of:=DEC2HEX([.A124];2)" office:value-type="string" office:string-value="7A" calcext:value-type="string">
            <text:p>7A</text:p>
          </table:table-cell>
          <table:table-cell table:style-name="ce3" table:formula="of:=MOD(BITRSHIFT([.$A124];[.C$1]);2)" office:value-type="float" office:value="0" calcext:value-type="float">
            <text:p/>
          </table:table-cell>
          <table:table-cell table:style-name="ce3" table:formula="of:=MOD(BITRSHIFT([.$A124];[.D$1]);2)" office:value-type="float" office:value="1" calcext:value-type="float">
            <text:p/>
          </table:table-cell>
          <table:table-cell table:style-name="ce3" table:formula="of:=MOD(BITRSHIFT([.$A124];[.E$1]);2)" office:value-type="float" office:value="1" calcext:value-type="float">
            <text:p/>
          </table:table-cell>
          <table:table-cell table:style-name="ce3" table:formula="of:=MOD(BITRSHIFT([.$A124];[.F$1]);2)" office:value-type="float" office:value="1" calcext:value-type="float">
            <text:p/>
          </table:table-cell>
          <table:table-cell table:style-name="ce3" table:formula="of:=MOD(BITRSHIFT([.$A124];[.G$1]);2)" office:value-type="float" office:value="1" calcext:value-type="float">
            <text:p/>
          </table:table-cell>
          <table:table-cell table:style-name="ce3" table:formula="of:=MOD(BITRSHIFT([.$A124];[.H$1]);2)" office:value-type="float" office:value="0" calcext:value-type="float">
            <text:p/>
          </table:table-cell>
          <table:table-cell table:style-name="ce3" table:formula="of:=MOD(BITRSHIFT([.$A124];[.I$1]);2)" office:value-type="float" office:value="1" calcext:value-type="float">
            <text:p/>
          </table:table-cell>
          <table:table-cell table:style-name="ce3" table:formula="of:=MOD(BITRSHIFT([.$A124];[.J$1]);2)" office:value-type="float" office:value="0" calcext:value-type="float">
            <text:p/>
          </table:table-cell>
          <table:table-cell table:number-columns-repeated="1014"/>
        </table:table-row>
        <table:table-row table:style-name="ro1">
          <table:table-cell office:value-type="float" office:value="123" calcext:value-type="float">
            <text:p>123</text:p>
          </table:table-cell>
          <table:table-cell table:formula="of:=DEC2HEX([.A125];2)" office:value-type="string" office:string-value="7B" calcext:value-type="string">
            <text:p>7B</text:p>
          </table:table-cell>
          <table:table-cell table:style-name="ce3" table:formula="of:=MOD(BITRSHIFT([.$A125];[.C$1]);2)" office:value-type="float" office:value="0" calcext:value-type="float">
            <text:p/>
          </table:table-cell>
          <table:table-cell table:style-name="ce3" table:formula="of:=MOD(BITRSHIFT([.$A125];[.D$1]);2)" office:value-type="float" office:value="1" calcext:value-type="float">
            <text:p/>
          </table:table-cell>
          <table:table-cell table:style-name="ce3" table:formula="of:=MOD(BITRSHIFT([.$A125];[.E$1]);2)" office:value-type="float" office:value="1" calcext:value-type="float">
            <text:p/>
          </table:table-cell>
          <table:table-cell table:style-name="ce3" table:formula="of:=MOD(BITRSHIFT([.$A125];[.F$1]);2)" office:value-type="float" office:value="1" calcext:value-type="float">
            <text:p/>
          </table:table-cell>
          <table:table-cell table:style-name="ce3" table:formula="of:=MOD(BITRSHIFT([.$A125];[.G$1]);2)" office:value-type="float" office:value="1" calcext:value-type="float">
            <text:p/>
          </table:table-cell>
          <table:table-cell table:style-name="ce3" table:formula="of:=MOD(BITRSHIFT([.$A125];[.H$1]);2)" office:value-type="float" office:value="0" calcext:value-type="float">
            <text:p/>
          </table:table-cell>
          <table:table-cell table:style-name="ce3" table:formula="of:=MOD(BITRSHIFT([.$A125];[.I$1]);2)" office:value-type="float" office:value="1" calcext:value-type="float">
            <text:p/>
          </table:table-cell>
          <table:table-cell table:style-name="ce3" table:formula="of:=MOD(BITRSHIFT([.$A125];[.J$1]);2)" office:value-type="float" office:value="1" calcext:value-type="float">
            <text:p/>
          </table:table-cell>
          <table:table-cell table:number-columns-repeated="1014"/>
        </table:table-row>
        <table:table-row table:style-name="ro1">
          <table:table-cell office:value-type="float" office:value="124" calcext:value-type="float">
            <text:p>124</text:p>
          </table:table-cell>
          <table:table-cell table:formula="of:=DEC2HEX([.A126];2)" office:value-type="string" office:string-value="7C" calcext:value-type="string">
            <text:p>7C</text:p>
          </table:table-cell>
          <table:table-cell table:style-name="ce3" table:formula="of:=MOD(BITRSHIFT([.$A126];[.C$1]);2)" office:value-type="float" office:value="0" calcext:value-type="float">
            <text:p/>
          </table:table-cell>
          <table:table-cell table:style-name="ce3" table:formula="of:=MOD(BITRSHIFT([.$A126];[.D$1]);2)" office:value-type="float" office:value="1" calcext:value-type="float">
            <text:p/>
          </table:table-cell>
          <table:table-cell table:style-name="ce3" table:formula="of:=MOD(BITRSHIFT([.$A126];[.E$1]);2)" office:value-type="float" office:value="1" calcext:value-type="float">
            <text:p/>
          </table:table-cell>
          <table:table-cell table:style-name="ce3" table:formula="of:=MOD(BITRSHIFT([.$A126];[.F$1]);2)" office:value-type="float" office:value="1" calcext:value-type="float">
            <text:p/>
          </table:table-cell>
          <table:table-cell table:style-name="ce3" table:formula="of:=MOD(BITRSHIFT([.$A126];[.G$1]);2)" office:value-type="float" office:value="1" calcext:value-type="float">
            <text:p/>
          </table:table-cell>
          <table:table-cell table:style-name="ce3" table:formula="of:=MOD(BITRSHIFT([.$A126];[.H$1]);2)" office:value-type="float" office:value="1" calcext:value-type="float">
            <text:p/>
          </table:table-cell>
          <table:table-cell table:style-name="ce3" table:formula="of:=MOD(BITRSHIFT([.$A126];[.I$1]);2)" office:value-type="float" office:value="0" calcext:value-type="float">
            <text:p/>
          </table:table-cell>
          <table:table-cell table:style-name="ce3" table:formula="of:=MOD(BITRSHIFT([.$A126];[.J$1]);2)" office:value-type="float" office:value="0" calcext:value-type="float">
            <text:p/>
          </table:table-cell>
          <table:table-cell table:number-columns-repeated="1014"/>
        </table:table-row>
        <table:table-row table:style-name="ro1">
          <table:table-cell office:value-type="float" office:value="125" calcext:value-type="float">
            <text:p>125</text:p>
          </table:table-cell>
          <table:table-cell table:formula="of:=DEC2HEX([.A127];2)" office:value-type="string" office:string-value="7D" calcext:value-type="string">
            <text:p>7D</text:p>
          </table:table-cell>
          <table:table-cell table:style-name="ce3" table:formula="of:=MOD(BITRSHIFT([.$A127];[.C$1]);2)" office:value-type="float" office:value="0" calcext:value-type="float">
            <text:p/>
          </table:table-cell>
          <table:table-cell table:style-name="ce3" table:formula="of:=MOD(BITRSHIFT([.$A127];[.D$1]);2)" office:value-type="float" office:value="1" calcext:value-type="float">
            <text:p/>
          </table:table-cell>
          <table:table-cell table:style-name="ce3" table:formula="of:=MOD(BITRSHIFT([.$A127];[.E$1]);2)" office:value-type="float" office:value="1" calcext:value-type="float">
            <text:p/>
          </table:table-cell>
          <table:table-cell table:style-name="ce3" table:formula="of:=MOD(BITRSHIFT([.$A127];[.F$1]);2)" office:value-type="float" office:value="1" calcext:value-type="float">
            <text:p/>
          </table:table-cell>
          <table:table-cell table:style-name="ce3" table:formula="of:=MOD(BITRSHIFT([.$A127];[.G$1]);2)" office:value-type="float" office:value="1" calcext:value-type="float">
            <text:p/>
          </table:table-cell>
          <table:table-cell table:style-name="ce3" table:formula="of:=MOD(BITRSHIFT([.$A127];[.H$1]);2)" office:value-type="float" office:value="1" calcext:value-type="float">
            <text:p/>
          </table:table-cell>
          <table:table-cell table:style-name="ce3" table:formula="of:=MOD(BITRSHIFT([.$A127];[.I$1]);2)" office:value-type="float" office:value="0" calcext:value-type="float">
            <text:p/>
          </table:table-cell>
          <table:table-cell table:style-name="ce3" table:formula="of:=MOD(BITRSHIFT([.$A127];[.J$1]);2)" office:value-type="float" office:value="1" calcext:value-type="float">
            <text:p/>
          </table:table-cell>
          <table:table-cell table:number-columns-repeated="1014"/>
        </table:table-row>
        <table:table-row table:style-name="ro1">
          <table:table-cell office:value-type="float" office:value="126" calcext:value-type="float">
            <text:p>126</text:p>
          </table:table-cell>
          <table:table-cell table:formula="of:=DEC2HEX([.A128];2)" office:value-type="string" office:string-value="7E" calcext:value-type="string">
            <text:p>7E</text:p>
          </table:table-cell>
          <table:table-cell table:style-name="ce3" table:formula="of:=MOD(BITRSHIFT([.$A128];[.C$1]);2)" office:value-type="float" office:value="0" calcext:value-type="float">
            <text:p/>
          </table:table-cell>
          <table:table-cell table:style-name="ce3" table:formula="of:=MOD(BITRSHIFT([.$A128];[.D$1]);2)" office:value-type="float" office:value="1" calcext:value-type="float">
            <text:p/>
          </table:table-cell>
          <table:table-cell table:style-name="ce3" table:formula="of:=MOD(BITRSHIFT([.$A128];[.E$1]);2)" office:value-type="float" office:value="1" calcext:value-type="float">
            <text:p/>
          </table:table-cell>
          <table:table-cell table:style-name="ce3" table:formula="of:=MOD(BITRSHIFT([.$A128];[.F$1]);2)" office:value-type="float" office:value="1" calcext:value-type="float">
            <text:p/>
          </table:table-cell>
          <table:table-cell table:style-name="ce3" table:formula="of:=MOD(BITRSHIFT([.$A128];[.G$1]);2)" office:value-type="float" office:value="1" calcext:value-type="float">
            <text:p/>
          </table:table-cell>
          <table:table-cell table:style-name="ce3" table:formula="of:=MOD(BITRSHIFT([.$A128];[.H$1]);2)" office:value-type="float" office:value="1" calcext:value-type="float">
            <text:p/>
          </table:table-cell>
          <table:table-cell table:style-name="ce3" table:formula="of:=MOD(BITRSHIFT([.$A128];[.I$1]);2)" office:value-type="float" office:value="1" calcext:value-type="float">
            <text:p/>
          </table:table-cell>
          <table:table-cell table:style-name="ce3" table:formula="of:=MOD(BITRSHIFT([.$A128];[.J$1]);2)" office:value-type="float" office:value="0" calcext:value-type="float">
            <text:p/>
          </table:table-cell>
          <table:table-cell table:number-columns-repeated="1014"/>
        </table:table-row>
        <table:table-row table:style-name="ro1">
          <table:table-cell office:value-type="float" office:value="127" calcext:value-type="float">
            <text:p>127</text:p>
          </table:table-cell>
          <table:table-cell table:formula="of:=DEC2HEX([.A129];2)" office:value-type="string" office:string-value="7F" calcext:value-type="string">
            <text:p>7F</text:p>
          </table:table-cell>
          <table:table-cell table:style-name="ce3" table:formula="of:=MOD(BITRSHIFT([.$A129];[.C$1]);2)" office:value-type="float" office:value="0" calcext:value-type="float">
            <text:p/>
          </table:table-cell>
          <table:table-cell table:style-name="ce3" table:formula="of:=MOD(BITRSHIFT([.$A129];[.D$1]);2)" office:value-type="float" office:value="1" calcext:value-type="float">
            <text:p/>
          </table:table-cell>
          <table:table-cell table:style-name="ce3" table:formula="of:=MOD(BITRSHIFT([.$A129];[.E$1]);2)" office:value-type="float" office:value="1" calcext:value-type="float">
            <text:p/>
          </table:table-cell>
          <table:table-cell table:style-name="ce3" table:formula="of:=MOD(BITRSHIFT([.$A129];[.F$1]);2)" office:value-type="float" office:value="1" calcext:value-type="float">
            <text:p/>
          </table:table-cell>
          <table:table-cell table:style-name="ce3" table:formula="of:=MOD(BITRSHIFT([.$A129];[.G$1]);2)" office:value-type="float" office:value="1" calcext:value-type="float">
            <text:p/>
          </table:table-cell>
          <table:table-cell table:style-name="ce3" table:formula="of:=MOD(BITRSHIFT([.$A129];[.H$1]);2)" office:value-type="float" office:value="1" calcext:value-type="float">
            <text:p/>
          </table:table-cell>
          <table:table-cell table:style-name="ce3" table:formula="of:=MOD(BITRSHIFT([.$A129];[.I$1]);2)" office:value-type="float" office:value="1" calcext:value-type="float">
            <text:p/>
          </table:table-cell>
          <table:table-cell table:style-name="ce3" table:formula="of:=MOD(BITRSHIFT([.$A129];[.J$1]);2)" office:value-type="float" office:value="1" calcext:value-type="float">
            <text:p/>
          </table:table-cell>
          <table:table-cell table:number-columns-repeated="1014"/>
        </table:table-row>
        <table:table-row table:style-name="ro1">
          <table:table-cell office:value-type="float" office:value="128" calcext:value-type="float">
            <text:p>128</text:p>
          </table:table-cell>
          <table:table-cell table:formula="of:=DEC2HEX([.A130];2)" office:value-type="string" office:string-value="80" calcext:value-type="string">
            <text:p>80</text:p>
          </table:table-cell>
          <table:table-cell table:style-name="ce3" table:formula="of:=MOD(BITRSHIFT([.$A130];[.C$1]);2)" office:value-type="float" office:value="1" calcext:value-type="float">
            <text:p/>
          </table:table-cell>
          <table:table-cell table:style-name="ce3" table:formula="of:=MOD(BITRSHIFT([.$A130];[.D$1]);2)" office:value-type="float" office:value="0" calcext:value-type="float">
            <text:p/>
          </table:table-cell>
          <table:table-cell table:style-name="ce3" table:formula="of:=MOD(BITRSHIFT([.$A130];[.E$1]);2)" office:value-type="float" office:value="0" calcext:value-type="float">
            <text:p/>
          </table:table-cell>
          <table:table-cell table:style-name="ce3" table:formula="of:=MOD(BITRSHIFT([.$A130];[.F$1]);2)" office:value-type="float" office:value="0" calcext:value-type="float">
            <text:p/>
          </table:table-cell>
          <table:table-cell table:style-name="ce3" table:formula="of:=MOD(BITRSHIFT([.$A130];[.G$1]);2)" office:value-type="float" office:value="0" calcext:value-type="float">
            <text:p/>
          </table:table-cell>
          <table:table-cell table:style-name="ce3" table:formula="of:=MOD(BITRSHIFT([.$A130];[.H$1]);2)" office:value-type="float" office:value="0" calcext:value-type="float">
            <text:p/>
          </table:table-cell>
          <table:table-cell table:style-name="ce3" table:formula="of:=MOD(BITRSHIFT([.$A130];[.I$1]);2)" office:value-type="float" office:value="0" calcext:value-type="float">
            <text:p/>
          </table:table-cell>
          <table:table-cell table:style-name="ce3" table:formula="of:=MOD(BITRSHIFT([.$A130];[.J$1]);2)" office:value-type="float" office:value="0" calcext:value-type="float">
            <text:p/>
          </table:table-cell>
          <table:table-cell table:number-columns-repeated="1014"/>
        </table:table-row>
        <table:table-row table:style-name="ro1">
          <table:table-cell office:value-type="float" office:value="129" calcext:value-type="float">
            <text:p>129</text:p>
          </table:table-cell>
          <table:table-cell table:formula="of:=DEC2HEX([.A131];2)" office:value-type="string" office:string-value="81" calcext:value-type="string">
            <text:p>81</text:p>
          </table:table-cell>
          <table:table-cell table:style-name="ce3" table:formula="of:=MOD(BITRSHIFT([.$A131];[.C$1]);2)" office:value-type="float" office:value="1" calcext:value-type="float">
            <text:p/>
          </table:table-cell>
          <table:table-cell table:style-name="ce3" table:formula="of:=MOD(BITRSHIFT([.$A131];[.D$1]);2)" office:value-type="float" office:value="0" calcext:value-type="float">
            <text:p/>
          </table:table-cell>
          <table:table-cell table:style-name="ce3" table:formula="of:=MOD(BITRSHIFT([.$A131];[.E$1]);2)" office:value-type="float" office:value="0" calcext:value-type="float">
            <text:p/>
          </table:table-cell>
          <table:table-cell table:style-name="ce3" table:formula="of:=MOD(BITRSHIFT([.$A131];[.F$1]);2)" office:value-type="float" office:value="0" calcext:value-type="float">
            <text:p/>
          </table:table-cell>
          <table:table-cell table:style-name="ce3" table:formula="of:=MOD(BITRSHIFT([.$A131];[.G$1]);2)" office:value-type="float" office:value="0" calcext:value-type="float">
            <text:p/>
          </table:table-cell>
          <table:table-cell table:style-name="ce3" table:formula="of:=MOD(BITRSHIFT([.$A131];[.H$1]);2)" office:value-type="float" office:value="0" calcext:value-type="float">
            <text:p/>
          </table:table-cell>
          <table:table-cell table:style-name="ce3" table:formula="of:=MOD(BITRSHIFT([.$A131];[.I$1]);2)" office:value-type="float" office:value="0" calcext:value-type="float">
            <text:p/>
          </table:table-cell>
          <table:table-cell table:style-name="ce3" table:formula="of:=MOD(BITRSHIFT([.$A131];[.J$1]);2)" office:value-type="float" office:value="1" calcext:value-type="float">
            <text:p/>
          </table:table-cell>
          <table:table-cell table:number-columns-repeated="1014"/>
        </table:table-row>
        <table:table-row table:style-name="ro1">
          <table:table-cell office:value-type="float" office:value="130" calcext:value-type="float">
            <text:p>130</text:p>
          </table:table-cell>
          <table:table-cell table:formula="of:=DEC2HEX([.A132];2)" office:value-type="string" office:string-value="82" calcext:value-type="string">
            <text:p>82</text:p>
          </table:table-cell>
          <table:table-cell table:style-name="ce3" table:formula="of:=MOD(BITRSHIFT([.$A132];[.C$1]);2)" office:value-type="float" office:value="1" calcext:value-type="float">
            <text:p/>
          </table:table-cell>
          <table:table-cell table:style-name="ce3" table:formula="of:=MOD(BITRSHIFT([.$A132];[.D$1]);2)" office:value-type="float" office:value="0" calcext:value-type="float">
            <text:p/>
          </table:table-cell>
          <table:table-cell table:style-name="ce3" table:formula="of:=MOD(BITRSHIFT([.$A132];[.E$1]);2)" office:value-type="float" office:value="0" calcext:value-type="float">
            <text:p/>
          </table:table-cell>
          <table:table-cell table:style-name="ce3" table:formula="of:=MOD(BITRSHIFT([.$A132];[.F$1]);2)" office:value-type="float" office:value="0" calcext:value-type="float">
            <text:p/>
          </table:table-cell>
          <table:table-cell table:style-name="ce3" table:formula="of:=MOD(BITRSHIFT([.$A132];[.G$1]);2)" office:value-type="float" office:value="0" calcext:value-type="float">
            <text:p/>
          </table:table-cell>
          <table:table-cell table:style-name="ce3" table:formula="of:=MOD(BITRSHIFT([.$A132];[.H$1]);2)" office:value-type="float" office:value="0" calcext:value-type="float">
            <text:p/>
          </table:table-cell>
          <table:table-cell table:style-name="ce3" table:formula="of:=MOD(BITRSHIFT([.$A132];[.I$1]);2)" office:value-type="float" office:value="1" calcext:value-type="float">
            <text:p/>
          </table:table-cell>
          <table:table-cell table:style-name="ce3" table:formula="of:=MOD(BITRSHIFT([.$A132];[.J$1]);2)" office:value-type="float" office:value="0" calcext:value-type="float">
            <text:p/>
          </table:table-cell>
          <table:table-cell table:number-columns-repeated="1014"/>
        </table:table-row>
        <table:table-row table:style-name="ro1">
          <table:table-cell office:value-type="float" office:value="131" calcext:value-type="float">
            <text:p>131</text:p>
          </table:table-cell>
          <table:table-cell table:formula="of:=DEC2HEX([.A133];2)" office:value-type="string" office:string-value="83" calcext:value-type="string">
            <text:p>83</text:p>
          </table:table-cell>
          <table:table-cell table:style-name="ce3" table:formula="of:=MOD(BITRSHIFT([.$A133];[.C$1]);2)" office:value-type="float" office:value="1" calcext:value-type="float">
            <text:p/>
          </table:table-cell>
          <table:table-cell table:style-name="ce3" table:formula="of:=MOD(BITRSHIFT([.$A133];[.D$1]);2)" office:value-type="float" office:value="0" calcext:value-type="float">
            <text:p/>
          </table:table-cell>
          <table:table-cell table:style-name="ce3" table:formula="of:=MOD(BITRSHIFT([.$A133];[.E$1]);2)" office:value-type="float" office:value="0" calcext:value-type="float">
            <text:p/>
          </table:table-cell>
          <table:table-cell table:style-name="ce3" table:formula="of:=MOD(BITRSHIFT([.$A133];[.F$1]);2)" office:value-type="float" office:value="0" calcext:value-type="float">
            <text:p/>
          </table:table-cell>
          <table:table-cell table:style-name="ce3" table:formula="of:=MOD(BITRSHIFT([.$A133];[.G$1]);2)" office:value-type="float" office:value="0" calcext:value-type="float">
            <text:p/>
          </table:table-cell>
          <table:table-cell table:style-name="ce3" table:formula="of:=MOD(BITRSHIFT([.$A133];[.H$1]);2)" office:value-type="float" office:value="0" calcext:value-type="float">
            <text:p/>
          </table:table-cell>
          <table:table-cell table:style-name="ce3" table:formula="of:=MOD(BITRSHIFT([.$A133];[.I$1]);2)" office:value-type="float" office:value="1" calcext:value-type="float">
            <text:p/>
          </table:table-cell>
          <table:table-cell table:style-name="ce3" table:formula="of:=MOD(BITRSHIFT([.$A133];[.J$1]);2)" office:value-type="float" office:value="1" calcext:value-type="float">
            <text:p/>
          </table:table-cell>
          <table:table-cell table:number-columns-repeated="1014"/>
        </table:table-row>
        <table:table-row table:style-name="ro1">
          <table:table-cell office:value-type="float" office:value="132" calcext:value-type="float">
            <text:p>132</text:p>
          </table:table-cell>
          <table:table-cell table:formula="of:=DEC2HEX([.A134];2)" office:value-type="string" office:string-value="84" calcext:value-type="string">
            <text:p>84</text:p>
          </table:table-cell>
          <table:table-cell table:style-name="ce3" table:formula="of:=MOD(BITRSHIFT([.$A134];[.C$1]);2)" office:value-type="float" office:value="1" calcext:value-type="float">
            <text:p/>
          </table:table-cell>
          <table:table-cell table:style-name="ce3" table:formula="of:=MOD(BITRSHIFT([.$A134];[.D$1]);2)" office:value-type="float" office:value="0" calcext:value-type="float">
            <text:p/>
          </table:table-cell>
          <table:table-cell table:style-name="ce3" table:formula="of:=MOD(BITRSHIFT([.$A134];[.E$1]);2)" office:value-type="float" office:value="0" calcext:value-type="float">
            <text:p/>
          </table:table-cell>
          <table:table-cell table:style-name="ce3" table:formula="of:=MOD(BITRSHIFT([.$A134];[.F$1]);2)" office:value-type="float" office:value="0" calcext:value-type="float">
            <text:p/>
          </table:table-cell>
          <table:table-cell table:style-name="ce3" table:formula="of:=MOD(BITRSHIFT([.$A134];[.G$1]);2)" office:value-type="float" office:value="0" calcext:value-type="float">
            <text:p/>
          </table:table-cell>
          <table:table-cell table:style-name="ce3" table:formula="of:=MOD(BITRSHIFT([.$A134];[.H$1]);2)" office:value-type="float" office:value="1" calcext:value-type="float">
            <text:p/>
          </table:table-cell>
          <table:table-cell table:style-name="ce3" table:formula="of:=MOD(BITRSHIFT([.$A134];[.I$1]);2)" office:value-type="float" office:value="0" calcext:value-type="float">
            <text:p/>
          </table:table-cell>
          <table:table-cell table:style-name="ce3" table:formula="of:=MOD(BITRSHIFT([.$A134];[.J$1]);2)" office:value-type="float" office:value="0" calcext:value-type="float">
            <text:p/>
          </table:table-cell>
          <table:table-cell table:number-columns-repeated="1014"/>
        </table:table-row>
        <table:table-row table:style-name="ro1">
          <table:table-cell office:value-type="float" office:value="133" calcext:value-type="float">
            <text:p>133</text:p>
          </table:table-cell>
          <table:table-cell table:formula="of:=DEC2HEX([.A135];2)" office:value-type="string" office:string-value="85" calcext:value-type="string">
            <text:p>85</text:p>
          </table:table-cell>
          <table:table-cell table:style-name="ce3" table:formula="of:=MOD(BITRSHIFT([.$A135];[.C$1]);2)" office:value-type="float" office:value="1" calcext:value-type="float">
            <text:p/>
          </table:table-cell>
          <table:table-cell table:style-name="ce3" table:formula="of:=MOD(BITRSHIFT([.$A135];[.D$1]);2)" office:value-type="float" office:value="0" calcext:value-type="float">
            <text:p/>
          </table:table-cell>
          <table:table-cell table:style-name="ce3" table:formula="of:=MOD(BITRSHIFT([.$A135];[.E$1]);2)" office:value-type="float" office:value="0" calcext:value-type="float">
            <text:p/>
          </table:table-cell>
          <table:table-cell table:style-name="ce3" table:formula="of:=MOD(BITRSHIFT([.$A135];[.F$1]);2)" office:value-type="float" office:value="0" calcext:value-type="float">
            <text:p/>
          </table:table-cell>
          <table:table-cell table:style-name="ce3" table:formula="of:=MOD(BITRSHIFT([.$A135];[.G$1]);2)" office:value-type="float" office:value="0" calcext:value-type="float">
            <text:p/>
          </table:table-cell>
          <table:table-cell table:style-name="ce3" table:formula="of:=MOD(BITRSHIFT([.$A135];[.H$1]);2)" office:value-type="float" office:value="1" calcext:value-type="float">
            <text:p/>
          </table:table-cell>
          <table:table-cell table:style-name="ce3" table:formula="of:=MOD(BITRSHIFT([.$A135];[.I$1]);2)" office:value-type="float" office:value="0" calcext:value-type="float">
            <text:p/>
          </table:table-cell>
          <table:table-cell table:style-name="ce3" table:formula="of:=MOD(BITRSHIFT([.$A135];[.J$1]);2)" office:value-type="float" office:value="1" calcext:value-type="float">
            <text:p/>
          </table:table-cell>
          <table:table-cell table:number-columns-repeated="1014"/>
        </table:table-row>
        <table:table-row table:style-name="ro1">
          <table:table-cell office:value-type="float" office:value="134" calcext:value-type="float">
            <text:p>134</text:p>
          </table:table-cell>
          <table:table-cell table:formula="of:=DEC2HEX([.A136];2)" office:value-type="string" office:string-value="86" calcext:value-type="string">
            <text:p>86</text:p>
          </table:table-cell>
          <table:table-cell table:style-name="ce3" table:formula="of:=MOD(BITRSHIFT([.$A136];[.C$1]);2)" office:value-type="float" office:value="1" calcext:value-type="float">
            <text:p/>
          </table:table-cell>
          <table:table-cell table:style-name="ce3" table:formula="of:=MOD(BITRSHIFT([.$A136];[.D$1]);2)" office:value-type="float" office:value="0" calcext:value-type="float">
            <text:p/>
          </table:table-cell>
          <table:table-cell table:style-name="ce3" table:formula="of:=MOD(BITRSHIFT([.$A136];[.E$1]);2)" office:value-type="float" office:value="0" calcext:value-type="float">
            <text:p/>
          </table:table-cell>
          <table:table-cell table:style-name="ce3" table:formula="of:=MOD(BITRSHIFT([.$A136];[.F$1]);2)" office:value-type="float" office:value="0" calcext:value-type="float">
            <text:p/>
          </table:table-cell>
          <table:table-cell table:style-name="ce3" table:formula="of:=MOD(BITRSHIFT([.$A136];[.G$1]);2)" office:value-type="float" office:value="0" calcext:value-type="float">
            <text:p/>
          </table:table-cell>
          <table:table-cell table:style-name="ce3" table:formula="of:=MOD(BITRSHIFT([.$A136];[.H$1]);2)" office:value-type="float" office:value="1" calcext:value-type="float">
            <text:p/>
          </table:table-cell>
          <table:table-cell table:style-name="ce3" table:formula="of:=MOD(BITRSHIFT([.$A136];[.I$1]);2)" office:value-type="float" office:value="1" calcext:value-type="float">
            <text:p/>
          </table:table-cell>
          <table:table-cell table:style-name="ce3" table:formula="of:=MOD(BITRSHIFT([.$A136];[.J$1]);2)" office:value-type="float" office:value="0" calcext:value-type="float">
            <text:p/>
          </table:table-cell>
          <table:table-cell table:number-columns-repeated="1014"/>
        </table:table-row>
        <table:table-row table:style-name="ro1">
          <table:table-cell office:value-type="float" office:value="135" calcext:value-type="float">
            <text:p>135</text:p>
          </table:table-cell>
          <table:table-cell table:formula="of:=DEC2HEX([.A137];2)" office:value-type="string" office:string-value="87" calcext:value-type="string">
            <text:p>87</text:p>
          </table:table-cell>
          <table:table-cell table:style-name="ce3" table:formula="of:=MOD(BITRSHIFT([.$A137];[.C$1]);2)" office:value-type="float" office:value="1" calcext:value-type="float">
            <text:p/>
          </table:table-cell>
          <table:table-cell table:style-name="ce3" table:formula="of:=MOD(BITRSHIFT([.$A137];[.D$1]);2)" office:value-type="float" office:value="0" calcext:value-type="float">
            <text:p/>
          </table:table-cell>
          <table:table-cell table:style-name="ce3" table:formula="of:=MOD(BITRSHIFT([.$A137];[.E$1]);2)" office:value-type="float" office:value="0" calcext:value-type="float">
            <text:p/>
          </table:table-cell>
          <table:table-cell table:style-name="ce3" table:formula="of:=MOD(BITRSHIFT([.$A137];[.F$1]);2)" office:value-type="float" office:value="0" calcext:value-type="float">
            <text:p/>
          </table:table-cell>
          <table:table-cell table:style-name="ce3" table:formula="of:=MOD(BITRSHIFT([.$A137];[.G$1]);2)" office:value-type="float" office:value="0" calcext:value-type="float">
            <text:p/>
          </table:table-cell>
          <table:table-cell table:style-name="ce3" table:formula="of:=MOD(BITRSHIFT([.$A137];[.H$1]);2)" office:value-type="float" office:value="1" calcext:value-type="float">
            <text:p/>
          </table:table-cell>
          <table:table-cell table:style-name="ce3" table:formula="of:=MOD(BITRSHIFT([.$A137];[.I$1]);2)" office:value-type="float" office:value="1" calcext:value-type="float">
            <text:p/>
          </table:table-cell>
          <table:table-cell table:style-name="ce3" table:formula="of:=MOD(BITRSHIFT([.$A137];[.J$1]);2)" office:value-type="float" office:value="1" calcext:value-type="float">
            <text:p/>
          </table:table-cell>
          <table:table-cell table:number-columns-repeated="1014"/>
        </table:table-row>
        <table:table-row table:style-name="ro1">
          <table:table-cell office:value-type="float" office:value="136" calcext:value-type="float">
            <text:p>136</text:p>
          </table:table-cell>
          <table:table-cell table:formula="of:=DEC2HEX([.A138];2)" office:value-type="string" office:string-value="88" calcext:value-type="string">
            <text:p>88</text:p>
          </table:table-cell>
          <table:table-cell table:style-name="ce3" table:formula="of:=MOD(BITRSHIFT([.$A138];[.C$1]);2)" office:value-type="float" office:value="1" calcext:value-type="float">
            <text:p/>
          </table:table-cell>
          <table:table-cell table:style-name="ce3" table:formula="of:=MOD(BITRSHIFT([.$A138];[.D$1]);2)" office:value-type="float" office:value="0" calcext:value-type="float">
            <text:p/>
          </table:table-cell>
          <table:table-cell table:style-name="ce3" table:formula="of:=MOD(BITRSHIFT([.$A138];[.E$1]);2)" office:value-type="float" office:value="0" calcext:value-type="float">
            <text:p/>
          </table:table-cell>
          <table:table-cell table:style-name="ce3" table:formula="of:=MOD(BITRSHIFT([.$A138];[.F$1]);2)" office:value-type="float" office:value="0" calcext:value-type="float">
            <text:p/>
          </table:table-cell>
          <table:table-cell table:style-name="ce3" table:formula="of:=MOD(BITRSHIFT([.$A138];[.G$1]);2)" office:value-type="float" office:value="1" calcext:value-type="float">
            <text:p/>
          </table:table-cell>
          <table:table-cell table:style-name="ce3" table:formula="of:=MOD(BITRSHIFT([.$A138];[.H$1]);2)" office:value-type="float" office:value="0" calcext:value-type="float">
            <text:p/>
          </table:table-cell>
          <table:table-cell table:style-name="ce3" table:formula="of:=MOD(BITRSHIFT([.$A138];[.I$1]);2)" office:value-type="float" office:value="0" calcext:value-type="float">
            <text:p/>
          </table:table-cell>
          <table:table-cell table:style-name="ce3" table:formula="of:=MOD(BITRSHIFT([.$A138];[.J$1]);2)" office:value-type="float" office:value="0" calcext:value-type="float">
            <text:p/>
          </table:table-cell>
          <table:table-cell table:number-columns-repeated="1014"/>
        </table:table-row>
        <table:table-row table:style-name="ro1">
          <table:table-cell office:value-type="float" office:value="137" calcext:value-type="float">
            <text:p>137</text:p>
          </table:table-cell>
          <table:table-cell table:formula="of:=DEC2HEX([.A139];2)" office:value-type="string" office:string-value="89" calcext:value-type="string">
            <text:p>89</text:p>
          </table:table-cell>
          <table:table-cell table:style-name="ce3" table:formula="of:=MOD(BITRSHIFT([.$A139];[.C$1]);2)" office:value-type="float" office:value="1" calcext:value-type="float">
            <text:p/>
          </table:table-cell>
          <table:table-cell table:style-name="ce3" table:formula="of:=MOD(BITRSHIFT([.$A139];[.D$1]);2)" office:value-type="float" office:value="0" calcext:value-type="float">
            <text:p/>
          </table:table-cell>
          <table:table-cell table:style-name="ce3" table:formula="of:=MOD(BITRSHIFT([.$A139];[.E$1]);2)" office:value-type="float" office:value="0" calcext:value-type="float">
            <text:p/>
          </table:table-cell>
          <table:table-cell table:style-name="ce3" table:formula="of:=MOD(BITRSHIFT([.$A139];[.F$1]);2)" office:value-type="float" office:value="0" calcext:value-type="float">
            <text:p/>
          </table:table-cell>
          <table:table-cell table:style-name="ce3" table:formula="of:=MOD(BITRSHIFT([.$A139];[.G$1]);2)" office:value-type="float" office:value="1" calcext:value-type="float">
            <text:p/>
          </table:table-cell>
          <table:table-cell table:style-name="ce3" table:formula="of:=MOD(BITRSHIFT([.$A139];[.H$1]);2)" office:value-type="float" office:value="0" calcext:value-type="float">
            <text:p/>
          </table:table-cell>
          <table:table-cell table:style-name="ce3" table:formula="of:=MOD(BITRSHIFT([.$A139];[.I$1]);2)" office:value-type="float" office:value="0" calcext:value-type="float">
            <text:p/>
          </table:table-cell>
          <table:table-cell table:style-name="ce3" table:formula="of:=MOD(BITRSHIFT([.$A139];[.J$1]);2)" office:value-type="float" office:value="1" calcext:value-type="float">
            <text:p/>
          </table:table-cell>
          <table:table-cell table:number-columns-repeated="1014"/>
        </table:table-row>
        <table:table-row table:style-name="ro1">
          <table:table-cell office:value-type="float" office:value="138" calcext:value-type="float">
            <text:p>138</text:p>
          </table:table-cell>
          <table:table-cell table:formula="of:=DEC2HEX([.A140];2)" office:value-type="string" office:string-value="8A" calcext:value-type="string">
            <text:p>8A</text:p>
          </table:table-cell>
          <table:table-cell table:style-name="ce3" table:formula="of:=MOD(BITRSHIFT([.$A140];[.C$1]);2)" office:value-type="float" office:value="1" calcext:value-type="float">
            <text:p/>
          </table:table-cell>
          <table:table-cell table:style-name="ce3" table:formula="of:=MOD(BITRSHIFT([.$A140];[.D$1]);2)" office:value-type="float" office:value="0" calcext:value-type="float">
            <text:p/>
          </table:table-cell>
          <table:table-cell table:style-name="ce3" table:formula="of:=MOD(BITRSHIFT([.$A140];[.E$1]);2)" office:value-type="float" office:value="0" calcext:value-type="float">
            <text:p/>
          </table:table-cell>
          <table:table-cell table:style-name="ce3" table:formula="of:=MOD(BITRSHIFT([.$A140];[.F$1]);2)" office:value-type="float" office:value="0" calcext:value-type="float">
            <text:p/>
          </table:table-cell>
          <table:table-cell table:style-name="ce3" table:formula="of:=MOD(BITRSHIFT([.$A140];[.G$1]);2)" office:value-type="float" office:value="1" calcext:value-type="float">
            <text:p/>
          </table:table-cell>
          <table:table-cell table:style-name="ce3" table:formula="of:=MOD(BITRSHIFT([.$A140];[.H$1]);2)" office:value-type="float" office:value="0" calcext:value-type="float">
            <text:p/>
          </table:table-cell>
          <table:table-cell table:style-name="ce3" table:formula="of:=MOD(BITRSHIFT([.$A140];[.I$1]);2)" office:value-type="float" office:value="1" calcext:value-type="float">
            <text:p/>
          </table:table-cell>
          <table:table-cell table:style-name="ce3" table:formula="of:=MOD(BITRSHIFT([.$A140];[.J$1]);2)" office:value-type="float" office:value="0" calcext:value-type="float">
            <text:p/>
          </table:table-cell>
          <table:table-cell table:number-columns-repeated="1014"/>
        </table:table-row>
        <table:table-row table:style-name="ro1">
          <table:table-cell office:value-type="float" office:value="139" calcext:value-type="float">
            <text:p>139</text:p>
          </table:table-cell>
          <table:table-cell table:formula="of:=DEC2HEX([.A141];2)" office:value-type="string" office:string-value="8B" calcext:value-type="string">
            <text:p>8B</text:p>
          </table:table-cell>
          <table:table-cell table:style-name="ce3" table:formula="of:=MOD(BITRSHIFT([.$A141];[.C$1]);2)" office:value-type="float" office:value="1" calcext:value-type="float">
            <text:p/>
          </table:table-cell>
          <table:table-cell table:style-name="ce3" table:formula="of:=MOD(BITRSHIFT([.$A141];[.D$1]);2)" office:value-type="float" office:value="0" calcext:value-type="float">
            <text:p/>
          </table:table-cell>
          <table:table-cell table:style-name="ce3" table:formula="of:=MOD(BITRSHIFT([.$A141];[.E$1]);2)" office:value-type="float" office:value="0" calcext:value-type="float">
            <text:p/>
          </table:table-cell>
          <table:table-cell table:style-name="ce3" table:formula="of:=MOD(BITRSHIFT([.$A141];[.F$1]);2)" office:value-type="float" office:value="0" calcext:value-type="float">
            <text:p/>
          </table:table-cell>
          <table:table-cell table:style-name="ce3" table:formula="of:=MOD(BITRSHIFT([.$A141];[.G$1]);2)" office:value-type="float" office:value="1" calcext:value-type="float">
            <text:p/>
          </table:table-cell>
          <table:table-cell table:style-name="ce3" table:formula="of:=MOD(BITRSHIFT([.$A141];[.H$1]);2)" office:value-type="float" office:value="0" calcext:value-type="float">
            <text:p/>
          </table:table-cell>
          <table:table-cell table:style-name="ce3" table:formula="of:=MOD(BITRSHIFT([.$A141];[.I$1]);2)" office:value-type="float" office:value="1" calcext:value-type="float">
            <text:p/>
          </table:table-cell>
          <table:table-cell table:style-name="ce3" table:formula="of:=MOD(BITRSHIFT([.$A141];[.J$1]);2)" office:value-type="float" office:value="1" calcext:value-type="float">
            <text:p/>
          </table:table-cell>
          <table:table-cell table:number-columns-repeated="1014"/>
        </table:table-row>
        <table:table-row table:style-name="ro1">
          <table:table-cell office:value-type="float" office:value="140" calcext:value-type="float">
            <text:p>140</text:p>
          </table:table-cell>
          <table:table-cell table:formula="of:=DEC2HEX([.A142];2)" office:value-type="string" office:string-value="8C" calcext:value-type="string">
            <text:p>8C</text:p>
          </table:table-cell>
          <table:table-cell table:style-name="ce3" table:formula="of:=MOD(BITRSHIFT([.$A142];[.C$1]);2)" office:value-type="float" office:value="1" calcext:value-type="float">
            <text:p/>
          </table:table-cell>
          <table:table-cell table:style-name="ce3" table:formula="of:=MOD(BITRSHIFT([.$A142];[.D$1]);2)" office:value-type="float" office:value="0" calcext:value-type="float">
            <text:p/>
          </table:table-cell>
          <table:table-cell table:style-name="ce3" table:formula="of:=MOD(BITRSHIFT([.$A142];[.E$1]);2)" office:value-type="float" office:value="0" calcext:value-type="float">
            <text:p/>
          </table:table-cell>
          <table:table-cell table:style-name="ce3" table:formula="of:=MOD(BITRSHIFT([.$A142];[.F$1]);2)" office:value-type="float" office:value="0" calcext:value-type="float">
            <text:p/>
          </table:table-cell>
          <table:table-cell table:style-name="ce3" table:formula="of:=MOD(BITRSHIFT([.$A142];[.G$1]);2)" office:value-type="float" office:value="1" calcext:value-type="float">
            <text:p/>
          </table:table-cell>
          <table:table-cell table:style-name="ce3" table:formula="of:=MOD(BITRSHIFT([.$A142];[.H$1]);2)" office:value-type="float" office:value="1" calcext:value-type="float">
            <text:p/>
          </table:table-cell>
          <table:table-cell table:style-name="ce3" table:formula="of:=MOD(BITRSHIFT([.$A142];[.I$1]);2)" office:value-type="float" office:value="0" calcext:value-type="float">
            <text:p/>
          </table:table-cell>
          <table:table-cell table:style-name="ce3" table:formula="of:=MOD(BITRSHIFT([.$A142];[.J$1]);2)" office:value-type="float" office:value="0" calcext:value-type="float">
            <text:p/>
          </table:table-cell>
          <table:table-cell table:number-columns-repeated="1014"/>
        </table:table-row>
        <table:table-row table:style-name="ro1">
          <table:table-cell office:value-type="float" office:value="141" calcext:value-type="float">
            <text:p>141</text:p>
          </table:table-cell>
          <table:table-cell table:formula="of:=DEC2HEX([.A143];2)" office:value-type="string" office:string-value="8D" calcext:value-type="string">
            <text:p>8D</text:p>
          </table:table-cell>
          <table:table-cell table:style-name="ce3" table:formula="of:=MOD(BITRSHIFT([.$A143];[.C$1]);2)" office:value-type="float" office:value="1" calcext:value-type="float">
            <text:p/>
          </table:table-cell>
          <table:table-cell table:style-name="ce3" table:formula="of:=MOD(BITRSHIFT([.$A143];[.D$1]);2)" office:value-type="float" office:value="0" calcext:value-type="float">
            <text:p/>
          </table:table-cell>
          <table:table-cell table:style-name="ce3" table:formula="of:=MOD(BITRSHIFT([.$A143];[.E$1]);2)" office:value-type="float" office:value="0" calcext:value-type="float">
            <text:p/>
          </table:table-cell>
          <table:table-cell table:style-name="ce3" table:formula="of:=MOD(BITRSHIFT([.$A143];[.F$1]);2)" office:value-type="float" office:value="0" calcext:value-type="float">
            <text:p/>
          </table:table-cell>
          <table:table-cell table:style-name="ce3" table:formula="of:=MOD(BITRSHIFT([.$A143];[.G$1]);2)" office:value-type="float" office:value="1" calcext:value-type="float">
            <text:p/>
          </table:table-cell>
          <table:table-cell table:style-name="ce3" table:formula="of:=MOD(BITRSHIFT([.$A143];[.H$1]);2)" office:value-type="float" office:value="1" calcext:value-type="float">
            <text:p/>
          </table:table-cell>
          <table:table-cell table:style-name="ce3" table:formula="of:=MOD(BITRSHIFT([.$A143];[.I$1]);2)" office:value-type="float" office:value="0" calcext:value-type="float">
            <text:p/>
          </table:table-cell>
          <table:table-cell table:style-name="ce3" table:formula="of:=MOD(BITRSHIFT([.$A143];[.J$1]);2)" office:value-type="float" office:value="1" calcext:value-type="float">
            <text:p/>
          </table:table-cell>
          <table:table-cell table:number-columns-repeated="1014"/>
        </table:table-row>
        <table:table-row table:style-name="ro1">
          <table:table-cell office:value-type="float" office:value="142" calcext:value-type="float">
            <text:p>142</text:p>
          </table:table-cell>
          <table:table-cell table:formula="of:=DEC2HEX([.A144];2)" office:value-type="string" office:string-value="8E" calcext:value-type="string">
            <text:p>8E</text:p>
          </table:table-cell>
          <table:table-cell table:style-name="ce3" table:formula="of:=MOD(BITRSHIFT([.$A144];[.C$1]);2)" office:value-type="float" office:value="1" calcext:value-type="float">
            <text:p/>
          </table:table-cell>
          <table:table-cell table:style-name="ce3" table:formula="of:=MOD(BITRSHIFT([.$A144];[.D$1]);2)" office:value-type="float" office:value="0" calcext:value-type="float">
            <text:p/>
          </table:table-cell>
          <table:table-cell table:style-name="ce3" table:formula="of:=MOD(BITRSHIFT([.$A144];[.E$1]);2)" office:value-type="float" office:value="0" calcext:value-type="float">
            <text:p/>
          </table:table-cell>
          <table:table-cell table:style-name="ce3" table:formula="of:=MOD(BITRSHIFT([.$A144];[.F$1]);2)" office:value-type="float" office:value="0" calcext:value-type="float">
            <text:p/>
          </table:table-cell>
          <table:table-cell table:style-name="ce3" table:formula="of:=MOD(BITRSHIFT([.$A144];[.G$1]);2)" office:value-type="float" office:value="1" calcext:value-type="float">
            <text:p/>
          </table:table-cell>
          <table:table-cell table:style-name="ce3" table:formula="of:=MOD(BITRSHIFT([.$A144];[.H$1]);2)" office:value-type="float" office:value="1" calcext:value-type="float">
            <text:p/>
          </table:table-cell>
          <table:table-cell table:style-name="ce3" table:formula="of:=MOD(BITRSHIFT([.$A144];[.I$1]);2)" office:value-type="float" office:value="1" calcext:value-type="float">
            <text:p/>
          </table:table-cell>
          <table:table-cell table:style-name="ce3" table:formula="of:=MOD(BITRSHIFT([.$A144];[.J$1]);2)" office:value-type="float" office:value="0" calcext:value-type="float">
            <text:p/>
          </table:table-cell>
          <table:table-cell table:number-columns-repeated="1014"/>
        </table:table-row>
        <table:table-row table:style-name="ro1">
          <table:table-cell office:value-type="float" office:value="143" calcext:value-type="float">
            <text:p>143</text:p>
          </table:table-cell>
          <table:table-cell table:formula="of:=DEC2HEX([.A145];2)" office:value-type="string" office:string-value="8F" calcext:value-type="string">
            <text:p>8F</text:p>
          </table:table-cell>
          <table:table-cell table:style-name="ce3" table:formula="of:=MOD(BITRSHIFT([.$A145];[.C$1]);2)" office:value-type="float" office:value="1" calcext:value-type="float">
            <text:p/>
          </table:table-cell>
          <table:table-cell table:style-name="ce3" table:formula="of:=MOD(BITRSHIFT([.$A145];[.D$1]);2)" office:value-type="float" office:value="0" calcext:value-type="float">
            <text:p/>
          </table:table-cell>
          <table:table-cell table:style-name="ce3" table:formula="of:=MOD(BITRSHIFT([.$A145];[.E$1]);2)" office:value-type="float" office:value="0" calcext:value-type="float">
            <text:p/>
          </table:table-cell>
          <table:table-cell table:style-name="ce3" table:formula="of:=MOD(BITRSHIFT([.$A145];[.F$1]);2)" office:value-type="float" office:value="0" calcext:value-type="float">
            <text:p/>
          </table:table-cell>
          <table:table-cell table:style-name="ce3" table:formula="of:=MOD(BITRSHIFT([.$A145];[.G$1]);2)" office:value-type="float" office:value="1" calcext:value-type="float">
            <text:p/>
          </table:table-cell>
          <table:table-cell table:style-name="ce3" table:formula="of:=MOD(BITRSHIFT([.$A145];[.H$1]);2)" office:value-type="float" office:value="1" calcext:value-type="float">
            <text:p/>
          </table:table-cell>
          <table:table-cell table:style-name="ce3" table:formula="of:=MOD(BITRSHIFT([.$A145];[.I$1]);2)" office:value-type="float" office:value="1" calcext:value-type="float">
            <text:p/>
          </table:table-cell>
          <table:table-cell table:style-name="ce3" table:formula="of:=MOD(BITRSHIFT([.$A145];[.J$1]);2)" office:value-type="float" office:value="1" calcext:value-type="float">
            <text:p/>
          </table:table-cell>
          <table:table-cell table:number-columns-repeated="1014"/>
        </table:table-row>
        <table:table-row table:style-name="ro1">
          <table:table-cell office:value-type="float" office:value="144" calcext:value-type="float">
            <text:p>144</text:p>
          </table:table-cell>
          <table:table-cell table:formula="of:=DEC2HEX([.A146];2)" office:value-type="string" office:string-value="90" calcext:value-type="string">
            <text:p>90</text:p>
          </table:table-cell>
          <table:table-cell table:style-name="ce3" table:formula="of:=MOD(BITRSHIFT([.$A146];[.C$1]);2)" office:value-type="float" office:value="1" calcext:value-type="float">
            <text:p/>
          </table:table-cell>
          <table:table-cell table:style-name="ce3" table:formula="of:=MOD(BITRSHIFT([.$A146];[.D$1]);2)" office:value-type="float" office:value="0" calcext:value-type="float">
            <text:p/>
          </table:table-cell>
          <table:table-cell table:style-name="ce3" table:formula="of:=MOD(BITRSHIFT([.$A146];[.E$1]);2)" office:value-type="float" office:value="0" calcext:value-type="float">
            <text:p/>
          </table:table-cell>
          <table:table-cell table:style-name="ce3" table:formula="of:=MOD(BITRSHIFT([.$A146];[.F$1]);2)" office:value-type="float" office:value="1" calcext:value-type="float">
            <text:p/>
          </table:table-cell>
          <table:table-cell table:style-name="ce3" table:formula="of:=MOD(BITRSHIFT([.$A146];[.G$1]);2)" office:value-type="float" office:value="0" calcext:value-type="float">
            <text:p/>
          </table:table-cell>
          <table:table-cell table:style-name="ce3" table:formula="of:=MOD(BITRSHIFT([.$A146];[.H$1]);2)" office:value-type="float" office:value="0" calcext:value-type="float">
            <text:p/>
          </table:table-cell>
          <table:table-cell table:style-name="ce3" table:formula="of:=MOD(BITRSHIFT([.$A146];[.I$1]);2)" office:value-type="float" office:value="0" calcext:value-type="float">
            <text:p/>
          </table:table-cell>
          <table:table-cell table:style-name="ce3" table:formula="of:=MOD(BITRSHIFT([.$A146];[.J$1]);2)" office:value-type="float" office:value="0" calcext:value-type="float">
            <text:p/>
          </table:table-cell>
          <table:table-cell table:number-columns-repeated="1014"/>
        </table:table-row>
        <table:table-row table:style-name="ro1">
          <table:table-cell office:value-type="float" office:value="145" calcext:value-type="float">
            <text:p>145</text:p>
          </table:table-cell>
          <table:table-cell table:formula="of:=DEC2HEX([.A147];2)" office:value-type="string" office:string-value="91" calcext:value-type="string">
            <text:p>91</text:p>
          </table:table-cell>
          <table:table-cell table:style-name="ce3" table:formula="of:=MOD(BITRSHIFT([.$A147];[.C$1]);2)" office:value-type="float" office:value="1" calcext:value-type="float">
            <text:p/>
          </table:table-cell>
          <table:table-cell table:style-name="ce3" table:formula="of:=MOD(BITRSHIFT([.$A147];[.D$1]);2)" office:value-type="float" office:value="0" calcext:value-type="float">
            <text:p/>
          </table:table-cell>
          <table:table-cell table:style-name="ce3" table:formula="of:=MOD(BITRSHIFT([.$A147];[.E$1]);2)" office:value-type="float" office:value="0" calcext:value-type="float">
            <text:p/>
          </table:table-cell>
          <table:table-cell table:style-name="ce3" table:formula="of:=MOD(BITRSHIFT([.$A147];[.F$1]);2)" office:value-type="float" office:value="1" calcext:value-type="float">
            <text:p/>
          </table:table-cell>
          <table:table-cell table:style-name="ce3" table:formula="of:=MOD(BITRSHIFT([.$A147];[.G$1]);2)" office:value-type="float" office:value="0" calcext:value-type="float">
            <text:p/>
          </table:table-cell>
          <table:table-cell table:style-name="ce3" table:formula="of:=MOD(BITRSHIFT([.$A147];[.H$1]);2)" office:value-type="float" office:value="0" calcext:value-type="float">
            <text:p/>
          </table:table-cell>
          <table:table-cell table:style-name="ce3" table:formula="of:=MOD(BITRSHIFT([.$A147];[.I$1]);2)" office:value-type="float" office:value="0" calcext:value-type="float">
            <text:p/>
          </table:table-cell>
          <table:table-cell table:style-name="ce3" table:formula="of:=MOD(BITRSHIFT([.$A147];[.J$1]);2)" office:value-type="float" office:value="1" calcext:value-type="float">
            <text:p/>
          </table:table-cell>
          <table:table-cell table:number-columns-repeated="1014"/>
        </table:table-row>
        <table:table-row table:style-name="ro1">
          <table:table-cell office:value-type="float" office:value="146" calcext:value-type="float">
            <text:p>146</text:p>
          </table:table-cell>
          <table:table-cell table:formula="of:=DEC2HEX([.A148];2)" office:value-type="string" office:string-value="92" calcext:value-type="string">
            <text:p>92</text:p>
          </table:table-cell>
          <table:table-cell table:style-name="ce3" table:formula="of:=MOD(BITRSHIFT([.$A148];[.C$1]);2)" office:value-type="float" office:value="1" calcext:value-type="float">
            <text:p/>
          </table:table-cell>
          <table:table-cell table:style-name="ce3" table:formula="of:=MOD(BITRSHIFT([.$A148];[.D$1]);2)" office:value-type="float" office:value="0" calcext:value-type="float">
            <text:p/>
          </table:table-cell>
          <table:table-cell table:style-name="ce3" table:formula="of:=MOD(BITRSHIFT([.$A148];[.E$1]);2)" office:value-type="float" office:value="0" calcext:value-type="float">
            <text:p/>
          </table:table-cell>
          <table:table-cell table:style-name="ce3" table:formula="of:=MOD(BITRSHIFT([.$A148];[.F$1]);2)" office:value-type="float" office:value="1" calcext:value-type="float">
            <text:p/>
          </table:table-cell>
          <table:table-cell table:style-name="ce3" table:formula="of:=MOD(BITRSHIFT([.$A148];[.G$1]);2)" office:value-type="float" office:value="0" calcext:value-type="float">
            <text:p/>
          </table:table-cell>
          <table:table-cell table:style-name="ce3" table:formula="of:=MOD(BITRSHIFT([.$A148];[.H$1]);2)" office:value-type="float" office:value="0" calcext:value-type="float">
            <text:p/>
          </table:table-cell>
          <table:table-cell table:style-name="ce3" table:formula="of:=MOD(BITRSHIFT([.$A148];[.I$1]);2)" office:value-type="float" office:value="1" calcext:value-type="float">
            <text:p/>
          </table:table-cell>
          <table:table-cell table:style-name="ce3" table:formula="of:=MOD(BITRSHIFT([.$A148];[.J$1]);2)" office:value-type="float" office:value="0" calcext:value-type="float">
            <text:p/>
          </table:table-cell>
          <table:table-cell table:number-columns-repeated="1014"/>
        </table:table-row>
        <table:table-row table:style-name="ro1">
          <table:table-cell office:value-type="float" office:value="147" calcext:value-type="float">
            <text:p>147</text:p>
          </table:table-cell>
          <table:table-cell table:formula="of:=DEC2HEX([.A149];2)" office:value-type="string" office:string-value="93" calcext:value-type="string">
            <text:p>93</text:p>
          </table:table-cell>
          <table:table-cell table:style-name="ce3" table:formula="of:=MOD(BITRSHIFT([.$A149];[.C$1]);2)" office:value-type="float" office:value="1" calcext:value-type="float">
            <text:p/>
          </table:table-cell>
          <table:table-cell table:style-name="ce3" table:formula="of:=MOD(BITRSHIFT([.$A149];[.D$1]);2)" office:value-type="float" office:value="0" calcext:value-type="float">
            <text:p/>
          </table:table-cell>
          <table:table-cell table:style-name="ce3" table:formula="of:=MOD(BITRSHIFT([.$A149];[.E$1]);2)" office:value-type="float" office:value="0" calcext:value-type="float">
            <text:p/>
          </table:table-cell>
          <table:table-cell table:style-name="ce3" table:formula="of:=MOD(BITRSHIFT([.$A149];[.F$1]);2)" office:value-type="float" office:value="1" calcext:value-type="float">
            <text:p/>
          </table:table-cell>
          <table:table-cell table:style-name="ce3" table:formula="of:=MOD(BITRSHIFT([.$A149];[.G$1]);2)" office:value-type="float" office:value="0" calcext:value-type="float">
            <text:p/>
          </table:table-cell>
          <table:table-cell table:style-name="ce3" table:formula="of:=MOD(BITRSHIFT([.$A149];[.H$1]);2)" office:value-type="float" office:value="0" calcext:value-type="float">
            <text:p/>
          </table:table-cell>
          <table:table-cell table:style-name="ce3" table:formula="of:=MOD(BITRSHIFT([.$A149];[.I$1]);2)" office:value-type="float" office:value="1" calcext:value-type="float">
            <text:p/>
          </table:table-cell>
          <table:table-cell table:style-name="ce3" table:formula="of:=MOD(BITRSHIFT([.$A149];[.J$1]);2)" office:value-type="float" office:value="1" calcext:value-type="float">
            <text:p/>
          </table:table-cell>
          <table:table-cell table:number-columns-repeated="1014"/>
        </table:table-row>
        <table:table-row table:style-name="ro1">
          <table:table-cell office:value-type="float" office:value="148" calcext:value-type="float">
            <text:p>148</text:p>
          </table:table-cell>
          <table:table-cell table:formula="of:=DEC2HEX([.A150];2)" office:value-type="string" office:string-value="94" calcext:value-type="string">
            <text:p>94</text:p>
          </table:table-cell>
          <table:table-cell table:style-name="ce3" table:formula="of:=MOD(BITRSHIFT([.$A150];[.C$1]);2)" office:value-type="float" office:value="1" calcext:value-type="float">
            <text:p/>
          </table:table-cell>
          <table:table-cell table:style-name="ce3" table:formula="of:=MOD(BITRSHIFT([.$A150];[.D$1]);2)" office:value-type="float" office:value="0" calcext:value-type="float">
            <text:p/>
          </table:table-cell>
          <table:table-cell table:style-name="ce3" table:formula="of:=MOD(BITRSHIFT([.$A150];[.E$1]);2)" office:value-type="float" office:value="0" calcext:value-type="float">
            <text:p/>
          </table:table-cell>
          <table:table-cell table:style-name="ce3" table:formula="of:=MOD(BITRSHIFT([.$A150];[.F$1]);2)" office:value-type="float" office:value="1" calcext:value-type="float">
            <text:p/>
          </table:table-cell>
          <table:table-cell table:style-name="ce3" table:formula="of:=MOD(BITRSHIFT([.$A150];[.G$1]);2)" office:value-type="float" office:value="0" calcext:value-type="float">
            <text:p/>
          </table:table-cell>
          <table:table-cell table:style-name="ce3" table:formula="of:=MOD(BITRSHIFT([.$A150];[.H$1]);2)" office:value-type="float" office:value="1" calcext:value-type="float">
            <text:p/>
          </table:table-cell>
          <table:table-cell table:style-name="ce3" table:formula="of:=MOD(BITRSHIFT([.$A150];[.I$1]);2)" office:value-type="float" office:value="0" calcext:value-type="float">
            <text:p/>
          </table:table-cell>
          <table:table-cell table:style-name="ce3" table:formula="of:=MOD(BITRSHIFT([.$A150];[.J$1]);2)" office:value-type="float" office:value="0" calcext:value-type="float">
            <text:p/>
          </table:table-cell>
          <table:table-cell table:number-columns-repeated="1014"/>
        </table:table-row>
        <table:table-row table:style-name="ro1">
          <table:table-cell office:value-type="float" office:value="149" calcext:value-type="float">
            <text:p>149</text:p>
          </table:table-cell>
          <table:table-cell table:formula="of:=DEC2HEX([.A151];2)" office:value-type="string" office:string-value="95" calcext:value-type="string">
            <text:p>95</text:p>
          </table:table-cell>
          <table:table-cell table:style-name="ce3" table:formula="of:=MOD(BITRSHIFT([.$A151];[.C$1]);2)" office:value-type="float" office:value="1" calcext:value-type="float">
            <text:p/>
          </table:table-cell>
          <table:table-cell table:style-name="ce3" table:formula="of:=MOD(BITRSHIFT([.$A151];[.D$1]);2)" office:value-type="float" office:value="0" calcext:value-type="float">
            <text:p/>
          </table:table-cell>
          <table:table-cell table:style-name="ce3" table:formula="of:=MOD(BITRSHIFT([.$A151];[.E$1]);2)" office:value-type="float" office:value="0" calcext:value-type="float">
            <text:p/>
          </table:table-cell>
          <table:table-cell table:style-name="ce3" table:formula="of:=MOD(BITRSHIFT([.$A151];[.F$1]);2)" office:value-type="float" office:value="1" calcext:value-type="float">
            <text:p/>
          </table:table-cell>
          <table:table-cell table:style-name="ce3" table:formula="of:=MOD(BITRSHIFT([.$A151];[.G$1]);2)" office:value-type="float" office:value="0" calcext:value-type="float">
            <text:p/>
          </table:table-cell>
          <table:table-cell table:style-name="ce3" table:formula="of:=MOD(BITRSHIFT([.$A151];[.H$1]);2)" office:value-type="float" office:value="1" calcext:value-type="float">
            <text:p/>
          </table:table-cell>
          <table:table-cell table:style-name="ce3" table:formula="of:=MOD(BITRSHIFT([.$A151];[.I$1]);2)" office:value-type="float" office:value="0" calcext:value-type="float">
            <text:p/>
          </table:table-cell>
          <table:table-cell table:style-name="ce3" table:formula="of:=MOD(BITRSHIFT([.$A151];[.J$1]);2)" office:value-type="float" office:value="1" calcext:value-type="float">
            <text:p/>
          </table:table-cell>
          <table:table-cell table:number-columns-repeated="1014"/>
        </table:table-row>
        <table:table-row table:style-name="ro1">
          <table:table-cell office:value-type="float" office:value="150" calcext:value-type="float">
            <text:p>150</text:p>
          </table:table-cell>
          <table:table-cell table:formula="of:=DEC2HEX([.A152];2)" office:value-type="string" office:string-value="96" calcext:value-type="string">
            <text:p>96</text:p>
          </table:table-cell>
          <table:table-cell table:style-name="ce3" table:formula="of:=MOD(BITRSHIFT([.$A152];[.C$1]);2)" office:value-type="float" office:value="1" calcext:value-type="float">
            <text:p/>
          </table:table-cell>
          <table:table-cell table:style-name="ce3" table:formula="of:=MOD(BITRSHIFT([.$A152];[.D$1]);2)" office:value-type="float" office:value="0" calcext:value-type="float">
            <text:p/>
          </table:table-cell>
          <table:table-cell table:style-name="ce3" table:formula="of:=MOD(BITRSHIFT([.$A152];[.E$1]);2)" office:value-type="float" office:value="0" calcext:value-type="float">
            <text:p/>
          </table:table-cell>
          <table:table-cell table:style-name="ce3" table:formula="of:=MOD(BITRSHIFT([.$A152];[.F$1]);2)" office:value-type="float" office:value="1" calcext:value-type="float">
            <text:p/>
          </table:table-cell>
          <table:table-cell table:style-name="ce3" table:formula="of:=MOD(BITRSHIFT([.$A152];[.G$1]);2)" office:value-type="float" office:value="0" calcext:value-type="float">
            <text:p/>
          </table:table-cell>
          <table:table-cell table:style-name="ce3" table:formula="of:=MOD(BITRSHIFT([.$A152];[.H$1]);2)" office:value-type="float" office:value="1" calcext:value-type="float">
            <text:p/>
          </table:table-cell>
          <table:table-cell table:style-name="ce3" table:formula="of:=MOD(BITRSHIFT([.$A152];[.I$1]);2)" office:value-type="float" office:value="1" calcext:value-type="float">
            <text:p/>
          </table:table-cell>
          <table:table-cell table:style-name="ce3" table:formula="of:=MOD(BITRSHIFT([.$A152];[.J$1]);2)" office:value-type="float" office:value="0" calcext:value-type="float">
            <text:p/>
          </table:table-cell>
          <table:table-cell table:number-columns-repeated="1014"/>
        </table:table-row>
        <table:table-row table:style-name="ro1">
          <table:table-cell office:value-type="float" office:value="151" calcext:value-type="float">
            <text:p>151</text:p>
          </table:table-cell>
          <table:table-cell table:formula="of:=DEC2HEX([.A153];2)" office:value-type="string" office:string-value="97" calcext:value-type="string">
            <text:p>97</text:p>
          </table:table-cell>
          <table:table-cell table:style-name="ce3" table:formula="of:=MOD(BITRSHIFT([.$A153];[.C$1]);2)" office:value-type="float" office:value="1" calcext:value-type="float">
            <text:p/>
          </table:table-cell>
          <table:table-cell table:style-name="ce3" table:formula="of:=MOD(BITRSHIFT([.$A153];[.D$1]);2)" office:value-type="float" office:value="0" calcext:value-type="float">
            <text:p/>
          </table:table-cell>
          <table:table-cell table:style-name="ce3" table:formula="of:=MOD(BITRSHIFT([.$A153];[.E$1]);2)" office:value-type="float" office:value="0" calcext:value-type="float">
            <text:p/>
          </table:table-cell>
          <table:table-cell table:style-name="ce3" table:formula="of:=MOD(BITRSHIFT([.$A153];[.F$1]);2)" office:value-type="float" office:value="1" calcext:value-type="float">
            <text:p/>
          </table:table-cell>
          <table:table-cell table:style-name="ce3" table:formula="of:=MOD(BITRSHIFT([.$A153];[.G$1]);2)" office:value-type="float" office:value="0" calcext:value-type="float">
            <text:p/>
          </table:table-cell>
          <table:table-cell table:style-name="ce3" table:formula="of:=MOD(BITRSHIFT([.$A153];[.H$1]);2)" office:value-type="float" office:value="1" calcext:value-type="float">
            <text:p/>
          </table:table-cell>
          <table:table-cell table:style-name="ce3" table:formula="of:=MOD(BITRSHIFT([.$A153];[.I$1]);2)" office:value-type="float" office:value="1" calcext:value-type="float">
            <text:p/>
          </table:table-cell>
          <table:table-cell table:style-name="ce3" table:formula="of:=MOD(BITRSHIFT([.$A153];[.J$1]);2)" office:value-type="float" office:value="1" calcext:value-type="float">
            <text:p/>
          </table:table-cell>
          <table:table-cell table:number-columns-repeated="1014"/>
        </table:table-row>
        <table:table-row table:style-name="ro1">
          <table:table-cell office:value-type="float" office:value="152" calcext:value-type="float">
            <text:p>152</text:p>
          </table:table-cell>
          <table:table-cell table:formula="of:=DEC2HEX([.A154];2)" office:value-type="string" office:string-value="98" calcext:value-type="string">
            <text:p>98</text:p>
          </table:table-cell>
          <table:table-cell table:style-name="ce3" table:formula="of:=MOD(BITRSHIFT([.$A154];[.C$1]);2)" office:value-type="float" office:value="1" calcext:value-type="float">
            <text:p/>
          </table:table-cell>
          <table:table-cell table:style-name="ce3" table:formula="of:=MOD(BITRSHIFT([.$A154];[.D$1]);2)" office:value-type="float" office:value="0" calcext:value-type="float">
            <text:p/>
          </table:table-cell>
          <table:table-cell table:style-name="ce3" table:formula="of:=MOD(BITRSHIFT([.$A154];[.E$1]);2)" office:value-type="float" office:value="0" calcext:value-type="float">
            <text:p/>
          </table:table-cell>
          <table:table-cell table:style-name="ce3" table:formula="of:=MOD(BITRSHIFT([.$A154];[.F$1]);2)" office:value-type="float" office:value="1" calcext:value-type="float">
            <text:p/>
          </table:table-cell>
          <table:table-cell table:style-name="ce3" table:formula="of:=MOD(BITRSHIFT([.$A154];[.G$1]);2)" office:value-type="float" office:value="1" calcext:value-type="float">
            <text:p/>
          </table:table-cell>
          <table:table-cell table:style-name="ce3" table:formula="of:=MOD(BITRSHIFT([.$A154];[.H$1]);2)" office:value-type="float" office:value="0" calcext:value-type="float">
            <text:p/>
          </table:table-cell>
          <table:table-cell table:style-name="ce3" table:formula="of:=MOD(BITRSHIFT([.$A154];[.I$1]);2)" office:value-type="float" office:value="0" calcext:value-type="float">
            <text:p/>
          </table:table-cell>
          <table:table-cell table:style-name="ce3" table:formula="of:=MOD(BITRSHIFT([.$A154];[.J$1]);2)" office:value-type="float" office:value="0" calcext:value-type="float">
            <text:p/>
          </table:table-cell>
          <table:table-cell table:number-columns-repeated="1014"/>
        </table:table-row>
        <table:table-row table:style-name="ro1">
          <table:table-cell office:value-type="float" office:value="153" calcext:value-type="float">
            <text:p>153</text:p>
          </table:table-cell>
          <table:table-cell table:formula="of:=DEC2HEX([.A155];2)" office:value-type="string" office:string-value="99" calcext:value-type="string">
            <text:p>99</text:p>
          </table:table-cell>
          <table:table-cell table:style-name="ce3" table:formula="of:=MOD(BITRSHIFT([.$A155];[.C$1]);2)" office:value-type="float" office:value="1" calcext:value-type="float">
            <text:p/>
          </table:table-cell>
          <table:table-cell table:style-name="ce3" table:formula="of:=MOD(BITRSHIFT([.$A155];[.D$1]);2)" office:value-type="float" office:value="0" calcext:value-type="float">
            <text:p/>
          </table:table-cell>
          <table:table-cell table:style-name="ce3" table:formula="of:=MOD(BITRSHIFT([.$A155];[.E$1]);2)" office:value-type="float" office:value="0" calcext:value-type="float">
            <text:p/>
          </table:table-cell>
          <table:table-cell table:style-name="ce3" table:formula="of:=MOD(BITRSHIFT([.$A155];[.F$1]);2)" office:value-type="float" office:value="1" calcext:value-type="float">
            <text:p/>
          </table:table-cell>
          <table:table-cell table:style-name="ce3" table:formula="of:=MOD(BITRSHIFT([.$A155];[.G$1]);2)" office:value-type="float" office:value="1" calcext:value-type="float">
            <text:p/>
          </table:table-cell>
          <table:table-cell table:style-name="ce3" table:formula="of:=MOD(BITRSHIFT([.$A155];[.H$1]);2)" office:value-type="float" office:value="0" calcext:value-type="float">
            <text:p/>
          </table:table-cell>
          <table:table-cell table:style-name="ce3" table:formula="of:=MOD(BITRSHIFT([.$A155];[.I$1]);2)" office:value-type="float" office:value="0" calcext:value-type="float">
            <text:p/>
          </table:table-cell>
          <table:table-cell table:style-name="ce3" table:formula="of:=MOD(BITRSHIFT([.$A155];[.J$1]);2)" office:value-type="float" office:value="1" calcext:value-type="float">
            <text:p/>
          </table:table-cell>
          <table:table-cell table:number-columns-repeated="1014"/>
        </table:table-row>
        <table:table-row table:style-name="ro1">
          <table:table-cell office:value-type="float" office:value="154" calcext:value-type="float">
            <text:p>154</text:p>
          </table:table-cell>
          <table:table-cell table:formula="of:=DEC2HEX([.A156];2)" office:value-type="string" office:string-value="9A" calcext:value-type="string">
            <text:p>9A</text:p>
          </table:table-cell>
          <table:table-cell table:style-name="ce3" table:formula="of:=MOD(BITRSHIFT([.$A156];[.C$1]);2)" office:value-type="float" office:value="1" calcext:value-type="float">
            <text:p/>
          </table:table-cell>
          <table:table-cell table:style-name="ce3" table:formula="of:=MOD(BITRSHIFT([.$A156];[.D$1]);2)" office:value-type="float" office:value="0" calcext:value-type="float">
            <text:p/>
          </table:table-cell>
          <table:table-cell table:style-name="ce3" table:formula="of:=MOD(BITRSHIFT([.$A156];[.E$1]);2)" office:value-type="float" office:value="0" calcext:value-type="float">
            <text:p/>
          </table:table-cell>
          <table:table-cell table:style-name="ce3" table:formula="of:=MOD(BITRSHIFT([.$A156];[.F$1]);2)" office:value-type="float" office:value="1" calcext:value-type="float">
            <text:p/>
          </table:table-cell>
          <table:table-cell table:style-name="ce3" table:formula="of:=MOD(BITRSHIFT([.$A156];[.G$1]);2)" office:value-type="float" office:value="1" calcext:value-type="float">
            <text:p/>
          </table:table-cell>
          <table:table-cell table:style-name="ce3" table:formula="of:=MOD(BITRSHIFT([.$A156];[.H$1]);2)" office:value-type="float" office:value="0" calcext:value-type="float">
            <text:p/>
          </table:table-cell>
          <table:table-cell table:style-name="ce3" table:formula="of:=MOD(BITRSHIFT([.$A156];[.I$1]);2)" office:value-type="float" office:value="1" calcext:value-type="float">
            <text:p/>
          </table:table-cell>
          <table:table-cell table:style-name="ce3" table:formula="of:=MOD(BITRSHIFT([.$A156];[.J$1]);2)" office:value-type="float" office:value="0" calcext:value-type="float">
            <text:p/>
          </table:table-cell>
          <table:table-cell table:number-columns-repeated="1014"/>
        </table:table-row>
        <table:table-row table:style-name="ro1">
          <table:table-cell office:value-type="float" office:value="155" calcext:value-type="float">
            <text:p>155</text:p>
          </table:table-cell>
          <table:table-cell table:formula="of:=DEC2HEX([.A157];2)" office:value-type="string" office:string-value="9B" calcext:value-type="string">
            <text:p>9B</text:p>
          </table:table-cell>
          <table:table-cell table:style-name="ce3" table:formula="of:=MOD(BITRSHIFT([.$A157];[.C$1]);2)" office:value-type="float" office:value="1" calcext:value-type="float">
            <text:p/>
          </table:table-cell>
          <table:table-cell table:style-name="ce3" table:formula="of:=MOD(BITRSHIFT([.$A157];[.D$1]);2)" office:value-type="float" office:value="0" calcext:value-type="float">
            <text:p/>
          </table:table-cell>
          <table:table-cell table:style-name="ce3" table:formula="of:=MOD(BITRSHIFT([.$A157];[.E$1]);2)" office:value-type="float" office:value="0" calcext:value-type="float">
            <text:p/>
          </table:table-cell>
          <table:table-cell table:style-name="ce3" table:formula="of:=MOD(BITRSHIFT([.$A157];[.F$1]);2)" office:value-type="float" office:value="1" calcext:value-type="float">
            <text:p/>
          </table:table-cell>
          <table:table-cell table:style-name="ce3" table:formula="of:=MOD(BITRSHIFT([.$A157];[.G$1]);2)" office:value-type="float" office:value="1" calcext:value-type="float">
            <text:p/>
          </table:table-cell>
          <table:table-cell table:style-name="ce3" table:formula="of:=MOD(BITRSHIFT([.$A157];[.H$1]);2)" office:value-type="float" office:value="0" calcext:value-type="float">
            <text:p/>
          </table:table-cell>
          <table:table-cell table:style-name="ce3" table:formula="of:=MOD(BITRSHIFT([.$A157];[.I$1]);2)" office:value-type="float" office:value="1" calcext:value-type="float">
            <text:p/>
          </table:table-cell>
          <table:table-cell table:style-name="ce3" table:formula="of:=MOD(BITRSHIFT([.$A157];[.J$1]);2)" office:value-type="float" office:value="1" calcext:value-type="float">
            <text:p/>
          </table:table-cell>
          <table:table-cell table:number-columns-repeated="1014"/>
        </table:table-row>
        <table:table-row table:style-name="ro1">
          <table:table-cell office:value-type="float" office:value="156" calcext:value-type="float">
            <text:p>156</text:p>
          </table:table-cell>
          <table:table-cell table:formula="of:=DEC2HEX([.A158];2)" office:value-type="string" office:string-value="9C" calcext:value-type="string">
            <text:p>9C</text:p>
          </table:table-cell>
          <table:table-cell table:style-name="ce3" table:formula="of:=MOD(BITRSHIFT([.$A158];[.C$1]);2)" office:value-type="float" office:value="1" calcext:value-type="float">
            <text:p/>
          </table:table-cell>
          <table:table-cell table:style-name="ce3" table:formula="of:=MOD(BITRSHIFT([.$A158];[.D$1]);2)" office:value-type="float" office:value="0" calcext:value-type="float">
            <text:p/>
          </table:table-cell>
          <table:table-cell table:style-name="ce3" table:formula="of:=MOD(BITRSHIFT([.$A158];[.E$1]);2)" office:value-type="float" office:value="0" calcext:value-type="float">
            <text:p/>
          </table:table-cell>
          <table:table-cell table:style-name="ce3" table:formula="of:=MOD(BITRSHIFT([.$A158];[.F$1]);2)" office:value-type="float" office:value="1" calcext:value-type="float">
            <text:p/>
          </table:table-cell>
          <table:table-cell table:style-name="ce3" table:formula="of:=MOD(BITRSHIFT([.$A158];[.G$1]);2)" office:value-type="float" office:value="1" calcext:value-type="float">
            <text:p/>
          </table:table-cell>
          <table:table-cell table:style-name="ce3" table:formula="of:=MOD(BITRSHIFT([.$A158];[.H$1]);2)" office:value-type="float" office:value="1" calcext:value-type="float">
            <text:p/>
          </table:table-cell>
          <table:table-cell table:style-name="ce3" table:formula="of:=MOD(BITRSHIFT([.$A158];[.I$1]);2)" office:value-type="float" office:value="0" calcext:value-type="float">
            <text:p/>
          </table:table-cell>
          <table:table-cell table:style-name="ce3" table:formula="of:=MOD(BITRSHIFT([.$A158];[.J$1]);2)" office:value-type="float" office:value="0" calcext:value-type="float">
            <text:p/>
          </table:table-cell>
          <table:table-cell table:number-columns-repeated="1014"/>
        </table:table-row>
        <table:table-row table:style-name="ro1">
          <table:table-cell office:value-type="float" office:value="157" calcext:value-type="float">
            <text:p>157</text:p>
          </table:table-cell>
          <table:table-cell table:formula="of:=DEC2HEX([.A159];2)" office:value-type="string" office:string-value="9D" calcext:value-type="string">
            <text:p>9D</text:p>
          </table:table-cell>
          <table:table-cell table:style-name="ce3" table:formula="of:=MOD(BITRSHIFT([.$A159];[.C$1]);2)" office:value-type="float" office:value="1" calcext:value-type="float">
            <text:p/>
          </table:table-cell>
          <table:table-cell table:style-name="ce3" table:formula="of:=MOD(BITRSHIFT([.$A159];[.D$1]);2)" office:value-type="float" office:value="0" calcext:value-type="float">
            <text:p/>
          </table:table-cell>
          <table:table-cell table:style-name="ce3" table:formula="of:=MOD(BITRSHIFT([.$A159];[.E$1]);2)" office:value-type="float" office:value="0" calcext:value-type="float">
            <text:p/>
          </table:table-cell>
          <table:table-cell table:style-name="ce3" table:formula="of:=MOD(BITRSHIFT([.$A159];[.F$1]);2)" office:value-type="float" office:value="1" calcext:value-type="float">
            <text:p/>
          </table:table-cell>
          <table:table-cell table:style-name="ce3" table:formula="of:=MOD(BITRSHIFT([.$A159];[.G$1]);2)" office:value-type="float" office:value="1" calcext:value-type="float">
            <text:p/>
          </table:table-cell>
          <table:table-cell table:style-name="ce3" table:formula="of:=MOD(BITRSHIFT([.$A159];[.H$1]);2)" office:value-type="float" office:value="1" calcext:value-type="float">
            <text:p/>
          </table:table-cell>
          <table:table-cell table:style-name="ce3" table:formula="of:=MOD(BITRSHIFT([.$A159];[.I$1]);2)" office:value-type="float" office:value="0" calcext:value-type="float">
            <text:p/>
          </table:table-cell>
          <table:table-cell table:style-name="ce3" table:formula="of:=MOD(BITRSHIFT([.$A159];[.J$1]);2)" office:value-type="float" office:value="1" calcext:value-type="float">
            <text:p/>
          </table:table-cell>
          <table:table-cell table:number-columns-repeated="1014"/>
        </table:table-row>
        <table:table-row table:style-name="ro1">
          <table:table-cell office:value-type="float" office:value="158" calcext:value-type="float">
            <text:p>158</text:p>
          </table:table-cell>
          <table:table-cell table:formula="of:=DEC2HEX([.A160];2)" office:value-type="string" office:string-value="9E" calcext:value-type="string">
            <text:p>9E</text:p>
          </table:table-cell>
          <table:table-cell table:style-name="ce3" table:formula="of:=MOD(BITRSHIFT([.$A160];[.C$1]);2)" office:value-type="float" office:value="1" calcext:value-type="float">
            <text:p/>
          </table:table-cell>
          <table:table-cell table:style-name="ce3" table:formula="of:=MOD(BITRSHIFT([.$A160];[.D$1]);2)" office:value-type="float" office:value="0" calcext:value-type="float">
            <text:p/>
          </table:table-cell>
          <table:table-cell table:style-name="ce3" table:formula="of:=MOD(BITRSHIFT([.$A160];[.E$1]);2)" office:value-type="float" office:value="0" calcext:value-type="float">
            <text:p/>
          </table:table-cell>
          <table:table-cell table:style-name="ce3" table:formula="of:=MOD(BITRSHIFT([.$A160];[.F$1]);2)" office:value-type="float" office:value="1" calcext:value-type="float">
            <text:p/>
          </table:table-cell>
          <table:table-cell table:style-name="ce3" table:formula="of:=MOD(BITRSHIFT([.$A160];[.G$1]);2)" office:value-type="float" office:value="1" calcext:value-type="float">
            <text:p/>
          </table:table-cell>
          <table:table-cell table:style-name="ce3" table:formula="of:=MOD(BITRSHIFT([.$A160];[.H$1]);2)" office:value-type="float" office:value="1" calcext:value-type="float">
            <text:p/>
          </table:table-cell>
          <table:table-cell table:style-name="ce3" table:formula="of:=MOD(BITRSHIFT([.$A160];[.I$1]);2)" office:value-type="float" office:value="1" calcext:value-type="float">
            <text:p/>
          </table:table-cell>
          <table:table-cell table:style-name="ce3" table:formula="of:=MOD(BITRSHIFT([.$A160];[.J$1]);2)" office:value-type="float" office:value="0" calcext:value-type="float">
            <text:p/>
          </table:table-cell>
          <table:table-cell table:number-columns-repeated="1014"/>
        </table:table-row>
        <table:table-row table:style-name="ro1">
          <table:table-cell office:value-type="float" office:value="159" calcext:value-type="float">
            <text:p>159</text:p>
          </table:table-cell>
          <table:table-cell table:formula="of:=DEC2HEX([.A161];2)" office:value-type="string" office:string-value="9F" calcext:value-type="string">
            <text:p>9F</text:p>
          </table:table-cell>
          <table:table-cell table:style-name="ce3" table:formula="of:=MOD(BITRSHIFT([.$A161];[.C$1]);2)" office:value-type="float" office:value="1" calcext:value-type="float">
            <text:p/>
          </table:table-cell>
          <table:table-cell table:style-name="ce3" table:formula="of:=MOD(BITRSHIFT([.$A161];[.D$1]);2)" office:value-type="float" office:value="0" calcext:value-type="float">
            <text:p/>
          </table:table-cell>
          <table:table-cell table:style-name="ce3" table:formula="of:=MOD(BITRSHIFT([.$A161];[.E$1]);2)" office:value-type="float" office:value="0" calcext:value-type="float">
            <text:p/>
          </table:table-cell>
          <table:table-cell table:style-name="ce3" table:formula="of:=MOD(BITRSHIFT([.$A161];[.F$1]);2)" office:value-type="float" office:value="1" calcext:value-type="float">
            <text:p/>
          </table:table-cell>
          <table:table-cell table:style-name="ce3" table:formula="of:=MOD(BITRSHIFT([.$A161];[.G$1]);2)" office:value-type="float" office:value="1" calcext:value-type="float">
            <text:p/>
          </table:table-cell>
          <table:table-cell table:style-name="ce3" table:formula="of:=MOD(BITRSHIFT([.$A161];[.H$1]);2)" office:value-type="float" office:value="1" calcext:value-type="float">
            <text:p/>
          </table:table-cell>
          <table:table-cell table:style-name="ce3" table:formula="of:=MOD(BITRSHIFT([.$A161];[.I$1]);2)" office:value-type="float" office:value="1" calcext:value-type="float">
            <text:p/>
          </table:table-cell>
          <table:table-cell table:style-name="ce3" table:formula="of:=MOD(BITRSHIFT([.$A161];[.J$1]);2)" office:value-type="float" office:value="1" calcext:value-type="float">
            <text:p/>
          </table:table-cell>
          <table:table-cell table:number-columns-repeated="1014"/>
        </table:table-row>
        <table:table-row table:style-name="ro1">
          <table:table-cell office:value-type="float" office:value="160" calcext:value-type="float">
            <text:p>160</text:p>
          </table:table-cell>
          <table:table-cell table:formula="of:=DEC2HEX([.A162];2)" office:value-type="string" office:string-value="A0" calcext:value-type="string">
            <text:p>A0</text:p>
          </table:table-cell>
          <table:table-cell table:style-name="ce3" table:formula="of:=MOD(BITRSHIFT([.$A162];[.C$1]);2)" office:value-type="float" office:value="1" calcext:value-type="float">
            <text:p/>
          </table:table-cell>
          <table:table-cell table:style-name="ce3" table:formula="of:=MOD(BITRSHIFT([.$A162];[.D$1]);2)" office:value-type="float" office:value="0" calcext:value-type="float">
            <text:p/>
          </table:table-cell>
          <table:table-cell table:style-name="ce3" table:formula="of:=MOD(BITRSHIFT([.$A162];[.E$1]);2)" office:value-type="float" office:value="1" calcext:value-type="float">
            <text:p/>
          </table:table-cell>
          <table:table-cell table:style-name="ce3" table:formula="of:=MOD(BITRSHIFT([.$A162];[.F$1]);2)" office:value-type="float" office:value="0" calcext:value-type="float">
            <text:p/>
          </table:table-cell>
          <table:table-cell table:style-name="ce3" table:formula="of:=MOD(BITRSHIFT([.$A162];[.G$1]);2)" office:value-type="float" office:value="0" calcext:value-type="float">
            <text:p/>
          </table:table-cell>
          <table:table-cell table:style-name="ce3" table:formula="of:=MOD(BITRSHIFT([.$A162];[.H$1]);2)" office:value-type="float" office:value="0" calcext:value-type="float">
            <text:p/>
          </table:table-cell>
          <table:table-cell table:style-name="ce3" table:formula="of:=MOD(BITRSHIFT([.$A162];[.I$1]);2)" office:value-type="float" office:value="0" calcext:value-type="float">
            <text:p/>
          </table:table-cell>
          <table:table-cell table:style-name="ce3" table:formula="of:=MOD(BITRSHIFT([.$A162];[.J$1]);2)" office:value-type="float" office:value="0" calcext:value-type="float">
            <text:p/>
          </table:table-cell>
          <table:table-cell table:number-columns-repeated="1014"/>
        </table:table-row>
        <table:table-row table:style-name="ro1">
          <table:table-cell office:value-type="float" office:value="161" calcext:value-type="float">
            <text:p>161</text:p>
          </table:table-cell>
          <table:table-cell table:formula="of:=DEC2HEX([.A163];2)" office:value-type="string" office:string-value="A1" calcext:value-type="string">
            <text:p>A1</text:p>
          </table:table-cell>
          <table:table-cell table:style-name="ce3" table:formula="of:=MOD(BITRSHIFT([.$A163];[.C$1]);2)" office:value-type="float" office:value="1" calcext:value-type="float">
            <text:p/>
          </table:table-cell>
          <table:table-cell table:style-name="ce3" table:formula="of:=MOD(BITRSHIFT([.$A163];[.D$1]);2)" office:value-type="float" office:value="0" calcext:value-type="float">
            <text:p/>
          </table:table-cell>
          <table:table-cell table:style-name="ce3" table:formula="of:=MOD(BITRSHIFT([.$A163];[.E$1]);2)" office:value-type="float" office:value="1" calcext:value-type="float">
            <text:p/>
          </table:table-cell>
          <table:table-cell table:style-name="ce3" table:formula="of:=MOD(BITRSHIFT([.$A163];[.F$1]);2)" office:value-type="float" office:value="0" calcext:value-type="float">
            <text:p/>
          </table:table-cell>
          <table:table-cell table:style-name="ce3" table:formula="of:=MOD(BITRSHIFT([.$A163];[.G$1]);2)" office:value-type="float" office:value="0" calcext:value-type="float">
            <text:p/>
          </table:table-cell>
          <table:table-cell table:style-name="ce3" table:formula="of:=MOD(BITRSHIFT([.$A163];[.H$1]);2)" office:value-type="float" office:value="0" calcext:value-type="float">
            <text:p/>
          </table:table-cell>
          <table:table-cell table:style-name="ce3" table:formula="of:=MOD(BITRSHIFT([.$A163];[.I$1]);2)" office:value-type="float" office:value="0" calcext:value-type="float">
            <text:p/>
          </table:table-cell>
          <table:table-cell table:style-name="ce3" table:formula="of:=MOD(BITRSHIFT([.$A163];[.J$1]);2)" office:value-type="float" office:value="1" calcext:value-type="float">
            <text:p/>
          </table:table-cell>
          <table:table-cell table:number-columns-repeated="1014"/>
        </table:table-row>
        <table:table-row table:style-name="ro1">
          <table:table-cell office:value-type="float" office:value="162" calcext:value-type="float">
            <text:p>162</text:p>
          </table:table-cell>
          <table:table-cell table:formula="of:=DEC2HEX([.A164];2)" office:value-type="string" office:string-value="A2" calcext:value-type="string">
            <text:p>A2</text:p>
          </table:table-cell>
          <table:table-cell table:style-name="ce3" table:formula="of:=MOD(BITRSHIFT([.$A164];[.C$1]);2)" office:value-type="float" office:value="1" calcext:value-type="float">
            <text:p/>
          </table:table-cell>
          <table:table-cell table:style-name="ce3" table:formula="of:=MOD(BITRSHIFT([.$A164];[.D$1]);2)" office:value-type="float" office:value="0" calcext:value-type="float">
            <text:p/>
          </table:table-cell>
          <table:table-cell table:style-name="ce3" table:formula="of:=MOD(BITRSHIFT([.$A164];[.E$1]);2)" office:value-type="float" office:value="1" calcext:value-type="float">
            <text:p/>
          </table:table-cell>
          <table:table-cell table:style-name="ce3" table:formula="of:=MOD(BITRSHIFT([.$A164];[.F$1]);2)" office:value-type="float" office:value="0" calcext:value-type="float">
            <text:p/>
          </table:table-cell>
          <table:table-cell table:style-name="ce3" table:formula="of:=MOD(BITRSHIFT([.$A164];[.G$1]);2)" office:value-type="float" office:value="0" calcext:value-type="float">
            <text:p/>
          </table:table-cell>
          <table:table-cell table:style-name="ce3" table:formula="of:=MOD(BITRSHIFT([.$A164];[.H$1]);2)" office:value-type="float" office:value="0" calcext:value-type="float">
            <text:p/>
          </table:table-cell>
          <table:table-cell table:style-name="ce3" table:formula="of:=MOD(BITRSHIFT([.$A164];[.I$1]);2)" office:value-type="float" office:value="1" calcext:value-type="float">
            <text:p/>
          </table:table-cell>
          <table:table-cell table:style-name="ce3" table:formula="of:=MOD(BITRSHIFT([.$A164];[.J$1]);2)" office:value-type="float" office:value="0" calcext:value-type="float">
            <text:p/>
          </table:table-cell>
          <table:table-cell table:number-columns-repeated="1014"/>
        </table:table-row>
        <table:table-row table:style-name="ro1">
          <table:table-cell office:value-type="float" office:value="163" calcext:value-type="float">
            <text:p>163</text:p>
          </table:table-cell>
          <table:table-cell table:formula="of:=DEC2HEX([.A165];2)" office:value-type="string" office:string-value="A3" calcext:value-type="string">
            <text:p>A3</text:p>
          </table:table-cell>
          <table:table-cell table:style-name="ce3" table:formula="of:=MOD(BITRSHIFT([.$A165];[.C$1]);2)" office:value-type="float" office:value="1" calcext:value-type="float">
            <text:p/>
          </table:table-cell>
          <table:table-cell table:style-name="ce3" table:formula="of:=MOD(BITRSHIFT([.$A165];[.D$1]);2)" office:value-type="float" office:value="0" calcext:value-type="float">
            <text:p/>
          </table:table-cell>
          <table:table-cell table:style-name="ce3" table:formula="of:=MOD(BITRSHIFT([.$A165];[.E$1]);2)" office:value-type="float" office:value="1" calcext:value-type="float">
            <text:p/>
          </table:table-cell>
          <table:table-cell table:style-name="ce3" table:formula="of:=MOD(BITRSHIFT([.$A165];[.F$1]);2)" office:value-type="float" office:value="0" calcext:value-type="float">
            <text:p/>
          </table:table-cell>
          <table:table-cell table:style-name="ce3" table:formula="of:=MOD(BITRSHIFT([.$A165];[.G$1]);2)" office:value-type="float" office:value="0" calcext:value-type="float">
            <text:p/>
          </table:table-cell>
          <table:table-cell table:style-name="ce3" table:formula="of:=MOD(BITRSHIFT([.$A165];[.H$1]);2)" office:value-type="float" office:value="0" calcext:value-type="float">
            <text:p/>
          </table:table-cell>
          <table:table-cell table:style-name="ce3" table:formula="of:=MOD(BITRSHIFT([.$A165];[.I$1]);2)" office:value-type="float" office:value="1" calcext:value-type="float">
            <text:p/>
          </table:table-cell>
          <table:table-cell table:style-name="ce3" table:formula="of:=MOD(BITRSHIFT([.$A165];[.J$1]);2)" office:value-type="float" office:value="1" calcext:value-type="float">
            <text:p/>
          </table:table-cell>
          <table:table-cell table:number-columns-repeated="1014"/>
        </table:table-row>
        <table:table-row table:style-name="ro1">
          <table:table-cell office:value-type="float" office:value="164" calcext:value-type="float">
            <text:p>164</text:p>
          </table:table-cell>
          <table:table-cell table:formula="of:=DEC2HEX([.A166];2)" office:value-type="string" office:string-value="A4" calcext:value-type="string">
            <text:p>A4</text:p>
          </table:table-cell>
          <table:table-cell table:style-name="ce3" table:formula="of:=MOD(BITRSHIFT([.$A166];[.C$1]);2)" office:value-type="float" office:value="1" calcext:value-type="float">
            <text:p/>
          </table:table-cell>
          <table:table-cell table:style-name="ce3" table:formula="of:=MOD(BITRSHIFT([.$A166];[.D$1]);2)" office:value-type="float" office:value="0" calcext:value-type="float">
            <text:p/>
          </table:table-cell>
          <table:table-cell table:style-name="ce3" table:formula="of:=MOD(BITRSHIFT([.$A166];[.E$1]);2)" office:value-type="float" office:value="1" calcext:value-type="float">
            <text:p/>
          </table:table-cell>
          <table:table-cell table:style-name="ce3" table:formula="of:=MOD(BITRSHIFT([.$A166];[.F$1]);2)" office:value-type="float" office:value="0" calcext:value-type="float">
            <text:p/>
          </table:table-cell>
          <table:table-cell table:style-name="ce3" table:formula="of:=MOD(BITRSHIFT([.$A166];[.G$1]);2)" office:value-type="float" office:value="0" calcext:value-type="float">
            <text:p/>
          </table:table-cell>
          <table:table-cell table:style-name="ce3" table:formula="of:=MOD(BITRSHIFT([.$A166];[.H$1]);2)" office:value-type="float" office:value="1" calcext:value-type="float">
            <text:p/>
          </table:table-cell>
          <table:table-cell table:style-name="ce3" table:formula="of:=MOD(BITRSHIFT([.$A166];[.I$1]);2)" office:value-type="float" office:value="0" calcext:value-type="float">
            <text:p/>
          </table:table-cell>
          <table:table-cell table:style-name="ce3" table:formula="of:=MOD(BITRSHIFT([.$A166];[.J$1]);2)" office:value-type="float" office:value="0" calcext:value-type="float">
            <text:p/>
          </table:table-cell>
          <table:table-cell table:number-columns-repeated="1014"/>
        </table:table-row>
        <table:table-row table:style-name="ro1">
          <table:table-cell office:value-type="float" office:value="165" calcext:value-type="float">
            <text:p>165</text:p>
          </table:table-cell>
          <table:table-cell table:formula="of:=DEC2HEX([.A167];2)" office:value-type="string" office:string-value="A5" calcext:value-type="string">
            <text:p>A5</text:p>
          </table:table-cell>
          <table:table-cell table:style-name="ce3" table:formula="of:=MOD(BITRSHIFT([.$A167];[.C$1]);2)" office:value-type="float" office:value="1" calcext:value-type="float">
            <text:p/>
          </table:table-cell>
          <table:table-cell table:style-name="ce3" table:formula="of:=MOD(BITRSHIFT([.$A167];[.D$1]);2)" office:value-type="float" office:value="0" calcext:value-type="float">
            <text:p/>
          </table:table-cell>
          <table:table-cell table:style-name="ce3" table:formula="of:=MOD(BITRSHIFT([.$A167];[.E$1]);2)" office:value-type="float" office:value="1" calcext:value-type="float">
            <text:p/>
          </table:table-cell>
          <table:table-cell table:style-name="ce3" table:formula="of:=MOD(BITRSHIFT([.$A167];[.F$1]);2)" office:value-type="float" office:value="0" calcext:value-type="float">
            <text:p/>
          </table:table-cell>
          <table:table-cell table:style-name="ce3" table:formula="of:=MOD(BITRSHIFT([.$A167];[.G$1]);2)" office:value-type="float" office:value="0" calcext:value-type="float">
            <text:p/>
          </table:table-cell>
          <table:table-cell table:style-name="ce3" table:formula="of:=MOD(BITRSHIFT([.$A167];[.H$1]);2)" office:value-type="float" office:value="1" calcext:value-type="float">
            <text:p/>
          </table:table-cell>
          <table:table-cell table:style-name="ce3" table:formula="of:=MOD(BITRSHIFT([.$A167];[.I$1]);2)" office:value-type="float" office:value="0" calcext:value-type="float">
            <text:p/>
          </table:table-cell>
          <table:table-cell table:style-name="ce3" table:formula="of:=MOD(BITRSHIFT([.$A167];[.J$1]);2)" office:value-type="float" office:value="1" calcext:value-type="float">
            <text:p/>
          </table:table-cell>
          <table:table-cell table:number-columns-repeated="1014"/>
        </table:table-row>
        <table:table-row table:style-name="ro1">
          <table:table-cell office:value-type="float" office:value="166" calcext:value-type="float">
            <text:p>166</text:p>
          </table:table-cell>
          <table:table-cell table:formula="of:=DEC2HEX([.A168];2)" office:value-type="string" office:string-value="A6" calcext:value-type="string">
            <text:p>A6</text:p>
          </table:table-cell>
          <table:table-cell table:style-name="ce3" table:formula="of:=MOD(BITRSHIFT([.$A168];[.C$1]);2)" office:value-type="float" office:value="1" calcext:value-type="float">
            <text:p/>
          </table:table-cell>
          <table:table-cell table:style-name="ce3" table:formula="of:=MOD(BITRSHIFT([.$A168];[.D$1]);2)" office:value-type="float" office:value="0" calcext:value-type="float">
            <text:p/>
          </table:table-cell>
          <table:table-cell table:style-name="ce3" table:formula="of:=MOD(BITRSHIFT([.$A168];[.E$1]);2)" office:value-type="float" office:value="1" calcext:value-type="float">
            <text:p/>
          </table:table-cell>
          <table:table-cell table:style-name="ce3" table:formula="of:=MOD(BITRSHIFT([.$A168];[.F$1]);2)" office:value-type="float" office:value="0" calcext:value-type="float">
            <text:p/>
          </table:table-cell>
          <table:table-cell table:style-name="ce3" table:formula="of:=MOD(BITRSHIFT([.$A168];[.G$1]);2)" office:value-type="float" office:value="0" calcext:value-type="float">
            <text:p/>
          </table:table-cell>
          <table:table-cell table:style-name="ce3" table:formula="of:=MOD(BITRSHIFT([.$A168];[.H$1]);2)" office:value-type="float" office:value="1" calcext:value-type="float">
            <text:p/>
          </table:table-cell>
          <table:table-cell table:style-name="ce3" table:formula="of:=MOD(BITRSHIFT([.$A168];[.I$1]);2)" office:value-type="float" office:value="1" calcext:value-type="float">
            <text:p/>
          </table:table-cell>
          <table:table-cell table:style-name="ce3" table:formula="of:=MOD(BITRSHIFT([.$A168];[.J$1]);2)" office:value-type="float" office:value="0" calcext:value-type="float">
            <text:p/>
          </table:table-cell>
          <table:table-cell table:number-columns-repeated="1014"/>
        </table:table-row>
        <table:table-row table:style-name="ro1">
          <table:table-cell office:value-type="float" office:value="167" calcext:value-type="float">
            <text:p>167</text:p>
          </table:table-cell>
          <table:table-cell table:formula="of:=DEC2HEX([.A169];2)" office:value-type="string" office:string-value="A7" calcext:value-type="string">
            <text:p>A7</text:p>
          </table:table-cell>
          <table:table-cell table:style-name="ce3" table:formula="of:=MOD(BITRSHIFT([.$A169];[.C$1]);2)" office:value-type="float" office:value="1" calcext:value-type="float">
            <text:p/>
          </table:table-cell>
          <table:table-cell table:style-name="ce3" table:formula="of:=MOD(BITRSHIFT([.$A169];[.D$1]);2)" office:value-type="float" office:value="0" calcext:value-type="float">
            <text:p/>
          </table:table-cell>
          <table:table-cell table:style-name="ce3" table:formula="of:=MOD(BITRSHIFT([.$A169];[.E$1]);2)" office:value-type="float" office:value="1" calcext:value-type="float">
            <text:p/>
          </table:table-cell>
          <table:table-cell table:style-name="ce3" table:formula="of:=MOD(BITRSHIFT([.$A169];[.F$1]);2)" office:value-type="float" office:value="0" calcext:value-type="float">
            <text:p/>
          </table:table-cell>
          <table:table-cell table:style-name="ce3" table:formula="of:=MOD(BITRSHIFT([.$A169];[.G$1]);2)" office:value-type="float" office:value="0" calcext:value-type="float">
            <text:p/>
          </table:table-cell>
          <table:table-cell table:style-name="ce3" table:formula="of:=MOD(BITRSHIFT([.$A169];[.H$1]);2)" office:value-type="float" office:value="1" calcext:value-type="float">
            <text:p/>
          </table:table-cell>
          <table:table-cell table:style-name="ce3" table:formula="of:=MOD(BITRSHIFT([.$A169];[.I$1]);2)" office:value-type="float" office:value="1" calcext:value-type="float">
            <text:p/>
          </table:table-cell>
          <table:table-cell table:style-name="ce3" table:formula="of:=MOD(BITRSHIFT([.$A169];[.J$1]);2)" office:value-type="float" office:value="1" calcext:value-type="float">
            <text:p/>
          </table:table-cell>
          <table:table-cell table:number-columns-repeated="1014"/>
        </table:table-row>
        <table:table-row table:style-name="ro1">
          <table:table-cell office:value-type="float" office:value="168" calcext:value-type="float">
            <text:p>168</text:p>
          </table:table-cell>
          <table:table-cell table:formula="of:=DEC2HEX([.A170];2)" office:value-type="string" office:string-value="A8" calcext:value-type="string">
            <text:p>A8</text:p>
          </table:table-cell>
          <table:table-cell table:style-name="ce3" table:formula="of:=MOD(BITRSHIFT([.$A170];[.C$1]);2)" office:value-type="float" office:value="1" calcext:value-type="float">
            <text:p/>
          </table:table-cell>
          <table:table-cell table:style-name="ce3" table:formula="of:=MOD(BITRSHIFT([.$A170];[.D$1]);2)" office:value-type="float" office:value="0" calcext:value-type="float">
            <text:p/>
          </table:table-cell>
          <table:table-cell table:style-name="ce3" table:formula="of:=MOD(BITRSHIFT([.$A170];[.E$1]);2)" office:value-type="float" office:value="1" calcext:value-type="float">
            <text:p/>
          </table:table-cell>
          <table:table-cell table:style-name="ce3" table:formula="of:=MOD(BITRSHIFT([.$A170];[.F$1]);2)" office:value-type="float" office:value="0" calcext:value-type="float">
            <text:p/>
          </table:table-cell>
          <table:table-cell table:style-name="ce3" table:formula="of:=MOD(BITRSHIFT([.$A170];[.G$1]);2)" office:value-type="float" office:value="1" calcext:value-type="float">
            <text:p/>
          </table:table-cell>
          <table:table-cell table:style-name="ce3" table:formula="of:=MOD(BITRSHIFT([.$A170];[.H$1]);2)" office:value-type="float" office:value="0" calcext:value-type="float">
            <text:p/>
          </table:table-cell>
          <table:table-cell table:style-name="ce3" table:formula="of:=MOD(BITRSHIFT([.$A170];[.I$1]);2)" office:value-type="float" office:value="0" calcext:value-type="float">
            <text:p/>
          </table:table-cell>
          <table:table-cell table:style-name="ce3" table:formula="of:=MOD(BITRSHIFT([.$A170];[.J$1]);2)" office:value-type="float" office:value="0" calcext:value-type="float">
            <text:p/>
          </table:table-cell>
          <table:table-cell table:number-columns-repeated="1014"/>
        </table:table-row>
        <table:table-row table:style-name="ro1">
          <table:table-cell office:value-type="float" office:value="169" calcext:value-type="float">
            <text:p>169</text:p>
          </table:table-cell>
          <table:table-cell table:formula="of:=DEC2HEX([.A171];2)" office:value-type="string" office:string-value="A9" calcext:value-type="string">
            <text:p>A9</text:p>
          </table:table-cell>
          <table:table-cell table:style-name="ce3" table:formula="of:=MOD(BITRSHIFT([.$A171];[.C$1]);2)" office:value-type="float" office:value="1" calcext:value-type="float">
            <text:p/>
          </table:table-cell>
          <table:table-cell table:style-name="ce3" table:formula="of:=MOD(BITRSHIFT([.$A171];[.D$1]);2)" office:value-type="float" office:value="0" calcext:value-type="float">
            <text:p/>
          </table:table-cell>
          <table:table-cell table:style-name="ce3" table:formula="of:=MOD(BITRSHIFT([.$A171];[.E$1]);2)" office:value-type="float" office:value="1" calcext:value-type="float">
            <text:p/>
          </table:table-cell>
          <table:table-cell table:style-name="ce3" table:formula="of:=MOD(BITRSHIFT([.$A171];[.F$1]);2)" office:value-type="float" office:value="0" calcext:value-type="float">
            <text:p/>
          </table:table-cell>
          <table:table-cell table:style-name="ce3" table:formula="of:=MOD(BITRSHIFT([.$A171];[.G$1]);2)" office:value-type="float" office:value="1" calcext:value-type="float">
            <text:p/>
          </table:table-cell>
          <table:table-cell table:style-name="ce3" table:formula="of:=MOD(BITRSHIFT([.$A171];[.H$1]);2)" office:value-type="float" office:value="0" calcext:value-type="float">
            <text:p/>
          </table:table-cell>
          <table:table-cell table:style-name="ce3" table:formula="of:=MOD(BITRSHIFT([.$A171];[.I$1]);2)" office:value-type="float" office:value="0" calcext:value-type="float">
            <text:p/>
          </table:table-cell>
          <table:table-cell table:style-name="ce3" table:formula="of:=MOD(BITRSHIFT([.$A171];[.J$1]);2)" office:value-type="float" office:value="1" calcext:value-type="float">
            <text:p/>
          </table:table-cell>
          <table:table-cell table:number-columns-repeated="1014"/>
        </table:table-row>
        <table:table-row table:style-name="ro1">
          <table:table-cell office:value-type="float" office:value="170" calcext:value-type="float">
            <text:p>170</text:p>
          </table:table-cell>
          <table:table-cell table:formula="of:=DEC2HEX([.A172];2)" office:value-type="string" office:string-value="AA" calcext:value-type="string">
            <text:p>AA</text:p>
          </table:table-cell>
          <table:table-cell table:style-name="ce3" table:formula="of:=MOD(BITRSHIFT([.$A172];[.C$1]);2)" office:value-type="float" office:value="1" calcext:value-type="float">
            <text:p/>
          </table:table-cell>
          <table:table-cell table:style-name="ce3" table:formula="of:=MOD(BITRSHIFT([.$A172];[.D$1]);2)" office:value-type="float" office:value="0" calcext:value-type="float">
            <text:p/>
          </table:table-cell>
          <table:table-cell table:style-name="ce3" table:formula="of:=MOD(BITRSHIFT([.$A172];[.E$1]);2)" office:value-type="float" office:value="1" calcext:value-type="float">
            <text:p/>
          </table:table-cell>
          <table:table-cell table:style-name="ce3" table:formula="of:=MOD(BITRSHIFT([.$A172];[.F$1]);2)" office:value-type="float" office:value="0" calcext:value-type="float">
            <text:p/>
          </table:table-cell>
          <table:table-cell table:style-name="ce3" table:formula="of:=MOD(BITRSHIFT([.$A172];[.G$1]);2)" office:value-type="float" office:value="1" calcext:value-type="float">
            <text:p/>
          </table:table-cell>
          <table:table-cell table:style-name="ce3" table:formula="of:=MOD(BITRSHIFT([.$A172];[.H$1]);2)" office:value-type="float" office:value="0" calcext:value-type="float">
            <text:p/>
          </table:table-cell>
          <table:table-cell table:style-name="ce3" table:formula="of:=MOD(BITRSHIFT([.$A172];[.I$1]);2)" office:value-type="float" office:value="1" calcext:value-type="float">
            <text:p/>
          </table:table-cell>
          <table:table-cell table:style-name="ce3" table:formula="of:=MOD(BITRSHIFT([.$A172];[.J$1]);2)" office:value-type="float" office:value="0" calcext:value-type="float">
            <text:p/>
          </table:table-cell>
          <table:table-cell table:number-columns-repeated="1014"/>
        </table:table-row>
        <table:table-row table:style-name="ro1">
          <table:table-cell office:value-type="float" office:value="171" calcext:value-type="float">
            <text:p>171</text:p>
          </table:table-cell>
          <table:table-cell table:formula="of:=DEC2HEX([.A173];2)" office:value-type="string" office:string-value="AB" calcext:value-type="string">
            <text:p>AB</text:p>
          </table:table-cell>
          <table:table-cell table:style-name="ce3" table:formula="of:=MOD(BITRSHIFT([.$A173];[.C$1]);2)" office:value-type="float" office:value="1" calcext:value-type="float">
            <text:p/>
          </table:table-cell>
          <table:table-cell table:style-name="ce3" table:formula="of:=MOD(BITRSHIFT([.$A173];[.D$1]);2)" office:value-type="float" office:value="0" calcext:value-type="float">
            <text:p/>
          </table:table-cell>
          <table:table-cell table:style-name="ce3" table:formula="of:=MOD(BITRSHIFT([.$A173];[.E$1]);2)" office:value-type="float" office:value="1" calcext:value-type="float">
            <text:p/>
          </table:table-cell>
          <table:table-cell table:style-name="ce3" table:formula="of:=MOD(BITRSHIFT([.$A173];[.F$1]);2)" office:value-type="float" office:value="0" calcext:value-type="float">
            <text:p/>
          </table:table-cell>
          <table:table-cell table:style-name="ce3" table:formula="of:=MOD(BITRSHIFT([.$A173];[.G$1]);2)" office:value-type="float" office:value="1" calcext:value-type="float">
            <text:p/>
          </table:table-cell>
          <table:table-cell table:style-name="ce3" table:formula="of:=MOD(BITRSHIFT([.$A173];[.H$1]);2)" office:value-type="float" office:value="0" calcext:value-type="float">
            <text:p/>
          </table:table-cell>
          <table:table-cell table:style-name="ce3" table:formula="of:=MOD(BITRSHIFT([.$A173];[.I$1]);2)" office:value-type="float" office:value="1" calcext:value-type="float">
            <text:p/>
          </table:table-cell>
          <table:table-cell table:style-name="ce3" table:formula="of:=MOD(BITRSHIFT([.$A173];[.J$1]);2)" office:value-type="float" office:value="1" calcext:value-type="float">
            <text:p/>
          </table:table-cell>
          <table:table-cell table:number-columns-repeated="1014"/>
        </table:table-row>
        <table:table-row table:style-name="ro1">
          <table:table-cell office:value-type="float" office:value="172" calcext:value-type="float">
            <text:p>172</text:p>
          </table:table-cell>
          <table:table-cell table:formula="of:=DEC2HEX([.A174];2)" office:value-type="string" office:string-value="AC" calcext:value-type="string">
            <text:p>AC</text:p>
          </table:table-cell>
          <table:table-cell table:style-name="ce3" table:formula="of:=MOD(BITRSHIFT([.$A174];[.C$1]);2)" office:value-type="float" office:value="1" calcext:value-type="float">
            <text:p/>
          </table:table-cell>
          <table:table-cell table:style-name="ce3" table:formula="of:=MOD(BITRSHIFT([.$A174];[.D$1]);2)" office:value-type="float" office:value="0" calcext:value-type="float">
            <text:p/>
          </table:table-cell>
          <table:table-cell table:style-name="ce3" table:formula="of:=MOD(BITRSHIFT([.$A174];[.E$1]);2)" office:value-type="float" office:value="1" calcext:value-type="float">
            <text:p/>
          </table:table-cell>
          <table:table-cell table:style-name="ce3" table:formula="of:=MOD(BITRSHIFT([.$A174];[.F$1]);2)" office:value-type="float" office:value="0" calcext:value-type="float">
            <text:p/>
          </table:table-cell>
          <table:table-cell table:style-name="ce3" table:formula="of:=MOD(BITRSHIFT([.$A174];[.G$1]);2)" office:value-type="float" office:value="1" calcext:value-type="float">
            <text:p/>
          </table:table-cell>
          <table:table-cell table:style-name="ce3" table:formula="of:=MOD(BITRSHIFT([.$A174];[.H$1]);2)" office:value-type="float" office:value="1" calcext:value-type="float">
            <text:p/>
          </table:table-cell>
          <table:table-cell table:style-name="ce3" table:formula="of:=MOD(BITRSHIFT([.$A174];[.I$1]);2)" office:value-type="float" office:value="0" calcext:value-type="float">
            <text:p/>
          </table:table-cell>
          <table:table-cell table:style-name="ce3" table:formula="of:=MOD(BITRSHIFT([.$A174];[.J$1]);2)" office:value-type="float" office:value="0" calcext:value-type="float">
            <text:p/>
          </table:table-cell>
          <table:table-cell table:number-columns-repeated="1014"/>
        </table:table-row>
        <table:table-row table:style-name="ro1">
          <table:table-cell office:value-type="float" office:value="173" calcext:value-type="float">
            <text:p>173</text:p>
          </table:table-cell>
          <table:table-cell table:formula="of:=DEC2HEX([.A175];2)" office:value-type="string" office:string-value="AD" calcext:value-type="string">
            <text:p>AD</text:p>
          </table:table-cell>
          <table:table-cell table:style-name="ce3" table:formula="of:=MOD(BITRSHIFT([.$A175];[.C$1]);2)" office:value-type="float" office:value="1" calcext:value-type="float">
            <text:p/>
          </table:table-cell>
          <table:table-cell table:style-name="ce3" table:formula="of:=MOD(BITRSHIFT([.$A175];[.D$1]);2)" office:value-type="float" office:value="0" calcext:value-type="float">
            <text:p/>
          </table:table-cell>
          <table:table-cell table:style-name="ce3" table:formula="of:=MOD(BITRSHIFT([.$A175];[.E$1]);2)" office:value-type="float" office:value="1" calcext:value-type="float">
            <text:p/>
          </table:table-cell>
          <table:table-cell table:style-name="ce3" table:formula="of:=MOD(BITRSHIFT([.$A175];[.F$1]);2)" office:value-type="float" office:value="0" calcext:value-type="float">
            <text:p/>
          </table:table-cell>
          <table:table-cell table:style-name="ce3" table:formula="of:=MOD(BITRSHIFT([.$A175];[.G$1]);2)" office:value-type="float" office:value="1" calcext:value-type="float">
            <text:p/>
          </table:table-cell>
          <table:table-cell table:style-name="ce3" table:formula="of:=MOD(BITRSHIFT([.$A175];[.H$1]);2)" office:value-type="float" office:value="1" calcext:value-type="float">
            <text:p/>
          </table:table-cell>
          <table:table-cell table:style-name="ce3" table:formula="of:=MOD(BITRSHIFT([.$A175];[.I$1]);2)" office:value-type="float" office:value="0" calcext:value-type="float">
            <text:p/>
          </table:table-cell>
          <table:table-cell table:style-name="ce3" table:formula="of:=MOD(BITRSHIFT([.$A175];[.J$1]);2)" office:value-type="float" office:value="1" calcext:value-type="float">
            <text:p/>
          </table:table-cell>
          <table:table-cell table:number-columns-repeated="1014"/>
        </table:table-row>
        <table:table-row table:style-name="ro1">
          <table:table-cell office:value-type="float" office:value="174" calcext:value-type="float">
            <text:p>174</text:p>
          </table:table-cell>
          <table:table-cell table:formula="of:=DEC2HEX([.A176];2)" office:value-type="string" office:string-value="AE" calcext:value-type="string">
            <text:p>AE</text:p>
          </table:table-cell>
          <table:table-cell table:style-name="ce3" table:formula="of:=MOD(BITRSHIFT([.$A176];[.C$1]);2)" office:value-type="float" office:value="1" calcext:value-type="float">
            <text:p/>
          </table:table-cell>
          <table:table-cell table:style-name="ce3" table:formula="of:=MOD(BITRSHIFT([.$A176];[.D$1]);2)" office:value-type="float" office:value="0" calcext:value-type="float">
            <text:p/>
          </table:table-cell>
          <table:table-cell table:style-name="ce3" table:formula="of:=MOD(BITRSHIFT([.$A176];[.E$1]);2)" office:value-type="float" office:value="1" calcext:value-type="float">
            <text:p/>
          </table:table-cell>
          <table:table-cell table:style-name="ce3" table:formula="of:=MOD(BITRSHIFT([.$A176];[.F$1]);2)" office:value-type="float" office:value="0" calcext:value-type="float">
            <text:p/>
          </table:table-cell>
          <table:table-cell table:style-name="ce3" table:formula="of:=MOD(BITRSHIFT([.$A176];[.G$1]);2)" office:value-type="float" office:value="1" calcext:value-type="float">
            <text:p/>
          </table:table-cell>
          <table:table-cell table:style-name="ce3" table:formula="of:=MOD(BITRSHIFT([.$A176];[.H$1]);2)" office:value-type="float" office:value="1" calcext:value-type="float">
            <text:p/>
          </table:table-cell>
          <table:table-cell table:style-name="ce3" table:formula="of:=MOD(BITRSHIFT([.$A176];[.I$1]);2)" office:value-type="float" office:value="1" calcext:value-type="float">
            <text:p/>
          </table:table-cell>
          <table:table-cell table:style-name="ce3" table:formula="of:=MOD(BITRSHIFT([.$A176];[.J$1]);2)" office:value-type="float" office:value="0" calcext:value-type="float">
            <text:p/>
          </table:table-cell>
          <table:table-cell table:number-columns-repeated="1014"/>
        </table:table-row>
        <table:table-row table:style-name="ro1">
          <table:table-cell office:value-type="float" office:value="175" calcext:value-type="float">
            <text:p>175</text:p>
          </table:table-cell>
          <table:table-cell table:formula="of:=DEC2HEX([.A177];2)" office:value-type="string" office:string-value="AF" calcext:value-type="string">
            <text:p>AF</text:p>
          </table:table-cell>
          <table:table-cell table:style-name="ce3" table:formula="of:=MOD(BITRSHIFT([.$A177];[.C$1]);2)" office:value-type="float" office:value="1" calcext:value-type="float">
            <text:p/>
          </table:table-cell>
          <table:table-cell table:style-name="ce3" table:formula="of:=MOD(BITRSHIFT([.$A177];[.D$1]);2)" office:value-type="float" office:value="0" calcext:value-type="float">
            <text:p/>
          </table:table-cell>
          <table:table-cell table:style-name="ce3" table:formula="of:=MOD(BITRSHIFT([.$A177];[.E$1]);2)" office:value-type="float" office:value="1" calcext:value-type="float">
            <text:p/>
          </table:table-cell>
          <table:table-cell table:style-name="ce3" table:formula="of:=MOD(BITRSHIFT([.$A177];[.F$1]);2)" office:value-type="float" office:value="0" calcext:value-type="float">
            <text:p/>
          </table:table-cell>
          <table:table-cell table:style-name="ce3" table:formula="of:=MOD(BITRSHIFT([.$A177];[.G$1]);2)" office:value-type="float" office:value="1" calcext:value-type="float">
            <text:p/>
          </table:table-cell>
          <table:table-cell table:style-name="ce3" table:formula="of:=MOD(BITRSHIFT([.$A177];[.H$1]);2)" office:value-type="float" office:value="1" calcext:value-type="float">
            <text:p/>
          </table:table-cell>
          <table:table-cell table:style-name="ce3" table:formula="of:=MOD(BITRSHIFT([.$A177];[.I$1]);2)" office:value-type="float" office:value="1" calcext:value-type="float">
            <text:p/>
          </table:table-cell>
          <table:table-cell table:style-name="ce3" table:formula="of:=MOD(BITRSHIFT([.$A177];[.J$1]);2)" office:value-type="float" office:value="1" calcext:value-type="float">
            <text:p/>
          </table:table-cell>
          <table:table-cell table:number-columns-repeated="1014"/>
        </table:table-row>
        <table:table-row table:style-name="ro1">
          <table:table-cell office:value-type="float" office:value="176" calcext:value-type="float">
            <text:p>176</text:p>
          </table:table-cell>
          <table:table-cell table:formula="of:=DEC2HEX([.A178];2)" office:value-type="string" office:string-value="B0" calcext:value-type="string">
            <text:p>B0</text:p>
          </table:table-cell>
          <table:table-cell table:style-name="ce3" table:formula="of:=MOD(BITRSHIFT([.$A178];[.C$1]);2)" office:value-type="float" office:value="1" calcext:value-type="float">
            <text:p/>
          </table:table-cell>
          <table:table-cell table:style-name="ce3" table:formula="of:=MOD(BITRSHIFT([.$A178];[.D$1]);2)" office:value-type="float" office:value="0" calcext:value-type="float">
            <text:p/>
          </table:table-cell>
          <table:table-cell table:style-name="ce3" table:formula="of:=MOD(BITRSHIFT([.$A178];[.E$1]);2)" office:value-type="float" office:value="1" calcext:value-type="float">
            <text:p/>
          </table:table-cell>
          <table:table-cell table:style-name="ce3" table:formula="of:=MOD(BITRSHIFT([.$A178];[.F$1]);2)" office:value-type="float" office:value="1" calcext:value-type="float">
            <text:p/>
          </table:table-cell>
          <table:table-cell table:style-name="ce3" table:formula="of:=MOD(BITRSHIFT([.$A178];[.G$1]);2)" office:value-type="float" office:value="0" calcext:value-type="float">
            <text:p/>
          </table:table-cell>
          <table:table-cell table:style-name="ce3" table:formula="of:=MOD(BITRSHIFT([.$A178];[.H$1]);2)" office:value-type="float" office:value="0" calcext:value-type="float">
            <text:p/>
          </table:table-cell>
          <table:table-cell table:style-name="ce3" table:formula="of:=MOD(BITRSHIFT([.$A178];[.I$1]);2)" office:value-type="float" office:value="0" calcext:value-type="float">
            <text:p/>
          </table:table-cell>
          <table:table-cell table:style-name="ce3" table:formula="of:=MOD(BITRSHIFT([.$A178];[.J$1]);2)" office:value-type="float" office:value="0" calcext:value-type="float">
            <text:p/>
          </table:table-cell>
          <table:table-cell table:number-columns-repeated="1014"/>
        </table:table-row>
        <table:table-row table:style-name="ro1">
          <table:table-cell office:value-type="float" office:value="177" calcext:value-type="float">
            <text:p>177</text:p>
          </table:table-cell>
          <table:table-cell table:formula="of:=DEC2HEX([.A179];2)" office:value-type="string" office:string-value="B1" calcext:value-type="string">
            <text:p>B1</text:p>
          </table:table-cell>
          <table:table-cell table:style-name="ce3" table:formula="of:=MOD(BITRSHIFT([.$A179];[.C$1]);2)" office:value-type="float" office:value="1" calcext:value-type="float">
            <text:p/>
          </table:table-cell>
          <table:table-cell table:style-name="ce3" table:formula="of:=MOD(BITRSHIFT([.$A179];[.D$1]);2)" office:value-type="float" office:value="0" calcext:value-type="float">
            <text:p/>
          </table:table-cell>
          <table:table-cell table:style-name="ce3" table:formula="of:=MOD(BITRSHIFT([.$A179];[.E$1]);2)" office:value-type="float" office:value="1" calcext:value-type="float">
            <text:p/>
          </table:table-cell>
          <table:table-cell table:style-name="ce3" table:formula="of:=MOD(BITRSHIFT([.$A179];[.F$1]);2)" office:value-type="float" office:value="1" calcext:value-type="float">
            <text:p/>
          </table:table-cell>
          <table:table-cell table:style-name="ce3" table:formula="of:=MOD(BITRSHIFT([.$A179];[.G$1]);2)" office:value-type="float" office:value="0" calcext:value-type="float">
            <text:p/>
          </table:table-cell>
          <table:table-cell table:style-name="ce3" table:formula="of:=MOD(BITRSHIFT([.$A179];[.H$1]);2)" office:value-type="float" office:value="0" calcext:value-type="float">
            <text:p/>
          </table:table-cell>
          <table:table-cell table:style-name="ce3" table:formula="of:=MOD(BITRSHIFT([.$A179];[.I$1]);2)" office:value-type="float" office:value="0" calcext:value-type="float">
            <text:p/>
          </table:table-cell>
          <table:table-cell table:style-name="ce3" table:formula="of:=MOD(BITRSHIFT([.$A179];[.J$1]);2)" office:value-type="float" office:value="1" calcext:value-type="float">
            <text:p/>
          </table:table-cell>
          <table:table-cell table:number-columns-repeated="1014"/>
        </table:table-row>
        <table:table-row table:style-name="ro1">
          <table:table-cell office:value-type="float" office:value="178" calcext:value-type="float">
            <text:p>178</text:p>
          </table:table-cell>
          <table:table-cell table:formula="of:=DEC2HEX([.A180];2)" office:value-type="string" office:string-value="B2" calcext:value-type="string">
            <text:p>B2</text:p>
          </table:table-cell>
          <table:table-cell table:style-name="ce3" table:formula="of:=MOD(BITRSHIFT([.$A180];[.C$1]);2)" office:value-type="float" office:value="1" calcext:value-type="float">
            <text:p/>
          </table:table-cell>
          <table:table-cell table:style-name="ce3" table:formula="of:=MOD(BITRSHIFT([.$A180];[.D$1]);2)" office:value-type="float" office:value="0" calcext:value-type="float">
            <text:p/>
          </table:table-cell>
          <table:table-cell table:style-name="ce3" table:formula="of:=MOD(BITRSHIFT([.$A180];[.E$1]);2)" office:value-type="float" office:value="1" calcext:value-type="float">
            <text:p/>
          </table:table-cell>
          <table:table-cell table:style-name="ce3" table:formula="of:=MOD(BITRSHIFT([.$A180];[.F$1]);2)" office:value-type="float" office:value="1" calcext:value-type="float">
            <text:p/>
          </table:table-cell>
          <table:table-cell table:style-name="ce3" table:formula="of:=MOD(BITRSHIFT([.$A180];[.G$1]);2)" office:value-type="float" office:value="0" calcext:value-type="float">
            <text:p/>
          </table:table-cell>
          <table:table-cell table:style-name="ce3" table:formula="of:=MOD(BITRSHIFT([.$A180];[.H$1]);2)" office:value-type="float" office:value="0" calcext:value-type="float">
            <text:p/>
          </table:table-cell>
          <table:table-cell table:style-name="ce3" table:formula="of:=MOD(BITRSHIFT([.$A180];[.I$1]);2)" office:value-type="float" office:value="1" calcext:value-type="float">
            <text:p/>
          </table:table-cell>
          <table:table-cell table:style-name="ce3" table:formula="of:=MOD(BITRSHIFT([.$A180];[.J$1]);2)" office:value-type="float" office:value="0" calcext:value-type="float">
            <text:p/>
          </table:table-cell>
          <table:table-cell table:number-columns-repeated="1014"/>
        </table:table-row>
        <table:table-row table:style-name="ro1">
          <table:table-cell office:value-type="float" office:value="179" calcext:value-type="float">
            <text:p>179</text:p>
          </table:table-cell>
          <table:table-cell table:formula="of:=DEC2HEX([.A181];2)" office:value-type="string" office:string-value="B3" calcext:value-type="string">
            <text:p>B3</text:p>
          </table:table-cell>
          <table:table-cell table:style-name="ce3" table:formula="of:=MOD(BITRSHIFT([.$A181];[.C$1]);2)" office:value-type="float" office:value="1" calcext:value-type="float">
            <text:p/>
          </table:table-cell>
          <table:table-cell table:style-name="ce3" table:formula="of:=MOD(BITRSHIFT([.$A181];[.D$1]);2)" office:value-type="float" office:value="0" calcext:value-type="float">
            <text:p/>
          </table:table-cell>
          <table:table-cell table:style-name="ce3" table:formula="of:=MOD(BITRSHIFT([.$A181];[.E$1]);2)" office:value-type="float" office:value="1" calcext:value-type="float">
            <text:p/>
          </table:table-cell>
          <table:table-cell table:style-name="ce3" table:formula="of:=MOD(BITRSHIFT([.$A181];[.F$1]);2)" office:value-type="float" office:value="1" calcext:value-type="float">
            <text:p/>
          </table:table-cell>
          <table:table-cell table:style-name="ce3" table:formula="of:=MOD(BITRSHIFT([.$A181];[.G$1]);2)" office:value-type="float" office:value="0" calcext:value-type="float">
            <text:p/>
          </table:table-cell>
          <table:table-cell table:style-name="ce3" table:formula="of:=MOD(BITRSHIFT([.$A181];[.H$1]);2)" office:value-type="float" office:value="0" calcext:value-type="float">
            <text:p/>
          </table:table-cell>
          <table:table-cell table:style-name="ce3" table:formula="of:=MOD(BITRSHIFT([.$A181];[.I$1]);2)" office:value-type="float" office:value="1" calcext:value-type="float">
            <text:p/>
          </table:table-cell>
          <table:table-cell table:style-name="ce3" table:formula="of:=MOD(BITRSHIFT([.$A181];[.J$1]);2)" office:value-type="float" office:value="1" calcext:value-type="float">
            <text:p/>
          </table:table-cell>
          <table:table-cell table:number-columns-repeated="1014"/>
        </table:table-row>
        <table:table-row table:style-name="ro1">
          <table:table-cell office:value-type="float" office:value="180" calcext:value-type="float">
            <text:p>180</text:p>
          </table:table-cell>
          <table:table-cell table:formula="of:=DEC2HEX([.A182];2)" office:value-type="string" office:string-value="B4" calcext:value-type="string">
            <text:p>B4</text:p>
          </table:table-cell>
          <table:table-cell table:style-name="ce3" table:formula="of:=MOD(BITRSHIFT([.$A182];[.C$1]);2)" office:value-type="float" office:value="1" calcext:value-type="float">
            <text:p/>
          </table:table-cell>
          <table:table-cell table:style-name="ce3" table:formula="of:=MOD(BITRSHIFT([.$A182];[.D$1]);2)" office:value-type="float" office:value="0" calcext:value-type="float">
            <text:p/>
          </table:table-cell>
          <table:table-cell table:style-name="ce3" table:formula="of:=MOD(BITRSHIFT([.$A182];[.E$1]);2)" office:value-type="float" office:value="1" calcext:value-type="float">
            <text:p/>
          </table:table-cell>
          <table:table-cell table:style-name="ce3" table:formula="of:=MOD(BITRSHIFT([.$A182];[.F$1]);2)" office:value-type="float" office:value="1" calcext:value-type="float">
            <text:p/>
          </table:table-cell>
          <table:table-cell table:style-name="ce3" table:formula="of:=MOD(BITRSHIFT([.$A182];[.G$1]);2)" office:value-type="float" office:value="0" calcext:value-type="float">
            <text:p/>
          </table:table-cell>
          <table:table-cell table:style-name="ce3" table:formula="of:=MOD(BITRSHIFT([.$A182];[.H$1]);2)" office:value-type="float" office:value="1" calcext:value-type="float">
            <text:p/>
          </table:table-cell>
          <table:table-cell table:style-name="ce3" table:formula="of:=MOD(BITRSHIFT([.$A182];[.I$1]);2)" office:value-type="float" office:value="0" calcext:value-type="float">
            <text:p/>
          </table:table-cell>
          <table:table-cell table:style-name="ce3" table:formula="of:=MOD(BITRSHIFT([.$A182];[.J$1]);2)" office:value-type="float" office:value="0" calcext:value-type="float">
            <text:p/>
          </table:table-cell>
          <table:table-cell table:number-columns-repeated="1014"/>
        </table:table-row>
        <table:table-row table:style-name="ro1">
          <table:table-cell office:value-type="float" office:value="181" calcext:value-type="float">
            <text:p>181</text:p>
          </table:table-cell>
          <table:table-cell table:formula="of:=DEC2HEX([.A183];2)" office:value-type="string" office:string-value="B5" calcext:value-type="string">
            <text:p>B5</text:p>
          </table:table-cell>
          <table:table-cell table:style-name="ce3" table:formula="of:=MOD(BITRSHIFT([.$A183];[.C$1]);2)" office:value-type="float" office:value="1" calcext:value-type="float">
            <text:p/>
          </table:table-cell>
          <table:table-cell table:style-name="ce3" table:formula="of:=MOD(BITRSHIFT([.$A183];[.D$1]);2)" office:value-type="float" office:value="0" calcext:value-type="float">
            <text:p/>
          </table:table-cell>
          <table:table-cell table:style-name="ce3" table:formula="of:=MOD(BITRSHIFT([.$A183];[.E$1]);2)" office:value-type="float" office:value="1" calcext:value-type="float">
            <text:p/>
          </table:table-cell>
          <table:table-cell table:style-name="ce3" table:formula="of:=MOD(BITRSHIFT([.$A183];[.F$1]);2)" office:value-type="float" office:value="1" calcext:value-type="float">
            <text:p/>
          </table:table-cell>
          <table:table-cell table:style-name="ce3" table:formula="of:=MOD(BITRSHIFT([.$A183];[.G$1]);2)" office:value-type="float" office:value="0" calcext:value-type="float">
            <text:p/>
          </table:table-cell>
          <table:table-cell table:style-name="ce3" table:formula="of:=MOD(BITRSHIFT([.$A183];[.H$1]);2)" office:value-type="float" office:value="1" calcext:value-type="float">
            <text:p/>
          </table:table-cell>
          <table:table-cell table:style-name="ce3" table:formula="of:=MOD(BITRSHIFT([.$A183];[.I$1]);2)" office:value-type="float" office:value="0" calcext:value-type="float">
            <text:p/>
          </table:table-cell>
          <table:table-cell table:style-name="ce3" table:formula="of:=MOD(BITRSHIFT([.$A183];[.J$1]);2)" office:value-type="float" office:value="1" calcext:value-type="float">
            <text:p/>
          </table:table-cell>
          <table:table-cell table:number-columns-repeated="1014"/>
        </table:table-row>
        <table:table-row table:style-name="ro1">
          <table:table-cell office:value-type="float" office:value="182" calcext:value-type="float">
            <text:p>182</text:p>
          </table:table-cell>
          <table:table-cell table:formula="of:=DEC2HEX([.A184];2)" office:value-type="string" office:string-value="B6" calcext:value-type="string">
            <text:p>B6</text:p>
          </table:table-cell>
          <table:table-cell table:style-name="ce3" table:formula="of:=MOD(BITRSHIFT([.$A184];[.C$1]);2)" office:value-type="float" office:value="1" calcext:value-type="float">
            <text:p/>
          </table:table-cell>
          <table:table-cell table:style-name="ce3" table:formula="of:=MOD(BITRSHIFT([.$A184];[.D$1]);2)" office:value-type="float" office:value="0" calcext:value-type="float">
            <text:p/>
          </table:table-cell>
          <table:table-cell table:style-name="ce3" table:formula="of:=MOD(BITRSHIFT([.$A184];[.E$1]);2)" office:value-type="float" office:value="1" calcext:value-type="float">
            <text:p/>
          </table:table-cell>
          <table:table-cell table:style-name="ce3" table:formula="of:=MOD(BITRSHIFT([.$A184];[.F$1]);2)" office:value-type="float" office:value="1" calcext:value-type="float">
            <text:p/>
          </table:table-cell>
          <table:table-cell table:style-name="ce3" table:formula="of:=MOD(BITRSHIFT([.$A184];[.G$1]);2)" office:value-type="float" office:value="0" calcext:value-type="float">
            <text:p/>
          </table:table-cell>
          <table:table-cell table:style-name="ce3" table:formula="of:=MOD(BITRSHIFT([.$A184];[.H$1]);2)" office:value-type="float" office:value="1" calcext:value-type="float">
            <text:p/>
          </table:table-cell>
          <table:table-cell table:style-name="ce3" table:formula="of:=MOD(BITRSHIFT([.$A184];[.I$1]);2)" office:value-type="float" office:value="1" calcext:value-type="float">
            <text:p/>
          </table:table-cell>
          <table:table-cell table:style-name="ce3" table:formula="of:=MOD(BITRSHIFT([.$A184];[.J$1]);2)" office:value-type="float" office:value="0" calcext:value-type="float">
            <text:p/>
          </table:table-cell>
          <table:table-cell table:number-columns-repeated="1014"/>
        </table:table-row>
        <table:table-row table:style-name="ro1">
          <table:table-cell office:value-type="float" office:value="183" calcext:value-type="float">
            <text:p>183</text:p>
          </table:table-cell>
          <table:table-cell table:formula="of:=DEC2HEX([.A185];2)" office:value-type="string" office:string-value="B7" calcext:value-type="string">
            <text:p>B7</text:p>
          </table:table-cell>
          <table:table-cell table:style-name="ce3" table:formula="of:=MOD(BITRSHIFT([.$A185];[.C$1]);2)" office:value-type="float" office:value="1" calcext:value-type="float">
            <text:p/>
          </table:table-cell>
          <table:table-cell table:style-name="ce3" table:formula="of:=MOD(BITRSHIFT([.$A185];[.D$1]);2)" office:value-type="float" office:value="0" calcext:value-type="float">
            <text:p/>
          </table:table-cell>
          <table:table-cell table:style-name="ce3" table:formula="of:=MOD(BITRSHIFT([.$A185];[.E$1]);2)" office:value-type="float" office:value="1" calcext:value-type="float">
            <text:p/>
          </table:table-cell>
          <table:table-cell table:style-name="ce3" table:formula="of:=MOD(BITRSHIFT([.$A185];[.F$1]);2)" office:value-type="float" office:value="1" calcext:value-type="float">
            <text:p/>
          </table:table-cell>
          <table:table-cell table:style-name="ce3" table:formula="of:=MOD(BITRSHIFT([.$A185];[.G$1]);2)" office:value-type="float" office:value="0" calcext:value-type="float">
            <text:p/>
          </table:table-cell>
          <table:table-cell table:style-name="ce3" table:formula="of:=MOD(BITRSHIFT([.$A185];[.H$1]);2)" office:value-type="float" office:value="1" calcext:value-type="float">
            <text:p/>
          </table:table-cell>
          <table:table-cell table:style-name="ce3" table:formula="of:=MOD(BITRSHIFT([.$A185];[.I$1]);2)" office:value-type="float" office:value="1" calcext:value-type="float">
            <text:p/>
          </table:table-cell>
          <table:table-cell table:style-name="ce3" table:formula="of:=MOD(BITRSHIFT([.$A185];[.J$1]);2)" office:value-type="float" office:value="1" calcext:value-type="float">
            <text:p/>
          </table:table-cell>
          <table:table-cell table:number-columns-repeated="1014"/>
        </table:table-row>
        <table:table-row table:style-name="ro1">
          <table:table-cell office:value-type="float" office:value="184" calcext:value-type="float">
            <text:p>184</text:p>
          </table:table-cell>
          <table:table-cell table:formula="of:=DEC2HEX([.A186];2)" office:value-type="string" office:string-value="B8" calcext:value-type="string">
            <text:p>B8</text:p>
          </table:table-cell>
          <table:table-cell table:style-name="ce3" table:formula="of:=MOD(BITRSHIFT([.$A186];[.C$1]);2)" office:value-type="float" office:value="1" calcext:value-type="float">
            <text:p/>
          </table:table-cell>
          <table:table-cell table:style-name="ce3" table:formula="of:=MOD(BITRSHIFT([.$A186];[.D$1]);2)" office:value-type="float" office:value="0" calcext:value-type="float">
            <text:p/>
          </table:table-cell>
          <table:table-cell table:style-name="ce3" table:formula="of:=MOD(BITRSHIFT([.$A186];[.E$1]);2)" office:value-type="float" office:value="1" calcext:value-type="float">
            <text:p/>
          </table:table-cell>
          <table:table-cell table:style-name="ce3" table:formula="of:=MOD(BITRSHIFT([.$A186];[.F$1]);2)" office:value-type="float" office:value="1" calcext:value-type="float">
            <text:p/>
          </table:table-cell>
          <table:table-cell table:style-name="ce3" table:formula="of:=MOD(BITRSHIFT([.$A186];[.G$1]);2)" office:value-type="float" office:value="1" calcext:value-type="float">
            <text:p/>
          </table:table-cell>
          <table:table-cell table:style-name="ce3" table:formula="of:=MOD(BITRSHIFT([.$A186];[.H$1]);2)" office:value-type="float" office:value="0" calcext:value-type="float">
            <text:p/>
          </table:table-cell>
          <table:table-cell table:style-name="ce3" table:formula="of:=MOD(BITRSHIFT([.$A186];[.I$1]);2)" office:value-type="float" office:value="0" calcext:value-type="float">
            <text:p/>
          </table:table-cell>
          <table:table-cell table:style-name="ce3" table:formula="of:=MOD(BITRSHIFT([.$A186];[.J$1]);2)" office:value-type="float" office:value="0" calcext:value-type="float">
            <text:p/>
          </table:table-cell>
          <table:table-cell table:number-columns-repeated="1014"/>
        </table:table-row>
        <table:table-row table:style-name="ro1">
          <table:table-cell office:value-type="float" office:value="185" calcext:value-type="float">
            <text:p>185</text:p>
          </table:table-cell>
          <table:table-cell table:formula="of:=DEC2HEX([.A187];2)" office:value-type="string" office:string-value="B9" calcext:value-type="string">
            <text:p>B9</text:p>
          </table:table-cell>
          <table:table-cell table:style-name="ce3" table:formula="of:=MOD(BITRSHIFT([.$A187];[.C$1]);2)" office:value-type="float" office:value="1" calcext:value-type="float">
            <text:p/>
          </table:table-cell>
          <table:table-cell table:style-name="ce3" table:formula="of:=MOD(BITRSHIFT([.$A187];[.D$1]);2)" office:value-type="float" office:value="0" calcext:value-type="float">
            <text:p/>
          </table:table-cell>
          <table:table-cell table:style-name="ce3" table:formula="of:=MOD(BITRSHIFT([.$A187];[.E$1]);2)" office:value-type="float" office:value="1" calcext:value-type="float">
            <text:p/>
          </table:table-cell>
          <table:table-cell table:style-name="ce3" table:formula="of:=MOD(BITRSHIFT([.$A187];[.F$1]);2)" office:value-type="float" office:value="1" calcext:value-type="float">
            <text:p/>
          </table:table-cell>
          <table:table-cell table:style-name="ce3" table:formula="of:=MOD(BITRSHIFT([.$A187];[.G$1]);2)" office:value-type="float" office:value="1" calcext:value-type="float">
            <text:p/>
          </table:table-cell>
          <table:table-cell table:style-name="ce3" table:formula="of:=MOD(BITRSHIFT([.$A187];[.H$1]);2)" office:value-type="float" office:value="0" calcext:value-type="float">
            <text:p/>
          </table:table-cell>
          <table:table-cell table:style-name="ce3" table:formula="of:=MOD(BITRSHIFT([.$A187];[.I$1]);2)" office:value-type="float" office:value="0" calcext:value-type="float">
            <text:p/>
          </table:table-cell>
          <table:table-cell table:style-name="ce3" table:formula="of:=MOD(BITRSHIFT([.$A187];[.J$1]);2)" office:value-type="float" office:value="1" calcext:value-type="float">
            <text:p/>
          </table:table-cell>
          <table:table-cell table:number-columns-repeated="1014"/>
        </table:table-row>
        <table:table-row table:style-name="ro1">
          <table:table-cell office:value-type="float" office:value="186" calcext:value-type="float">
            <text:p>186</text:p>
          </table:table-cell>
          <table:table-cell table:formula="of:=DEC2HEX([.A188];2)" office:value-type="string" office:string-value="BA" calcext:value-type="string">
            <text:p>BA</text:p>
          </table:table-cell>
          <table:table-cell table:style-name="ce3" table:formula="of:=MOD(BITRSHIFT([.$A188];[.C$1]);2)" office:value-type="float" office:value="1" calcext:value-type="float">
            <text:p/>
          </table:table-cell>
          <table:table-cell table:style-name="ce3" table:formula="of:=MOD(BITRSHIFT([.$A188];[.D$1]);2)" office:value-type="float" office:value="0" calcext:value-type="float">
            <text:p/>
          </table:table-cell>
          <table:table-cell table:style-name="ce3" table:formula="of:=MOD(BITRSHIFT([.$A188];[.E$1]);2)" office:value-type="float" office:value="1" calcext:value-type="float">
            <text:p/>
          </table:table-cell>
          <table:table-cell table:style-name="ce3" table:formula="of:=MOD(BITRSHIFT([.$A188];[.F$1]);2)" office:value-type="float" office:value="1" calcext:value-type="float">
            <text:p/>
          </table:table-cell>
          <table:table-cell table:style-name="ce3" table:formula="of:=MOD(BITRSHIFT([.$A188];[.G$1]);2)" office:value-type="float" office:value="1" calcext:value-type="float">
            <text:p/>
          </table:table-cell>
          <table:table-cell table:style-name="ce3" table:formula="of:=MOD(BITRSHIFT([.$A188];[.H$1]);2)" office:value-type="float" office:value="0" calcext:value-type="float">
            <text:p/>
          </table:table-cell>
          <table:table-cell table:style-name="ce3" table:formula="of:=MOD(BITRSHIFT([.$A188];[.I$1]);2)" office:value-type="float" office:value="1" calcext:value-type="float">
            <text:p/>
          </table:table-cell>
          <table:table-cell table:style-name="ce3" table:formula="of:=MOD(BITRSHIFT([.$A188];[.J$1]);2)" office:value-type="float" office:value="0" calcext:value-type="float">
            <text:p/>
          </table:table-cell>
          <table:table-cell table:number-columns-repeated="1014"/>
        </table:table-row>
        <table:table-row table:style-name="ro1">
          <table:table-cell office:value-type="float" office:value="187" calcext:value-type="float">
            <text:p>187</text:p>
          </table:table-cell>
          <table:table-cell table:formula="of:=DEC2HEX([.A189];2)" office:value-type="string" office:string-value="BB" calcext:value-type="string">
            <text:p>BB</text:p>
          </table:table-cell>
          <table:table-cell table:style-name="ce3" table:formula="of:=MOD(BITRSHIFT([.$A189];[.C$1]);2)" office:value-type="float" office:value="1" calcext:value-type="float">
            <text:p/>
          </table:table-cell>
          <table:table-cell table:style-name="ce3" table:formula="of:=MOD(BITRSHIFT([.$A189];[.D$1]);2)" office:value-type="float" office:value="0" calcext:value-type="float">
            <text:p/>
          </table:table-cell>
          <table:table-cell table:style-name="ce3" table:formula="of:=MOD(BITRSHIFT([.$A189];[.E$1]);2)" office:value-type="float" office:value="1" calcext:value-type="float">
            <text:p/>
          </table:table-cell>
          <table:table-cell table:style-name="ce3" table:formula="of:=MOD(BITRSHIFT([.$A189];[.F$1]);2)" office:value-type="float" office:value="1" calcext:value-type="float">
            <text:p/>
          </table:table-cell>
          <table:table-cell table:style-name="ce3" table:formula="of:=MOD(BITRSHIFT([.$A189];[.G$1]);2)" office:value-type="float" office:value="1" calcext:value-type="float">
            <text:p/>
          </table:table-cell>
          <table:table-cell table:style-name="ce3" table:formula="of:=MOD(BITRSHIFT([.$A189];[.H$1]);2)" office:value-type="float" office:value="0" calcext:value-type="float">
            <text:p/>
          </table:table-cell>
          <table:table-cell table:style-name="ce3" table:formula="of:=MOD(BITRSHIFT([.$A189];[.I$1]);2)" office:value-type="float" office:value="1" calcext:value-type="float">
            <text:p/>
          </table:table-cell>
          <table:table-cell table:style-name="ce3" table:formula="of:=MOD(BITRSHIFT([.$A189];[.J$1]);2)" office:value-type="float" office:value="1" calcext:value-type="float">
            <text:p/>
          </table:table-cell>
          <table:table-cell table:number-columns-repeated="1014"/>
        </table:table-row>
        <table:table-row table:style-name="ro1">
          <table:table-cell office:value-type="float" office:value="188" calcext:value-type="float">
            <text:p>188</text:p>
          </table:table-cell>
          <table:table-cell table:formula="of:=DEC2HEX([.A190];2)" office:value-type="string" office:string-value="BC" calcext:value-type="string">
            <text:p>BC</text:p>
          </table:table-cell>
          <table:table-cell table:style-name="ce3" table:formula="of:=MOD(BITRSHIFT([.$A190];[.C$1]);2)" office:value-type="float" office:value="1" calcext:value-type="float">
            <text:p/>
          </table:table-cell>
          <table:table-cell table:style-name="ce3" table:formula="of:=MOD(BITRSHIFT([.$A190];[.D$1]);2)" office:value-type="float" office:value="0" calcext:value-type="float">
            <text:p/>
          </table:table-cell>
          <table:table-cell table:style-name="ce3" table:formula="of:=MOD(BITRSHIFT([.$A190];[.E$1]);2)" office:value-type="float" office:value="1" calcext:value-type="float">
            <text:p/>
          </table:table-cell>
          <table:table-cell table:style-name="ce3" table:formula="of:=MOD(BITRSHIFT([.$A190];[.F$1]);2)" office:value-type="float" office:value="1" calcext:value-type="float">
            <text:p/>
          </table:table-cell>
          <table:table-cell table:style-name="ce3" table:formula="of:=MOD(BITRSHIFT([.$A190];[.G$1]);2)" office:value-type="float" office:value="1" calcext:value-type="float">
            <text:p/>
          </table:table-cell>
          <table:table-cell table:style-name="ce3" table:formula="of:=MOD(BITRSHIFT([.$A190];[.H$1]);2)" office:value-type="float" office:value="1" calcext:value-type="float">
            <text:p/>
          </table:table-cell>
          <table:table-cell table:style-name="ce3" table:formula="of:=MOD(BITRSHIFT([.$A190];[.I$1]);2)" office:value-type="float" office:value="0" calcext:value-type="float">
            <text:p/>
          </table:table-cell>
          <table:table-cell table:style-name="ce3" table:formula="of:=MOD(BITRSHIFT([.$A190];[.J$1]);2)" office:value-type="float" office:value="0" calcext:value-type="float">
            <text:p/>
          </table:table-cell>
          <table:table-cell table:number-columns-repeated="1014"/>
        </table:table-row>
        <table:table-row table:style-name="ro1">
          <table:table-cell office:value-type="float" office:value="189" calcext:value-type="float">
            <text:p>189</text:p>
          </table:table-cell>
          <table:table-cell table:formula="of:=DEC2HEX([.A191];2)" office:value-type="string" office:string-value="BD" calcext:value-type="string">
            <text:p>BD</text:p>
          </table:table-cell>
          <table:table-cell table:style-name="ce3" table:formula="of:=MOD(BITRSHIFT([.$A191];[.C$1]);2)" office:value-type="float" office:value="1" calcext:value-type="float">
            <text:p/>
          </table:table-cell>
          <table:table-cell table:style-name="ce3" table:formula="of:=MOD(BITRSHIFT([.$A191];[.D$1]);2)" office:value-type="float" office:value="0" calcext:value-type="float">
            <text:p/>
          </table:table-cell>
          <table:table-cell table:style-name="ce3" table:formula="of:=MOD(BITRSHIFT([.$A191];[.E$1]);2)" office:value-type="float" office:value="1" calcext:value-type="float">
            <text:p/>
          </table:table-cell>
          <table:table-cell table:style-name="ce3" table:formula="of:=MOD(BITRSHIFT([.$A191];[.F$1]);2)" office:value-type="float" office:value="1" calcext:value-type="float">
            <text:p/>
          </table:table-cell>
          <table:table-cell table:style-name="ce3" table:formula="of:=MOD(BITRSHIFT([.$A191];[.G$1]);2)" office:value-type="float" office:value="1" calcext:value-type="float">
            <text:p/>
          </table:table-cell>
          <table:table-cell table:style-name="ce3" table:formula="of:=MOD(BITRSHIFT([.$A191];[.H$1]);2)" office:value-type="float" office:value="1" calcext:value-type="float">
            <text:p/>
          </table:table-cell>
          <table:table-cell table:style-name="ce3" table:formula="of:=MOD(BITRSHIFT([.$A191];[.I$1]);2)" office:value-type="float" office:value="0" calcext:value-type="float">
            <text:p/>
          </table:table-cell>
          <table:table-cell table:style-name="ce3" table:formula="of:=MOD(BITRSHIFT([.$A191];[.J$1]);2)" office:value-type="float" office:value="1" calcext:value-type="float">
            <text:p/>
          </table:table-cell>
          <table:table-cell table:number-columns-repeated="1014"/>
        </table:table-row>
        <table:table-row table:style-name="ro1">
          <table:table-cell office:value-type="float" office:value="190" calcext:value-type="float">
            <text:p>190</text:p>
          </table:table-cell>
          <table:table-cell table:formula="of:=DEC2HEX([.A192];2)" office:value-type="string" office:string-value="BE" calcext:value-type="string">
            <text:p>BE</text:p>
          </table:table-cell>
          <table:table-cell table:style-name="ce3" table:formula="of:=MOD(BITRSHIFT([.$A192];[.C$1]);2)" office:value-type="float" office:value="1" calcext:value-type="float">
            <text:p/>
          </table:table-cell>
          <table:table-cell table:style-name="ce3" table:formula="of:=MOD(BITRSHIFT([.$A192];[.D$1]);2)" office:value-type="float" office:value="0" calcext:value-type="float">
            <text:p/>
          </table:table-cell>
          <table:table-cell table:style-name="ce3" table:formula="of:=MOD(BITRSHIFT([.$A192];[.E$1]);2)" office:value-type="float" office:value="1" calcext:value-type="float">
            <text:p/>
          </table:table-cell>
          <table:table-cell table:style-name="ce3" table:formula="of:=MOD(BITRSHIFT([.$A192];[.F$1]);2)" office:value-type="float" office:value="1" calcext:value-type="float">
            <text:p/>
          </table:table-cell>
          <table:table-cell table:style-name="ce3" table:formula="of:=MOD(BITRSHIFT([.$A192];[.G$1]);2)" office:value-type="float" office:value="1" calcext:value-type="float">
            <text:p/>
          </table:table-cell>
          <table:table-cell table:style-name="ce3" table:formula="of:=MOD(BITRSHIFT([.$A192];[.H$1]);2)" office:value-type="float" office:value="1" calcext:value-type="float">
            <text:p/>
          </table:table-cell>
          <table:table-cell table:style-name="ce3" table:formula="of:=MOD(BITRSHIFT([.$A192];[.I$1]);2)" office:value-type="float" office:value="1" calcext:value-type="float">
            <text:p/>
          </table:table-cell>
          <table:table-cell table:style-name="ce3" table:formula="of:=MOD(BITRSHIFT([.$A192];[.J$1]);2)" office:value-type="float" office:value="0" calcext:value-type="float">
            <text:p/>
          </table:table-cell>
          <table:table-cell table:number-columns-repeated="1014"/>
        </table:table-row>
        <table:table-row table:style-name="ro1">
          <table:table-cell office:value-type="float" office:value="191" calcext:value-type="float">
            <text:p>191</text:p>
          </table:table-cell>
          <table:table-cell table:formula="of:=DEC2HEX([.A193];2)" office:value-type="string" office:string-value="BF" calcext:value-type="string">
            <text:p>BF</text:p>
          </table:table-cell>
          <table:table-cell table:style-name="ce3" table:formula="of:=MOD(BITRSHIFT([.$A193];[.C$1]);2)" office:value-type="float" office:value="1" calcext:value-type="float">
            <text:p/>
          </table:table-cell>
          <table:table-cell table:style-name="ce3" table:formula="of:=MOD(BITRSHIFT([.$A193];[.D$1]);2)" office:value-type="float" office:value="0" calcext:value-type="float">
            <text:p/>
          </table:table-cell>
          <table:table-cell table:style-name="ce3" table:formula="of:=MOD(BITRSHIFT([.$A193];[.E$1]);2)" office:value-type="float" office:value="1" calcext:value-type="float">
            <text:p/>
          </table:table-cell>
          <table:table-cell table:style-name="ce3" table:formula="of:=MOD(BITRSHIFT([.$A193];[.F$1]);2)" office:value-type="float" office:value="1" calcext:value-type="float">
            <text:p/>
          </table:table-cell>
          <table:table-cell table:style-name="ce3" table:formula="of:=MOD(BITRSHIFT([.$A193];[.G$1]);2)" office:value-type="float" office:value="1" calcext:value-type="float">
            <text:p/>
          </table:table-cell>
          <table:table-cell table:style-name="ce3" table:formula="of:=MOD(BITRSHIFT([.$A193];[.H$1]);2)" office:value-type="float" office:value="1" calcext:value-type="float">
            <text:p/>
          </table:table-cell>
          <table:table-cell table:style-name="ce3" table:formula="of:=MOD(BITRSHIFT([.$A193];[.I$1]);2)" office:value-type="float" office:value="1" calcext:value-type="float">
            <text:p/>
          </table:table-cell>
          <table:table-cell table:style-name="ce3" table:formula="of:=MOD(BITRSHIFT([.$A193];[.J$1]);2)" office:value-type="float" office:value="1" calcext:value-type="float">
            <text:p/>
          </table:table-cell>
          <table:table-cell table:number-columns-repeated="1014"/>
        </table:table-row>
        <table:table-row table:style-name="ro1">
          <table:table-cell office:value-type="float" office:value="192" calcext:value-type="float">
            <text:p>192</text:p>
          </table:table-cell>
          <table:table-cell table:formula="of:=DEC2HEX([.A194];2)" office:value-type="string" office:string-value="C0" calcext:value-type="string">
            <text:p>C0</text:p>
          </table:table-cell>
          <table:table-cell table:style-name="ce3" table:formula="of:=MOD(BITRSHIFT([.$A194];[.C$1]);2)" office:value-type="float" office:value="1" calcext:value-type="float">
            <text:p/>
          </table:table-cell>
          <table:table-cell table:style-name="ce3" table:formula="of:=MOD(BITRSHIFT([.$A194];[.D$1]);2)" office:value-type="float" office:value="1" calcext:value-type="float">
            <text:p/>
          </table:table-cell>
          <table:table-cell table:style-name="ce3" table:formula="of:=MOD(BITRSHIFT([.$A194];[.E$1]);2)" office:value-type="float" office:value="0" calcext:value-type="float">
            <text:p/>
          </table:table-cell>
          <table:table-cell table:style-name="ce3" table:formula="of:=MOD(BITRSHIFT([.$A194];[.F$1]);2)" office:value-type="float" office:value="0" calcext:value-type="float">
            <text:p/>
          </table:table-cell>
          <table:table-cell table:style-name="ce3" table:formula="of:=MOD(BITRSHIFT([.$A194];[.G$1]);2)" office:value-type="float" office:value="0" calcext:value-type="float">
            <text:p/>
          </table:table-cell>
          <table:table-cell table:style-name="ce3" table:formula="of:=MOD(BITRSHIFT([.$A194];[.H$1]);2)" office:value-type="float" office:value="0" calcext:value-type="float">
            <text:p/>
          </table:table-cell>
          <table:table-cell table:style-name="ce3" table:formula="of:=MOD(BITRSHIFT([.$A194];[.I$1]);2)" office:value-type="float" office:value="0" calcext:value-type="float">
            <text:p/>
          </table:table-cell>
          <table:table-cell table:style-name="ce3" table:formula="of:=MOD(BITRSHIFT([.$A194];[.J$1]);2)" office:value-type="float" office:value="0" calcext:value-type="float">
            <text:p/>
          </table:table-cell>
          <table:table-cell table:number-columns-repeated="1014"/>
        </table:table-row>
        <table:table-row table:style-name="ro1">
          <table:table-cell office:value-type="float" office:value="193" calcext:value-type="float">
            <text:p>193</text:p>
          </table:table-cell>
          <table:table-cell table:formula="of:=DEC2HEX([.A195];2)" office:value-type="string" office:string-value="C1" calcext:value-type="string">
            <text:p>C1</text:p>
          </table:table-cell>
          <table:table-cell table:style-name="ce3" table:formula="of:=MOD(BITRSHIFT([.$A195];[.C$1]);2)" office:value-type="float" office:value="1" calcext:value-type="float">
            <text:p/>
          </table:table-cell>
          <table:table-cell table:style-name="ce3" table:formula="of:=MOD(BITRSHIFT([.$A195];[.D$1]);2)" office:value-type="float" office:value="1" calcext:value-type="float">
            <text:p/>
          </table:table-cell>
          <table:table-cell table:style-name="ce3" table:formula="of:=MOD(BITRSHIFT([.$A195];[.E$1]);2)" office:value-type="float" office:value="0" calcext:value-type="float">
            <text:p/>
          </table:table-cell>
          <table:table-cell table:style-name="ce3" table:formula="of:=MOD(BITRSHIFT([.$A195];[.F$1]);2)" office:value-type="float" office:value="0" calcext:value-type="float">
            <text:p/>
          </table:table-cell>
          <table:table-cell table:style-name="ce3" table:formula="of:=MOD(BITRSHIFT([.$A195];[.G$1]);2)" office:value-type="float" office:value="0" calcext:value-type="float">
            <text:p/>
          </table:table-cell>
          <table:table-cell table:style-name="ce3" table:formula="of:=MOD(BITRSHIFT([.$A195];[.H$1]);2)" office:value-type="float" office:value="0" calcext:value-type="float">
            <text:p/>
          </table:table-cell>
          <table:table-cell table:style-name="ce3" table:formula="of:=MOD(BITRSHIFT([.$A195];[.I$1]);2)" office:value-type="float" office:value="0" calcext:value-type="float">
            <text:p/>
          </table:table-cell>
          <table:table-cell table:style-name="ce3" table:formula="of:=MOD(BITRSHIFT([.$A195];[.J$1]);2)" office:value-type="float" office:value="1" calcext:value-type="float">
            <text:p/>
          </table:table-cell>
          <table:table-cell table:number-columns-repeated="1014"/>
        </table:table-row>
        <table:table-row table:style-name="ro1">
          <table:table-cell office:value-type="float" office:value="194" calcext:value-type="float">
            <text:p>194</text:p>
          </table:table-cell>
          <table:table-cell table:formula="of:=DEC2HEX([.A196];2)" office:value-type="string" office:string-value="C2" calcext:value-type="string">
            <text:p>C2</text:p>
          </table:table-cell>
          <table:table-cell table:style-name="ce3" table:formula="of:=MOD(BITRSHIFT([.$A196];[.C$1]);2)" office:value-type="float" office:value="1" calcext:value-type="float">
            <text:p/>
          </table:table-cell>
          <table:table-cell table:style-name="ce3" table:formula="of:=MOD(BITRSHIFT([.$A196];[.D$1]);2)" office:value-type="float" office:value="1" calcext:value-type="float">
            <text:p/>
          </table:table-cell>
          <table:table-cell table:style-name="ce3" table:formula="of:=MOD(BITRSHIFT([.$A196];[.E$1]);2)" office:value-type="float" office:value="0" calcext:value-type="float">
            <text:p/>
          </table:table-cell>
          <table:table-cell table:style-name="ce3" table:formula="of:=MOD(BITRSHIFT([.$A196];[.F$1]);2)" office:value-type="float" office:value="0" calcext:value-type="float">
            <text:p/>
          </table:table-cell>
          <table:table-cell table:style-name="ce3" table:formula="of:=MOD(BITRSHIFT([.$A196];[.G$1]);2)" office:value-type="float" office:value="0" calcext:value-type="float">
            <text:p/>
          </table:table-cell>
          <table:table-cell table:style-name="ce3" table:formula="of:=MOD(BITRSHIFT([.$A196];[.H$1]);2)" office:value-type="float" office:value="0" calcext:value-type="float">
            <text:p/>
          </table:table-cell>
          <table:table-cell table:style-name="ce3" table:formula="of:=MOD(BITRSHIFT([.$A196];[.I$1]);2)" office:value-type="float" office:value="1" calcext:value-type="float">
            <text:p/>
          </table:table-cell>
          <table:table-cell table:style-name="ce3" table:formula="of:=MOD(BITRSHIFT([.$A196];[.J$1]);2)" office:value-type="float" office:value="0" calcext:value-type="float">
            <text:p/>
          </table:table-cell>
          <table:table-cell table:number-columns-repeated="1014"/>
        </table:table-row>
        <table:table-row table:style-name="ro1">
          <table:table-cell office:value-type="float" office:value="195" calcext:value-type="float">
            <text:p>195</text:p>
          </table:table-cell>
          <table:table-cell table:formula="of:=DEC2HEX([.A197];2)" office:value-type="string" office:string-value="C3" calcext:value-type="string">
            <text:p>C3</text:p>
          </table:table-cell>
          <table:table-cell table:style-name="ce3" table:formula="of:=MOD(BITRSHIFT([.$A197];[.C$1]);2)" office:value-type="float" office:value="1" calcext:value-type="float">
            <text:p/>
          </table:table-cell>
          <table:table-cell table:style-name="ce3" table:formula="of:=MOD(BITRSHIFT([.$A197];[.D$1]);2)" office:value-type="float" office:value="1" calcext:value-type="float">
            <text:p/>
          </table:table-cell>
          <table:table-cell table:style-name="ce3" table:formula="of:=MOD(BITRSHIFT([.$A197];[.E$1]);2)" office:value-type="float" office:value="0" calcext:value-type="float">
            <text:p/>
          </table:table-cell>
          <table:table-cell table:style-name="ce3" table:formula="of:=MOD(BITRSHIFT([.$A197];[.F$1]);2)" office:value-type="float" office:value="0" calcext:value-type="float">
            <text:p/>
          </table:table-cell>
          <table:table-cell table:style-name="ce3" table:formula="of:=MOD(BITRSHIFT([.$A197];[.G$1]);2)" office:value-type="float" office:value="0" calcext:value-type="float">
            <text:p/>
          </table:table-cell>
          <table:table-cell table:style-name="ce3" table:formula="of:=MOD(BITRSHIFT([.$A197];[.H$1]);2)" office:value-type="float" office:value="0" calcext:value-type="float">
            <text:p/>
          </table:table-cell>
          <table:table-cell table:style-name="ce3" table:formula="of:=MOD(BITRSHIFT([.$A197];[.I$1]);2)" office:value-type="float" office:value="1" calcext:value-type="float">
            <text:p/>
          </table:table-cell>
          <table:table-cell table:style-name="ce3" table:formula="of:=MOD(BITRSHIFT([.$A197];[.J$1]);2)" office:value-type="float" office:value="1" calcext:value-type="float">
            <text:p/>
          </table:table-cell>
          <table:table-cell table:number-columns-repeated="1014"/>
        </table:table-row>
        <table:table-row table:style-name="ro1">
          <table:table-cell office:value-type="float" office:value="196" calcext:value-type="float">
            <text:p>196</text:p>
          </table:table-cell>
          <table:table-cell table:formula="of:=DEC2HEX([.A198];2)" office:value-type="string" office:string-value="C4" calcext:value-type="string">
            <text:p>C4</text:p>
          </table:table-cell>
          <table:table-cell table:style-name="ce3" table:formula="of:=MOD(BITRSHIFT([.$A198];[.C$1]);2)" office:value-type="float" office:value="1" calcext:value-type="float">
            <text:p/>
          </table:table-cell>
          <table:table-cell table:style-name="ce3" table:formula="of:=MOD(BITRSHIFT([.$A198];[.D$1]);2)" office:value-type="float" office:value="1" calcext:value-type="float">
            <text:p/>
          </table:table-cell>
          <table:table-cell table:style-name="ce3" table:formula="of:=MOD(BITRSHIFT([.$A198];[.E$1]);2)" office:value-type="float" office:value="0" calcext:value-type="float">
            <text:p/>
          </table:table-cell>
          <table:table-cell table:style-name="ce3" table:formula="of:=MOD(BITRSHIFT([.$A198];[.F$1]);2)" office:value-type="float" office:value="0" calcext:value-type="float">
            <text:p/>
          </table:table-cell>
          <table:table-cell table:style-name="ce3" table:formula="of:=MOD(BITRSHIFT([.$A198];[.G$1]);2)" office:value-type="float" office:value="0" calcext:value-type="float">
            <text:p/>
          </table:table-cell>
          <table:table-cell table:style-name="ce3" table:formula="of:=MOD(BITRSHIFT([.$A198];[.H$1]);2)" office:value-type="float" office:value="1" calcext:value-type="float">
            <text:p/>
          </table:table-cell>
          <table:table-cell table:style-name="ce3" table:formula="of:=MOD(BITRSHIFT([.$A198];[.I$1]);2)" office:value-type="float" office:value="0" calcext:value-type="float">
            <text:p/>
          </table:table-cell>
          <table:table-cell table:style-name="ce3" table:formula="of:=MOD(BITRSHIFT([.$A198];[.J$1]);2)" office:value-type="float" office:value="0" calcext:value-type="float">
            <text:p/>
          </table:table-cell>
          <table:table-cell table:number-columns-repeated="1014"/>
        </table:table-row>
        <table:table-row table:style-name="ro1">
          <table:table-cell office:value-type="float" office:value="197" calcext:value-type="float">
            <text:p>197</text:p>
          </table:table-cell>
          <table:table-cell table:formula="of:=DEC2HEX([.A199];2)" office:value-type="string" office:string-value="C5" calcext:value-type="string">
            <text:p>C5</text:p>
          </table:table-cell>
          <table:table-cell table:style-name="ce3" table:formula="of:=MOD(BITRSHIFT([.$A199];[.C$1]);2)" office:value-type="float" office:value="1" calcext:value-type="float">
            <text:p/>
          </table:table-cell>
          <table:table-cell table:style-name="ce3" table:formula="of:=MOD(BITRSHIFT([.$A199];[.D$1]);2)" office:value-type="float" office:value="1" calcext:value-type="float">
            <text:p/>
          </table:table-cell>
          <table:table-cell table:style-name="ce3" table:formula="of:=MOD(BITRSHIFT([.$A199];[.E$1]);2)" office:value-type="float" office:value="0" calcext:value-type="float">
            <text:p/>
          </table:table-cell>
          <table:table-cell table:style-name="ce3" table:formula="of:=MOD(BITRSHIFT([.$A199];[.F$1]);2)" office:value-type="float" office:value="0" calcext:value-type="float">
            <text:p/>
          </table:table-cell>
          <table:table-cell table:style-name="ce3" table:formula="of:=MOD(BITRSHIFT([.$A199];[.G$1]);2)" office:value-type="float" office:value="0" calcext:value-type="float">
            <text:p/>
          </table:table-cell>
          <table:table-cell table:style-name="ce3" table:formula="of:=MOD(BITRSHIFT([.$A199];[.H$1]);2)" office:value-type="float" office:value="1" calcext:value-type="float">
            <text:p/>
          </table:table-cell>
          <table:table-cell table:style-name="ce3" table:formula="of:=MOD(BITRSHIFT([.$A199];[.I$1]);2)" office:value-type="float" office:value="0" calcext:value-type="float">
            <text:p/>
          </table:table-cell>
          <table:table-cell table:style-name="ce3" table:formula="of:=MOD(BITRSHIFT([.$A199];[.J$1]);2)" office:value-type="float" office:value="1" calcext:value-type="float">
            <text:p/>
          </table:table-cell>
          <table:table-cell table:number-columns-repeated="1014"/>
        </table:table-row>
        <table:table-row table:style-name="ro1">
          <table:table-cell office:value-type="float" office:value="198" calcext:value-type="float">
            <text:p>198</text:p>
          </table:table-cell>
          <table:table-cell table:formula="of:=DEC2HEX([.A200];2)" office:value-type="string" office:string-value="C6" calcext:value-type="string">
            <text:p>C6</text:p>
          </table:table-cell>
          <table:table-cell table:style-name="ce3" table:formula="of:=MOD(BITRSHIFT([.$A200];[.C$1]);2)" office:value-type="float" office:value="1" calcext:value-type="float">
            <text:p/>
          </table:table-cell>
          <table:table-cell table:style-name="ce3" table:formula="of:=MOD(BITRSHIFT([.$A200];[.D$1]);2)" office:value-type="float" office:value="1" calcext:value-type="float">
            <text:p/>
          </table:table-cell>
          <table:table-cell table:style-name="ce3" table:formula="of:=MOD(BITRSHIFT([.$A200];[.E$1]);2)" office:value-type="float" office:value="0" calcext:value-type="float">
            <text:p/>
          </table:table-cell>
          <table:table-cell table:style-name="ce3" table:formula="of:=MOD(BITRSHIFT([.$A200];[.F$1]);2)" office:value-type="float" office:value="0" calcext:value-type="float">
            <text:p/>
          </table:table-cell>
          <table:table-cell table:style-name="ce3" table:formula="of:=MOD(BITRSHIFT([.$A200];[.G$1]);2)" office:value-type="float" office:value="0" calcext:value-type="float">
            <text:p/>
          </table:table-cell>
          <table:table-cell table:style-name="ce3" table:formula="of:=MOD(BITRSHIFT([.$A200];[.H$1]);2)" office:value-type="float" office:value="1" calcext:value-type="float">
            <text:p/>
          </table:table-cell>
          <table:table-cell table:style-name="ce3" table:formula="of:=MOD(BITRSHIFT([.$A200];[.I$1]);2)" office:value-type="float" office:value="1" calcext:value-type="float">
            <text:p/>
          </table:table-cell>
          <table:table-cell table:style-name="ce3" table:formula="of:=MOD(BITRSHIFT([.$A200];[.J$1]);2)" office:value-type="float" office:value="0" calcext:value-type="float">
            <text:p/>
          </table:table-cell>
          <table:table-cell table:number-columns-repeated="1014"/>
        </table:table-row>
        <table:table-row table:style-name="ro1">
          <table:table-cell office:value-type="float" office:value="199" calcext:value-type="float">
            <text:p>199</text:p>
          </table:table-cell>
          <table:table-cell table:formula="of:=DEC2HEX([.A201];2)" office:value-type="string" office:string-value="C7" calcext:value-type="string">
            <text:p>C7</text:p>
          </table:table-cell>
          <table:table-cell table:style-name="ce3" table:formula="of:=MOD(BITRSHIFT([.$A201];[.C$1]);2)" office:value-type="float" office:value="1" calcext:value-type="float">
            <text:p/>
          </table:table-cell>
          <table:table-cell table:style-name="ce3" table:formula="of:=MOD(BITRSHIFT([.$A201];[.D$1]);2)" office:value-type="float" office:value="1" calcext:value-type="float">
            <text:p/>
          </table:table-cell>
          <table:table-cell table:style-name="ce3" table:formula="of:=MOD(BITRSHIFT([.$A201];[.E$1]);2)" office:value-type="float" office:value="0" calcext:value-type="float">
            <text:p/>
          </table:table-cell>
          <table:table-cell table:style-name="ce3" table:formula="of:=MOD(BITRSHIFT([.$A201];[.F$1]);2)" office:value-type="float" office:value="0" calcext:value-type="float">
            <text:p/>
          </table:table-cell>
          <table:table-cell table:style-name="ce3" table:formula="of:=MOD(BITRSHIFT([.$A201];[.G$1]);2)" office:value-type="float" office:value="0" calcext:value-type="float">
            <text:p/>
          </table:table-cell>
          <table:table-cell table:style-name="ce3" table:formula="of:=MOD(BITRSHIFT([.$A201];[.H$1]);2)" office:value-type="float" office:value="1" calcext:value-type="float">
            <text:p/>
          </table:table-cell>
          <table:table-cell table:style-name="ce3" table:formula="of:=MOD(BITRSHIFT([.$A201];[.I$1]);2)" office:value-type="float" office:value="1" calcext:value-type="float">
            <text:p/>
          </table:table-cell>
          <table:table-cell table:style-name="ce3" table:formula="of:=MOD(BITRSHIFT([.$A201];[.J$1]);2)" office:value-type="float" office:value="1" calcext:value-type="float">
            <text:p/>
          </table:table-cell>
          <table:table-cell table:number-columns-repeated="1014"/>
        </table:table-row>
        <table:table-row table:style-name="ro1">
          <table:table-cell office:value-type="float" office:value="200" calcext:value-type="float">
            <text:p>200</text:p>
          </table:table-cell>
          <table:table-cell table:formula="of:=DEC2HEX([.A202];2)" office:value-type="string" office:string-value="C8" calcext:value-type="string">
            <text:p>C8</text:p>
          </table:table-cell>
          <table:table-cell table:style-name="ce3" table:formula="of:=MOD(BITRSHIFT([.$A202];[.C$1]);2)" office:value-type="float" office:value="1" calcext:value-type="float">
            <text:p/>
          </table:table-cell>
          <table:table-cell table:style-name="ce3" table:formula="of:=MOD(BITRSHIFT([.$A202];[.D$1]);2)" office:value-type="float" office:value="1" calcext:value-type="float">
            <text:p/>
          </table:table-cell>
          <table:table-cell table:style-name="ce3" table:formula="of:=MOD(BITRSHIFT([.$A202];[.E$1]);2)" office:value-type="float" office:value="0" calcext:value-type="float">
            <text:p/>
          </table:table-cell>
          <table:table-cell table:style-name="ce3" table:formula="of:=MOD(BITRSHIFT([.$A202];[.F$1]);2)" office:value-type="float" office:value="0" calcext:value-type="float">
            <text:p/>
          </table:table-cell>
          <table:table-cell table:style-name="ce3" table:formula="of:=MOD(BITRSHIFT([.$A202];[.G$1]);2)" office:value-type="float" office:value="1" calcext:value-type="float">
            <text:p/>
          </table:table-cell>
          <table:table-cell table:style-name="ce3" table:formula="of:=MOD(BITRSHIFT([.$A202];[.H$1]);2)" office:value-type="float" office:value="0" calcext:value-type="float">
            <text:p/>
          </table:table-cell>
          <table:table-cell table:style-name="ce3" table:formula="of:=MOD(BITRSHIFT([.$A202];[.I$1]);2)" office:value-type="float" office:value="0" calcext:value-type="float">
            <text:p/>
          </table:table-cell>
          <table:table-cell table:style-name="ce3" table:formula="of:=MOD(BITRSHIFT([.$A202];[.J$1]);2)" office:value-type="float" office:value="0" calcext:value-type="float">
            <text:p/>
          </table:table-cell>
          <table:table-cell table:number-columns-repeated="1014"/>
        </table:table-row>
        <table:table-row table:style-name="ro1">
          <table:table-cell office:value-type="float" office:value="201" calcext:value-type="float">
            <text:p>201</text:p>
          </table:table-cell>
          <table:table-cell table:formula="of:=DEC2HEX([.A203];2)" office:value-type="string" office:string-value="C9" calcext:value-type="string">
            <text:p>C9</text:p>
          </table:table-cell>
          <table:table-cell table:style-name="ce3" table:formula="of:=MOD(BITRSHIFT([.$A203];[.C$1]);2)" office:value-type="float" office:value="1" calcext:value-type="float">
            <text:p/>
          </table:table-cell>
          <table:table-cell table:style-name="ce3" table:formula="of:=MOD(BITRSHIFT([.$A203];[.D$1]);2)" office:value-type="float" office:value="1" calcext:value-type="float">
            <text:p/>
          </table:table-cell>
          <table:table-cell table:style-name="ce3" table:formula="of:=MOD(BITRSHIFT([.$A203];[.E$1]);2)" office:value-type="float" office:value="0" calcext:value-type="float">
            <text:p/>
          </table:table-cell>
          <table:table-cell table:style-name="ce3" table:formula="of:=MOD(BITRSHIFT([.$A203];[.F$1]);2)" office:value-type="float" office:value="0" calcext:value-type="float">
            <text:p/>
          </table:table-cell>
          <table:table-cell table:style-name="ce3" table:formula="of:=MOD(BITRSHIFT([.$A203];[.G$1]);2)" office:value-type="float" office:value="1" calcext:value-type="float">
            <text:p/>
          </table:table-cell>
          <table:table-cell table:style-name="ce3" table:formula="of:=MOD(BITRSHIFT([.$A203];[.H$1]);2)" office:value-type="float" office:value="0" calcext:value-type="float">
            <text:p/>
          </table:table-cell>
          <table:table-cell table:style-name="ce3" table:formula="of:=MOD(BITRSHIFT([.$A203];[.I$1]);2)" office:value-type="float" office:value="0" calcext:value-type="float">
            <text:p/>
          </table:table-cell>
          <table:table-cell table:style-name="ce3" table:formula="of:=MOD(BITRSHIFT([.$A203];[.J$1]);2)" office:value-type="float" office:value="1" calcext:value-type="float">
            <text:p/>
          </table:table-cell>
          <table:table-cell table:number-columns-repeated="1014"/>
        </table:table-row>
        <table:table-row table:style-name="ro1">
          <table:table-cell office:value-type="float" office:value="202" calcext:value-type="float">
            <text:p>202</text:p>
          </table:table-cell>
          <table:table-cell table:formula="of:=DEC2HEX([.A204];2)" office:value-type="string" office:string-value="CA" calcext:value-type="string">
            <text:p>CA</text:p>
          </table:table-cell>
          <table:table-cell table:style-name="ce3" table:formula="of:=MOD(BITRSHIFT([.$A204];[.C$1]);2)" office:value-type="float" office:value="1" calcext:value-type="float">
            <text:p/>
          </table:table-cell>
          <table:table-cell table:style-name="ce3" table:formula="of:=MOD(BITRSHIFT([.$A204];[.D$1]);2)" office:value-type="float" office:value="1" calcext:value-type="float">
            <text:p/>
          </table:table-cell>
          <table:table-cell table:style-name="ce3" table:formula="of:=MOD(BITRSHIFT([.$A204];[.E$1]);2)" office:value-type="float" office:value="0" calcext:value-type="float">
            <text:p/>
          </table:table-cell>
          <table:table-cell table:style-name="ce3" table:formula="of:=MOD(BITRSHIFT([.$A204];[.F$1]);2)" office:value-type="float" office:value="0" calcext:value-type="float">
            <text:p/>
          </table:table-cell>
          <table:table-cell table:style-name="ce3" table:formula="of:=MOD(BITRSHIFT([.$A204];[.G$1]);2)" office:value-type="float" office:value="1" calcext:value-type="float">
            <text:p/>
          </table:table-cell>
          <table:table-cell table:style-name="ce3" table:formula="of:=MOD(BITRSHIFT([.$A204];[.H$1]);2)" office:value-type="float" office:value="0" calcext:value-type="float">
            <text:p/>
          </table:table-cell>
          <table:table-cell table:style-name="ce3" table:formula="of:=MOD(BITRSHIFT([.$A204];[.I$1]);2)" office:value-type="float" office:value="1" calcext:value-type="float">
            <text:p/>
          </table:table-cell>
          <table:table-cell table:style-name="ce3" table:formula="of:=MOD(BITRSHIFT([.$A204];[.J$1]);2)" office:value-type="float" office:value="0" calcext:value-type="float">
            <text:p/>
          </table:table-cell>
          <table:table-cell table:number-columns-repeated="1014"/>
        </table:table-row>
        <table:table-row table:style-name="ro1">
          <table:table-cell office:value-type="float" office:value="203" calcext:value-type="float">
            <text:p>203</text:p>
          </table:table-cell>
          <table:table-cell table:formula="of:=DEC2HEX([.A205];2)" office:value-type="string" office:string-value="CB" calcext:value-type="string">
            <text:p>CB</text:p>
          </table:table-cell>
          <table:table-cell table:style-name="ce3" table:formula="of:=MOD(BITRSHIFT([.$A205];[.C$1]);2)" office:value-type="float" office:value="1" calcext:value-type="float">
            <text:p/>
          </table:table-cell>
          <table:table-cell table:style-name="ce3" table:formula="of:=MOD(BITRSHIFT([.$A205];[.D$1]);2)" office:value-type="float" office:value="1" calcext:value-type="float">
            <text:p/>
          </table:table-cell>
          <table:table-cell table:style-name="ce3" table:formula="of:=MOD(BITRSHIFT([.$A205];[.E$1]);2)" office:value-type="float" office:value="0" calcext:value-type="float">
            <text:p/>
          </table:table-cell>
          <table:table-cell table:style-name="ce3" table:formula="of:=MOD(BITRSHIFT([.$A205];[.F$1]);2)" office:value-type="float" office:value="0" calcext:value-type="float">
            <text:p/>
          </table:table-cell>
          <table:table-cell table:style-name="ce3" table:formula="of:=MOD(BITRSHIFT([.$A205];[.G$1]);2)" office:value-type="float" office:value="1" calcext:value-type="float">
            <text:p/>
          </table:table-cell>
          <table:table-cell table:style-name="ce3" table:formula="of:=MOD(BITRSHIFT([.$A205];[.H$1]);2)" office:value-type="float" office:value="0" calcext:value-type="float">
            <text:p/>
          </table:table-cell>
          <table:table-cell table:style-name="ce3" table:formula="of:=MOD(BITRSHIFT([.$A205];[.I$1]);2)" office:value-type="float" office:value="1" calcext:value-type="float">
            <text:p/>
          </table:table-cell>
          <table:table-cell table:style-name="ce3" table:formula="of:=MOD(BITRSHIFT([.$A205];[.J$1]);2)" office:value-type="float" office:value="1" calcext:value-type="float">
            <text:p/>
          </table:table-cell>
          <table:table-cell table:number-columns-repeated="1014"/>
        </table:table-row>
        <table:table-row table:style-name="ro1">
          <table:table-cell office:value-type="float" office:value="204" calcext:value-type="float">
            <text:p>204</text:p>
          </table:table-cell>
          <table:table-cell table:formula="of:=DEC2HEX([.A206];2)" office:value-type="string" office:string-value="CC" calcext:value-type="string">
            <text:p>CC</text:p>
          </table:table-cell>
          <table:table-cell table:style-name="ce3" table:formula="of:=MOD(BITRSHIFT([.$A206];[.C$1]);2)" office:value-type="float" office:value="1" calcext:value-type="float">
            <text:p/>
          </table:table-cell>
          <table:table-cell table:style-name="ce3" table:formula="of:=MOD(BITRSHIFT([.$A206];[.D$1]);2)" office:value-type="float" office:value="1" calcext:value-type="float">
            <text:p/>
          </table:table-cell>
          <table:table-cell table:style-name="ce3" table:formula="of:=MOD(BITRSHIFT([.$A206];[.E$1]);2)" office:value-type="float" office:value="0" calcext:value-type="float">
            <text:p/>
          </table:table-cell>
          <table:table-cell table:style-name="ce3" table:formula="of:=MOD(BITRSHIFT([.$A206];[.F$1]);2)" office:value-type="float" office:value="0" calcext:value-type="float">
            <text:p/>
          </table:table-cell>
          <table:table-cell table:style-name="ce3" table:formula="of:=MOD(BITRSHIFT([.$A206];[.G$1]);2)" office:value-type="float" office:value="1" calcext:value-type="float">
            <text:p/>
          </table:table-cell>
          <table:table-cell table:style-name="ce3" table:formula="of:=MOD(BITRSHIFT([.$A206];[.H$1]);2)" office:value-type="float" office:value="1" calcext:value-type="float">
            <text:p/>
          </table:table-cell>
          <table:table-cell table:style-name="ce3" table:formula="of:=MOD(BITRSHIFT([.$A206];[.I$1]);2)" office:value-type="float" office:value="0" calcext:value-type="float">
            <text:p/>
          </table:table-cell>
          <table:table-cell table:style-name="ce3" table:formula="of:=MOD(BITRSHIFT([.$A206];[.J$1]);2)" office:value-type="float" office:value="0" calcext:value-type="float">
            <text:p/>
          </table:table-cell>
          <table:table-cell table:number-columns-repeated="1014"/>
        </table:table-row>
        <table:table-row table:style-name="ro1">
          <table:table-cell office:value-type="float" office:value="205" calcext:value-type="float">
            <text:p>205</text:p>
          </table:table-cell>
          <table:table-cell table:formula="of:=DEC2HEX([.A207];2)" office:value-type="string" office:string-value="CD" calcext:value-type="string">
            <text:p>CD</text:p>
          </table:table-cell>
          <table:table-cell table:style-name="ce3" table:formula="of:=MOD(BITRSHIFT([.$A207];[.C$1]);2)" office:value-type="float" office:value="1" calcext:value-type="float">
            <text:p/>
          </table:table-cell>
          <table:table-cell table:style-name="ce3" table:formula="of:=MOD(BITRSHIFT([.$A207];[.D$1]);2)" office:value-type="float" office:value="1" calcext:value-type="float">
            <text:p/>
          </table:table-cell>
          <table:table-cell table:style-name="ce3" table:formula="of:=MOD(BITRSHIFT([.$A207];[.E$1]);2)" office:value-type="float" office:value="0" calcext:value-type="float">
            <text:p/>
          </table:table-cell>
          <table:table-cell table:style-name="ce3" table:formula="of:=MOD(BITRSHIFT([.$A207];[.F$1]);2)" office:value-type="float" office:value="0" calcext:value-type="float">
            <text:p/>
          </table:table-cell>
          <table:table-cell table:style-name="ce3" table:formula="of:=MOD(BITRSHIFT([.$A207];[.G$1]);2)" office:value-type="float" office:value="1" calcext:value-type="float">
            <text:p/>
          </table:table-cell>
          <table:table-cell table:style-name="ce3" table:formula="of:=MOD(BITRSHIFT([.$A207];[.H$1]);2)" office:value-type="float" office:value="1" calcext:value-type="float">
            <text:p/>
          </table:table-cell>
          <table:table-cell table:style-name="ce3" table:formula="of:=MOD(BITRSHIFT([.$A207];[.I$1]);2)" office:value-type="float" office:value="0" calcext:value-type="float">
            <text:p/>
          </table:table-cell>
          <table:table-cell table:style-name="ce3" table:formula="of:=MOD(BITRSHIFT([.$A207];[.J$1]);2)" office:value-type="float" office:value="1" calcext:value-type="float">
            <text:p/>
          </table:table-cell>
          <table:table-cell table:number-columns-repeated="1014"/>
        </table:table-row>
        <table:table-row table:style-name="ro1">
          <table:table-cell office:value-type="float" office:value="206" calcext:value-type="float">
            <text:p>206</text:p>
          </table:table-cell>
          <table:table-cell table:formula="of:=DEC2HEX([.A208];2)" office:value-type="string" office:string-value="CE" calcext:value-type="string">
            <text:p>CE</text:p>
          </table:table-cell>
          <table:table-cell table:style-name="ce3" table:formula="of:=MOD(BITRSHIFT([.$A208];[.C$1]);2)" office:value-type="float" office:value="1" calcext:value-type="float">
            <text:p/>
          </table:table-cell>
          <table:table-cell table:style-name="ce3" table:formula="of:=MOD(BITRSHIFT([.$A208];[.D$1]);2)" office:value-type="float" office:value="1" calcext:value-type="float">
            <text:p/>
          </table:table-cell>
          <table:table-cell table:style-name="ce3" table:formula="of:=MOD(BITRSHIFT([.$A208];[.E$1]);2)" office:value-type="float" office:value="0" calcext:value-type="float">
            <text:p/>
          </table:table-cell>
          <table:table-cell table:style-name="ce3" table:formula="of:=MOD(BITRSHIFT([.$A208];[.F$1]);2)" office:value-type="float" office:value="0" calcext:value-type="float">
            <text:p/>
          </table:table-cell>
          <table:table-cell table:style-name="ce3" table:formula="of:=MOD(BITRSHIFT([.$A208];[.G$1]);2)" office:value-type="float" office:value="1" calcext:value-type="float">
            <text:p/>
          </table:table-cell>
          <table:table-cell table:style-name="ce3" table:formula="of:=MOD(BITRSHIFT([.$A208];[.H$1]);2)" office:value-type="float" office:value="1" calcext:value-type="float">
            <text:p/>
          </table:table-cell>
          <table:table-cell table:style-name="ce3" table:formula="of:=MOD(BITRSHIFT([.$A208];[.I$1]);2)" office:value-type="float" office:value="1" calcext:value-type="float">
            <text:p/>
          </table:table-cell>
          <table:table-cell table:style-name="ce3" table:formula="of:=MOD(BITRSHIFT([.$A208];[.J$1]);2)" office:value-type="float" office:value="0" calcext:value-type="float">
            <text:p/>
          </table:table-cell>
          <table:table-cell table:number-columns-repeated="1014"/>
        </table:table-row>
        <table:table-row table:style-name="ro1">
          <table:table-cell office:value-type="float" office:value="207" calcext:value-type="float">
            <text:p>207</text:p>
          </table:table-cell>
          <table:table-cell table:formula="of:=DEC2HEX([.A209];2)" office:value-type="string" office:string-value="CF" calcext:value-type="string">
            <text:p>CF</text:p>
          </table:table-cell>
          <table:table-cell table:style-name="ce3" table:formula="of:=MOD(BITRSHIFT([.$A209];[.C$1]);2)" office:value-type="float" office:value="1" calcext:value-type="float">
            <text:p/>
          </table:table-cell>
          <table:table-cell table:style-name="ce3" table:formula="of:=MOD(BITRSHIFT([.$A209];[.D$1]);2)" office:value-type="float" office:value="1" calcext:value-type="float">
            <text:p/>
          </table:table-cell>
          <table:table-cell table:style-name="ce3" table:formula="of:=MOD(BITRSHIFT([.$A209];[.E$1]);2)" office:value-type="float" office:value="0" calcext:value-type="float">
            <text:p/>
          </table:table-cell>
          <table:table-cell table:style-name="ce3" table:formula="of:=MOD(BITRSHIFT([.$A209];[.F$1]);2)" office:value-type="float" office:value="0" calcext:value-type="float">
            <text:p/>
          </table:table-cell>
          <table:table-cell table:style-name="ce3" table:formula="of:=MOD(BITRSHIFT([.$A209];[.G$1]);2)" office:value-type="float" office:value="1" calcext:value-type="float">
            <text:p/>
          </table:table-cell>
          <table:table-cell table:style-name="ce3" table:formula="of:=MOD(BITRSHIFT([.$A209];[.H$1]);2)" office:value-type="float" office:value="1" calcext:value-type="float">
            <text:p/>
          </table:table-cell>
          <table:table-cell table:style-name="ce3" table:formula="of:=MOD(BITRSHIFT([.$A209];[.I$1]);2)" office:value-type="float" office:value="1" calcext:value-type="float">
            <text:p/>
          </table:table-cell>
          <table:table-cell table:style-name="ce3" table:formula="of:=MOD(BITRSHIFT([.$A209];[.J$1]);2)" office:value-type="float" office:value="1" calcext:value-type="float">
            <text:p/>
          </table:table-cell>
          <table:table-cell table:number-columns-repeated="1014"/>
        </table:table-row>
        <table:table-row table:style-name="ro1">
          <table:table-cell office:value-type="float" office:value="208" calcext:value-type="float">
            <text:p>208</text:p>
          </table:table-cell>
          <table:table-cell table:formula="of:=DEC2HEX([.A210];2)" office:value-type="string" office:string-value="D0" calcext:value-type="string">
            <text:p>D0</text:p>
          </table:table-cell>
          <table:table-cell table:style-name="ce3" table:formula="of:=MOD(BITRSHIFT([.$A210];[.C$1]);2)" office:value-type="float" office:value="1" calcext:value-type="float">
            <text:p/>
          </table:table-cell>
          <table:table-cell table:style-name="ce3" table:formula="of:=MOD(BITRSHIFT([.$A210];[.D$1]);2)" office:value-type="float" office:value="1" calcext:value-type="float">
            <text:p/>
          </table:table-cell>
          <table:table-cell table:style-name="ce3" table:formula="of:=MOD(BITRSHIFT([.$A210];[.E$1]);2)" office:value-type="float" office:value="0" calcext:value-type="float">
            <text:p/>
          </table:table-cell>
          <table:table-cell table:style-name="ce3" table:formula="of:=MOD(BITRSHIFT([.$A210];[.F$1]);2)" office:value-type="float" office:value="1" calcext:value-type="float">
            <text:p/>
          </table:table-cell>
          <table:table-cell table:style-name="ce3" table:formula="of:=MOD(BITRSHIFT([.$A210];[.G$1]);2)" office:value-type="float" office:value="0" calcext:value-type="float">
            <text:p/>
          </table:table-cell>
          <table:table-cell table:style-name="ce3" table:formula="of:=MOD(BITRSHIFT([.$A210];[.H$1]);2)" office:value-type="float" office:value="0" calcext:value-type="float">
            <text:p/>
          </table:table-cell>
          <table:table-cell table:style-name="ce3" table:formula="of:=MOD(BITRSHIFT([.$A210];[.I$1]);2)" office:value-type="float" office:value="0" calcext:value-type="float">
            <text:p/>
          </table:table-cell>
          <table:table-cell table:style-name="ce3" table:formula="of:=MOD(BITRSHIFT([.$A210];[.J$1]);2)" office:value-type="float" office:value="0" calcext:value-type="float">
            <text:p/>
          </table:table-cell>
          <table:table-cell table:number-columns-repeated="1014"/>
        </table:table-row>
        <table:table-row table:style-name="ro1">
          <table:table-cell office:value-type="float" office:value="209" calcext:value-type="float">
            <text:p>209</text:p>
          </table:table-cell>
          <table:table-cell table:formula="of:=DEC2HEX([.A211];2)" office:value-type="string" office:string-value="D1" calcext:value-type="string">
            <text:p>D1</text:p>
          </table:table-cell>
          <table:table-cell table:style-name="ce3" table:formula="of:=MOD(BITRSHIFT([.$A211];[.C$1]);2)" office:value-type="float" office:value="1" calcext:value-type="float">
            <text:p/>
          </table:table-cell>
          <table:table-cell table:style-name="ce3" table:formula="of:=MOD(BITRSHIFT([.$A211];[.D$1]);2)" office:value-type="float" office:value="1" calcext:value-type="float">
            <text:p/>
          </table:table-cell>
          <table:table-cell table:style-name="ce3" table:formula="of:=MOD(BITRSHIFT([.$A211];[.E$1]);2)" office:value-type="float" office:value="0" calcext:value-type="float">
            <text:p/>
          </table:table-cell>
          <table:table-cell table:style-name="ce3" table:formula="of:=MOD(BITRSHIFT([.$A211];[.F$1]);2)" office:value-type="float" office:value="1" calcext:value-type="float">
            <text:p/>
          </table:table-cell>
          <table:table-cell table:style-name="ce3" table:formula="of:=MOD(BITRSHIFT([.$A211];[.G$1]);2)" office:value-type="float" office:value="0" calcext:value-type="float">
            <text:p/>
          </table:table-cell>
          <table:table-cell table:style-name="ce3" table:formula="of:=MOD(BITRSHIFT([.$A211];[.H$1]);2)" office:value-type="float" office:value="0" calcext:value-type="float">
            <text:p/>
          </table:table-cell>
          <table:table-cell table:style-name="ce3" table:formula="of:=MOD(BITRSHIFT([.$A211];[.I$1]);2)" office:value-type="float" office:value="0" calcext:value-type="float">
            <text:p/>
          </table:table-cell>
          <table:table-cell table:style-name="ce3" table:formula="of:=MOD(BITRSHIFT([.$A211];[.J$1]);2)" office:value-type="float" office:value="1" calcext:value-type="float">
            <text:p/>
          </table:table-cell>
          <table:table-cell table:number-columns-repeated="1014"/>
        </table:table-row>
        <table:table-row table:style-name="ro1">
          <table:table-cell office:value-type="float" office:value="210" calcext:value-type="float">
            <text:p>210</text:p>
          </table:table-cell>
          <table:table-cell table:formula="of:=DEC2HEX([.A212];2)" office:value-type="string" office:string-value="D2" calcext:value-type="string">
            <text:p>D2</text:p>
          </table:table-cell>
          <table:table-cell table:style-name="ce3" table:formula="of:=MOD(BITRSHIFT([.$A212];[.C$1]);2)" office:value-type="float" office:value="1" calcext:value-type="float">
            <text:p/>
          </table:table-cell>
          <table:table-cell table:style-name="ce3" table:formula="of:=MOD(BITRSHIFT([.$A212];[.D$1]);2)" office:value-type="float" office:value="1" calcext:value-type="float">
            <text:p/>
          </table:table-cell>
          <table:table-cell table:style-name="ce3" table:formula="of:=MOD(BITRSHIFT([.$A212];[.E$1]);2)" office:value-type="float" office:value="0" calcext:value-type="float">
            <text:p/>
          </table:table-cell>
          <table:table-cell table:style-name="ce3" table:formula="of:=MOD(BITRSHIFT([.$A212];[.F$1]);2)" office:value-type="float" office:value="1" calcext:value-type="float">
            <text:p/>
          </table:table-cell>
          <table:table-cell table:style-name="ce3" table:formula="of:=MOD(BITRSHIFT([.$A212];[.G$1]);2)" office:value-type="float" office:value="0" calcext:value-type="float">
            <text:p/>
          </table:table-cell>
          <table:table-cell table:style-name="ce3" table:formula="of:=MOD(BITRSHIFT([.$A212];[.H$1]);2)" office:value-type="float" office:value="0" calcext:value-type="float">
            <text:p/>
          </table:table-cell>
          <table:table-cell table:style-name="ce3" table:formula="of:=MOD(BITRSHIFT([.$A212];[.I$1]);2)" office:value-type="float" office:value="1" calcext:value-type="float">
            <text:p/>
          </table:table-cell>
          <table:table-cell table:style-name="ce3" table:formula="of:=MOD(BITRSHIFT([.$A212];[.J$1]);2)" office:value-type="float" office:value="0" calcext:value-type="float">
            <text:p/>
          </table:table-cell>
          <table:table-cell table:number-columns-repeated="1014"/>
        </table:table-row>
        <table:table-row table:style-name="ro1">
          <table:table-cell office:value-type="float" office:value="211" calcext:value-type="float">
            <text:p>211</text:p>
          </table:table-cell>
          <table:table-cell table:formula="of:=DEC2HEX([.A213];2)" office:value-type="string" office:string-value="D3" calcext:value-type="string">
            <text:p>D3</text:p>
          </table:table-cell>
          <table:table-cell table:style-name="ce3" table:formula="of:=MOD(BITRSHIFT([.$A213];[.C$1]);2)" office:value-type="float" office:value="1" calcext:value-type="float">
            <text:p/>
          </table:table-cell>
          <table:table-cell table:style-name="ce3" table:formula="of:=MOD(BITRSHIFT([.$A213];[.D$1]);2)" office:value-type="float" office:value="1" calcext:value-type="float">
            <text:p/>
          </table:table-cell>
          <table:table-cell table:style-name="ce3" table:formula="of:=MOD(BITRSHIFT([.$A213];[.E$1]);2)" office:value-type="float" office:value="0" calcext:value-type="float">
            <text:p/>
          </table:table-cell>
          <table:table-cell table:style-name="ce3" table:formula="of:=MOD(BITRSHIFT([.$A213];[.F$1]);2)" office:value-type="float" office:value="1" calcext:value-type="float">
            <text:p/>
          </table:table-cell>
          <table:table-cell table:style-name="ce3" table:formula="of:=MOD(BITRSHIFT([.$A213];[.G$1]);2)" office:value-type="float" office:value="0" calcext:value-type="float">
            <text:p/>
          </table:table-cell>
          <table:table-cell table:style-name="ce3" table:formula="of:=MOD(BITRSHIFT([.$A213];[.H$1]);2)" office:value-type="float" office:value="0" calcext:value-type="float">
            <text:p/>
          </table:table-cell>
          <table:table-cell table:style-name="ce3" table:formula="of:=MOD(BITRSHIFT([.$A213];[.I$1]);2)" office:value-type="float" office:value="1" calcext:value-type="float">
            <text:p/>
          </table:table-cell>
          <table:table-cell table:style-name="ce3" table:formula="of:=MOD(BITRSHIFT([.$A213];[.J$1]);2)" office:value-type="float" office:value="1" calcext:value-type="float">
            <text:p/>
          </table:table-cell>
          <table:table-cell table:number-columns-repeated="1014"/>
        </table:table-row>
        <table:table-row table:style-name="ro1">
          <table:table-cell office:value-type="float" office:value="212" calcext:value-type="float">
            <text:p>212</text:p>
          </table:table-cell>
          <table:table-cell table:formula="of:=DEC2HEX([.A214];2)" office:value-type="string" office:string-value="D4" calcext:value-type="string">
            <text:p>D4</text:p>
          </table:table-cell>
          <table:table-cell table:style-name="ce3" table:formula="of:=MOD(BITRSHIFT([.$A214];[.C$1]);2)" office:value-type="float" office:value="1" calcext:value-type="float">
            <text:p/>
          </table:table-cell>
          <table:table-cell table:style-name="ce3" table:formula="of:=MOD(BITRSHIFT([.$A214];[.D$1]);2)" office:value-type="float" office:value="1" calcext:value-type="float">
            <text:p/>
          </table:table-cell>
          <table:table-cell table:style-name="ce3" table:formula="of:=MOD(BITRSHIFT([.$A214];[.E$1]);2)" office:value-type="float" office:value="0" calcext:value-type="float">
            <text:p/>
          </table:table-cell>
          <table:table-cell table:style-name="ce3" table:formula="of:=MOD(BITRSHIFT([.$A214];[.F$1]);2)" office:value-type="float" office:value="1" calcext:value-type="float">
            <text:p/>
          </table:table-cell>
          <table:table-cell table:style-name="ce3" table:formula="of:=MOD(BITRSHIFT([.$A214];[.G$1]);2)" office:value-type="float" office:value="0" calcext:value-type="float">
            <text:p/>
          </table:table-cell>
          <table:table-cell table:style-name="ce3" table:formula="of:=MOD(BITRSHIFT([.$A214];[.H$1]);2)" office:value-type="float" office:value="1" calcext:value-type="float">
            <text:p/>
          </table:table-cell>
          <table:table-cell table:style-name="ce3" table:formula="of:=MOD(BITRSHIFT([.$A214];[.I$1]);2)" office:value-type="float" office:value="0" calcext:value-type="float">
            <text:p/>
          </table:table-cell>
          <table:table-cell table:style-name="ce3" table:formula="of:=MOD(BITRSHIFT([.$A214];[.J$1]);2)" office:value-type="float" office:value="0" calcext:value-type="float">
            <text:p/>
          </table:table-cell>
          <table:table-cell table:number-columns-repeated="1014"/>
        </table:table-row>
        <table:table-row table:style-name="ro1">
          <table:table-cell office:value-type="float" office:value="213" calcext:value-type="float">
            <text:p>213</text:p>
          </table:table-cell>
          <table:table-cell table:formula="of:=DEC2HEX([.A215];2)" office:value-type="string" office:string-value="D5" calcext:value-type="string">
            <text:p>D5</text:p>
          </table:table-cell>
          <table:table-cell table:style-name="ce3" table:formula="of:=MOD(BITRSHIFT([.$A215];[.C$1]);2)" office:value-type="float" office:value="1" calcext:value-type="float">
            <text:p/>
          </table:table-cell>
          <table:table-cell table:style-name="ce3" table:formula="of:=MOD(BITRSHIFT([.$A215];[.D$1]);2)" office:value-type="float" office:value="1" calcext:value-type="float">
            <text:p/>
          </table:table-cell>
          <table:table-cell table:style-name="ce3" table:formula="of:=MOD(BITRSHIFT([.$A215];[.E$1]);2)" office:value-type="float" office:value="0" calcext:value-type="float">
            <text:p/>
          </table:table-cell>
          <table:table-cell table:style-name="ce3" table:formula="of:=MOD(BITRSHIFT([.$A215];[.F$1]);2)" office:value-type="float" office:value="1" calcext:value-type="float">
            <text:p/>
          </table:table-cell>
          <table:table-cell table:style-name="ce3" table:formula="of:=MOD(BITRSHIFT([.$A215];[.G$1]);2)" office:value-type="float" office:value="0" calcext:value-type="float">
            <text:p/>
          </table:table-cell>
          <table:table-cell table:style-name="ce3" table:formula="of:=MOD(BITRSHIFT([.$A215];[.H$1]);2)" office:value-type="float" office:value="1" calcext:value-type="float">
            <text:p/>
          </table:table-cell>
          <table:table-cell table:style-name="ce3" table:formula="of:=MOD(BITRSHIFT([.$A215];[.I$1]);2)" office:value-type="float" office:value="0" calcext:value-type="float">
            <text:p/>
          </table:table-cell>
          <table:table-cell table:style-name="ce3" table:formula="of:=MOD(BITRSHIFT([.$A215];[.J$1]);2)" office:value-type="float" office:value="1" calcext:value-type="float">
            <text:p/>
          </table:table-cell>
          <table:table-cell table:number-columns-repeated="1014"/>
        </table:table-row>
        <table:table-row table:style-name="ro1">
          <table:table-cell office:value-type="float" office:value="214" calcext:value-type="float">
            <text:p>214</text:p>
          </table:table-cell>
          <table:table-cell table:formula="of:=DEC2HEX([.A216];2)" office:value-type="string" office:string-value="D6" calcext:value-type="string">
            <text:p>D6</text:p>
          </table:table-cell>
          <table:table-cell table:style-name="ce3" table:formula="of:=MOD(BITRSHIFT([.$A216];[.C$1]);2)" office:value-type="float" office:value="1" calcext:value-type="float">
            <text:p/>
          </table:table-cell>
          <table:table-cell table:style-name="ce3" table:formula="of:=MOD(BITRSHIFT([.$A216];[.D$1]);2)" office:value-type="float" office:value="1" calcext:value-type="float">
            <text:p/>
          </table:table-cell>
          <table:table-cell table:style-name="ce3" table:formula="of:=MOD(BITRSHIFT([.$A216];[.E$1]);2)" office:value-type="float" office:value="0" calcext:value-type="float">
            <text:p/>
          </table:table-cell>
          <table:table-cell table:style-name="ce3" table:formula="of:=MOD(BITRSHIFT([.$A216];[.F$1]);2)" office:value-type="float" office:value="1" calcext:value-type="float">
            <text:p/>
          </table:table-cell>
          <table:table-cell table:style-name="ce3" table:formula="of:=MOD(BITRSHIFT([.$A216];[.G$1]);2)" office:value-type="float" office:value="0" calcext:value-type="float">
            <text:p/>
          </table:table-cell>
          <table:table-cell table:style-name="ce3" table:formula="of:=MOD(BITRSHIFT([.$A216];[.H$1]);2)" office:value-type="float" office:value="1" calcext:value-type="float">
            <text:p/>
          </table:table-cell>
          <table:table-cell table:style-name="ce3" table:formula="of:=MOD(BITRSHIFT([.$A216];[.I$1]);2)" office:value-type="float" office:value="1" calcext:value-type="float">
            <text:p/>
          </table:table-cell>
          <table:table-cell table:style-name="ce3" table:formula="of:=MOD(BITRSHIFT([.$A216];[.J$1]);2)" office:value-type="float" office:value="0" calcext:value-type="float">
            <text:p/>
          </table:table-cell>
          <table:table-cell table:number-columns-repeated="1014"/>
        </table:table-row>
        <table:table-row table:style-name="ro1">
          <table:table-cell office:value-type="float" office:value="215" calcext:value-type="float">
            <text:p>215</text:p>
          </table:table-cell>
          <table:table-cell table:formula="of:=DEC2HEX([.A217];2)" office:value-type="string" office:string-value="D7" calcext:value-type="string">
            <text:p>D7</text:p>
          </table:table-cell>
          <table:table-cell table:style-name="ce3" table:formula="of:=MOD(BITRSHIFT([.$A217];[.C$1]);2)" office:value-type="float" office:value="1" calcext:value-type="float">
            <text:p/>
          </table:table-cell>
          <table:table-cell table:style-name="ce3" table:formula="of:=MOD(BITRSHIFT([.$A217];[.D$1]);2)" office:value-type="float" office:value="1" calcext:value-type="float">
            <text:p/>
          </table:table-cell>
          <table:table-cell table:style-name="ce3" table:formula="of:=MOD(BITRSHIFT([.$A217];[.E$1]);2)" office:value-type="float" office:value="0" calcext:value-type="float">
            <text:p/>
          </table:table-cell>
          <table:table-cell table:style-name="ce3" table:formula="of:=MOD(BITRSHIFT([.$A217];[.F$1]);2)" office:value-type="float" office:value="1" calcext:value-type="float">
            <text:p/>
          </table:table-cell>
          <table:table-cell table:style-name="ce3" table:formula="of:=MOD(BITRSHIFT([.$A217];[.G$1]);2)" office:value-type="float" office:value="0" calcext:value-type="float">
            <text:p/>
          </table:table-cell>
          <table:table-cell table:style-name="ce3" table:formula="of:=MOD(BITRSHIFT([.$A217];[.H$1]);2)" office:value-type="float" office:value="1" calcext:value-type="float">
            <text:p/>
          </table:table-cell>
          <table:table-cell table:style-name="ce3" table:formula="of:=MOD(BITRSHIFT([.$A217];[.I$1]);2)" office:value-type="float" office:value="1" calcext:value-type="float">
            <text:p/>
          </table:table-cell>
          <table:table-cell table:style-name="ce3" table:formula="of:=MOD(BITRSHIFT([.$A217];[.J$1]);2)" office:value-type="float" office:value="1" calcext:value-type="float">
            <text:p/>
          </table:table-cell>
          <table:table-cell table:number-columns-repeated="1014"/>
        </table:table-row>
        <table:table-row table:style-name="ro1">
          <table:table-cell office:value-type="float" office:value="216" calcext:value-type="float">
            <text:p>216</text:p>
          </table:table-cell>
          <table:table-cell table:formula="of:=DEC2HEX([.A218];2)" office:value-type="string" office:string-value="D8" calcext:value-type="string">
            <text:p>D8</text:p>
          </table:table-cell>
          <table:table-cell table:style-name="ce3" table:formula="of:=MOD(BITRSHIFT([.$A218];[.C$1]);2)" office:value-type="float" office:value="1" calcext:value-type="float">
            <text:p/>
          </table:table-cell>
          <table:table-cell table:style-name="ce3" table:formula="of:=MOD(BITRSHIFT([.$A218];[.D$1]);2)" office:value-type="float" office:value="1" calcext:value-type="float">
            <text:p/>
          </table:table-cell>
          <table:table-cell table:style-name="ce3" table:formula="of:=MOD(BITRSHIFT([.$A218];[.E$1]);2)" office:value-type="float" office:value="0" calcext:value-type="float">
            <text:p/>
          </table:table-cell>
          <table:table-cell table:style-name="ce3" table:formula="of:=MOD(BITRSHIFT([.$A218];[.F$1]);2)" office:value-type="float" office:value="1" calcext:value-type="float">
            <text:p/>
          </table:table-cell>
          <table:table-cell table:style-name="ce3" table:formula="of:=MOD(BITRSHIFT([.$A218];[.G$1]);2)" office:value-type="float" office:value="1" calcext:value-type="float">
            <text:p/>
          </table:table-cell>
          <table:table-cell table:style-name="ce3" table:formula="of:=MOD(BITRSHIFT([.$A218];[.H$1]);2)" office:value-type="float" office:value="0" calcext:value-type="float">
            <text:p/>
          </table:table-cell>
          <table:table-cell table:style-name="ce3" table:formula="of:=MOD(BITRSHIFT([.$A218];[.I$1]);2)" office:value-type="float" office:value="0" calcext:value-type="float">
            <text:p/>
          </table:table-cell>
          <table:table-cell table:style-name="ce3" table:formula="of:=MOD(BITRSHIFT([.$A218];[.J$1]);2)" office:value-type="float" office:value="0" calcext:value-type="float">
            <text:p/>
          </table:table-cell>
          <table:table-cell table:number-columns-repeated="1014"/>
        </table:table-row>
        <table:table-row table:style-name="ro1">
          <table:table-cell office:value-type="float" office:value="217" calcext:value-type="float">
            <text:p>217</text:p>
          </table:table-cell>
          <table:table-cell table:formula="of:=DEC2HEX([.A219];2)" office:value-type="string" office:string-value="D9" calcext:value-type="string">
            <text:p>D9</text:p>
          </table:table-cell>
          <table:table-cell table:style-name="ce3" table:formula="of:=MOD(BITRSHIFT([.$A219];[.C$1]);2)" office:value-type="float" office:value="1" calcext:value-type="float">
            <text:p/>
          </table:table-cell>
          <table:table-cell table:style-name="ce3" table:formula="of:=MOD(BITRSHIFT([.$A219];[.D$1]);2)" office:value-type="float" office:value="1" calcext:value-type="float">
            <text:p/>
          </table:table-cell>
          <table:table-cell table:style-name="ce3" table:formula="of:=MOD(BITRSHIFT([.$A219];[.E$1]);2)" office:value-type="float" office:value="0" calcext:value-type="float">
            <text:p/>
          </table:table-cell>
          <table:table-cell table:style-name="ce3" table:formula="of:=MOD(BITRSHIFT([.$A219];[.F$1]);2)" office:value-type="float" office:value="1" calcext:value-type="float">
            <text:p/>
          </table:table-cell>
          <table:table-cell table:style-name="ce3" table:formula="of:=MOD(BITRSHIFT([.$A219];[.G$1]);2)" office:value-type="float" office:value="1" calcext:value-type="float">
            <text:p/>
          </table:table-cell>
          <table:table-cell table:style-name="ce3" table:formula="of:=MOD(BITRSHIFT([.$A219];[.H$1]);2)" office:value-type="float" office:value="0" calcext:value-type="float">
            <text:p/>
          </table:table-cell>
          <table:table-cell table:style-name="ce3" table:formula="of:=MOD(BITRSHIFT([.$A219];[.I$1]);2)" office:value-type="float" office:value="0" calcext:value-type="float">
            <text:p/>
          </table:table-cell>
          <table:table-cell table:style-name="ce3" table:formula="of:=MOD(BITRSHIFT([.$A219];[.J$1]);2)" office:value-type="float" office:value="1" calcext:value-type="float">
            <text:p/>
          </table:table-cell>
          <table:table-cell table:number-columns-repeated="1014"/>
        </table:table-row>
        <table:table-row table:style-name="ro1">
          <table:table-cell office:value-type="float" office:value="218" calcext:value-type="float">
            <text:p>218</text:p>
          </table:table-cell>
          <table:table-cell table:formula="of:=DEC2HEX([.A220];2)" office:value-type="string" office:string-value="DA" calcext:value-type="string">
            <text:p>DA</text:p>
          </table:table-cell>
          <table:table-cell table:style-name="ce3" table:formula="of:=MOD(BITRSHIFT([.$A220];[.C$1]);2)" office:value-type="float" office:value="1" calcext:value-type="float">
            <text:p/>
          </table:table-cell>
          <table:table-cell table:style-name="ce3" table:formula="of:=MOD(BITRSHIFT([.$A220];[.D$1]);2)" office:value-type="float" office:value="1" calcext:value-type="float">
            <text:p/>
          </table:table-cell>
          <table:table-cell table:style-name="ce3" table:formula="of:=MOD(BITRSHIFT([.$A220];[.E$1]);2)" office:value-type="float" office:value="0" calcext:value-type="float">
            <text:p/>
          </table:table-cell>
          <table:table-cell table:style-name="ce3" table:formula="of:=MOD(BITRSHIFT([.$A220];[.F$1]);2)" office:value-type="float" office:value="1" calcext:value-type="float">
            <text:p/>
          </table:table-cell>
          <table:table-cell table:style-name="ce3" table:formula="of:=MOD(BITRSHIFT([.$A220];[.G$1]);2)" office:value-type="float" office:value="1" calcext:value-type="float">
            <text:p/>
          </table:table-cell>
          <table:table-cell table:style-name="ce3" table:formula="of:=MOD(BITRSHIFT([.$A220];[.H$1]);2)" office:value-type="float" office:value="0" calcext:value-type="float">
            <text:p/>
          </table:table-cell>
          <table:table-cell table:style-name="ce3" table:formula="of:=MOD(BITRSHIFT([.$A220];[.I$1]);2)" office:value-type="float" office:value="1" calcext:value-type="float">
            <text:p/>
          </table:table-cell>
          <table:table-cell table:style-name="ce3" table:formula="of:=MOD(BITRSHIFT([.$A220];[.J$1]);2)" office:value-type="float" office:value="0" calcext:value-type="float">
            <text:p/>
          </table:table-cell>
          <table:table-cell table:number-columns-repeated="1014"/>
        </table:table-row>
        <table:table-row table:style-name="ro1">
          <table:table-cell office:value-type="float" office:value="219" calcext:value-type="float">
            <text:p>219</text:p>
          </table:table-cell>
          <table:table-cell table:formula="of:=DEC2HEX([.A221];2)" office:value-type="string" office:string-value="DB" calcext:value-type="string">
            <text:p>DB</text:p>
          </table:table-cell>
          <table:table-cell table:style-name="ce3" table:formula="of:=MOD(BITRSHIFT([.$A221];[.C$1]);2)" office:value-type="float" office:value="1" calcext:value-type="float">
            <text:p/>
          </table:table-cell>
          <table:table-cell table:style-name="ce3" table:formula="of:=MOD(BITRSHIFT([.$A221];[.D$1]);2)" office:value-type="float" office:value="1" calcext:value-type="float">
            <text:p/>
          </table:table-cell>
          <table:table-cell table:style-name="ce3" table:formula="of:=MOD(BITRSHIFT([.$A221];[.E$1]);2)" office:value-type="float" office:value="0" calcext:value-type="float">
            <text:p/>
          </table:table-cell>
          <table:table-cell table:style-name="ce3" table:formula="of:=MOD(BITRSHIFT([.$A221];[.F$1]);2)" office:value-type="float" office:value="1" calcext:value-type="float">
            <text:p/>
          </table:table-cell>
          <table:table-cell table:style-name="ce3" table:formula="of:=MOD(BITRSHIFT([.$A221];[.G$1]);2)" office:value-type="float" office:value="1" calcext:value-type="float">
            <text:p/>
          </table:table-cell>
          <table:table-cell table:style-name="ce3" table:formula="of:=MOD(BITRSHIFT([.$A221];[.H$1]);2)" office:value-type="float" office:value="0" calcext:value-type="float">
            <text:p/>
          </table:table-cell>
          <table:table-cell table:style-name="ce3" table:formula="of:=MOD(BITRSHIFT([.$A221];[.I$1]);2)" office:value-type="float" office:value="1" calcext:value-type="float">
            <text:p/>
          </table:table-cell>
          <table:table-cell table:style-name="ce3" table:formula="of:=MOD(BITRSHIFT([.$A221];[.J$1]);2)" office:value-type="float" office:value="1" calcext:value-type="float">
            <text:p/>
          </table:table-cell>
          <table:table-cell table:number-columns-repeated="1014"/>
        </table:table-row>
        <table:table-row table:style-name="ro1">
          <table:table-cell office:value-type="float" office:value="220" calcext:value-type="float">
            <text:p>220</text:p>
          </table:table-cell>
          <table:table-cell table:formula="of:=DEC2HEX([.A222];2)" office:value-type="string" office:string-value="DC" calcext:value-type="string">
            <text:p>DC</text:p>
          </table:table-cell>
          <table:table-cell table:style-name="ce3" table:formula="of:=MOD(BITRSHIFT([.$A222];[.C$1]);2)" office:value-type="float" office:value="1" calcext:value-type="float">
            <text:p/>
          </table:table-cell>
          <table:table-cell table:style-name="ce3" table:formula="of:=MOD(BITRSHIFT([.$A222];[.D$1]);2)" office:value-type="float" office:value="1" calcext:value-type="float">
            <text:p/>
          </table:table-cell>
          <table:table-cell table:style-name="ce3" table:formula="of:=MOD(BITRSHIFT([.$A222];[.E$1]);2)" office:value-type="float" office:value="0" calcext:value-type="float">
            <text:p/>
          </table:table-cell>
          <table:table-cell table:style-name="ce3" table:formula="of:=MOD(BITRSHIFT([.$A222];[.F$1]);2)" office:value-type="float" office:value="1" calcext:value-type="float">
            <text:p/>
          </table:table-cell>
          <table:table-cell table:style-name="ce3" table:formula="of:=MOD(BITRSHIFT([.$A222];[.G$1]);2)" office:value-type="float" office:value="1" calcext:value-type="float">
            <text:p/>
          </table:table-cell>
          <table:table-cell table:style-name="ce3" table:formula="of:=MOD(BITRSHIFT([.$A222];[.H$1]);2)" office:value-type="float" office:value="1" calcext:value-type="float">
            <text:p/>
          </table:table-cell>
          <table:table-cell table:style-name="ce3" table:formula="of:=MOD(BITRSHIFT([.$A222];[.I$1]);2)" office:value-type="float" office:value="0" calcext:value-type="float">
            <text:p/>
          </table:table-cell>
          <table:table-cell table:style-name="ce3" table:formula="of:=MOD(BITRSHIFT([.$A222];[.J$1]);2)" office:value-type="float" office:value="0" calcext:value-type="float">
            <text:p/>
          </table:table-cell>
          <table:table-cell table:number-columns-repeated="1014"/>
        </table:table-row>
        <table:table-row table:style-name="ro1">
          <table:table-cell office:value-type="float" office:value="221" calcext:value-type="float">
            <text:p>221</text:p>
          </table:table-cell>
          <table:table-cell table:formula="of:=DEC2HEX([.A223];2)" office:value-type="string" office:string-value="DD" calcext:value-type="string">
            <text:p>DD</text:p>
          </table:table-cell>
          <table:table-cell table:style-name="ce3" table:formula="of:=MOD(BITRSHIFT([.$A223];[.C$1]);2)" office:value-type="float" office:value="1" calcext:value-type="float">
            <text:p/>
          </table:table-cell>
          <table:table-cell table:style-name="ce3" table:formula="of:=MOD(BITRSHIFT([.$A223];[.D$1]);2)" office:value-type="float" office:value="1" calcext:value-type="float">
            <text:p/>
          </table:table-cell>
          <table:table-cell table:style-name="ce3" table:formula="of:=MOD(BITRSHIFT([.$A223];[.E$1]);2)" office:value-type="float" office:value="0" calcext:value-type="float">
            <text:p/>
          </table:table-cell>
          <table:table-cell table:style-name="ce3" table:formula="of:=MOD(BITRSHIFT([.$A223];[.F$1]);2)" office:value-type="float" office:value="1" calcext:value-type="float">
            <text:p/>
          </table:table-cell>
          <table:table-cell table:style-name="ce3" table:formula="of:=MOD(BITRSHIFT([.$A223];[.G$1]);2)" office:value-type="float" office:value="1" calcext:value-type="float">
            <text:p/>
          </table:table-cell>
          <table:table-cell table:style-name="ce3" table:formula="of:=MOD(BITRSHIFT([.$A223];[.H$1]);2)" office:value-type="float" office:value="1" calcext:value-type="float">
            <text:p/>
          </table:table-cell>
          <table:table-cell table:style-name="ce3" table:formula="of:=MOD(BITRSHIFT([.$A223];[.I$1]);2)" office:value-type="float" office:value="0" calcext:value-type="float">
            <text:p/>
          </table:table-cell>
          <table:table-cell table:style-name="ce3" table:formula="of:=MOD(BITRSHIFT([.$A223];[.J$1]);2)" office:value-type="float" office:value="1" calcext:value-type="float">
            <text:p/>
          </table:table-cell>
          <table:table-cell table:number-columns-repeated="1014"/>
        </table:table-row>
        <table:table-row table:style-name="ro1">
          <table:table-cell office:value-type="float" office:value="222" calcext:value-type="float">
            <text:p>222</text:p>
          </table:table-cell>
          <table:table-cell table:formula="of:=DEC2HEX([.A224];2)" office:value-type="string" office:string-value="DE" calcext:value-type="string">
            <text:p>DE</text:p>
          </table:table-cell>
          <table:table-cell table:style-name="ce3" table:formula="of:=MOD(BITRSHIFT([.$A224];[.C$1]);2)" office:value-type="float" office:value="1" calcext:value-type="float">
            <text:p/>
          </table:table-cell>
          <table:table-cell table:style-name="ce3" table:formula="of:=MOD(BITRSHIFT([.$A224];[.D$1]);2)" office:value-type="float" office:value="1" calcext:value-type="float">
            <text:p/>
          </table:table-cell>
          <table:table-cell table:style-name="ce3" table:formula="of:=MOD(BITRSHIFT([.$A224];[.E$1]);2)" office:value-type="float" office:value="0" calcext:value-type="float">
            <text:p/>
          </table:table-cell>
          <table:table-cell table:style-name="ce3" table:formula="of:=MOD(BITRSHIFT([.$A224];[.F$1]);2)" office:value-type="float" office:value="1" calcext:value-type="float">
            <text:p/>
          </table:table-cell>
          <table:table-cell table:style-name="ce3" table:formula="of:=MOD(BITRSHIFT([.$A224];[.G$1]);2)" office:value-type="float" office:value="1" calcext:value-type="float">
            <text:p/>
          </table:table-cell>
          <table:table-cell table:style-name="ce3" table:formula="of:=MOD(BITRSHIFT([.$A224];[.H$1]);2)" office:value-type="float" office:value="1" calcext:value-type="float">
            <text:p/>
          </table:table-cell>
          <table:table-cell table:style-name="ce3" table:formula="of:=MOD(BITRSHIFT([.$A224];[.I$1]);2)" office:value-type="float" office:value="1" calcext:value-type="float">
            <text:p/>
          </table:table-cell>
          <table:table-cell table:style-name="ce3" table:formula="of:=MOD(BITRSHIFT([.$A224];[.J$1]);2)" office:value-type="float" office:value="0" calcext:value-type="float">
            <text:p/>
          </table:table-cell>
          <table:table-cell table:number-columns-repeated="1014"/>
        </table:table-row>
        <table:table-row table:style-name="ro1">
          <table:table-cell office:value-type="float" office:value="223" calcext:value-type="float">
            <text:p>223</text:p>
          </table:table-cell>
          <table:table-cell table:formula="of:=DEC2HEX([.A225];2)" office:value-type="string" office:string-value="DF" calcext:value-type="string">
            <text:p>DF</text:p>
          </table:table-cell>
          <table:table-cell table:style-name="ce3" table:formula="of:=MOD(BITRSHIFT([.$A225];[.C$1]);2)" office:value-type="float" office:value="1" calcext:value-type="float">
            <text:p/>
          </table:table-cell>
          <table:table-cell table:style-name="ce3" table:formula="of:=MOD(BITRSHIFT([.$A225];[.D$1]);2)" office:value-type="float" office:value="1" calcext:value-type="float">
            <text:p/>
          </table:table-cell>
          <table:table-cell table:style-name="ce3" table:formula="of:=MOD(BITRSHIFT([.$A225];[.E$1]);2)" office:value-type="float" office:value="0" calcext:value-type="float">
            <text:p/>
          </table:table-cell>
          <table:table-cell table:style-name="ce3" table:formula="of:=MOD(BITRSHIFT([.$A225];[.F$1]);2)" office:value-type="float" office:value="1" calcext:value-type="float">
            <text:p/>
          </table:table-cell>
          <table:table-cell table:style-name="ce3" table:formula="of:=MOD(BITRSHIFT([.$A225];[.G$1]);2)" office:value-type="float" office:value="1" calcext:value-type="float">
            <text:p/>
          </table:table-cell>
          <table:table-cell table:style-name="ce3" table:formula="of:=MOD(BITRSHIFT([.$A225];[.H$1]);2)" office:value-type="float" office:value="1" calcext:value-type="float">
            <text:p/>
          </table:table-cell>
          <table:table-cell table:style-name="ce3" table:formula="of:=MOD(BITRSHIFT([.$A225];[.I$1]);2)" office:value-type="float" office:value="1" calcext:value-type="float">
            <text:p/>
          </table:table-cell>
          <table:table-cell table:style-name="ce3" table:formula="of:=MOD(BITRSHIFT([.$A225];[.J$1]);2)" office:value-type="float" office:value="1" calcext:value-type="float">
            <text:p/>
          </table:table-cell>
          <table:table-cell table:number-columns-repeated="1014"/>
        </table:table-row>
        <table:table-row table:style-name="ro1">
          <table:table-cell office:value-type="float" office:value="224" calcext:value-type="float">
            <text:p>224</text:p>
          </table:table-cell>
          <table:table-cell table:formula="of:=DEC2HEX([.A226];2)" office:value-type="string" office:string-value="E0" calcext:value-type="string">
            <text:p>E0</text:p>
          </table:table-cell>
          <table:table-cell table:style-name="ce3" table:formula="of:=MOD(BITRSHIFT([.$A226];[.C$1]);2)" office:value-type="float" office:value="1" calcext:value-type="float">
            <text:p/>
          </table:table-cell>
          <table:table-cell table:style-name="ce3" table:formula="of:=MOD(BITRSHIFT([.$A226];[.D$1]);2)" office:value-type="float" office:value="1" calcext:value-type="float">
            <text:p/>
          </table:table-cell>
          <table:table-cell table:style-name="ce3" table:formula="of:=MOD(BITRSHIFT([.$A226];[.E$1]);2)" office:value-type="float" office:value="1" calcext:value-type="float">
            <text:p/>
          </table:table-cell>
          <table:table-cell table:style-name="ce3" table:formula="of:=MOD(BITRSHIFT([.$A226];[.F$1]);2)" office:value-type="float" office:value="0" calcext:value-type="float">
            <text:p/>
          </table:table-cell>
          <table:table-cell table:style-name="ce3" table:formula="of:=MOD(BITRSHIFT([.$A226];[.G$1]);2)" office:value-type="float" office:value="0" calcext:value-type="float">
            <text:p/>
          </table:table-cell>
          <table:table-cell table:style-name="ce3" table:formula="of:=MOD(BITRSHIFT([.$A226];[.H$1]);2)" office:value-type="float" office:value="0" calcext:value-type="float">
            <text:p/>
          </table:table-cell>
          <table:table-cell table:style-name="ce3" table:formula="of:=MOD(BITRSHIFT([.$A226];[.I$1]);2)" office:value-type="float" office:value="0" calcext:value-type="float">
            <text:p/>
          </table:table-cell>
          <table:table-cell table:style-name="ce3" table:formula="of:=MOD(BITRSHIFT([.$A226];[.J$1]);2)" office:value-type="float" office:value="0" calcext:value-type="float">
            <text:p/>
          </table:table-cell>
          <table:table-cell table:number-columns-repeated="1014"/>
        </table:table-row>
        <table:table-row table:style-name="ro1">
          <table:table-cell office:value-type="float" office:value="225" calcext:value-type="float">
            <text:p>225</text:p>
          </table:table-cell>
          <table:table-cell table:formula="of:=DEC2HEX([.A227];2)" office:value-type="string" office:string-value="E1" calcext:value-type="string">
            <text:p>E1</text:p>
          </table:table-cell>
          <table:table-cell table:style-name="ce3" table:formula="of:=MOD(BITRSHIFT([.$A227];[.C$1]);2)" office:value-type="float" office:value="1" calcext:value-type="float">
            <text:p/>
          </table:table-cell>
          <table:table-cell table:style-name="ce3" table:formula="of:=MOD(BITRSHIFT([.$A227];[.D$1]);2)" office:value-type="float" office:value="1" calcext:value-type="float">
            <text:p/>
          </table:table-cell>
          <table:table-cell table:style-name="ce3" table:formula="of:=MOD(BITRSHIFT([.$A227];[.E$1]);2)" office:value-type="float" office:value="1" calcext:value-type="float">
            <text:p/>
          </table:table-cell>
          <table:table-cell table:style-name="ce3" table:formula="of:=MOD(BITRSHIFT([.$A227];[.F$1]);2)" office:value-type="float" office:value="0" calcext:value-type="float">
            <text:p/>
          </table:table-cell>
          <table:table-cell table:style-name="ce3" table:formula="of:=MOD(BITRSHIFT([.$A227];[.G$1]);2)" office:value-type="float" office:value="0" calcext:value-type="float">
            <text:p/>
          </table:table-cell>
          <table:table-cell table:style-name="ce3" table:formula="of:=MOD(BITRSHIFT([.$A227];[.H$1]);2)" office:value-type="float" office:value="0" calcext:value-type="float">
            <text:p/>
          </table:table-cell>
          <table:table-cell table:style-name="ce3" table:formula="of:=MOD(BITRSHIFT([.$A227];[.I$1]);2)" office:value-type="float" office:value="0" calcext:value-type="float">
            <text:p/>
          </table:table-cell>
          <table:table-cell table:style-name="ce3" table:formula="of:=MOD(BITRSHIFT([.$A227];[.J$1]);2)" office:value-type="float" office:value="1" calcext:value-type="float">
            <text:p/>
          </table:table-cell>
          <table:table-cell table:number-columns-repeated="1014"/>
        </table:table-row>
        <table:table-row table:style-name="ro1">
          <table:table-cell office:value-type="float" office:value="226" calcext:value-type="float">
            <text:p>226</text:p>
          </table:table-cell>
          <table:table-cell table:formula="of:=DEC2HEX([.A228];2)" office:value-type="string" office:string-value="E2" calcext:value-type="string">
            <text:p>E2</text:p>
          </table:table-cell>
          <table:table-cell table:style-name="ce3" table:formula="of:=MOD(BITRSHIFT([.$A228];[.C$1]);2)" office:value-type="float" office:value="1" calcext:value-type="float">
            <text:p/>
          </table:table-cell>
          <table:table-cell table:style-name="ce3" table:formula="of:=MOD(BITRSHIFT([.$A228];[.D$1]);2)" office:value-type="float" office:value="1" calcext:value-type="float">
            <text:p/>
          </table:table-cell>
          <table:table-cell table:style-name="ce3" table:formula="of:=MOD(BITRSHIFT([.$A228];[.E$1]);2)" office:value-type="float" office:value="1" calcext:value-type="float">
            <text:p/>
          </table:table-cell>
          <table:table-cell table:style-name="ce3" table:formula="of:=MOD(BITRSHIFT([.$A228];[.F$1]);2)" office:value-type="float" office:value="0" calcext:value-type="float">
            <text:p/>
          </table:table-cell>
          <table:table-cell table:style-name="ce3" table:formula="of:=MOD(BITRSHIFT([.$A228];[.G$1]);2)" office:value-type="float" office:value="0" calcext:value-type="float">
            <text:p/>
          </table:table-cell>
          <table:table-cell table:style-name="ce3" table:formula="of:=MOD(BITRSHIFT([.$A228];[.H$1]);2)" office:value-type="float" office:value="0" calcext:value-type="float">
            <text:p/>
          </table:table-cell>
          <table:table-cell table:style-name="ce3" table:formula="of:=MOD(BITRSHIFT([.$A228];[.I$1]);2)" office:value-type="float" office:value="1" calcext:value-type="float">
            <text:p/>
          </table:table-cell>
          <table:table-cell table:style-name="ce3" table:formula="of:=MOD(BITRSHIFT([.$A228];[.J$1]);2)" office:value-type="float" office:value="0" calcext:value-type="float">
            <text:p/>
          </table:table-cell>
          <table:table-cell table:number-columns-repeated="1014"/>
        </table:table-row>
        <table:table-row table:style-name="ro1">
          <table:table-cell office:value-type="float" office:value="227" calcext:value-type="float">
            <text:p>227</text:p>
          </table:table-cell>
          <table:table-cell table:formula="of:=DEC2HEX([.A229];2)" office:value-type="string" office:string-value="E3" calcext:value-type="string">
            <text:p>E3</text:p>
          </table:table-cell>
          <table:table-cell table:style-name="ce3" table:formula="of:=MOD(BITRSHIFT([.$A229];[.C$1]);2)" office:value-type="float" office:value="1" calcext:value-type="float">
            <text:p/>
          </table:table-cell>
          <table:table-cell table:style-name="ce3" table:formula="of:=MOD(BITRSHIFT([.$A229];[.D$1]);2)" office:value-type="float" office:value="1" calcext:value-type="float">
            <text:p/>
          </table:table-cell>
          <table:table-cell table:style-name="ce3" table:formula="of:=MOD(BITRSHIFT([.$A229];[.E$1]);2)" office:value-type="float" office:value="1" calcext:value-type="float">
            <text:p/>
          </table:table-cell>
          <table:table-cell table:style-name="ce3" table:formula="of:=MOD(BITRSHIFT([.$A229];[.F$1]);2)" office:value-type="float" office:value="0" calcext:value-type="float">
            <text:p/>
          </table:table-cell>
          <table:table-cell table:style-name="ce3" table:formula="of:=MOD(BITRSHIFT([.$A229];[.G$1]);2)" office:value-type="float" office:value="0" calcext:value-type="float">
            <text:p/>
          </table:table-cell>
          <table:table-cell table:style-name="ce3" table:formula="of:=MOD(BITRSHIFT([.$A229];[.H$1]);2)" office:value-type="float" office:value="0" calcext:value-type="float">
            <text:p/>
          </table:table-cell>
          <table:table-cell table:style-name="ce3" table:formula="of:=MOD(BITRSHIFT([.$A229];[.I$1]);2)" office:value-type="float" office:value="1" calcext:value-type="float">
            <text:p/>
          </table:table-cell>
          <table:table-cell table:style-name="ce3" table:formula="of:=MOD(BITRSHIFT([.$A229];[.J$1]);2)" office:value-type="float" office:value="1" calcext:value-type="float">
            <text:p/>
          </table:table-cell>
          <table:table-cell table:number-columns-repeated="1014"/>
        </table:table-row>
        <table:table-row table:style-name="ro1">
          <table:table-cell office:value-type="float" office:value="228" calcext:value-type="float">
            <text:p>228</text:p>
          </table:table-cell>
          <table:table-cell table:formula="of:=DEC2HEX([.A230];2)" office:value-type="string" office:string-value="E4" calcext:value-type="string">
            <text:p>E4</text:p>
          </table:table-cell>
          <table:table-cell table:style-name="ce3" table:formula="of:=MOD(BITRSHIFT([.$A230];[.C$1]);2)" office:value-type="float" office:value="1" calcext:value-type="float">
            <text:p/>
          </table:table-cell>
          <table:table-cell table:style-name="ce3" table:formula="of:=MOD(BITRSHIFT([.$A230];[.D$1]);2)" office:value-type="float" office:value="1" calcext:value-type="float">
            <text:p/>
          </table:table-cell>
          <table:table-cell table:style-name="ce3" table:formula="of:=MOD(BITRSHIFT([.$A230];[.E$1]);2)" office:value-type="float" office:value="1" calcext:value-type="float">
            <text:p/>
          </table:table-cell>
          <table:table-cell table:style-name="ce3" table:formula="of:=MOD(BITRSHIFT([.$A230];[.F$1]);2)" office:value-type="float" office:value="0" calcext:value-type="float">
            <text:p/>
          </table:table-cell>
          <table:table-cell table:style-name="ce3" table:formula="of:=MOD(BITRSHIFT([.$A230];[.G$1]);2)" office:value-type="float" office:value="0" calcext:value-type="float">
            <text:p/>
          </table:table-cell>
          <table:table-cell table:style-name="ce3" table:formula="of:=MOD(BITRSHIFT([.$A230];[.H$1]);2)" office:value-type="float" office:value="1" calcext:value-type="float">
            <text:p/>
          </table:table-cell>
          <table:table-cell table:style-name="ce3" table:formula="of:=MOD(BITRSHIFT([.$A230];[.I$1]);2)" office:value-type="float" office:value="0" calcext:value-type="float">
            <text:p/>
          </table:table-cell>
          <table:table-cell table:style-name="ce3" table:formula="of:=MOD(BITRSHIFT([.$A230];[.J$1]);2)" office:value-type="float" office:value="0" calcext:value-type="float">
            <text:p/>
          </table:table-cell>
          <table:table-cell table:number-columns-repeated="1014"/>
        </table:table-row>
        <table:table-row table:style-name="ro1">
          <table:table-cell office:value-type="float" office:value="229" calcext:value-type="float">
            <text:p>229</text:p>
          </table:table-cell>
          <table:table-cell table:formula="of:=DEC2HEX([.A231];2)" office:value-type="string" office:string-value="E5" calcext:value-type="string">
            <text:p>E5</text:p>
          </table:table-cell>
          <table:table-cell table:style-name="ce3" table:formula="of:=MOD(BITRSHIFT([.$A231];[.C$1]);2)" office:value-type="float" office:value="1" calcext:value-type="float">
            <text:p/>
          </table:table-cell>
          <table:table-cell table:style-name="ce3" table:formula="of:=MOD(BITRSHIFT([.$A231];[.D$1]);2)" office:value-type="float" office:value="1" calcext:value-type="float">
            <text:p/>
          </table:table-cell>
          <table:table-cell table:style-name="ce3" table:formula="of:=MOD(BITRSHIFT([.$A231];[.E$1]);2)" office:value-type="float" office:value="1" calcext:value-type="float">
            <text:p/>
          </table:table-cell>
          <table:table-cell table:style-name="ce3" table:formula="of:=MOD(BITRSHIFT([.$A231];[.F$1]);2)" office:value-type="float" office:value="0" calcext:value-type="float">
            <text:p/>
          </table:table-cell>
          <table:table-cell table:style-name="ce3" table:formula="of:=MOD(BITRSHIFT([.$A231];[.G$1]);2)" office:value-type="float" office:value="0" calcext:value-type="float">
            <text:p/>
          </table:table-cell>
          <table:table-cell table:style-name="ce3" table:formula="of:=MOD(BITRSHIFT([.$A231];[.H$1]);2)" office:value-type="float" office:value="1" calcext:value-type="float">
            <text:p/>
          </table:table-cell>
          <table:table-cell table:style-name="ce3" table:formula="of:=MOD(BITRSHIFT([.$A231];[.I$1]);2)" office:value-type="float" office:value="0" calcext:value-type="float">
            <text:p/>
          </table:table-cell>
          <table:table-cell table:style-name="ce3" table:formula="of:=MOD(BITRSHIFT([.$A231];[.J$1]);2)" office:value-type="float" office:value="1" calcext:value-type="float">
            <text:p/>
          </table:table-cell>
          <table:table-cell table:number-columns-repeated="1014"/>
        </table:table-row>
        <table:table-row table:style-name="ro1">
          <table:table-cell office:value-type="float" office:value="230" calcext:value-type="float">
            <text:p>230</text:p>
          </table:table-cell>
          <table:table-cell table:formula="of:=DEC2HEX([.A232];2)" office:value-type="string" office:string-value="E6" calcext:value-type="string">
            <text:p>E6</text:p>
          </table:table-cell>
          <table:table-cell table:style-name="ce3" table:formula="of:=MOD(BITRSHIFT([.$A232];[.C$1]);2)" office:value-type="float" office:value="1" calcext:value-type="float">
            <text:p/>
          </table:table-cell>
          <table:table-cell table:style-name="ce3" table:formula="of:=MOD(BITRSHIFT([.$A232];[.D$1]);2)" office:value-type="float" office:value="1" calcext:value-type="float">
            <text:p/>
          </table:table-cell>
          <table:table-cell table:style-name="ce3" table:formula="of:=MOD(BITRSHIFT([.$A232];[.E$1]);2)" office:value-type="float" office:value="1" calcext:value-type="float">
            <text:p/>
          </table:table-cell>
          <table:table-cell table:style-name="ce3" table:formula="of:=MOD(BITRSHIFT([.$A232];[.F$1]);2)" office:value-type="float" office:value="0" calcext:value-type="float">
            <text:p/>
          </table:table-cell>
          <table:table-cell table:style-name="ce3" table:formula="of:=MOD(BITRSHIFT([.$A232];[.G$1]);2)" office:value-type="float" office:value="0" calcext:value-type="float">
            <text:p/>
          </table:table-cell>
          <table:table-cell table:style-name="ce3" table:formula="of:=MOD(BITRSHIFT([.$A232];[.H$1]);2)" office:value-type="float" office:value="1" calcext:value-type="float">
            <text:p/>
          </table:table-cell>
          <table:table-cell table:style-name="ce3" table:formula="of:=MOD(BITRSHIFT([.$A232];[.I$1]);2)" office:value-type="float" office:value="1" calcext:value-type="float">
            <text:p/>
          </table:table-cell>
          <table:table-cell table:style-name="ce3" table:formula="of:=MOD(BITRSHIFT([.$A232];[.J$1]);2)" office:value-type="float" office:value="0" calcext:value-type="float">
            <text:p/>
          </table:table-cell>
          <table:table-cell table:number-columns-repeated="1014"/>
        </table:table-row>
        <table:table-row table:style-name="ro1">
          <table:table-cell office:value-type="float" office:value="231" calcext:value-type="float">
            <text:p>231</text:p>
          </table:table-cell>
          <table:table-cell table:formula="of:=DEC2HEX([.A233];2)" office:value-type="string" office:string-value="E7" calcext:value-type="string">
            <text:p>E7</text:p>
          </table:table-cell>
          <table:table-cell table:style-name="ce3" table:formula="of:=MOD(BITRSHIFT([.$A233];[.C$1]);2)" office:value-type="float" office:value="1" calcext:value-type="float">
            <text:p/>
          </table:table-cell>
          <table:table-cell table:style-name="ce3" table:formula="of:=MOD(BITRSHIFT([.$A233];[.D$1]);2)" office:value-type="float" office:value="1" calcext:value-type="float">
            <text:p/>
          </table:table-cell>
          <table:table-cell table:style-name="ce3" table:formula="of:=MOD(BITRSHIFT([.$A233];[.E$1]);2)" office:value-type="float" office:value="1" calcext:value-type="float">
            <text:p/>
          </table:table-cell>
          <table:table-cell table:style-name="ce3" table:formula="of:=MOD(BITRSHIFT([.$A233];[.F$1]);2)" office:value-type="float" office:value="0" calcext:value-type="float">
            <text:p/>
          </table:table-cell>
          <table:table-cell table:style-name="ce3" table:formula="of:=MOD(BITRSHIFT([.$A233];[.G$1]);2)" office:value-type="float" office:value="0" calcext:value-type="float">
            <text:p/>
          </table:table-cell>
          <table:table-cell table:style-name="ce3" table:formula="of:=MOD(BITRSHIFT([.$A233];[.H$1]);2)" office:value-type="float" office:value="1" calcext:value-type="float">
            <text:p/>
          </table:table-cell>
          <table:table-cell table:style-name="ce3" table:formula="of:=MOD(BITRSHIFT([.$A233];[.I$1]);2)" office:value-type="float" office:value="1" calcext:value-type="float">
            <text:p/>
          </table:table-cell>
          <table:table-cell table:style-name="ce3" table:formula="of:=MOD(BITRSHIFT([.$A233];[.J$1]);2)" office:value-type="float" office:value="1" calcext:value-type="float">
            <text:p/>
          </table:table-cell>
          <table:table-cell table:number-columns-repeated="1014"/>
        </table:table-row>
        <table:table-row table:style-name="ro1">
          <table:table-cell office:value-type="float" office:value="232" calcext:value-type="float">
            <text:p>232</text:p>
          </table:table-cell>
          <table:table-cell table:formula="of:=DEC2HEX([.A234];2)" office:value-type="string" office:string-value="E8" calcext:value-type="string">
            <text:p>E8</text:p>
          </table:table-cell>
          <table:table-cell table:style-name="ce3" table:formula="of:=MOD(BITRSHIFT([.$A234];[.C$1]);2)" office:value-type="float" office:value="1" calcext:value-type="float">
            <text:p/>
          </table:table-cell>
          <table:table-cell table:style-name="ce3" table:formula="of:=MOD(BITRSHIFT([.$A234];[.D$1]);2)" office:value-type="float" office:value="1" calcext:value-type="float">
            <text:p/>
          </table:table-cell>
          <table:table-cell table:style-name="ce3" table:formula="of:=MOD(BITRSHIFT([.$A234];[.E$1]);2)" office:value-type="float" office:value="1" calcext:value-type="float">
            <text:p/>
          </table:table-cell>
          <table:table-cell table:style-name="ce3" table:formula="of:=MOD(BITRSHIFT([.$A234];[.F$1]);2)" office:value-type="float" office:value="0" calcext:value-type="float">
            <text:p/>
          </table:table-cell>
          <table:table-cell table:style-name="ce3" table:formula="of:=MOD(BITRSHIFT([.$A234];[.G$1]);2)" office:value-type="float" office:value="1" calcext:value-type="float">
            <text:p/>
          </table:table-cell>
          <table:table-cell table:style-name="ce3" table:formula="of:=MOD(BITRSHIFT([.$A234];[.H$1]);2)" office:value-type="float" office:value="0" calcext:value-type="float">
            <text:p/>
          </table:table-cell>
          <table:table-cell table:style-name="ce3" table:formula="of:=MOD(BITRSHIFT([.$A234];[.I$1]);2)" office:value-type="float" office:value="0" calcext:value-type="float">
            <text:p/>
          </table:table-cell>
          <table:table-cell table:style-name="ce3" table:formula="of:=MOD(BITRSHIFT([.$A234];[.J$1]);2)" office:value-type="float" office:value="0" calcext:value-type="float">
            <text:p/>
          </table:table-cell>
          <table:table-cell table:number-columns-repeated="1014"/>
        </table:table-row>
        <table:table-row table:style-name="ro1">
          <table:table-cell office:value-type="float" office:value="233" calcext:value-type="float">
            <text:p>233</text:p>
          </table:table-cell>
          <table:table-cell table:formula="of:=DEC2HEX([.A235];2)" office:value-type="string" office:string-value="E9" calcext:value-type="string">
            <text:p>E9</text:p>
          </table:table-cell>
          <table:table-cell table:style-name="ce3" table:formula="of:=MOD(BITRSHIFT([.$A235];[.C$1]);2)" office:value-type="float" office:value="1" calcext:value-type="float">
            <text:p/>
          </table:table-cell>
          <table:table-cell table:style-name="ce3" table:formula="of:=MOD(BITRSHIFT([.$A235];[.D$1]);2)" office:value-type="float" office:value="1" calcext:value-type="float">
            <text:p/>
          </table:table-cell>
          <table:table-cell table:style-name="ce3" table:formula="of:=MOD(BITRSHIFT([.$A235];[.E$1]);2)" office:value-type="float" office:value="1" calcext:value-type="float">
            <text:p/>
          </table:table-cell>
          <table:table-cell table:style-name="ce3" table:formula="of:=MOD(BITRSHIFT([.$A235];[.F$1]);2)" office:value-type="float" office:value="0" calcext:value-type="float">
            <text:p/>
          </table:table-cell>
          <table:table-cell table:style-name="ce3" table:formula="of:=MOD(BITRSHIFT([.$A235];[.G$1]);2)" office:value-type="float" office:value="1" calcext:value-type="float">
            <text:p/>
          </table:table-cell>
          <table:table-cell table:style-name="ce3" table:formula="of:=MOD(BITRSHIFT([.$A235];[.H$1]);2)" office:value-type="float" office:value="0" calcext:value-type="float">
            <text:p/>
          </table:table-cell>
          <table:table-cell table:style-name="ce3" table:formula="of:=MOD(BITRSHIFT([.$A235];[.I$1]);2)" office:value-type="float" office:value="0" calcext:value-type="float">
            <text:p/>
          </table:table-cell>
          <table:table-cell table:style-name="ce3" table:formula="of:=MOD(BITRSHIFT([.$A235];[.J$1]);2)" office:value-type="float" office:value="1" calcext:value-type="float">
            <text:p/>
          </table:table-cell>
          <table:table-cell table:number-columns-repeated="1014"/>
        </table:table-row>
        <table:table-row table:style-name="ro1">
          <table:table-cell office:value-type="float" office:value="234" calcext:value-type="float">
            <text:p>234</text:p>
          </table:table-cell>
          <table:table-cell table:formula="of:=DEC2HEX([.A236];2)" office:value-type="string" office:string-value="EA" calcext:value-type="string">
            <text:p>EA</text:p>
          </table:table-cell>
          <table:table-cell table:style-name="ce3" table:formula="of:=MOD(BITRSHIFT([.$A236];[.C$1]);2)" office:value-type="float" office:value="1" calcext:value-type="float">
            <text:p/>
          </table:table-cell>
          <table:table-cell table:style-name="ce3" table:formula="of:=MOD(BITRSHIFT([.$A236];[.D$1]);2)" office:value-type="float" office:value="1" calcext:value-type="float">
            <text:p/>
          </table:table-cell>
          <table:table-cell table:style-name="ce3" table:formula="of:=MOD(BITRSHIFT([.$A236];[.E$1]);2)" office:value-type="float" office:value="1" calcext:value-type="float">
            <text:p/>
          </table:table-cell>
          <table:table-cell table:style-name="ce3" table:formula="of:=MOD(BITRSHIFT([.$A236];[.F$1]);2)" office:value-type="float" office:value="0" calcext:value-type="float">
            <text:p/>
          </table:table-cell>
          <table:table-cell table:style-name="ce3" table:formula="of:=MOD(BITRSHIFT([.$A236];[.G$1]);2)" office:value-type="float" office:value="1" calcext:value-type="float">
            <text:p/>
          </table:table-cell>
          <table:table-cell table:style-name="ce3" table:formula="of:=MOD(BITRSHIFT([.$A236];[.H$1]);2)" office:value-type="float" office:value="0" calcext:value-type="float">
            <text:p/>
          </table:table-cell>
          <table:table-cell table:style-name="ce3" table:formula="of:=MOD(BITRSHIFT([.$A236];[.I$1]);2)" office:value-type="float" office:value="1" calcext:value-type="float">
            <text:p/>
          </table:table-cell>
          <table:table-cell table:style-name="ce3" table:formula="of:=MOD(BITRSHIFT([.$A236];[.J$1]);2)" office:value-type="float" office:value="0" calcext:value-type="float">
            <text:p/>
          </table:table-cell>
          <table:table-cell table:number-columns-repeated="1014"/>
        </table:table-row>
        <table:table-row table:style-name="ro1">
          <table:table-cell office:value-type="float" office:value="235" calcext:value-type="float">
            <text:p>235</text:p>
          </table:table-cell>
          <table:table-cell table:formula="of:=DEC2HEX([.A237];2)" office:value-type="string" office:string-value="EB" calcext:value-type="string">
            <text:p>EB</text:p>
          </table:table-cell>
          <table:table-cell table:style-name="ce3" table:formula="of:=MOD(BITRSHIFT([.$A237];[.C$1]);2)" office:value-type="float" office:value="1" calcext:value-type="float">
            <text:p/>
          </table:table-cell>
          <table:table-cell table:style-name="ce3" table:formula="of:=MOD(BITRSHIFT([.$A237];[.D$1]);2)" office:value-type="float" office:value="1" calcext:value-type="float">
            <text:p/>
          </table:table-cell>
          <table:table-cell table:style-name="ce3" table:formula="of:=MOD(BITRSHIFT([.$A237];[.E$1]);2)" office:value-type="float" office:value="1" calcext:value-type="float">
            <text:p/>
          </table:table-cell>
          <table:table-cell table:style-name="ce3" table:formula="of:=MOD(BITRSHIFT([.$A237];[.F$1]);2)" office:value-type="float" office:value="0" calcext:value-type="float">
            <text:p/>
          </table:table-cell>
          <table:table-cell table:style-name="ce3" table:formula="of:=MOD(BITRSHIFT([.$A237];[.G$1]);2)" office:value-type="float" office:value="1" calcext:value-type="float">
            <text:p/>
          </table:table-cell>
          <table:table-cell table:style-name="ce3" table:formula="of:=MOD(BITRSHIFT([.$A237];[.H$1]);2)" office:value-type="float" office:value="0" calcext:value-type="float">
            <text:p/>
          </table:table-cell>
          <table:table-cell table:style-name="ce3" table:formula="of:=MOD(BITRSHIFT([.$A237];[.I$1]);2)" office:value-type="float" office:value="1" calcext:value-type="float">
            <text:p/>
          </table:table-cell>
          <table:table-cell table:style-name="ce3" table:formula="of:=MOD(BITRSHIFT([.$A237];[.J$1]);2)" office:value-type="float" office:value="1" calcext:value-type="float">
            <text:p/>
          </table:table-cell>
          <table:table-cell table:number-columns-repeated="1014"/>
        </table:table-row>
        <table:table-row table:style-name="ro1">
          <table:table-cell office:value-type="float" office:value="236" calcext:value-type="float">
            <text:p>236</text:p>
          </table:table-cell>
          <table:table-cell table:formula="of:=DEC2HEX([.A238];2)" office:value-type="string" office:string-value="EC" calcext:value-type="string">
            <text:p>EC</text:p>
          </table:table-cell>
          <table:table-cell table:style-name="ce3" table:formula="of:=MOD(BITRSHIFT([.$A238];[.C$1]);2)" office:value-type="float" office:value="1" calcext:value-type="float">
            <text:p/>
          </table:table-cell>
          <table:table-cell table:style-name="ce3" table:formula="of:=MOD(BITRSHIFT([.$A238];[.D$1]);2)" office:value-type="float" office:value="1" calcext:value-type="float">
            <text:p/>
          </table:table-cell>
          <table:table-cell table:style-name="ce3" table:formula="of:=MOD(BITRSHIFT([.$A238];[.E$1]);2)" office:value-type="float" office:value="1" calcext:value-type="float">
            <text:p/>
          </table:table-cell>
          <table:table-cell table:style-name="ce3" table:formula="of:=MOD(BITRSHIFT([.$A238];[.F$1]);2)" office:value-type="float" office:value="0" calcext:value-type="float">
            <text:p/>
          </table:table-cell>
          <table:table-cell table:style-name="ce3" table:formula="of:=MOD(BITRSHIFT([.$A238];[.G$1]);2)" office:value-type="float" office:value="1" calcext:value-type="float">
            <text:p/>
          </table:table-cell>
          <table:table-cell table:style-name="ce3" table:formula="of:=MOD(BITRSHIFT([.$A238];[.H$1]);2)" office:value-type="float" office:value="1" calcext:value-type="float">
            <text:p/>
          </table:table-cell>
          <table:table-cell table:style-name="ce3" table:formula="of:=MOD(BITRSHIFT([.$A238];[.I$1]);2)" office:value-type="float" office:value="0" calcext:value-type="float">
            <text:p/>
          </table:table-cell>
          <table:table-cell table:style-name="ce3" table:formula="of:=MOD(BITRSHIFT([.$A238];[.J$1]);2)" office:value-type="float" office:value="0" calcext:value-type="float">
            <text:p/>
          </table:table-cell>
          <table:table-cell table:number-columns-repeated="1014"/>
        </table:table-row>
        <table:table-row table:style-name="ro1">
          <table:table-cell office:value-type="float" office:value="237" calcext:value-type="float">
            <text:p>237</text:p>
          </table:table-cell>
          <table:table-cell table:formula="of:=DEC2HEX([.A239];2)" office:value-type="string" office:string-value="ED" calcext:value-type="string">
            <text:p>ED</text:p>
          </table:table-cell>
          <table:table-cell table:style-name="ce3" table:formula="of:=MOD(BITRSHIFT([.$A239];[.C$1]);2)" office:value-type="float" office:value="1" calcext:value-type="float">
            <text:p/>
          </table:table-cell>
          <table:table-cell table:style-name="ce3" table:formula="of:=MOD(BITRSHIFT([.$A239];[.D$1]);2)" office:value-type="float" office:value="1" calcext:value-type="float">
            <text:p/>
          </table:table-cell>
          <table:table-cell table:style-name="ce3" table:formula="of:=MOD(BITRSHIFT([.$A239];[.E$1]);2)" office:value-type="float" office:value="1" calcext:value-type="float">
            <text:p/>
          </table:table-cell>
          <table:table-cell table:style-name="ce3" table:formula="of:=MOD(BITRSHIFT([.$A239];[.F$1]);2)" office:value-type="float" office:value="0" calcext:value-type="float">
            <text:p/>
          </table:table-cell>
          <table:table-cell table:style-name="ce3" table:formula="of:=MOD(BITRSHIFT([.$A239];[.G$1]);2)" office:value-type="float" office:value="1" calcext:value-type="float">
            <text:p/>
          </table:table-cell>
          <table:table-cell table:style-name="ce3" table:formula="of:=MOD(BITRSHIFT([.$A239];[.H$1]);2)" office:value-type="float" office:value="1" calcext:value-type="float">
            <text:p/>
          </table:table-cell>
          <table:table-cell table:style-name="ce3" table:formula="of:=MOD(BITRSHIFT([.$A239];[.I$1]);2)" office:value-type="float" office:value="0" calcext:value-type="float">
            <text:p/>
          </table:table-cell>
          <table:table-cell table:style-name="ce3" table:formula="of:=MOD(BITRSHIFT([.$A239];[.J$1]);2)" office:value-type="float" office:value="1" calcext:value-type="float">
            <text:p/>
          </table:table-cell>
          <table:table-cell table:number-columns-repeated="1014"/>
        </table:table-row>
        <table:table-row table:style-name="ro1">
          <table:table-cell office:value-type="float" office:value="238" calcext:value-type="float">
            <text:p>238</text:p>
          </table:table-cell>
          <table:table-cell table:formula="of:=DEC2HEX([.A240];2)" office:value-type="string" office:string-value="EE" calcext:value-type="string">
            <text:p>EE</text:p>
          </table:table-cell>
          <table:table-cell table:style-name="ce3" table:formula="of:=MOD(BITRSHIFT([.$A240];[.C$1]);2)" office:value-type="float" office:value="1" calcext:value-type="float">
            <text:p/>
          </table:table-cell>
          <table:table-cell table:style-name="ce3" table:formula="of:=MOD(BITRSHIFT([.$A240];[.D$1]);2)" office:value-type="float" office:value="1" calcext:value-type="float">
            <text:p/>
          </table:table-cell>
          <table:table-cell table:style-name="ce3" table:formula="of:=MOD(BITRSHIFT([.$A240];[.E$1]);2)" office:value-type="float" office:value="1" calcext:value-type="float">
            <text:p/>
          </table:table-cell>
          <table:table-cell table:style-name="ce3" table:formula="of:=MOD(BITRSHIFT([.$A240];[.F$1]);2)" office:value-type="float" office:value="0" calcext:value-type="float">
            <text:p/>
          </table:table-cell>
          <table:table-cell table:style-name="ce3" table:formula="of:=MOD(BITRSHIFT([.$A240];[.G$1]);2)" office:value-type="float" office:value="1" calcext:value-type="float">
            <text:p/>
          </table:table-cell>
          <table:table-cell table:style-name="ce3" table:formula="of:=MOD(BITRSHIFT([.$A240];[.H$1]);2)" office:value-type="float" office:value="1" calcext:value-type="float">
            <text:p/>
          </table:table-cell>
          <table:table-cell table:style-name="ce3" table:formula="of:=MOD(BITRSHIFT([.$A240];[.I$1]);2)" office:value-type="float" office:value="1" calcext:value-type="float">
            <text:p/>
          </table:table-cell>
          <table:table-cell table:style-name="ce3" table:formula="of:=MOD(BITRSHIFT([.$A240];[.J$1]);2)" office:value-type="float" office:value="0" calcext:value-type="float">
            <text:p/>
          </table:table-cell>
          <table:table-cell table:number-columns-repeated="1014"/>
        </table:table-row>
        <table:table-row table:style-name="ro1">
          <table:table-cell office:value-type="float" office:value="239" calcext:value-type="float">
            <text:p>239</text:p>
          </table:table-cell>
          <table:table-cell table:formula="of:=DEC2HEX([.A241];2)" office:value-type="string" office:string-value="EF" calcext:value-type="string">
            <text:p>EF</text:p>
          </table:table-cell>
          <table:table-cell table:style-name="ce3" table:formula="of:=MOD(BITRSHIFT([.$A241];[.C$1]);2)" office:value-type="float" office:value="1" calcext:value-type="float">
            <text:p/>
          </table:table-cell>
          <table:table-cell table:style-name="ce3" table:formula="of:=MOD(BITRSHIFT([.$A241];[.D$1]);2)" office:value-type="float" office:value="1" calcext:value-type="float">
            <text:p/>
          </table:table-cell>
          <table:table-cell table:style-name="ce3" table:formula="of:=MOD(BITRSHIFT([.$A241];[.E$1]);2)" office:value-type="float" office:value="1" calcext:value-type="float">
            <text:p/>
          </table:table-cell>
          <table:table-cell table:style-name="ce3" table:formula="of:=MOD(BITRSHIFT([.$A241];[.F$1]);2)" office:value-type="float" office:value="0" calcext:value-type="float">
            <text:p/>
          </table:table-cell>
          <table:table-cell table:style-name="ce3" table:formula="of:=MOD(BITRSHIFT([.$A241];[.G$1]);2)" office:value-type="float" office:value="1" calcext:value-type="float">
            <text:p/>
          </table:table-cell>
          <table:table-cell table:style-name="ce3" table:formula="of:=MOD(BITRSHIFT([.$A241];[.H$1]);2)" office:value-type="float" office:value="1" calcext:value-type="float">
            <text:p/>
          </table:table-cell>
          <table:table-cell table:style-name="ce3" table:formula="of:=MOD(BITRSHIFT([.$A241];[.I$1]);2)" office:value-type="float" office:value="1" calcext:value-type="float">
            <text:p/>
          </table:table-cell>
          <table:table-cell table:style-name="ce3" table:formula="of:=MOD(BITRSHIFT([.$A241];[.J$1]);2)" office:value-type="float" office:value="1" calcext:value-type="float">
            <text:p/>
          </table:table-cell>
          <table:table-cell table:number-columns-repeated="1014"/>
        </table:table-row>
        <table:table-row table:style-name="ro1">
          <table:table-cell office:value-type="float" office:value="240" calcext:value-type="float">
            <text:p>240</text:p>
          </table:table-cell>
          <table:table-cell table:formula="of:=DEC2HEX([.A242];2)" office:value-type="string" office:string-value="F0" calcext:value-type="string">
            <text:p>F0</text:p>
          </table:table-cell>
          <table:table-cell table:style-name="ce3" table:formula="of:=MOD(BITRSHIFT([.$A242];[.C$1]);2)" office:value-type="float" office:value="1" calcext:value-type="float">
            <text:p/>
          </table:table-cell>
          <table:table-cell table:style-name="ce3" table:formula="of:=MOD(BITRSHIFT([.$A242];[.D$1]);2)" office:value-type="float" office:value="1" calcext:value-type="float">
            <text:p/>
          </table:table-cell>
          <table:table-cell table:style-name="ce3" table:formula="of:=MOD(BITRSHIFT([.$A242];[.E$1]);2)" office:value-type="float" office:value="1" calcext:value-type="float">
            <text:p/>
          </table:table-cell>
          <table:table-cell table:style-name="ce3" table:formula="of:=MOD(BITRSHIFT([.$A242];[.F$1]);2)" office:value-type="float" office:value="1" calcext:value-type="float">
            <text:p/>
          </table:table-cell>
          <table:table-cell table:style-name="ce3" table:formula="of:=MOD(BITRSHIFT([.$A242];[.G$1]);2)" office:value-type="float" office:value="0" calcext:value-type="float">
            <text:p/>
          </table:table-cell>
          <table:table-cell table:style-name="ce3" table:formula="of:=MOD(BITRSHIFT([.$A242];[.H$1]);2)" office:value-type="float" office:value="0" calcext:value-type="float">
            <text:p/>
          </table:table-cell>
          <table:table-cell table:style-name="ce3" table:formula="of:=MOD(BITRSHIFT([.$A242];[.I$1]);2)" office:value-type="float" office:value="0" calcext:value-type="float">
            <text:p/>
          </table:table-cell>
          <table:table-cell table:style-name="ce3" table:formula="of:=MOD(BITRSHIFT([.$A242];[.J$1]);2)" office:value-type="float" office:value="0" calcext:value-type="float">
            <text:p/>
          </table:table-cell>
          <table:table-cell table:number-columns-repeated="1014"/>
        </table:table-row>
        <table:table-row table:style-name="ro1">
          <table:table-cell office:value-type="float" office:value="241" calcext:value-type="float">
            <text:p>241</text:p>
          </table:table-cell>
          <table:table-cell table:formula="of:=DEC2HEX([.A243];2)" office:value-type="string" office:string-value="F1" calcext:value-type="string">
            <text:p>F1</text:p>
          </table:table-cell>
          <table:table-cell table:style-name="ce3" table:formula="of:=MOD(BITRSHIFT([.$A243];[.C$1]);2)" office:value-type="float" office:value="1" calcext:value-type="float">
            <text:p/>
          </table:table-cell>
          <table:table-cell table:style-name="ce3" table:formula="of:=MOD(BITRSHIFT([.$A243];[.D$1]);2)" office:value-type="float" office:value="1" calcext:value-type="float">
            <text:p/>
          </table:table-cell>
          <table:table-cell table:style-name="ce3" table:formula="of:=MOD(BITRSHIFT([.$A243];[.E$1]);2)" office:value-type="float" office:value="1" calcext:value-type="float">
            <text:p/>
          </table:table-cell>
          <table:table-cell table:style-name="ce3" table:formula="of:=MOD(BITRSHIFT([.$A243];[.F$1]);2)" office:value-type="float" office:value="1" calcext:value-type="float">
            <text:p/>
          </table:table-cell>
          <table:table-cell table:style-name="ce3" table:formula="of:=MOD(BITRSHIFT([.$A243];[.G$1]);2)" office:value-type="float" office:value="0" calcext:value-type="float">
            <text:p/>
          </table:table-cell>
          <table:table-cell table:style-name="ce3" table:formula="of:=MOD(BITRSHIFT([.$A243];[.H$1]);2)" office:value-type="float" office:value="0" calcext:value-type="float">
            <text:p/>
          </table:table-cell>
          <table:table-cell table:style-name="ce3" table:formula="of:=MOD(BITRSHIFT([.$A243];[.I$1]);2)" office:value-type="float" office:value="0" calcext:value-type="float">
            <text:p/>
          </table:table-cell>
          <table:table-cell table:style-name="ce3" table:formula="of:=MOD(BITRSHIFT([.$A243];[.J$1]);2)" office:value-type="float" office:value="1" calcext:value-type="float">
            <text:p/>
          </table:table-cell>
          <table:table-cell table:number-columns-repeated="1014"/>
        </table:table-row>
        <table:table-row table:style-name="ro1">
          <table:table-cell office:value-type="float" office:value="242" calcext:value-type="float">
            <text:p>242</text:p>
          </table:table-cell>
          <table:table-cell table:formula="of:=DEC2HEX([.A244];2)" office:value-type="string" office:string-value="F2" calcext:value-type="string">
            <text:p>F2</text:p>
          </table:table-cell>
          <table:table-cell table:style-name="ce3" table:formula="of:=MOD(BITRSHIFT([.$A244];[.C$1]);2)" office:value-type="float" office:value="1" calcext:value-type="float">
            <text:p/>
          </table:table-cell>
          <table:table-cell table:style-name="ce3" table:formula="of:=MOD(BITRSHIFT([.$A244];[.D$1]);2)" office:value-type="float" office:value="1" calcext:value-type="float">
            <text:p/>
          </table:table-cell>
          <table:table-cell table:style-name="ce3" table:formula="of:=MOD(BITRSHIFT([.$A244];[.E$1]);2)" office:value-type="float" office:value="1" calcext:value-type="float">
            <text:p/>
          </table:table-cell>
          <table:table-cell table:style-name="ce3" table:formula="of:=MOD(BITRSHIFT([.$A244];[.F$1]);2)" office:value-type="float" office:value="1" calcext:value-type="float">
            <text:p/>
          </table:table-cell>
          <table:table-cell table:style-name="ce3" table:formula="of:=MOD(BITRSHIFT([.$A244];[.G$1]);2)" office:value-type="float" office:value="0" calcext:value-type="float">
            <text:p/>
          </table:table-cell>
          <table:table-cell table:style-name="ce3" table:formula="of:=MOD(BITRSHIFT([.$A244];[.H$1]);2)" office:value-type="float" office:value="0" calcext:value-type="float">
            <text:p/>
          </table:table-cell>
          <table:table-cell table:style-name="ce3" table:formula="of:=MOD(BITRSHIFT([.$A244];[.I$1]);2)" office:value-type="float" office:value="1" calcext:value-type="float">
            <text:p/>
          </table:table-cell>
          <table:table-cell table:style-name="ce3" table:formula="of:=MOD(BITRSHIFT([.$A244];[.J$1]);2)" office:value-type="float" office:value="0" calcext:value-type="float">
            <text:p/>
          </table:table-cell>
          <table:table-cell table:number-columns-repeated="1014"/>
        </table:table-row>
        <table:table-row table:style-name="ro1">
          <table:table-cell office:value-type="float" office:value="243" calcext:value-type="float">
            <text:p>243</text:p>
          </table:table-cell>
          <table:table-cell table:formula="of:=DEC2HEX([.A245];2)" office:value-type="string" office:string-value="F3" calcext:value-type="string">
            <text:p>F3</text:p>
          </table:table-cell>
          <table:table-cell table:style-name="ce3" table:formula="of:=MOD(BITRSHIFT([.$A245];[.C$1]);2)" office:value-type="float" office:value="1" calcext:value-type="float">
            <text:p/>
          </table:table-cell>
          <table:table-cell table:style-name="ce3" table:formula="of:=MOD(BITRSHIFT([.$A245];[.D$1]);2)" office:value-type="float" office:value="1" calcext:value-type="float">
            <text:p/>
          </table:table-cell>
          <table:table-cell table:style-name="ce3" table:formula="of:=MOD(BITRSHIFT([.$A245];[.E$1]);2)" office:value-type="float" office:value="1" calcext:value-type="float">
            <text:p/>
          </table:table-cell>
          <table:table-cell table:style-name="ce3" table:formula="of:=MOD(BITRSHIFT([.$A245];[.F$1]);2)" office:value-type="float" office:value="1" calcext:value-type="float">
            <text:p/>
          </table:table-cell>
          <table:table-cell table:style-name="ce3" table:formula="of:=MOD(BITRSHIFT([.$A245];[.G$1]);2)" office:value-type="float" office:value="0" calcext:value-type="float">
            <text:p/>
          </table:table-cell>
          <table:table-cell table:style-name="ce3" table:formula="of:=MOD(BITRSHIFT([.$A245];[.H$1]);2)" office:value-type="float" office:value="0" calcext:value-type="float">
            <text:p/>
          </table:table-cell>
          <table:table-cell table:style-name="ce3" table:formula="of:=MOD(BITRSHIFT([.$A245];[.I$1]);2)" office:value-type="float" office:value="1" calcext:value-type="float">
            <text:p/>
          </table:table-cell>
          <table:table-cell table:style-name="ce3" table:formula="of:=MOD(BITRSHIFT([.$A245];[.J$1]);2)" office:value-type="float" office:value="1" calcext:value-type="float">
            <text:p/>
          </table:table-cell>
          <table:table-cell table:number-columns-repeated="1014"/>
        </table:table-row>
        <table:table-row table:style-name="ro1">
          <table:table-cell office:value-type="float" office:value="244" calcext:value-type="float">
            <text:p>244</text:p>
          </table:table-cell>
          <table:table-cell table:formula="of:=DEC2HEX([.A246];2)" office:value-type="string" office:string-value="F4" calcext:value-type="string">
            <text:p>F4</text:p>
          </table:table-cell>
          <table:table-cell table:style-name="ce3" table:formula="of:=MOD(BITRSHIFT([.$A246];[.C$1]);2)" office:value-type="float" office:value="1" calcext:value-type="float">
            <text:p/>
          </table:table-cell>
          <table:table-cell table:style-name="ce3" table:formula="of:=MOD(BITRSHIFT([.$A246];[.D$1]);2)" office:value-type="float" office:value="1" calcext:value-type="float">
            <text:p/>
          </table:table-cell>
          <table:table-cell table:style-name="ce3" table:formula="of:=MOD(BITRSHIFT([.$A246];[.E$1]);2)" office:value-type="float" office:value="1" calcext:value-type="float">
            <text:p/>
          </table:table-cell>
          <table:table-cell table:style-name="ce3" table:formula="of:=MOD(BITRSHIFT([.$A246];[.F$1]);2)" office:value-type="float" office:value="1" calcext:value-type="float">
            <text:p/>
          </table:table-cell>
          <table:table-cell table:style-name="ce3" table:formula="of:=MOD(BITRSHIFT([.$A246];[.G$1]);2)" office:value-type="float" office:value="0" calcext:value-type="float">
            <text:p/>
          </table:table-cell>
          <table:table-cell table:style-name="ce3" table:formula="of:=MOD(BITRSHIFT([.$A246];[.H$1]);2)" office:value-type="float" office:value="1" calcext:value-type="float">
            <text:p/>
          </table:table-cell>
          <table:table-cell table:style-name="ce3" table:formula="of:=MOD(BITRSHIFT([.$A246];[.I$1]);2)" office:value-type="float" office:value="0" calcext:value-type="float">
            <text:p/>
          </table:table-cell>
          <table:table-cell table:style-name="ce3" table:formula="of:=MOD(BITRSHIFT([.$A246];[.J$1]);2)" office:value-type="float" office:value="0" calcext:value-type="float">
            <text:p/>
          </table:table-cell>
          <table:table-cell table:number-columns-repeated="1014"/>
        </table:table-row>
        <table:table-row table:style-name="ro1">
          <table:table-cell office:value-type="float" office:value="245" calcext:value-type="float">
            <text:p>245</text:p>
          </table:table-cell>
          <table:table-cell table:formula="of:=DEC2HEX([.A247];2)" office:value-type="string" office:string-value="F5" calcext:value-type="string">
            <text:p>F5</text:p>
          </table:table-cell>
          <table:table-cell table:style-name="ce3" table:formula="of:=MOD(BITRSHIFT([.$A247];[.C$1]);2)" office:value-type="float" office:value="1" calcext:value-type="float">
            <text:p/>
          </table:table-cell>
          <table:table-cell table:style-name="ce3" table:formula="of:=MOD(BITRSHIFT([.$A247];[.D$1]);2)" office:value-type="float" office:value="1" calcext:value-type="float">
            <text:p/>
          </table:table-cell>
          <table:table-cell table:style-name="ce3" table:formula="of:=MOD(BITRSHIFT([.$A247];[.E$1]);2)" office:value-type="float" office:value="1" calcext:value-type="float">
            <text:p/>
          </table:table-cell>
          <table:table-cell table:style-name="ce3" table:formula="of:=MOD(BITRSHIFT([.$A247];[.F$1]);2)" office:value-type="float" office:value="1" calcext:value-type="float">
            <text:p/>
          </table:table-cell>
          <table:table-cell table:style-name="ce3" table:formula="of:=MOD(BITRSHIFT([.$A247];[.G$1]);2)" office:value-type="float" office:value="0" calcext:value-type="float">
            <text:p/>
          </table:table-cell>
          <table:table-cell table:style-name="ce3" table:formula="of:=MOD(BITRSHIFT([.$A247];[.H$1]);2)" office:value-type="float" office:value="1" calcext:value-type="float">
            <text:p/>
          </table:table-cell>
          <table:table-cell table:style-name="ce3" table:formula="of:=MOD(BITRSHIFT([.$A247];[.I$1]);2)" office:value-type="float" office:value="0" calcext:value-type="float">
            <text:p/>
          </table:table-cell>
          <table:table-cell table:style-name="ce3" table:formula="of:=MOD(BITRSHIFT([.$A247];[.J$1]);2)" office:value-type="float" office:value="1" calcext:value-type="float">
            <text:p/>
          </table:table-cell>
          <table:table-cell table:number-columns-repeated="1014"/>
        </table:table-row>
        <table:table-row table:style-name="ro1">
          <table:table-cell office:value-type="float" office:value="246" calcext:value-type="float">
            <text:p>246</text:p>
          </table:table-cell>
          <table:table-cell table:formula="of:=DEC2HEX([.A248];2)" office:value-type="string" office:string-value="F6" calcext:value-type="string">
            <text:p>F6</text:p>
          </table:table-cell>
          <table:table-cell table:style-name="ce3" table:formula="of:=MOD(BITRSHIFT([.$A248];[.C$1]);2)" office:value-type="float" office:value="1" calcext:value-type="float">
            <text:p/>
          </table:table-cell>
          <table:table-cell table:style-name="ce3" table:formula="of:=MOD(BITRSHIFT([.$A248];[.D$1]);2)" office:value-type="float" office:value="1" calcext:value-type="float">
            <text:p/>
          </table:table-cell>
          <table:table-cell table:style-name="ce3" table:formula="of:=MOD(BITRSHIFT([.$A248];[.E$1]);2)" office:value-type="float" office:value="1" calcext:value-type="float">
            <text:p/>
          </table:table-cell>
          <table:table-cell table:style-name="ce3" table:formula="of:=MOD(BITRSHIFT([.$A248];[.F$1]);2)" office:value-type="float" office:value="1" calcext:value-type="float">
            <text:p/>
          </table:table-cell>
          <table:table-cell table:style-name="ce3" table:formula="of:=MOD(BITRSHIFT([.$A248];[.G$1]);2)" office:value-type="float" office:value="0" calcext:value-type="float">
            <text:p/>
          </table:table-cell>
          <table:table-cell table:style-name="ce3" table:formula="of:=MOD(BITRSHIFT([.$A248];[.H$1]);2)" office:value-type="float" office:value="1" calcext:value-type="float">
            <text:p/>
          </table:table-cell>
          <table:table-cell table:style-name="ce3" table:formula="of:=MOD(BITRSHIFT([.$A248];[.I$1]);2)" office:value-type="float" office:value="1" calcext:value-type="float">
            <text:p/>
          </table:table-cell>
          <table:table-cell table:style-name="ce3" table:formula="of:=MOD(BITRSHIFT([.$A248];[.J$1]);2)" office:value-type="float" office:value="0" calcext:value-type="float">
            <text:p/>
          </table:table-cell>
          <table:table-cell table:number-columns-repeated="1014"/>
        </table:table-row>
        <table:table-row table:style-name="ro1">
          <table:table-cell office:value-type="float" office:value="247" calcext:value-type="float">
            <text:p>247</text:p>
          </table:table-cell>
          <table:table-cell table:formula="of:=DEC2HEX([.A249];2)" office:value-type="string" office:string-value="F7" calcext:value-type="string">
            <text:p>F7</text:p>
          </table:table-cell>
          <table:table-cell table:style-name="ce3" table:formula="of:=MOD(BITRSHIFT([.$A249];[.C$1]);2)" office:value-type="float" office:value="1" calcext:value-type="float">
            <text:p/>
          </table:table-cell>
          <table:table-cell table:style-name="ce3" table:formula="of:=MOD(BITRSHIFT([.$A249];[.D$1]);2)" office:value-type="float" office:value="1" calcext:value-type="float">
            <text:p/>
          </table:table-cell>
          <table:table-cell table:style-name="ce3" table:formula="of:=MOD(BITRSHIFT([.$A249];[.E$1]);2)" office:value-type="float" office:value="1" calcext:value-type="float">
            <text:p/>
          </table:table-cell>
          <table:table-cell table:style-name="ce3" table:formula="of:=MOD(BITRSHIFT([.$A249];[.F$1]);2)" office:value-type="float" office:value="1" calcext:value-type="float">
            <text:p/>
          </table:table-cell>
          <table:table-cell table:style-name="ce3" table:formula="of:=MOD(BITRSHIFT([.$A249];[.G$1]);2)" office:value-type="float" office:value="0" calcext:value-type="float">
            <text:p/>
          </table:table-cell>
          <table:table-cell table:style-name="ce3" table:formula="of:=MOD(BITRSHIFT([.$A249];[.H$1]);2)" office:value-type="float" office:value="1" calcext:value-type="float">
            <text:p/>
          </table:table-cell>
          <table:table-cell table:style-name="ce3" table:formula="of:=MOD(BITRSHIFT([.$A249];[.I$1]);2)" office:value-type="float" office:value="1" calcext:value-type="float">
            <text:p/>
          </table:table-cell>
          <table:table-cell table:style-name="ce3" table:formula="of:=MOD(BITRSHIFT([.$A249];[.J$1]);2)" office:value-type="float" office:value="1" calcext:value-type="float">
            <text:p/>
          </table:table-cell>
          <table:table-cell table:number-columns-repeated="1014"/>
        </table:table-row>
        <table:table-row table:style-name="ro1">
          <table:table-cell office:value-type="float" office:value="248" calcext:value-type="float">
            <text:p>248</text:p>
          </table:table-cell>
          <table:table-cell table:formula="of:=DEC2HEX([.A250];2)" office:value-type="string" office:string-value="F8" calcext:value-type="string">
            <text:p>F8</text:p>
          </table:table-cell>
          <table:table-cell table:style-name="ce3" table:formula="of:=MOD(BITRSHIFT([.$A250];[.C$1]);2)" office:value-type="float" office:value="1" calcext:value-type="float">
            <text:p/>
          </table:table-cell>
          <table:table-cell table:style-name="ce3" table:formula="of:=MOD(BITRSHIFT([.$A250];[.D$1]);2)" office:value-type="float" office:value="1" calcext:value-type="float">
            <text:p/>
          </table:table-cell>
          <table:table-cell table:style-name="ce3" table:formula="of:=MOD(BITRSHIFT([.$A250];[.E$1]);2)" office:value-type="float" office:value="1" calcext:value-type="float">
            <text:p/>
          </table:table-cell>
          <table:table-cell table:style-name="ce3" table:formula="of:=MOD(BITRSHIFT([.$A250];[.F$1]);2)" office:value-type="float" office:value="1" calcext:value-type="float">
            <text:p/>
          </table:table-cell>
          <table:table-cell table:style-name="ce3" table:formula="of:=MOD(BITRSHIFT([.$A250];[.G$1]);2)" office:value-type="float" office:value="1" calcext:value-type="float">
            <text:p/>
          </table:table-cell>
          <table:table-cell table:style-name="ce3" table:formula="of:=MOD(BITRSHIFT([.$A250];[.H$1]);2)" office:value-type="float" office:value="0" calcext:value-type="float">
            <text:p/>
          </table:table-cell>
          <table:table-cell table:style-name="ce3" table:formula="of:=MOD(BITRSHIFT([.$A250];[.I$1]);2)" office:value-type="float" office:value="0" calcext:value-type="float">
            <text:p/>
          </table:table-cell>
          <table:table-cell table:style-name="ce3" table:formula="of:=MOD(BITRSHIFT([.$A250];[.J$1]);2)" office:value-type="float" office:value="0" calcext:value-type="float">
            <text:p/>
          </table:table-cell>
          <table:table-cell table:number-columns-repeated="1014"/>
        </table:table-row>
        <table:table-row table:style-name="ro1">
          <table:table-cell office:value-type="float" office:value="249" calcext:value-type="float">
            <text:p>249</text:p>
          </table:table-cell>
          <table:table-cell table:formula="of:=DEC2HEX([.A251];2)" office:value-type="string" office:string-value="F9" calcext:value-type="string">
            <text:p>F9</text:p>
          </table:table-cell>
          <table:table-cell table:style-name="ce3" table:formula="of:=MOD(BITRSHIFT([.$A251];[.C$1]);2)" office:value-type="float" office:value="1" calcext:value-type="float">
            <text:p/>
          </table:table-cell>
          <table:table-cell table:style-name="ce3" table:formula="of:=MOD(BITRSHIFT([.$A251];[.D$1]);2)" office:value-type="float" office:value="1" calcext:value-type="float">
            <text:p/>
          </table:table-cell>
          <table:table-cell table:style-name="ce3" table:formula="of:=MOD(BITRSHIFT([.$A251];[.E$1]);2)" office:value-type="float" office:value="1" calcext:value-type="float">
            <text:p/>
          </table:table-cell>
          <table:table-cell table:style-name="ce3" table:formula="of:=MOD(BITRSHIFT([.$A251];[.F$1]);2)" office:value-type="float" office:value="1" calcext:value-type="float">
            <text:p/>
          </table:table-cell>
          <table:table-cell table:style-name="ce3" table:formula="of:=MOD(BITRSHIFT([.$A251];[.G$1]);2)" office:value-type="float" office:value="1" calcext:value-type="float">
            <text:p/>
          </table:table-cell>
          <table:table-cell table:style-name="ce3" table:formula="of:=MOD(BITRSHIFT([.$A251];[.H$1]);2)" office:value-type="float" office:value="0" calcext:value-type="float">
            <text:p/>
          </table:table-cell>
          <table:table-cell table:style-name="ce3" table:formula="of:=MOD(BITRSHIFT([.$A251];[.I$1]);2)" office:value-type="float" office:value="0" calcext:value-type="float">
            <text:p/>
          </table:table-cell>
          <table:table-cell table:style-name="ce3" table:formula="of:=MOD(BITRSHIFT([.$A251];[.J$1]);2)" office:value-type="float" office:value="1" calcext:value-type="float">
            <text:p/>
          </table:table-cell>
          <table:table-cell table:number-columns-repeated="1014"/>
        </table:table-row>
        <table:table-row table:style-name="ro1">
          <table:table-cell office:value-type="float" office:value="250" calcext:value-type="float">
            <text:p>250</text:p>
          </table:table-cell>
          <table:table-cell table:formula="of:=DEC2HEX([.A252];2)" office:value-type="string" office:string-value="FA" calcext:value-type="string">
            <text:p>FA</text:p>
          </table:table-cell>
          <table:table-cell table:style-name="ce3" table:formula="of:=MOD(BITRSHIFT([.$A252];[.C$1]);2)" office:value-type="float" office:value="1" calcext:value-type="float">
            <text:p/>
          </table:table-cell>
          <table:table-cell table:style-name="ce3" table:formula="of:=MOD(BITRSHIFT([.$A252];[.D$1]);2)" office:value-type="float" office:value="1" calcext:value-type="float">
            <text:p/>
          </table:table-cell>
          <table:table-cell table:style-name="ce3" table:formula="of:=MOD(BITRSHIFT([.$A252];[.E$1]);2)" office:value-type="float" office:value="1" calcext:value-type="float">
            <text:p/>
          </table:table-cell>
          <table:table-cell table:style-name="ce3" table:formula="of:=MOD(BITRSHIFT([.$A252];[.F$1]);2)" office:value-type="float" office:value="1" calcext:value-type="float">
            <text:p/>
          </table:table-cell>
          <table:table-cell table:style-name="ce3" table:formula="of:=MOD(BITRSHIFT([.$A252];[.G$1]);2)" office:value-type="float" office:value="1" calcext:value-type="float">
            <text:p/>
          </table:table-cell>
          <table:table-cell table:style-name="ce3" table:formula="of:=MOD(BITRSHIFT([.$A252];[.H$1]);2)" office:value-type="float" office:value="0" calcext:value-type="float">
            <text:p/>
          </table:table-cell>
          <table:table-cell table:style-name="ce3" table:formula="of:=MOD(BITRSHIFT([.$A252];[.I$1]);2)" office:value-type="float" office:value="1" calcext:value-type="float">
            <text:p/>
          </table:table-cell>
          <table:table-cell table:style-name="ce3" table:formula="of:=MOD(BITRSHIFT([.$A252];[.J$1]);2)" office:value-type="float" office:value="0" calcext:value-type="float">
            <text:p/>
          </table:table-cell>
          <table:table-cell table:number-columns-repeated="1014"/>
        </table:table-row>
        <table:table-row table:style-name="ro1">
          <table:table-cell office:value-type="float" office:value="251" calcext:value-type="float">
            <text:p>251</text:p>
          </table:table-cell>
          <table:table-cell table:formula="of:=DEC2HEX([.A253];2)" office:value-type="string" office:string-value="FB" calcext:value-type="string">
            <text:p>FB</text:p>
          </table:table-cell>
          <table:table-cell table:style-name="ce3" table:formula="of:=MOD(BITRSHIFT([.$A253];[.C$1]);2)" office:value-type="float" office:value="1" calcext:value-type="float">
            <text:p/>
          </table:table-cell>
          <table:table-cell table:style-name="ce3" table:formula="of:=MOD(BITRSHIFT([.$A253];[.D$1]);2)" office:value-type="float" office:value="1" calcext:value-type="float">
            <text:p/>
          </table:table-cell>
          <table:table-cell table:style-name="ce3" table:formula="of:=MOD(BITRSHIFT([.$A253];[.E$1]);2)" office:value-type="float" office:value="1" calcext:value-type="float">
            <text:p/>
          </table:table-cell>
          <table:table-cell table:style-name="ce3" table:formula="of:=MOD(BITRSHIFT([.$A253];[.F$1]);2)" office:value-type="float" office:value="1" calcext:value-type="float">
            <text:p/>
          </table:table-cell>
          <table:table-cell table:style-name="ce3" table:formula="of:=MOD(BITRSHIFT([.$A253];[.G$1]);2)" office:value-type="float" office:value="1" calcext:value-type="float">
            <text:p/>
          </table:table-cell>
          <table:table-cell table:style-name="ce3" table:formula="of:=MOD(BITRSHIFT([.$A253];[.H$1]);2)" office:value-type="float" office:value="0" calcext:value-type="float">
            <text:p/>
          </table:table-cell>
          <table:table-cell table:style-name="ce3" table:formula="of:=MOD(BITRSHIFT([.$A253];[.I$1]);2)" office:value-type="float" office:value="1" calcext:value-type="float">
            <text:p/>
          </table:table-cell>
          <table:table-cell table:style-name="ce3" table:formula="of:=MOD(BITRSHIFT([.$A253];[.J$1]);2)" office:value-type="float" office:value="1" calcext:value-type="float">
            <text:p/>
          </table:table-cell>
          <table:table-cell table:number-columns-repeated="1014"/>
        </table:table-row>
        <table:table-row table:style-name="ro1">
          <table:table-cell office:value-type="float" office:value="252" calcext:value-type="float">
            <text:p>252</text:p>
          </table:table-cell>
          <table:table-cell table:formula="of:=DEC2HEX([.A254];2)" office:value-type="string" office:string-value="FC" calcext:value-type="string">
            <text:p>FC</text:p>
          </table:table-cell>
          <table:table-cell table:style-name="ce3" table:formula="of:=MOD(BITRSHIFT([.$A254];[.C$1]);2)" office:value-type="float" office:value="1" calcext:value-type="float">
            <text:p/>
          </table:table-cell>
          <table:table-cell table:style-name="ce3" table:formula="of:=MOD(BITRSHIFT([.$A254];[.D$1]);2)" office:value-type="float" office:value="1" calcext:value-type="float">
            <text:p/>
          </table:table-cell>
          <table:table-cell table:style-name="ce3" table:formula="of:=MOD(BITRSHIFT([.$A254];[.E$1]);2)" office:value-type="float" office:value="1" calcext:value-type="float">
            <text:p/>
          </table:table-cell>
          <table:table-cell table:style-name="ce3" table:formula="of:=MOD(BITRSHIFT([.$A254];[.F$1]);2)" office:value-type="float" office:value="1" calcext:value-type="float">
            <text:p/>
          </table:table-cell>
          <table:table-cell table:style-name="ce3" table:formula="of:=MOD(BITRSHIFT([.$A254];[.G$1]);2)" office:value-type="float" office:value="1" calcext:value-type="float">
            <text:p/>
          </table:table-cell>
          <table:table-cell table:style-name="ce3" table:formula="of:=MOD(BITRSHIFT([.$A254];[.H$1]);2)" office:value-type="float" office:value="1" calcext:value-type="float">
            <text:p/>
          </table:table-cell>
          <table:table-cell table:style-name="ce3" table:formula="of:=MOD(BITRSHIFT([.$A254];[.I$1]);2)" office:value-type="float" office:value="0" calcext:value-type="float">
            <text:p/>
          </table:table-cell>
          <table:table-cell table:style-name="ce3" table:formula="of:=MOD(BITRSHIFT([.$A254];[.J$1]);2)" office:value-type="float" office:value="0" calcext:value-type="float">
            <text:p/>
          </table:table-cell>
          <table:table-cell table:number-columns-repeated="1014"/>
        </table:table-row>
        <table:table-row table:style-name="ro1">
          <table:table-cell office:value-type="float" office:value="253" calcext:value-type="float">
            <text:p>253</text:p>
          </table:table-cell>
          <table:table-cell table:formula="of:=DEC2HEX([.A255];2)" office:value-type="string" office:string-value="FD" calcext:value-type="string">
            <text:p>FD</text:p>
          </table:table-cell>
          <table:table-cell table:style-name="ce3" table:formula="of:=MOD(BITRSHIFT([.$A255];[.C$1]);2)" office:value-type="float" office:value="1" calcext:value-type="float">
            <text:p/>
          </table:table-cell>
          <table:table-cell table:style-name="ce3" table:formula="of:=MOD(BITRSHIFT([.$A255];[.D$1]);2)" office:value-type="float" office:value="1" calcext:value-type="float">
            <text:p/>
          </table:table-cell>
          <table:table-cell table:style-name="ce3" table:formula="of:=MOD(BITRSHIFT([.$A255];[.E$1]);2)" office:value-type="float" office:value="1" calcext:value-type="float">
            <text:p/>
          </table:table-cell>
          <table:table-cell table:style-name="ce3" table:formula="of:=MOD(BITRSHIFT([.$A255];[.F$1]);2)" office:value-type="float" office:value="1" calcext:value-type="float">
            <text:p/>
          </table:table-cell>
          <table:table-cell table:style-name="ce3" table:formula="of:=MOD(BITRSHIFT([.$A255];[.G$1]);2)" office:value-type="float" office:value="1" calcext:value-type="float">
            <text:p/>
          </table:table-cell>
          <table:table-cell table:style-name="ce3" table:formula="of:=MOD(BITRSHIFT([.$A255];[.H$1]);2)" office:value-type="float" office:value="1" calcext:value-type="float">
            <text:p/>
          </table:table-cell>
          <table:table-cell table:style-name="ce3" table:formula="of:=MOD(BITRSHIFT([.$A255];[.I$1]);2)" office:value-type="float" office:value="0" calcext:value-type="float">
            <text:p/>
          </table:table-cell>
          <table:table-cell table:style-name="ce3" table:formula="of:=MOD(BITRSHIFT([.$A255];[.J$1]);2)" office:value-type="float" office:value="1" calcext:value-type="float">
            <text:p/>
          </table:table-cell>
          <table:table-cell table:number-columns-repeated="1014"/>
        </table:table-row>
        <table:table-row table:style-name="ro1">
          <table:table-cell office:value-type="float" office:value="254" calcext:value-type="float">
            <text:p>254</text:p>
          </table:table-cell>
          <table:table-cell table:formula="of:=DEC2HEX([.A256];2)" office:value-type="string" office:string-value="FE" calcext:value-type="string">
            <text:p>FE</text:p>
          </table:table-cell>
          <table:table-cell table:style-name="ce3" table:formula="of:=MOD(BITRSHIFT([.$A256];[.C$1]);2)" office:value-type="float" office:value="1" calcext:value-type="float">
            <text:p/>
          </table:table-cell>
          <table:table-cell table:style-name="ce3" table:formula="of:=MOD(BITRSHIFT([.$A256];[.D$1]);2)" office:value-type="float" office:value="1" calcext:value-type="float">
            <text:p/>
          </table:table-cell>
          <table:table-cell table:style-name="ce3" table:formula="of:=MOD(BITRSHIFT([.$A256];[.E$1]);2)" office:value-type="float" office:value="1" calcext:value-type="float">
            <text:p/>
          </table:table-cell>
          <table:table-cell table:style-name="ce3" table:formula="of:=MOD(BITRSHIFT([.$A256];[.F$1]);2)" office:value-type="float" office:value="1" calcext:value-type="float">
            <text:p/>
          </table:table-cell>
          <table:table-cell table:style-name="ce3" table:formula="of:=MOD(BITRSHIFT([.$A256];[.G$1]);2)" office:value-type="float" office:value="1" calcext:value-type="float">
            <text:p/>
          </table:table-cell>
          <table:table-cell table:style-name="ce3" table:formula="of:=MOD(BITRSHIFT([.$A256];[.H$1]);2)" office:value-type="float" office:value="1" calcext:value-type="float">
            <text:p/>
          </table:table-cell>
          <table:table-cell table:style-name="ce3" table:formula="of:=MOD(BITRSHIFT([.$A256];[.I$1]);2)" office:value-type="float" office:value="1" calcext:value-type="float">
            <text:p/>
          </table:table-cell>
          <table:table-cell table:style-name="ce3" table:formula="of:=MOD(BITRSHIFT([.$A256];[.J$1]);2)" office:value-type="float" office:value="0" calcext:value-type="float">
            <text:p/>
          </table:table-cell>
          <table:table-cell table:number-columns-repeated="1014"/>
        </table:table-row>
        <table:table-row table:style-name="ro1">
          <table:table-cell office:value-type="float" office:value="255" calcext:value-type="float">
            <text:p>255</text:p>
          </table:table-cell>
          <table:table-cell table:formula="of:=DEC2HEX([.A257];2)" office:value-type="string" office:string-value="FF" calcext:value-type="string">
            <text:p>FF</text:p>
          </table:table-cell>
          <table:table-cell table:style-name="ce3" table:formula="of:=MOD(BITRSHIFT([.$A257];[.C$1]);2)" office:value-type="float" office:value="1" calcext:value-type="float">
            <text:p/>
          </table:table-cell>
          <table:table-cell table:style-name="ce3" table:formula="of:=MOD(BITRSHIFT([.$A257];[.D$1]);2)" office:value-type="float" office:value="1" calcext:value-type="float">
            <text:p/>
          </table:table-cell>
          <table:table-cell table:style-name="ce3" table:formula="of:=MOD(BITRSHIFT([.$A257];[.E$1]);2)" office:value-type="float" office:value="1" calcext:value-type="float">
            <text:p/>
          </table:table-cell>
          <table:table-cell table:style-name="ce3" table:formula="of:=MOD(BITRSHIFT([.$A257];[.F$1]);2)" office:value-type="float" office:value="1" calcext:value-type="float">
            <text:p/>
          </table:table-cell>
          <table:table-cell table:style-name="ce3" table:formula="of:=MOD(BITRSHIFT([.$A257];[.G$1]);2)" office:value-type="float" office:value="1" calcext:value-type="float">
            <text:p/>
          </table:table-cell>
          <table:table-cell table:style-name="ce3" table:formula="of:=MOD(BITRSHIFT([.$A257];[.H$1]);2)" office:value-type="float" office:value="1" calcext:value-type="float">
            <text:p/>
          </table:table-cell>
          <table:table-cell table:style-name="ce3" table:formula="of:=MOD(BITRSHIFT([.$A257];[.I$1]);2)" office:value-type="float" office:value="1" calcext:value-type="float">
            <text:p/>
          </table:table-cell>
          <table:table-cell table:style-name="ce3" table:formula="of:=MOD(BITRSHIFT([.$A257];[.J$1]);2)" office:value-type="float" office:value="1" calcext:value-type="float">
            <text:p/>
          </table:table-cell>
          <table:table-cell table:number-columns-repeated="1014"/>
        </table:table-row>
        <table:table-row table:style-name="ro1" table:number-rows-repeated="1048318">
          <table:table-cell table:number-columns-repeated="1024"/>
        </table:table-row>
        <table:table-row table:style-name="ro1">
          <table:table-cell table:number-columns-repeated="1024"/>
        </table:table-row>
      </table:table>
      <table:table table:name="Лист2" table:style-name="ta2">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Кнопка 1" form:control-implementation="ooo:com.sun.star.form.component.CommandButton" xml:id="control1" form:id="control1" form:label="Старт/стоп"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lk.clock?language=Basic&amp;location=document" xlink:type="simple"/>
              </office:event-listeners>
            </form:button>
            <form:button form:name="КнВверх" form:control-implementation="ooo:com.sun.star.form.component.CommandButton" xml:id="control2" form:id="control2" form:label="Вверх"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UpCellOn?language=Basic&amp;location=document" xlink:type="simple"/>
                <script:event-listener script:language="ooo:script" script:event-name="dom:mouseup" xlink:href="vnd.sun.star.script:Standard.clk.UpCellOff?language=Basic&amp;location=document" xlink:type="simple"/>
              </office:event-listeners>
            </form:button>
            <form:button form:name="КнВниз" form:control-implementation="ooo:com.sun.star.form.component.CommandButton" xml:id="control3" form:id="control3" form:label="Вниз"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DownCellOn?language=Basic&amp;location=document" xlink:type="simple"/>
                <script:event-listener script:language="ooo:script" script:event-name="dom:mouseup" xlink:href="vnd.sun.star.script:Standard.clk.DownCellOff?language=Basic&amp;location=document" xlink:type="simple"/>
              </office:event-listeners>
            </form:button>
            <form:button form:name="КнВправо" form:control-implementation="ooo:com.sun.star.form.component.CommandButton" xml:id="control4" form:id="control4" form:label="Вправо"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RightCellOn?language=Basic&amp;location=document" xlink:type="simple"/>
                <script:event-listener script:language="ooo:script" script:event-name="dom:mouseup" xlink:href="vnd.sun.star.script:Standard.clk.RightCellOff?language=Basic&amp;location=document" xlink:type="simple"/>
              </office:event-listeners>
            </form:button>
            <form:button form:name="КнВлево" form:control-implementation="ooo:com.sun.star.form.component.CommandButton" xml:id="control5" form:id="control5" form:label="Влево"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LeftCellOn?language=Basic&amp;location=document" xlink:type="simple"/>
                <script:event-listener script:language="ooo:script" script:event-name="dom:mouseup" xlink:href="vnd.sun.star.script:Standard.clk.LeftCellOff?language=Basic&amp;location=document" xlink:type="simple"/>
              </office:event-listeners>
            </form:button>
            <form:button form:name="КнСброс" form:control-implementation="ooo:com.sun.star.form.component.CommandButton" xml:id="control6" form:id="control6" form:label="Сброс"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ResetCellOn?language=Basic&amp;location=document" xlink:type="simple"/>
                <script:event-listener script:language="ooo:script" script:event-name="dom:mouseup" xlink:href="vnd.sun.star.script:Standard.clk.ResetCellOff?language=Basic&amp;location=document" xlink:type="simple"/>
              </office:event-listeners>
            </form:button>
            <form:button form:name="КнОтладка" form:control-implementation="ooo:com.sun.star.form.component.CommandButton" xml:id="control7" form:id="control7" form:label="Debug"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lk.debug?language=Basic&amp;location=document" xlink:type="simple"/>
              </office:event-listeners>
            </form:button>
          </form:form>
        </office:forms>
        <table:shapes>
          <draw:control draw:z-index="0" draw:text-style-name="P1" svg:width="4.5cm" svg:height="1.817cm" svg:x="9.855cm" svg:y="12.99cm" draw:control="control1"/>
          <draw:control draw:z-index="1" draw:text-style-name="P1" svg:width="1.794cm" svg:height="1.149cm" svg:x="28.17cm" svg:y="11.063cm" draw:control="control2"/>
          <draw:control draw:z-index="2" draw:text-style-name="P1" svg:width="1.794cm" svg:height="1.149cm" svg:x="28.176cm" svg:y="12.265cm" draw:control="control3"/>
          <draw:control draw:z-index="3" draw:text-style-name="P1" svg:width="1.794cm" svg:height="1.149cm" svg:x="30.026cm" svg:y="12.265cm" draw:control="control4"/>
          <draw:control draw:z-index="4" draw:text-style-name="P1" svg:width="1.794cm" svg:height="1.149cm" svg:x="26.326cm" svg:y="12.264cm" draw:control="control5"/>
          <draw:control draw:z-index="5" draw:text-style-name="P1" svg:width="4.5cm" svg:height="1.817cm" svg:x="9.815cm" svg:y="15.05cm" draw:control="control6"/>
          <draw:control draw:z-index="6" draw:text-style-name="P1" svg:width="2.491cm" svg:height="1.817cm" svg:x="7.155cm" svg:y="12.976cm" draw:control="control7"/>
        </table:shapes>
        <table:table-column table:style-name="co1" table:default-cell-style-name="ce1"/>
        <table:table-column table:style-name="co2" table:default-cell-style-name="ce1"/>
        <table:table-column table:style-name="co1" table:number-columns-repeated="2" table:default-cell-style-name="ce1"/>
        <table:table-column table:style-name="co3" table:number-columns-repeated="8" table:default-cell-style-name="ce1"/>
        <table:table-column table:style-name="co1" table:default-cell-style-name="ce1"/>
        <table:table-column table:style-name="co4" table:number-columns-repeated="8" table:default-cell-style-name="ce1"/>
        <table:table-column table:style-name="co1" table:number-columns-repeated="2" table:default-cell-style-name="ce1"/>
        <table:table-column table:style-name="co5" table:number-columns-repeated="10" table:default-cell-style-name="ce1"/>
        <table:table-column table:style-name="co1" table:number-columns-repeated="224" table:default-cell-style-name="ce1"/>
        <table:table-column table:style-name="co1" table:number-columns-repeated="767" table:default-cell-style-name="Default"/>
        <table:table-row table:style-name="ro1">
          <table:table-cell/>
          <table:table-cell table:style-name="ce12" office:value-type="string" calcext:value-type="string">
            <text:p>DISPLAY</text:p>
          </table:table-cell>
          <table:table-cell table:number-columns-repeated="19"/>
          <table:table-cell table:style-name="ce12"/>
          <table:table-cell table:number-columns-repeated="1002"/>
        </table:table-row>
        <table:table-row table:style-name="ro1">
          <table:table-cell/>
          <table:table-cell table:style-name="ce5" office:value-type="string" calcext:value-type="string">
            <text:p>Generator</text:p>
          </table:table-cell>
          <table:table-cell office:value-type="string" calcext:value-type="string">
            <text:p>E18:L27</text:p>
          </table:table-cell>
          <table:table-cell table:number-columns-repeated="18"/>
          <table:table-cell table:style-name="ce12" office:value-type="string" calcext:value-type="string">
            <text:p>DISPLAY:</text:p>
          </table:table-cell>
          <table:table-cell table:number-columns-repeated="1002"/>
        </table:table-row>
        <table:table-row table:style-name="ro1">
          <table:table-cell/>
          <table:table-cell table:style-name="ce5" office:value-type="string" calcext:value-type="string">
            <text:p>number</text:p>
          </table:table-cell>
          <table:table-cell office:value-type="float" office:value="0" calcext:value-type="float">
            <text:p>0</text:p>
          </table:table-cell>
          <table:table-cell table:number-columns-repeated="10"/>
          <table:table-cell office:value-type="string" calcext:value-type="string">
            <text:p>Matrix generator:</text:p>
          </table:table-cell>
          <table:table-cell table:number-columns-repeated="9"/>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991"/>
        </table:table-row>
        <table:table-row table:style-name="ro1">
          <table:table-cell/>
          <table:table-cell table:style-name="ce5" office:value-type="string" calcext:value-type="string">
            <text:p>binary:</text:p>
          </table:table-cell>
          <table:table-cell table:number-columns-repeated="20"/>
          <table:table-cell table:style-name="ce35" table:formula="of:=[.X34]" office:value-type="float" office:value="0" calcext:value-type="float">
            <text:p/>
          </table:table-cell>
          <table:table-cell table:style-name="ce41" table:formula="of:=IF(MOD(TRUNC([.$W4]/(2^[.X$3]));2);&quot; &quot;;&quot;&quot;)">
            <text:p/>
          </table:table-cell>
          <table:table-cell table:style-name="ce44" table:formula="of:=IF(MOD(TRUNC([.$W4]/(2^[.Y$3]));2);&quot; &quot;;&quot;&quot;)">
            <text:p/>
          </table:table-cell>
          <table:table-cell table:style-name="ce44" table:formula="of:=IF(MOD(TRUNC([.$W4]/(2^[.Z$3]));2);&quot; &quot;;&quot;&quot;)">
            <text:p/>
          </table:table-cell>
          <table:table-cell table:style-name="ce44" table:formula="of:=IF(MOD(TRUNC([.$W4]/(2^[.AA$3]));2);&quot; &quot;;&quot;&quot;)">
            <text:p/>
          </table:table-cell>
          <table:table-cell table:style-name="ce44" table:formula="of:=IF(MOD(TRUNC([.$W4]/(2^[.AB$3]));2);&quot; &quot;;&quot;&quot;)">
            <text:p/>
          </table:table-cell>
          <table:table-cell table:style-name="ce44" table:formula="of:=IF(MOD(TRUNC([.$W4]/(2^[.AC$3]));2);&quot; &quot;;&quot;&quot;)">
            <text:p/>
          </table:table-cell>
          <table:table-cell table:style-name="ce44" table:formula="of:=IF(MOD(TRUNC([.$W4]/(2^[.AD$3]));2);&quot; &quot;;&quot;&quot;)">
            <text:p/>
          </table:table-cell>
          <table:table-cell table:style-name="ce44" table:formula="of:=IF(MOD(TRUNC([.$W4]/(2^[.AE$3]));2);&quot; &quot;;&quot;&quot;)">
            <text:p/>
          </table:table-cell>
          <table:table-cell table:style-name="ce44" table:formula="of:=IF(MOD(TRUNC([.$W4]/(2^[.AF$3]));2);&quot; &quot;;&quot;&quot;)">
            <text:p/>
          </table:table-cell>
          <table:table-cell table:style-name="ce47" table:formula="of:=IF(MOD(TRUNC([.$W4]/(2^[.AG$3]));2);&quot; &quot;;&quot;&quot;)">
            <text:p/>
          </table:table-cell>
          <table:table-cell table:number-columns-repeated="991"/>
        </table:table-row>
        <table:table-row table:style-name="ro1">
          <table:table-cell/>
          <table:table-cell table:style-name="ce5"/>
          <table:table-cell table:number-columns-repeated="20"/>
          <table:table-cell table:style-name="ce35" table:formula="of:=[.Y34]">
            <text:p/>
          </table:table-cell>
          <table:table-cell table:style-name="ce42" table:formula="of:=IF(MOD(TRUNC([.$W5]/(2^[.X$3]));2);&quot; &quot;;&quot;&quot;)" office:value-type="string" office:string-value="" calcext:value-type="error">
            <text:p/>
          </table:table-cell>
          <table:table-cell table:style-name="ce45" table:formula="of:=IF(MOD(TRUNC([.$W5]/(2^[.Y$3]));2);&quot; &quot;;&quot;&quot;)" office:value-type="string" office:string-value="" calcext:value-type="error">
            <text:p/>
          </table:table-cell>
          <table:table-cell table:style-name="ce45" table:formula="of:=IF(MOD(TRUNC([.$W5]/(2^[.Z$3]));2);&quot; &quot;;&quot;&quot;)" office:value-type="string" office:string-value="" calcext:value-type="error">
            <text:p/>
          </table:table-cell>
          <table:table-cell table:style-name="ce45" table:formula="of:=IF(MOD(TRUNC([.$W5]/(2^[.AA$3]));2);&quot; &quot;;&quot;&quot;)" office:value-type="string" office:string-value="" calcext:value-type="error">
            <text:p/>
          </table:table-cell>
          <table:table-cell table:style-name="ce45" table:formula="of:=IF(MOD(TRUNC([.$W5]/(2^[.AB$3]));2);&quot; &quot;;&quot;&quot;)" office:value-type="string" office:string-value="" calcext:value-type="error">
            <text:p/>
          </table:table-cell>
          <table:table-cell table:style-name="ce45" table:formula="of:=IF(MOD(TRUNC([.$W5]/(2^[.AC$3]));2);&quot; &quot;;&quot;&quot;)" office:value-type="string" office:string-value="" calcext:value-type="error">
            <text:p/>
          </table:table-cell>
          <table:table-cell table:style-name="ce45" table:formula="of:=IF(MOD(TRUNC([.$W5]/(2^[.AD$3]));2);&quot; &quot;;&quot;&quot;)" office:value-type="string" office:string-value="" calcext:value-type="error">
            <text:p/>
          </table:table-cell>
          <table:table-cell table:style-name="ce45" table:formula="of:=IF(MOD(TRUNC([.$W5]/(2^[.AE$3]));2);&quot; &quot;;&quot;&quot;)" office:value-type="string" office:string-value="" calcext:value-type="error">
            <text:p/>
          </table:table-cell>
          <table:table-cell table:style-name="ce45" table:formula="of:=IF(MOD(TRUNC([.$W5]/(2^[.AF$3]));2);&quot; &quot;;&quot;&quot;)" office:value-type="string" office:string-value="" calcext:value-type="error">
            <text:p/>
          </table:table-cell>
          <table:table-cell table:style-name="ce48" table:formula="of:=IF(MOD(TRUNC([.$W5]/(2^[.AG$3]));2);&quot; &quot;;&quot;&quot;)" office:value-type="string" office:string-value="" calcext:value-type="error">
            <text:p/>
          </table:table-cell>
          <table:table-cell table:number-columns-repeated="991"/>
        </table:table-row>
        <table:table-row table:style-name="ro3">
          <table:table-cell/>
          <table:table-cell table:style-name="ce5"/>
          <table:table-cell table:number-columns-repeated="2"/>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table:style-name="ce35" table:formula="of:=[.Z34]">
            <text:p/>
          </table:table-cell>
          <table:table-cell table:style-name="ce42" table:formula="of:=IF(MOD(TRUNC([.$W6]/(2^[.X$3]));2);&quot; &quot;;&quot;&quot;)" office:value-type="string" office:string-value="" calcext:value-type="error">
            <text:p/>
          </table:table-cell>
          <table:table-cell table:style-name="ce45" table:formula="of:=IF(MOD(TRUNC([.$W6]/(2^[.Y$3]));2);&quot; &quot;;&quot;&quot;)" office:value-type="string" office:string-value="" calcext:value-type="error">
            <text:p/>
          </table:table-cell>
          <table:table-cell table:style-name="ce45" table:formula="of:=IF(MOD(TRUNC([.$W6]/(2^[.Z$3]));2);&quot; &quot;;&quot;&quot;)" office:value-type="string" office:string-value="" calcext:value-type="error">
            <text:p/>
          </table:table-cell>
          <table:table-cell table:style-name="ce45" table:formula="of:=IF(MOD(TRUNC([.$W6]/(2^[.AA$3]));2);&quot; &quot;;&quot;&quot;)" office:value-type="string" office:string-value="" calcext:value-type="error">
            <text:p/>
          </table:table-cell>
          <table:table-cell table:style-name="ce45" table:formula="of:=IF(MOD(TRUNC([.$W6]/(2^[.AB$3]));2);&quot; &quot;;&quot;&quot;)" office:value-type="string" office:string-value="" calcext:value-type="error">
            <text:p/>
          </table:table-cell>
          <table:table-cell table:style-name="ce45" table:formula="of:=IF(MOD(TRUNC([.$W6]/(2^[.AC$3]));2);&quot; &quot;;&quot;&quot;)" office:value-type="string" office:string-value="" calcext:value-type="error">
            <text:p/>
          </table:table-cell>
          <table:table-cell table:style-name="ce45" table:formula="of:=IF(MOD(TRUNC([.$W6]/(2^[.AD$3]));2);&quot; &quot;;&quot;&quot;)" office:value-type="string" office:string-value="" calcext:value-type="error">
            <text:p/>
          </table:table-cell>
          <table:table-cell table:style-name="ce45" table:formula="of:=IF(MOD(TRUNC([.$W6]/(2^[.AE$3]));2);&quot; &quot;;&quot;&quot;)" office:value-type="string" office:string-value="" calcext:value-type="error">
            <text:p/>
          </table:table-cell>
          <table:table-cell table:style-name="ce45" table:formula="of:=IF(MOD(TRUNC([.$W6]/(2^[.AF$3]));2);&quot; &quot;;&quot;&quot;)" office:value-type="string" office:string-value="" calcext:value-type="error">
            <text:p/>
          </table:table-cell>
          <table:table-cell table:style-name="ce48" table:formula="of:=IF(MOD(TRUNC([.$W6]/(2^[.AG$3]));2);&quot; &quot;;&quot;&quot;)" office:value-type="string" office:string-value="" calcext:value-type="error">
            <text:p/>
          </table:table-cell>
          <table:table-cell table:number-columns-repeated="991"/>
        </table:table-row>
        <table:table-row table:style-name="ro1">
          <table:table-cell/>
          <table:table-cell table:style-name="ce5"/>
          <table:table-cell office:value-type="float" office:value="0" calcext:value-type="float">
            <text:p>0</text:p>
          </table:table-cell>
          <table:table-cell table:formula="of:=INDEX(INDIRECT([.$C$2]);[.$C$3]+1;[.$C7]+1)" office:value-type="float" office:value="0" calcext:value-type="float">
            <text:p/>
          </table:table-cell>
          <table:table-cell table:style-name="ce21" table:formula="of:=IF(MOD(TRUNC([.$D7]/(2^[.E$6]));2);&quot; &quot;;&quot;&quot;)">
            <text:p/>
          </table:table-cell>
          <table:table-cell table:style-name="ce24" table:formula="of:=IF(MOD(TRUNC([.$D7]/(2^[.F$6]));2);&quot; &quot;;&quot;&quot;)">
            <text:p/>
          </table:table-cell>
          <table:table-cell table:style-name="ce24" table:formula="of:=IF(MOD(TRUNC([.$D7]/(2^[.G$6]));2);&quot; &quot;;&quot;&quot;)">
            <text:p/>
          </table:table-cell>
          <table:table-cell table:style-name="ce24" table:formula="of:=IF(MOD(TRUNC([.$D7]/(2^[.H$6]));2);&quot; &quot;;&quot;&quot;)">
            <text:p/>
          </table:table-cell>
          <table:table-cell table:style-name="ce24" table:formula="of:=IF(MOD(TRUNC([.$D7]/(2^[.I$6]));2);&quot; &quot;;&quot;&quot;)">
            <text:p/>
          </table:table-cell>
          <table:table-cell table:style-name="ce24" table:formula="of:=IF(MOD(TRUNC([.$D7]/(2^[.J$6]));2);&quot; &quot;;&quot;&quot;)">
            <text:p/>
          </table:table-cell>
          <table:table-cell table:style-name="ce24" table:formula="of:=IF(MOD(TRUNC([.$D7]/(2^[.K$6]));2);&quot; &quot;;&quot;&quot;)">
            <text:p/>
          </table:table-cell>
          <table:table-cell table:style-name="ce28" table:formula="of:=IF(MOD(TRUNC([.$D7]/(2^[.L$6]));2);&quot; &quot;;&quot;&quot;)">
            <text:p/>
          </table:table-cell>
          <table:table-cell table:style-name="ce31" table:formula="of:=SUMPRODUCT([.N7:.U7];2^[.N$6:.U$6])" office:value-type="float" office:value="0" calcext:value-type="float">
            <text:p/>
          </table:table-cell>
          <table:table-cell table:style-name="ce32" table:number-columns-repeated="8"/>
          <table:table-cell/>
          <table:table-cell table:style-name="ce35" table:formula="of:=[.AA34]">
            <text:p/>
          </table:table-cell>
          <table:table-cell table:style-name="ce42" table:formula="of:=IF(MOD(TRUNC([.$W7]/(2^[.X$3]));2);&quot; &quot;;&quot;&quot;)" office:value-type="string" office:string-value="" calcext:value-type="error">
            <text:p/>
          </table:table-cell>
          <table:table-cell table:style-name="ce45" table:formula="of:=IF(MOD(TRUNC([.$W7]/(2^[.Y$3]));2);&quot; &quot;;&quot;&quot;)" office:value-type="string" office:string-value="" calcext:value-type="error">
            <text:p/>
          </table:table-cell>
          <table:table-cell table:style-name="ce45" table:formula="of:=IF(MOD(TRUNC([.$W7]/(2^[.Z$3]));2);&quot; &quot;;&quot;&quot;)" office:value-type="string" office:string-value="" calcext:value-type="error">
            <text:p/>
          </table:table-cell>
          <table:table-cell table:style-name="ce45" table:formula="of:=IF(MOD(TRUNC([.$W7]/(2^[.AA$3]));2);&quot; &quot;;&quot;&quot;)" office:value-type="string" office:string-value="" calcext:value-type="error">
            <text:p/>
          </table:table-cell>
          <table:table-cell table:style-name="ce45" table:formula="of:=IF(MOD(TRUNC([.$W7]/(2^[.AB$3]));2);&quot; &quot;;&quot;&quot;)" office:value-type="string" office:string-value="" calcext:value-type="error">
            <text:p/>
          </table:table-cell>
          <table:table-cell table:style-name="ce45" table:formula="of:=IF(MOD(TRUNC([.$W7]/(2^[.AC$3]));2);&quot; &quot;;&quot;&quot;)" office:value-type="string" office:string-value="" calcext:value-type="error">
            <text:p/>
          </table:table-cell>
          <table:table-cell table:style-name="ce45" table:formula="of:=IF(MOD(TRUNC([.$W7]/(2^[.AD$3]));2);&quot; &quot;;&quot;&quot;)" office:value-type="string" office:string-value="" calcext:value-type="error">
            <text:p/>
          </table:table-cell>
          <table:table-cell table:style-name="ce45" table:formula="of:=IF(MOD(TRUNC([.$W7]/(2^[.AE$3]));2);&quot; &quot;;&quot;&quot;)" office:value-type="string" office:string-value="" calcext:value-type="error">
            <text:p/>
          </table:table-cell>
          <table:table-cell table:style-name="ce45" table:formula="of:=IF(MOD(TRUNC([.$W7]/(2^[.AF$3]));2);&quot; &quot;;&quot;&quot;)" office:value-type="string" office:string-value="" calcext:value-type="error">
            <text:p/>
          </table:table-cell>
          <table:table-cell table:style-name="ce48" table:formula="of:=IF(MOD(TRUNC([.$W7]/(2^[.AG$3]));2);&quot; &quot;;&quot;&quot;)" office:value-type="string" office:string-value="" calcext:value-type="error">
            <text:p/>
          </table:table-cell>
          <table:table-cell table:number-columns-repeated="991"/>
        </table:table-row>
        <table:table-row table:style-name="ro4">
          <table:table-cell table:style-name="ce6"/>
          <table:table-cell table:style-name="ce5"/>
          <table:table-cell office:value-type="float" office:value="1" calcext:value-type="float">
            <text:p>1</text:p>
          </table:table-cell>
          <table:table-cell table:formula="of:=INDEX(INDIRECT([.$C$2]);[.$C$3]+1;[.$C8]+1)" office:value-type="float" office:value="24" calcext:value-type="float">
            <text:p/>
          </table:table-cell>
          <table:table-cell table:style-name="ce22" table:formula="of:=IF(MOD(TRUNC([.$D8]/(2^[.E$6]));2);&quot; &quot;;&quot;&quot;)">
            <text:p/>
          </table:table-cell>
          <table:table-cell table:style-name="ce25" table:formula="of:=IF(MOD(TRUNC([.$D8]/(2^[.F$6]));2);&quot; &quot;;&quot;&quot;)">
            <text:p/>
          </table:table-cell>
          <table:table-cell table:style-name="ce25" table:formula="of:=IF(MOD(TRUNC([.$D8]/(2^[.G$6]));2);&quot; &quot;;&quot;&quot;)">
            <text:p/>
          </table:table-cell>
          <table:table-cell table:style-name="ce25" table:formula="of:=IF(MOD(TRUNC([.$D8]/(2^[.H$6]));2);&quot; &quot;;&quot;&quot;)" office:value-type="string" office:string-value=" " calcext:value-type="string">
            <text:p><text:s/></text:p>
          </table:table-cell>
          <table:table-cell table:style-name="ce25" table:formula="of:=IF(MOD(TRUNC([.$D8]/(2^[.I$6]));2);&quot; &quot;;&quot;&quot;)" office:value-type="string" office:string-value=" " calcext:value-type="string">
            <text:p><text:s/></text:p>
          </table:table-cell>
          <table:table-cell table:style-name="ce25" table:formula="of:=IF(MOD(TRUNC([.$D8]/(2^[.J$6]));2);&quot; &quot;;&quot;&quot;)">
            <text:p/>
          </table:table-cell>
          <table:table-cell table:style-name="ce25" table:formula="of:=IF(MOD(TRUNC([.$D8]/(2^[.K$6]));2);&quot; &quot;;&quot;&quot;)">
            <text:p/>
          </table:table-cell>
          <table:table-cell table:style-name="ce29" table:formula="of:=IF(MOD(TRUNC([.$D8]/(2^[.L$6]));2);&quot; &quot;;&quot;&quot;)">
            <text:p/>
          </table:table-cell>
          <table:table-cell table:style-name="ce31" table:formula="of:=SUMPRODUCT([.N8:.U8];2^[.N$6:.U$6])" office:value-type="float" office:value="0" calcext:value-type="float">
            <text:p/>
          </table:table-cell>
          <table:table-cell table:style-name="ce32" table:number-columns-repeated="8"/>
          <table:table-cell/>
          <table:table-cell table:style-name="ce35" table:formula="of:=[.AB34]">
            <text:p/>
          </table:table-cell>
          <table:table-cell table:style-name="ce42" table:formula="of:=IF(MOD(TRUNC([.$W8]/(2^[.X$3]));2);&quot; &quot;;&quot;&quot;)" office:value-type="string" office:string-value="" calcext:value-type="error">
            <text:p/>
          </table:table-cell>
          <table:table-cell table:style-name="ce45" table:formula="of:=IF(MOD(TRUNC([.$W8]/(2^[.Y$3]));2);&quot; &quot;;&quot;&quot;)" office:value-type="string" office:string-value="" calcext:value-type="error">
            <text:p/>
          </table:table-cell>
          <table:table-cell table:style-name="ce45" table:formula="of:=IF(MOD(TRUNC([.$W8]/(2^[.Z$3]));2);&quot; &quot;;&quot;&quot;)" office:value-type="string" office:string-value="" calcext:value-type="error">
            <text:p/>
          </table:table-cell>
          <table:table-cell table:style-name="ce45" table:formula="of:=IF(MOD(TRUNC([.$W8]/(2^[.AA$3]));2);&quot; &quot;;&quot;&quot;)" office:value-type="string" office:string-value="" calcext:value-type="error">
            <text:p/>
          </table:table-cell>
          <table:table-cell table:style-name="ce45" table:formula="of:=IF(MOD(TRUNC([.$W8]/(2^[.AB$3]));2);&quot; &quot;;&quot;&quot;)" office:value-type="string" office:string-value="" calcext:value-type="error">
            <text:p/>
          </table:table-cell>
          <table:table-cell table:style-name="ce45" table:formula="of:=IF(MOD(TRUNC([.$W8]/(2^[.AC$3]));2);&quot; &quot;;&quot;&quot;)" office:value-type="string" office:string-value="" calcext:value-type="error">
            <text:p/>
          </table:table-cell>
          <table:table-cell table:style-name="ce45" table:formula="of:=IF(MOD(TRUNC([.$W8]/(2^[.AD$3]));2);&quot; &quot;;&quot;&quot;)" office:value-type="string" office:string-value="" calcext:value-type="error">
            <text:p/>
          </table:table-cell>
          <table:table-cell table:style-name="ce45" table:formula="of:=IF(MOD(TRUNC([.$W8]/(2^[.AE$3]));2);&quot; &quot;;&quot;&quot;)" office:value-type="string" office:string-value="" calcext:value-type="error">
            <text:p/>
          </table:table-cell>
          <table:table-cell table:style-name="ce45" table:formula="of:=IF(MOD(TRUNC([.$W8]/(2^[.AF$3]));2);&quot; &quot;;&quot;&quot;)" office:value-type="string" office:string-value="" calcext:value-type="error">
            <text:p/>
          </table:table-cell>
          <table:table-cell table:style-name="ce48" table:formula="of:=IF(MOD(TRUNC([.$W8]/(2^[.AG$3]));2);&quot; &quot;;&quot;&quot;)" office:value-type="string" office:string-value="" calcext:value-type="error">
            <text:p/>
          </table:table-cell>
          <table:table-cell table:number-columns-repeated="991"/>
        </table:table-row>
        <table:table-row table:style-name="ro4">
          <table:table-cell/>
          <table:table-cell table:style-name="ce5"/>
          <table:table-cell office:value-type="float" office:value="2" calcext:value-type="float">
            <text:p>2</text:p>
          </table:table-cell>
          <table:table-cell table:formula="of:=INDEX(INDIRECT([.$C$2]);[.$C$3]+1;[.$C9]+1)" office:value-type="float" office:value="36" calcext:value-type="float">
            <text:p/>
          </table:table-cell>
          <table:table-cell table:style-name="ce22" table:formula="of:=IF(MOD(TRUNC([.$D9]/(2^[.E$6]));2);&quot; &quot;;&quot;&quot;)">
            <text:p/>
          </table:table-cell>
          <table:table-cell table:style-name="ce25" table:formula="of:=IF(MOD(TRUNC([.$D9]/(2^[.F$6]));2);&quot; &quot;;&quot;&quot;)">
            <text:p/>
          </table:table-cell>
          <table:table-cell table:style-name="ce25" table:formula="of:=IF(MOD(TRUNC([.$D9]/(2^[.G$6]));2);&quot; &quot;;&quot;&quot;)" office:value-type="string" office:string-value=" " calcext:value-type="string">
            <text:p><text:s/></text:p>
          </table:table-cell>
          <table:table-cell table:style-name="ce25" table:formula="of:=IF(MOD(TRUNC([.$D9]/(2^[.H$6]));2);&quot; &quot;;&quot;&quot;)">
            <text:p/>
          </table:table-cell>
          <table:table-cell table:style-name="ce25" table:formula="of:=IF(MOD(TRUNC([.$D9]/(2^[.I$6]));2);&quot; &quot;;&quot;&quot;)">
            <text:p/>
          </table:table-cell>
          <table:table-cell table:style-name="ce25" table:formula="of:=IF(MOD(TRUNC([.$D9]/(2^[.J$6]));2);&quot; &quot;;&quot;&quot;)" office:value-type="string" office:string-value=" " calcext:value-type="string">
            <text:p><text:s/></text:p>
          </table:table-cell>
          <table:table-cell table:style-name="ce25" table:formula="of:=IF(MOD(TRUNC([.$D9]/(2^[.K$6]));2);&quot; &quot;;&quot;&quot;)">
            <text:p/>
          </table:table-cell>
          <table:table-cell table:style-name="ce29" table:formula="of:=IF(MOD(TRUNC([.$D9]/(2^[.L$6]));2);&quot; &quot;;&quot;&quot;)">
            <text:p/>
          </table:table-cell>
          <table:table-cell table:style-name="ce31" table:formula="of:=SUMPRODUCT([.N9:.U9];2^[.N$6:.U$6])" office:value-type="float" office:value="0" calcext:value-type="float">
            <text:p/>
          </table:table-cell>
          <table:table-cell table:style-name="ce32" table:number-columns-repeated="8"/>
          <table:table-cell/>
          <table:table-cell table:style-name="ce35" table:formula="of:=[.AC34]">
            <text:p/>
          </table:table-cell>
          <table:table-cell table:style-name="ce42" table:formula="of:=IF(MOD(TRUNC([.$W9]/(2^[.X$3]));2);&quot; &quot;;&quot;&quot;)" office:value-type="string" office:string-value="" calcext:value-type="error">
            <text:p/>
          </table:table-cell>
          <table:table-cell table:style-name="ce45" table:formula="of:=IF(MOD(TRUNC([.$W9]/(2^[.Y$3]));2);&quot; &quot;;&quot;&quot;)" office:value-type="string" office:string-value="" calcext:value-type="error">
            <text:p/>
          </table:table-cell>
          <table:table-cell table:style-name="ce45" table:formula="of:=IF(MOD(TRUNC([.$W9]/(2^[.Z$3]));2);&quot; &quot;;&quot;&quot;)" office:value-type="string" office:string-value="" calcext:value-type="error">
            <text:p/>
          </table:table-cell>
          <table:table-cell table:style-name="ce45" table:formula="of:=IF(MOD(TRUNC([.$W9]/(2^[.AA$3]));2);&quot; &quot;;&quot;&quot;)" office:value-type="string" office:string-value="" calcext:value-type="error">
            <text:p/>
          </table:table-cell>
          <table:table-cell table:style-name="ce45" table:formula="of:=IF(MOD(TRUNC([.$W9]/(2^[.AB$3]));2);&quot; &quot;;&quot;&quot;)" office:value-type="string" office:string-value="" calcext:value-type="error">
            <text:p/>
          </table:table-cell>
          <table:table-cell table:style-name="ce45" table:formula="of:=IF(MOD(TRUNC([.$W9]/(2^[.AC$3]));2);&quot; &quot;;&quot;&quot;)" office:value-type="string" office:string-value="" calcext:value-type="error">
            <text:p/>
          </table:table-cell>
          <table:table-cell table:style-name="ce45" table:formula="of:=IF(MOD(TRUNC([.$W9]/(2^[.AD$3]));2);&quot; &quot;;&quot;&quot;)" office:value-type="string" office:string-value="" calcext:value-type="error">
            <text:p/>
          </table:table-cell>
          <table:table-cell table:style-name="ce45" table:formula="of:=IF(MOD(TRUNC([.$W9]/(2^[.AE$3]));2);&quot; &quot;;&quot;&quot;)" office:value-type="string" office:string-value="" calcext:value-type="error">
            <text:p/>
          </table:table-cell>
          <table:table-cell table:style-name="ce45" table:formula="of:=IF(MOD(TRUNC([.$W9]/(2^[.AF$3]));2);&quot; &quot;;&quot;&quot;)" office:value-type="string" office:string-value="" calcext:value-type="error">
            <text:p/>
          </table:table-cell>
          <table:table-cell table:style-name="ce48" table:formula="of:=IF(MOD(TRUNC([.$W9]/(2^[.AG$3]));2);&quot; &quot;;&quot;&quot;)" office:value-type="string" office:string-value="" calcext:value-type="error">
            <text:p/>
          </table:table-cell>
          <table:table-cell table:number-columns-repeated="991"/>
        </table:table-row>
        <table:table-row table:style-name="ro4">
          <table:table-cell/>
          <table:table-cell table:style-name="ce5"/>
          <table:table-cell office:value-type="float" office:value="3" calcext:value-type="float">
            <text:p>3</text:p>
          </table:table-cell>
          <table:table-cell table:formula="of:=INDEX(INDIRECT([.$C$2]);[.$C$3]+1;[.$C10]+1)" office:value-type="float" office:value="36" calcext:value-type="float">
            <text:p/>
          </table:table-cell>
          <table:table-cell table:style-name="ce22" table:formula="of:=IF(MOD(TRUNC([.$D10]/(2^[.E$6]));2);&quot; &quot;;&quot;&quot;)">
            <text:p/>
          </table:table-cell>
          <table:table-cell table:style-name="ce25" table:formula="of:=IF(MOD(TRUNC([.$D10]/(2^[.F$6]));2);&quot; &quot;;&quot;&quot;)">
            <text:p/>
          </table:table-cell>
          <table:table-cell table:style-name="ce25" table:formula="of:=IF(MOD(TRUNC([.$D10]/(2^[.G$6]));2);&quot; &quot;;&quot;&quot;)" office:value-type="string" office:string-value=" " calcext:value-type="string">
            <text:p><text:s/></text:p>
          </table:table-cell>
          <table:table-cell table:style-name="ce25" table:formula="of:=IF(MOD(TRUNC([.$D10]/(2^[.H$6]));2);&quot; &quot;;&quot;&quot;)">
            <text:p/>
          </table:table-cell>
          <table:table-cell table:style-name="ce25" table:formula="of:=IF(MOD(TRUNC([.$D10]/(2^[.I$6]));2);&quot; &quot;;&quot;&quot;)">
            <text:p/>
          </table:table-cell>
          <table:table-cell table:style-name="ce25" table:formula="of:=IF(MOD(TRUNC([.$D10]/(2^[.J$6]));2);&quot; &quot;;&quot;&quot;)" office:value-type="string" office:string-value=" " calcext:value-type="string">
            <text:p><text:s/></text:p>
          </table:table-cell>
          <table:table-cell table:style-name="ce25" table:formula="of:=IF(MOD(TRUNC([.$D10]/(2^[.K$6]));2);&quot; &quot;;&quot;&quot;)">
            <text:p/>
          </table:table-cell>
          <table:table-cell table:style-name="ce29" table:formula="of:=IF(MOD(TRUNC([.$D10]/(2^[.L$6]));2);&quot; &quot;;&quot;&quot;)">
            <text:p/>
          </table:table-cell>
          <table:table-cell table:style-name="ce31" table:formula="of:=SUMPRODUCT([.N10:.U10];2^[.N$6:.U$6])" office:value-type="float" office:value="0" calcext:value-type="float">
            <text:p/>
          </table:table-cell>
          <table:table-cell table:style-name="ce32" table:number-columns-repeated="8"/>
          <table:table-cell/>
          <table:table-cell table:style-name="ce35" table:formula="of:=[.AD34]">
            <text:p/>
          </table:table-cell>
          <table:table-cell table:style-name="ce42" table:formula="of:=IF(MOD(TRUNC([.$W10]/(2^[.X$3]));2);&quot; &quot;;&quot;&quot;)" office:value-type="string" office:string-value="" calcext:value-type="error">
            <text:p/>
          </table:table-cell>
          <table:table-cell table:style-name="ce45" table:formula="of:=IF(MOD(TRUNC([.$W10]/(2^[.Y$3]));2);&quot; &quot;;&quot;&quot;)" office:value-type="string" office:string-value="" calcext:value-type="error">
            <text:p/>
          </table:table-cell>
          <table:table-cell table:style-name="ce45" table:formula="of:=IF(MOD(TRUNC([.$W10]/(2^[.Z$3]));2);&quot; &quot;;&quot;&quot;)" office:value-type="string" office:string-value="" calcext:value-type="error">
            <text:p/>
          </table:table-cell>
          <table:table-cell table:style-name="ce45" table:formula="of:=IF(MOD(TRUNC([.$W10]/(2^[.AA$3]));2);&quot; &quot;;&quot;&quot;)" office:value-type="string" office:string-value="" calcext:value-type="error">
            <text:p/>
          </table:table-cell>
          <table:table-cell table:style-name="ce45" table:formula="of:=IF(MOD(TRUNC([.$W10]/(2^[.AB$3]));2);&quot; &quot;;&quot;&quot;)" office:value-type="string" office:string-value="" calcext:value-type="error">
            <text:p/>
          </table:table-cell>
          <table:table-cell table:style-name="ce45" table:formula="of:=IF(MOD(TRUNC([.$W10]/(2^[.AC$3]));2);&quot; &quot;;&quot;&quot;)" office:value-type="string" office:string-value="" calcext:value-type="error">
            <text:p/>
          </table:table-cell>
          <table:table-cell table:style-name="ce45" table:formula="of:=IF(MOD(TRUNC([.$W10]/(2^[.AD$3]));2);&quot; &quot;;&quot;&quot;)" office:value-type="string" office:string-value="" calcext:value-type="error">
            <text:p/>
          </table:table-cell>
          <table:table-cell table:style-name="ce45" table:formula="of:=IF(MOD(TRUNC([.$W10]/(2^[.AE$3]));2);&quot; &quot;;&quot;&quot;)" office:value-type="string" office:string-value="" calcext:value-type="error">
            <text:p/>
          </table:table-cell>
          <table:table-cell table:style-name="ce45" table:formula="of:=IF(MOD(TRUNC([.$W10]/(2^[.AF$3]));2);&quot; &quot;;&quot;&quot;)" office:value-type="string" office:string-value="" calcext:value-type="error">
            <text:p/>
          </table:table-cell>
          <table:table-cell table:style-name="ce48" table:formula="of:=IF(MOD(TRUNC([.$W10]/(2^[.AG$3]));2);&quot; &quot;;&quot;&quot;)" office:value-type="string" office:string-value="" calcext:value-type="error">
            <text:p/>
          </table:table-cell>
          <table:table-cell table:number-columns-repeated="991"/>
        </table:table-row>
        <table:table-row table:style-name="ro4">
          <table:table-cell/>
          <table:table-cell table:style-name="ce5"/>
          <table:table-cell office:value-type="float" office:value="4" calcext:value-type="float">
            <text:p>4</text:p>
          </table:table-cell>
          <table:table-cell table:formula="of:=INDEX(INDIRECT([.$C$2]);[.$C$3]+1;[.$C11]+1)" office:value-type="float" office:value="36" calcext:value-type="float">
            <text:p/>
          </table:table-cell>
          <table:table-cell table:style-name="ce22" table:formula="of:=IF(MOD(TRUNC([.$D11]/(2^[.E$6]));2);&quot; &quot;;&quot;&quot;)">
            <text:p/>
          </table:table-cell>
          <table:table-cell table:style-name="ce25" table:formula="of:=IF(MOD(TRUNC([.$D11]/(2^[.F$6]));2);&quot; &quot;;&quot;&quot;)">
            <text:p/>
          </table:table-cell>
          <table:table-cell table:style-name="ce25" table:formula="of:=IF(MOD(TRUNC([.$D11]/(2^[.G$6]));2);&quot; &quot;;&quot;&quot;)" office:value-type="string" office:string-value=" " calcext:value-type="string">
            <text:p><text:s/></text:p>
          </table:table-cell>
          <table:table-cell table:style-name="ce25" table:formula="of:=IF(MOD(TRUNC([.$D11]/(2^[.H$6]));2);&quot; &quot;;&quot;&quot;)">
            <text:p/>
          </table:table-cell>
          <table:table-cell table:style-name="ce25" table:formula="of:=IF(MOD(TRUNC([.$D11]/(2^[.I$6]));2);&quot; &quot;;&quot;&quot;)">
            <text:p/>
          </table:table-cell>
          <table:table-cell table:style-name="ce25" table:formula="of:=IF(MOD(TRUNC([.$D11]/(2^[.J$6]));2);&quot; &quot;;&quot;&quot;)" office:value-type="string" office:string-value=" " calcext:value-type="string">
            <text:p><text:s/></text:p>
          </table:table-cell>
          <table:table-cell table:style-name="ce25" table:formula="of:=IF(MOD(TRUNC([.$D11]/(2^[.K$6]));2);&quot; &quot;;&quot;&quot;)">
            <text:p/>
          </table:table-cell>
          <table:table-cell table:style-name="ce29" table:formula="of:=IF(MOD(TRUNC([.$D11]/(2^[.L$6]));2);&quot; &quot;;&quot;&quot;)">
            <text:p/>
          </table:table-cell>
          <table:table-cell table:style-name="ce31" table:formula="of:=SUMPRODUCT([.N11:.U11];2^[.N$6:.U$6])" office:value-type="float" office:value="0" calcext:value-type="float">
            <text:p/>
          </table:table-cell>
          <table:table-cell table:style-name="ce32"/>
          <table:table-cell table:style-name="ce32" office:value-type="string" calcext:value-type="string">
            <text:p><text:s/></text:p>
          </table:table-cell>
          <table:table-cell table:style-name="ce32" table:number-columns-repeated="6"/>
          <table:table-cell/>
          <table:table-cell table:style-name="ce35" table:formula="of:=[.AE34]">
            <text:p/>
          </table:table-cell>
          <table:table-cell table:style-name="ce42" table:formula="of:=IF(MOD(TRUNC([.$W11]/(2^[.X$3]));2);&quot; &quot;;&quot;&quot;)" office:value-type="string" office:string-value="" calcext:value-type="error">
            <text:p/>
          </table:table-cell>
          <table:table-cell table:style-name="ce45" table:formula="of:=IF(MOD(TRUNC([.$W11]/(2^[.Y$3]));2);&quot; &quot;;&quot;&quot;)" office:value-type="string" office:string-value="" calcext:value-type="error">
            <text:p/>
          </table:table-cell>
          <table:table-cell table:style-name="ce45" table:formula="of:=IF(MOD(TRUNC([.$W11]/(2^[.Z$3]));2);&quot; &quot;;&quot;&quot;)" office:value-type="string" office:string-value="" calcext:value-type="error">
            <text:p/>
          </table:table-cell>
          <table:table-cell table:style-name="ce45" table:formula="of:=IF(MOD(TRUNC([.$W11]/(2^[.AA$3]));2);&quot; &quot;;&quot;&quot;)" office:value-type="string" office:string-value="" calcext:value-type="error">
            <text:p/>
          </table:table-cell>
          <table:table-cell table:style-name="ce45" table:formula="of:=IF(MOD(TRUNC([.$W11]/(2^[.AB$3]));2);&quot; &quot;;&quot;&quot;)" office:value-type="string" office:string-value="" calcext:value-type="error">
            <text:p/>
          </table:table-cell>
          <table:table-cell table:style-name="ce45" table:formula="of:=IF(MOD(TRUNC([.$W11]/(2^[.AC$3]));2);&quot; &quot;;&quot;&quot;)" office:value-type="string" office:string-value="" calcext:value-type="error">
            <text:p/>
          </table:table-cell>
          <table:table-cell table:style-name="ce45" table:formula="of:=IF(MOD(TRUNC([.$W11]/(2^[.AD$3]));2);&quot; &quot;;&quot;&quot;)" office:value-type="string" office:string-value="" calcext:value-type="error">
            <text:p/>
          </table:table-cell>
          <table:table-cell table:style-name="ce45" table:formula="of:=IF(MOD(TRUNC([.$W11]/(2^[.AE$3]));2);&quot; &quot;;&quot;&quot;)" office:value-type="string" office:string-value="" calcext:value-type="error">
            <text:p/>
          </table:table-cell>
          <table:table-cell table:style-name="ce45" table:formula="of:=IF(MOD(TRUNC([.$W11]/(2^[.AF$3]));2);&quot; &quot;;&quot;&quot;)" office:value-type="string" office:string-value="" calcext:value-type="error">
            <text:p/>
          </table:table-cell>
          <table:table-cell table:style-name="ce48" table:formula="of:=IF(MOD(TRUNC([.$W11]/(2^[.AG$3]));2);&quot; &quot;;&quot;&quot;)" office:value-type="string" office:string-value="" calcext:value-type="error">
            <text:p/>
          </table:table-cell>
          <table:table-cell table:number-columns-repeated="991"/>
        </table:table-row>
        <table:table-row table:style-name="ro1">
          <table:table-cell/>
          <table:table-cell table:style-name="ce5"/>
          <table:table-cell office:value-type="float" office:value="5" calcext:value-type="float">
            <text:p>5</text:p>
          </table:table-cell>
          <table:table-cell table:formula="of:=INDEX(INDIRECT([.$C$2]);[.$C$3]+1;[.$C12]+1)" office:value-type="float" office:value="36" calcext:value-type="float">
            <text:p/>
          </table:table-cell>
          <table:table-cell table:style-name="ce22" table:formula="of:=IF(MOD(TRUNC([.$D12]/(2^[.E$6]));2);&quot; &quot;;&quot;&quot;)">
            <text:p/>
          </table:table-cell>
          <table:table-cell table:style-name="ce25" table:formula="of:=IF(MOD(TRUNC([.$D12]/(2^[.F$6]));2);&quot; &quot;;&quot;&quot;)">
            <text:p/>
          </table:table-cell>
          <table:table-cell table:style-name="ce25" table:formula="of:=IF(MOD(TRUNC([.$D12]/(2^[.G$6]));2);&quot; &quot;;&quot;&quot;)" office:value-type="string" office:string-value=" " calcext:value-type="string">
            <text:p><text:s/></text:p>
          </table:table-cell>
          <table:table-cell table:style-name="ce25" table:formula="of:=IF(MOD(TRUNC([.$D12]/(2^[.H$6]));2);&quot; &quot;;&quot;&quot;)">
            <text:p/>
          </table:table-cell>
          <table:table-cell table:style-name="ce25" table:formula="of:=IF(MOD(TRUNC([.$D12]/(2^[.I$6]));2);&quot; &quot;;&quot;&quot;)">
            <text:p/>
          </table:table-cell>
          <table:table-cell table:style-name="ce25" table:formula="of:=IF(MOD(TRUNC([.$D12]/(2^[.J$6]));2);&quot; &quot;;&quot;&quot;)" office:value-type="string" office:string-value=" " calcext:value-type="string">
            <text:p><text:s/></text:p>
          </table:table-cell>
          <table:table-cell table:style-name="ce25" table:formula="of:=IF(MOD(TRUNC([.$D12]/(2^[.K$6]));2);&quot; &quot;;&quot;&quot;)">
            <text:p/>
          </table:table-cell>
          <table:table-cell table:style-name="ce29" table:formula="of:=IF(MOD(TRUNC([.$D12]/(2^[.L$6]));2);&quot; &quot;;&quot;&quot;)">
            <text:p/>
          </table:table-cell>
          <table:table-cell table:style-name="ce31" table:formula="of:=SUMPRODUCT([.N12:.U12];2^[.N$6:.U$6])" office:value-type="float" office:value="0" calcext:value-type="float">
            <text:p/>
          </table:table-cell>
          <table:table-cell table:style-name="ce32" table:number-columns-repeated="8"/>
          <table:table-cell/>
          <table:table-cell table:style-name="ce35" table:formula="of:=[.AF34]">
            <text:p/>
          </table:table-cell>
          <table:table-cell table:style-name="ce42" table:formula="of:=IF(MOD(TRUNC([.$W12]/(2^[.X$3]));2);&quot; &quot;;&quot;&quot;)" office:value-type="string" office:string-value="" calcext:value-type="error">
            <text:p/>
          </table:table-cell>
          <table:table-cell table:style-name="ce45" table:formula="of:=IF(MOD(TRUNC([.$W12]/(2^[.Y$3]));2);&quot; &quot;;&quot;&quot;)" office:value-type="string" office:string-value="" calcext:value-type="error">
            <text:p/>
          </table:table-cell>
          <table:table-cell table:style-name="ce45" table:formula="of:=IF(MOD(TRUNC([.$W12]/(2^[.Z$3]));2);&quot; &quot;;&quot;&quot;)" office:value-type="string" office:string-value="" calcext:value-type="error">
            <text:p/>
          </table:table-cell>
          <table:table-cell table:style-name="ce45" table:formula="of:=IF(MOD(TRUNC([.$W12]/(2^[.AA$3]));2);&quot; &quot;;&quot;&quot;)" office:value-type="string" office:string-value="" calcext:value-type="error">
            <text:p/>
          </table:table-cell>
          <table:table-cell table:style-name="ce45" table:formula="of:=IF(MOD(TRUNC([.$W12]/(2^[.AB$3]));2);&quot; &quot;;&quot;&quot;)" office:value-type="string" office:string-value="" calcext:value-type="error">
            <text:p/>
          </table:table-cell>
          <table:table-cell table:style-name="ce45" table:formula="of:=IF(MOD(TRUNC([.$W12]/(2^[.AC$3]));2);&quot; &quot;;&quot;&quot;)" office:value-type="string" office:string-value="" calcext:value-type="error">
            <text:p/>
          </table:table-cell>
          <table:table-cell table:style-name="ce45" table:formula="of:=IF(MOD(TRUNC([.$W12]/(2^[.AD$3]));2);&quot; &quot;;&quot;&quot;)" office:value-type="string" office:string-value="" calcext:value-type="error">
            <text:p/>
          </table:table-cell>
          <table:table-cell table:style-name="ce45" table:formula="of:=IF(MOD(TRUNC([.$W12]/(2^[.AE$3]));2);&quot; &quot;;&quot;&quot;)" office:value-type="string" office:string-value="" calcext:value-type="error">
            <text:p/>
          </table:table-cell>
          <table:table-cell table:style-name="ce45" table:formula="of:=IF(MOD(TRUNC([.$W12]/(2^[.AF$3]));2);&quot; &quot;;&quot;&quot;)" office:value-type="string" office:string-value="" calcext:value-type="error">
            <text:p/>
          </table:table-cell>
          <table:table-cell table:style-name="ce48" table:formula="of:=IF(MOD(TRUNC([.$W12]/(2^[.AG$3]));2);&quot; &quot;;&quot;&quot;)" office:value-type="string" office:string-value="" calcext:value-type="error">
            <text:p/>
          </table:table-cell>
          <table:table-cell table:number-columns-repeated="991"/>
        </table:table-row>
        <table:table-row table:style-name="ro1">
          <table:table-cell table:number-columns-repeated="2"/>
          <table:table-cell office:value-type="float" office:value="6" calcext:value-type="float">
            <text:p>6</text:p>
          </table:table-cell>
          <table:table-cell table:formula="of:=INDEX(INDIRECT([.$C$2]);[.$C$3]+1;[.$C13]+1)" office:value-type="float" office:value="24" calcext:value-type="float">
            <text:p/>
          </table:table-cell>
          <table:table-cell table:style-name="ce22" table:formula="of:=IF(MOD(TRUNC([.$D13]/(2^[.E$6]));2);&quot; &quot;;&quot;&quot;)">
            <text:p/>
          </table:table-cell>
          <table:table-cell table:style-name="ce25" table:formula="of:=IF(MOD(TRUNC([.$D13]/(2^[.F$6]));2);&quot; &quot;;&quot;&quot;)">
            <text:p/>
          </table:table-cell>
          <table:table-cell table:style-name="ce25" table:formula="of:=IF(MOD(TRUNC([.$D13]/(2^[.G$6]));2);&quot; &quot;;&quot;&quot;)">
            <text:p/>
          </table:table-cell>
          <table:table-cell table:style-name="ce25" table:formula="of:=IF(MOD(TRUNC([.$D13]/(2^[.H$6]));2);&quot; &quot;;&quot;&quot;)" office:value-type="string" office:string-value=" " calcext:value-type="string">
            <text:p><text:s/></text:p>
          </table:table-cell>
          <table:table-cell table:style-name="ce25" table:formula="of:=IF(MOD(TRUNC([.$D13]/(2^[.I$6]));2);&quot; &quot;;&quot;&quot;)" office:value-type="string" office:string-value=" " calcext:value-type="string">
            <text:p><text:s/></text:p>
          </table:table-cell>
          <table:table-cell table:style-name="ce25" table:formula="of:=IF(MOD(TRUNC([.$D13]/(2^[.J$6]));2);&quot; &quot;;&quot;&quot;)">
            <text:p/>
          </table:table-cell>
          <table:table-cell table:style-name="ce25" table:formula="of:=IF(MOD(TRUNC([.$D13]/(2^[.K$6]));2);&quot; &quot;;&quot;&quot;)">
            <text:p/>
          </table:table-cell>
          <table:table-cell table:style-name="ce29" table:formula="of:=IF(MOD(TRUNC([.$D13]/(2^[.L$6]));2);&quot; &quot;;&quot;&quot;)">
            <text:p/>
          </table:table-cell>
          <table:table-cell table:style-name="ce31" table:formula="of:=SUMPRODUCT([.N13:.U13];2^[.N$6:.U$6])" office:value-type="float" office:value="0" calcext:value-type="float">
            <text:p/>
          </table:table-cell>
          <table:table-cell table:style-name="ce32" table:number-columns-repeated="8"/>
          <table:table-cell/>
          <table:table-cell table:style-name="ce35" table:formula="of:=[.AG34]">
            <text:p/>
          </table:table-cell>
          <table:table-cell table:style-name="ce42" table:formula="of:=IF(MOD(TRUNC([.$W13]/(2^[.X$3]));2);&quot; &quot;;&quot;&quot;)" office:value-type="string" office:string-value="" calcext:value-type="error">
            <text:p/>
          </table:table-cell>
          <table:table-cell table:style-name="ce45" table:formula="of:=IF(MOD(TRUNC([.$W13]/(2^[.Y$3]));2);&quot; &quot;;&quot;&quot;)" office:value-type="string" office:string-value="" calcext:value-type="error">
            <text:p/>
          </table:table-cell>
          <table:table-cell table:style-name="ce45" table:formula="of:=IF(MOD(TRUNC([.$W13]/(2^[.Z$3]));2);&quot; &quot;;&quot;&quot;)" office:value-type="string" office:string-value="" calcext:value-type="error">
            <text:p/>
          </table:table-cell>
          <table:table-cell table:style-name="ce45" table:formula="of:=IF(MOD(TRUNC([.$W13]/(2^[.AA$3]));2);&quot; &quot;;&quot;&quot;)" office:value-type="string" office:string-value="" calcext:value-type="error">
            <text:p/>
          </table:table-cell>
          <table:table-cell table:style-name="ce45" table:formula="of:=IF(MOD(TRUNC([.$W13]/(2^[.AB$3]));2);&quot; &quot;;&quot;&quot;)" office:value-type="string" office:string-value="" calcext:value-type="error">
            <text:p/>
          </table:table-cell>
          <table:table-cell table:style-name="ce45" table:formula="of:=IF(MOD(TRUNC([.$W13]/(2^[.AC$3]));2);&quot; &quot;;&quot;&quot;)" office:value-type="string" office:string-value="" calcext:value-type="error">
            <text:p/>
          </table:table-cell>
          <table:table-cell table:style-name="ce45" table:formula="of:=IF(MOD(TRUNC([.$W13]/(2^[.AD$3]));2);&quot; &quot;;&quot;&quot;)" office:value-type="string" office:string-value="" calcext:value-type="error">
            <text:p/>
          </table:table-cell>
          <table:table-cell table:style-name="ce45" table:formula="of:=IF(MOD(TRUNC([.$W13]/(2^[.AE$3]));2);&quot; &quot;;&quot;&quot;)" office:value-type="string" office:string-value="" calcext:value-type="error">
            <text:p/>
          </table:table-cell>
          <table:table-cell table:style-name="ce45" table:formula="of:=IF(MOD(TRUNC([.$W13]/(2^[.AF$3]));2);&quot; &quot;;&quot;&quot;)" office:value-type="string" office:string-value="" calcext:value-type="error">
            <text:p/>
          </table:table-cell>
          <table:table-cell table:style-name="ce48" table:formula="of:=IF(MOD(TRUNC([.$W13]/(2^[.AG$3]));2);&quot; &quot;;&quot;&quot;)" office:value-type="string" office:string-value="" calcext:value-type="error">
            <text:p/>
          </table:table-cell>
          <table:table-cell table:number-columns-repeated="991"/>
        </table:table-row>
        <table:table-row table:style-name="ro4">
          <table:table-cell table:number-columns-repeated="2"/>
          <table:table-cell office:value-type="float" office:value="7" calcext:value-type="float">
            <text:p>7</text:p>
          </table:table-cell>
          <table:table-cell table:formula="of:=INDEX(INDIRECT([.$C$2]);[.$C$3]+1;[.$C14]+1)" office:value-type="float" office:value="0" calcext:value-type="float">
            <text:p/>
          </table:table-cell>
          <table:table-cell table:style-name="ce23" table:formula="of:=IF(MOD(TRUNC([.$D14]/(2^[.E$6]));2);&quot; &quot;;&quot;&quot;)">
            <text:p/>
          </table:table-cell>
          <table:table-cell table:style-name="ce26" table:formula="of:=IF(MOD(TRUNC([.$D14]/(2^[.F$6]));2);&quot; &quot;;&quot;&quot;)">
            <text:p/>
          </table:table-cell>
          <table:table-cell table:style-name="ce26" table:formula="of:=IF(MOD(TRUNC([.$D14]/(2^[.G$6]));2);&quot; &quot;;&quot;&quot;)">
            <text:p/>
          </table:table-cell>
          <table:table-cell table:style-name="ce26" table:formula="of:=IF(MOD(TRUNC([.$D14]/(2^[.H$6]));2);&quot; &quot;;&quot;&quot;)">
            <text:p/>
          </table:table-cell>
          <table:table-cell table:style-name="ce26" table:formula="of:=IF(MOD(TRUNC([.$D14]/(2^[.I$6]));2);&quot; &quot;;&quot;&quot;)">
            <text:p/>
          </table:table-cell>
          <table:table-cell table:style-name="ce26" table:formula="of:=IF(MOD(TRUNC([.$D14]/(2^[.J$6]));2);&quot; &quot;;&quot;&quot;)">
            <text:p/>
          </table:table-cell>
          <table:table-cell table:style-name="ce26" table:formula="of:=IF(MOD(TRUNC([.$D14]/(2^[.K$6]));2);&quot; &quot;;&quot;&quot;)">
            <text:p/>
          </table:table-cell>
          <table:table-cell table:style-name="ce30" table:formula="of:=IF(MOD(TRUNC([.$D14]/(2^[.L$6]));2);&quot; &quot;;&quot;&quot;)">
            <text:p/>
          </table:table-cell>
          <table:table-cell table:style-name="ce31" table:formula="of:=SUMPRODUCT([.N14:.U14];2^[.N$6:.U$6])" office:value-type="float" office:value="0" calcext:value-type="float">
            <text:p/>
          </table:table-cell>
          <table:table-cell table:style-name="ce32" table:number-columns-repeated="8"/>
          <table:table-cell/>
          <table:table-cell table:style-name="ce35" table:formula="of:=[.X35]">
            <text:p/>
          </table:table-cell>
          <table:table-cell table:style-name="ce42" table:formula="of:=IF(MOD(TRUNC([.$W14]/(2^[.X$3]));2);&quot; &quot;;&quot;&quot;)" office:value-type="string" office:string-value="" calcext:value-type="error">
            <text:p/>
          </table:table-cell>
          <table:table-cell table:style-name="ce45" table:formula="of:=IF(MOD(TRUNC([.$W14]/(2^[.Y$3]));2);&quot; &quot;;&quot;&quot;)" office:value-type="string" office:string-value="" calcext:value-type="error">
            <text:p/>
          </table:table-cell>
          <table:table-cell table:style-name="ce45" table:formula="of:=IF(MOD(TRUNC([.$W14]/(2^[.Z$3]));2);&quot; &quot;;&quot;&quot;)" office:value-type="string" office:string-value="" calcext:value-type="error">
            <text:p/>
          </table:table-cell>
          <table:table-cell table:style-name="ce45" table:formula="of:=IF(MOD(TRUNC([.$W14]/(2^[.AA$3]));2);&quot; &quot;;&quot;&quot;)" office:value-type="string" office:string-value="" calcext:value-type="error">
            <text:p/>
          </table:table-cell>
          <table:table-cell table:style-name="ce45" table:formula="of:=IF(MOD(TRUNC([.$W14]/(2^[.AB$3]));2);&quot; &quot;;&quot;&quot;)" office:value-type="string" office:string-value="" calcext:value-type="error">
            <text:p/>
          </table:table-cell>
          <table:table-cell table:style-name="ce45" table:formula="of:=IF(MOD(TRUNC([.$W14]/(2^[.AC$3]));2);&quot; &quot;;&quot;&quot;)" office:value-type="string" office:string-value="" calcext:value-type="error">
            <text:p/>
          </table:table-cell>
          <table:table-cell table:style-name="ce45" table:formula="of:=IF(MOD(TRUNC([.$W14]/(2^[.AD$3]));2);&quot; &quot;;&quot;&quot;)" office:value-type="string" office:string-value="" calcext:value-type="error">
            <text:p/>
          </table:table-cell>
          <table:table-cell table:style-name="ce45" table:formula="of:=IF(MOD(TRUNC([.$W14]/(2^[.AE$3]));2);&quot; &quot;;&quot;&quot;)" office:value-type="string" office:string-value="" calcext:value-type="error">
            <text:p/>
          </table:table-cell>
          <table:table-cell table:style-name="ce45" table:formula="of:=IF(MOD(TRUNC([.$W14]/(2^[.AF$3]));2);&quot; &quot;;&quot;&quot;)" office:value-type="string" office:string-value="" calcext:value-type="error">
            <text:p/>
          </table:table-cell>
          <table:table-cell table:style-name="ce48" table:formula="of:=IF(MOD(TRUNC([.$W14]/(2^[.AG$3]));2);&quot; &quot;;&quot;&quot;)" office:value-type="string" office:string-value="" calcext:value-type="error">
            <text:p/>
          </table:table-cell>
          <table:table-cell table:number-columns-repeated="991"/>
        </table:table-row>
        <table:table-row table:style-name="ro1">
          <table:table-cell table:number-columns-repeated="2"/>
          <table:table-cell table:style-name="ce5" table:number-columns-repeated="2"/>
          <table:table-cell table:number-columns-repeated="18"/>
          <table:table-cell table:style-name="ce35" table:formula="of:=[.Y35]">
            <text:p/>
          </table:table-cell>
          <table:table-cell table:style-name="ce42" table:formula="of:=IF(MOD(TRUNC([.$W15]/(2^[.X$3]));2);&quot; &quot;;&quot;&quot;)" office:value-type="string" office:string-value="" calcext:value-type="error">
            <text:p/>
          </table:table-cell>
          <table:table-cell table:style-name="ce45" table:formula="of:=IF(MOD(TRUNC([.$W15]/(2^[.Y$3]));2);&quot; &quot;;&quot;&quot;)" office:value-type="string" office:string-value="" calcext:value-type="error">
            <text:p/>
          </table:table-cell>
          <table:table-cell table:style-name="ce45" table:formula="of:=IF(MOD(TRUNC([.$W15]/(2^[.Z$3]));2);&quot; &quot;;&quot;&quot;)" office:value-type="string" office:string-value="" calcext:value-type="error">
            <text:p/>
          </table:table-cell>
          <table:table-cell table:style-name="ce45" table:formula="of:=IF(MOD(TRUNC([.$W15]/(2^[.AA$3]));2);&quot; &quot;;&quot;&quot;)" office:value-type="string" office:string-value="" calcext:value-type="error">
            <text:p/>
          </table:table-cell>
          <table:table-cell table:style-name="ce45" table:formula="of:=IF(MOD(TRUNC([.$W15]/(2^[.AB$3]));2);&quot; &quot;;&quot;&quot;)" office:value-type="string" office:string-value="" calcext:value-type="error">
            <text:p/>
          </table:table-cell>
          <table:table-cell table:style-name="ce45" table:formula="of:=IF(MOD(TRUNC([.$W15]/(2^[.AC$3]));2);&quot; &quot;;&quot;&quot;)" office:value-type="string" office:string-value="" calcext:value-type="error">
            <text:p/>
          </table:table-cell>
          <table:table-cell table:style-name="ce45" table:formula="of:=IF(MOD(TRUNC([.$W15]/(2^[.AD$3]));2);&quot; &quot;;&quot;&quot;)" office:value-type="string" office:string-value="" calcext:value-type="error">
            <text:p/>
          </table:table-cell>
          <table:table-cell table:style-name="ce45" table:formula="of:=IF(MOD(TRUNC([.$W15]/(2^[.AE$3]));2);&quot; &quot;;&quot;&quot;)" office:value-type="string" office:string-value="" calcext:value-type="error">
            <text:p/>
          </table:table-cell>
          <table:table-cell table:style-name="ce45" table:formula="of:=IF(MOD(TRUNC([.$W15]/(2^[.AF$3]));2);&quot; &quot;;&quot;&quot;)" office:value-type="string" office:string-value="" calcext:value-type="error">
            <text:p/>
          </table:table-cell>
          <table:table-cell table:style-name="ce48" table:formula="of:=IF(MOD(TRUNC([.$W15]/(2^[.AG$3]));2);&quot; &quot;;&quot;&quot;)" office:value-type="string" office:string-value="" calcext:value-type="error">
            <text:p/>
          </table:table-cell>
          <table:table-cell table:number-columns-repeated="991"/>
        </table:table-row>
        <table:table-row table:style-name="ro1">
          <table:table-cell table:number-columns-repeated="22"/>
          <table:table-cell table:style-name="ce35" table:formula="of:=[.Z35]">
            <text:p/>
          </table:table-cell>
          <table:table-cell table:style-name="ce42" table:formula="of:=IF(MOD(TRUNC([.$W16]/(2^[.X$3]));2);&quot; &quot;;&quot;&quot;)" office:value-type="string" office:string-value="" calcext:value-type="error">
            <text:p/>
          </table:table-cell>
          <table:table-cell table:style-name="ce45" table:formula="of:=IF(MOD(TRUNC([.$W16]/(2^[.Y$3]));2);&quot; &quot;;&quot;&quot;)" office:value-type="string" office:string-value="" calcext:value-type="error">
            <text:p/>
          </table:table-cell>
          <table:table-cell table:style-name="ce45" table:formula="of:=IF(MOD(TRUNC([.$W16]/(2^[.Z$3]));2);&quot; &quot;;&quot;&quot;)" office:value-type="string" office:string-value="" calcext:value-type="error">
            <text:p/>
          </table:table-cell>
          <table:table-cell table:style-name="ce45" table:formula="of:=IF(MOD(TRUNC([.$W16]/(2^[.AA$3]));2);&quot; &quot;;&quot;&quot;)" office:value-type="string" office:string-value="" calcext:value-type="error">
            <text:p/>
          </table:table-cell>
          <table:table-cell table:style-name="ce45" table:formula="of:=IF(MOD(TRUNC([.$W16]/(2^[.AB$3]));2);&quot; &quot;;&quot;&quot;)" office:value-type="string" office:string-value="" calcext:value-type="error">
            <text:p/>
          </table:table-cell>
          <table:table-cell table:style-name="ce45" table:formula="of:=IF(MOD(TRUNC([.$W16]/(2^[.AC$3]));2);&quot; &quot;;&quot;&quot;)" office:value-type="string" office:string-value="" calcext:value-type="error">
            <text:p/>
          </table:table-cell>
          <table:table-cell table:style-name="ce45" table:formula="of:=IF(MOD(TRUNC([.$W16]/(2^[.AD$3]));2);&quot; &quot;;&quot;&quot;)" office:value-type="string" office:string-value="" calcext:value-type="error">
            <text:p/>
          </table:table-cell>
          <table:table-cell table:style-name="ce45" table:formula="of:=IF(MOD(TRUNC([.$W16]/(2^[.AE$3]));2);&quot; &quot;;&quot;&quot;)" office:value-type="string" office:string-value="" calcext:value-type="error">
            <text:p/>
          </table:table-cell>
          <table:table-cell table:style-name="ce45" table:formula="of:=IF(MOD(TRUNC([.$W16]/(2^[.AF$3]));2);&quot; &quot;;&quot;&quot;)" office:value-type="string" office:string-value="" calcext:value-type="error">
            <text:p/>
          </table:table-cell>
          <table:table-cell table:style-name="ce48" table:formula="of:=IF(MOD(TRUNC([.$W16]/(2^[.AG$3]));2);&quot; &quot;;&quot;&quot;)" office:value-type="string" office:string-value="" calcext:value-type="error">
            <text:p/>
          </table:table-cell>
          <table:table-cell table:number-columns-repeated="991"/>
        </table:table-row>
        <table:table-row table:style-name="ro1">
          <table:table-cell table:number-columns-repeated="3"/>
          <table:table-cell table:style-name="ce5" office:value-type="string" calcext:value-type="string">
            <text:p>Sign-generator</text:p>
          </table:table-cell>
          <table:table-cell table:style-name="ce14" table:number-columns-repeated="2"/>
          <table:table-cell table:number-columns-repeated="16"/>
          <table:table-cell table:style-name="ce35" table:formula="of:=[.AA35]">
            <text:p/>
          </table:table-cell>
          <table:table-cell table:style-name="ce42" table:formula="of:=IF(MOD(TRUNC([.$W17]/(2^[.X$3]));2);&quot; &quot;;&quot;&quot;)" office:value-type="string" office:string-value="" calcext:value-type="error">
            <text:p/>
          </table:table-cell>
          <table:table-cell table:style-name="ce45" table:formula="of:=IF(MOD(TRUNC([.$W17]/(2^[.Y$3]));2);&quot; &quot;;&quot;&quot;)" office:value-type="string" office:string-value="" calcext:value-type="error">
            <text:p/>
          </table:table-cell>
          <table:table-cell table:style-name="ce45" table:formula="of:=IF(MOD(TRUNC([.$W17]/(2^[.Z$3]));2);&quot; &quot;;&quot;&quot;)" office:value-type="string" office:string-value="" calcext:value-type="error">
            <text:p/>
          </table:table-cell>
          <table:table-cell table:style-name="ce45" table:formula="of:=IF(MOD(TRUNC([.$W17]/(2^[.AA$3]));2);&quot; &quot;;&quot;&quot;)" office:value-type="string" office:string-value="" calcext:value-type="error">
            <text:p/>
          </table:table-cell>
          <table:table-cell table:style-name="ce45" table:formula="of:=IF(MOD(TRUNC([.$W17]/(2^[.AB$3]));2);&quot; &quot;;&quot;&quot;)" office:value-type="string" office:string-value="" calcext:value-type="error">
            <text:p/>
          </table:table-cell>
          <table:table-cell table:style-name="ce45" table:formula="of:=IF(MOD(TRUNC([.$W17]/(2^[.AC$3]));2);&quot; &quot;;&quot;&quot;)" office:value-type="string" office:string-value="" calcext:value-type="error">
            <text:p/>
          </table:table-cell>
          <table:table-cell table:style-name="ce45" table:formula="of:=IF(MOD(TRUNC([.$W17]/(2^[.AD$3]));2);&quot; &quot;;&quot;&quot;)" office:value-type="string" office:string-value="" calcext:value-type="error">
            <text:p/>
          </table:table-cell>
          <table:table-cell table:style-name="ce45" table:formula="of:=IF(MOD(TRUNC([.$W17]/(2^[.AE$3]));2);&quot; &quot;;&quot;&quot;)" office:value-type="string" office:string-value="" calcext:value-type="error">
            <text:p/>
          </table:table-cell>
          <table:table-cell table:style-name="ce45" table:formula="of:=IF(MOD(TRUNC([.$W17]/(2^[.AF$3]));2);&quot; &quot;;&quot;&quot;)" office:value-type="string" office:string-value="" calcext:value-type="error">
            <text:p/>
          </table:table-cell>
          <table:table-cell table:style-name="ce48" table:formula="of:=IF(MOD(TRUNC([.$W17]/(2^[.AG$3]));2);&quot; &quot;;&quot;&quot;)" office:value-type="string" office:string-value="" calcext:value-type="error">
            <text:p/>
          </table:table-cell>
          <table:table-cell table:number-columns-repeated="991"/>
        </table:table-row>
        <table:table-row table:style-name="ro1">
          <table:table-cell table:number-columns-repeated="3"/>
          <table:table-cell table:style-name="ce5" office:value-type="float" office:value="0" calcext:value-type="float">
            <text:p>0</text:p>
          </table:table-cell>
          <table:table-cell table:style-name="ce14" office:value-type="float" office:value="0" calcext:value-type="float">
            <text:p>0</text:p>
          </table:table-cell>
          <table:table-cell table:style-name="ce14" office:value-type="float" office:value="24" calcext:value-type="float">
            <text:p>24</text:p>
          </table:table-cell>
          <table:table-cell table:number-columns-repeated="4" table:style-name="ce27" office:value-type="float" office:value="36" calcext:value-type="float">
            <text:p>36</text:p>
          </table:table-cell>
          <table:table-cell table:style-name="ce27" office:value-type="float" office:value="24" calcext:value-type="float">
            <text:p>24</text:p>
          </table:table-cell>
          <table:table-cell table:style-name="ce27" office:value-type="float" office:value="0" calcext:value-type="float">
            <text:p>0</text:p>
          </table:table-cell>
          <table:table-cell table:number-columns-repeated="10"/>
          <table:table-cell table:style-name="ce35" table:formula="of:=[.AB35]">
            <text:p/>
          </table:table-cell>
          <table:table-cell table:style-name="ce42" table:formula="of:=IF(MOD(TRUNC([.$W18]/(2^[.X$3]));2);&quot; &quot;;&quot;&quot;)" office:value-type="string" office:string-value="" calcext:value-type="error">
            <text:p/>
          </table:table-cell>
          <table:table-cell table:style-name="ce45" table:formula="of:=IF(MOD(TRUNC([.$W18]/(2^[.Y$3]));2);&quot; &quot;;&quot;&quot;)" office:value-type="string" office:string-value="" calcext:value-type="error">
            <text:p/>
          </table:table-cell>
          <table:table-cell table:style-name="ce45" table:formula="of:=IF(MOD(TRUNC([.$W18]/(2^[.Z$3]));2);&quot; &quot;;&quot;&quot;)" office:value-type="string" office:string-value="" calcext:value-type="error">
            <text:p/>
          </table:table-cell>
          <table:table-cell table:style-name="ce45" table:formula="of:=IF(MOD(TRUNC([.$W18]/(2^[.AA$3]));2);&quot; &quot;;&quot;&quot;)" office:value-type="string" office:string-value="" calcext:value-type="error">
            <text:p/>
          </table:table-cell>
          <table:table-cell table:style-name="ce45" table:formula="of:=IF(MOD(TRUNC([.$W18]/(2^[.AB$3]));2);&quot; &quot;;&quot;&quot;)" office:value-type="string" office:string-value="" calcext:value-type="error">
            <text:p/>
          </table:table-cell>
          <table:table-cell table:style-name="ce45" table:formula="of:=IF(MOD(TRUNC([.$W18]/(2^[.AC$3]));2);&quot; &quot;;&quot;&quot;)" office:value-type="string" office:string-value="" calcext:value-type="error">
            <text:p/>
          </table:table-cell>
          <table:table-cell table:style-name="ce45" table:formula="of:=IF(MOD(TRUNC([.$W18]/(2^[.AD$3]));2);&quot; &quot;;&quot;&quot;)" office:value-type="string" office:string-value="" calcext:value-type="error">
            <text:p/>
          </table:table-cell>
          <table:table-cell table:style-name="ce45" table:formula="of:=IF(MOD(TRUNC([.$W18]/(2^[.AE$3]));2);&quot; &quot;;&quot;&quot;)" office:value-type="string" office:string-value="" calcext:value-type="error">
            <text:p/>
          </table:table-cell>
          <table:table-cell table:style-name="ce45" table:formula="of:=IF(MOD(TRUNC([.$W18]/(2^[.AF$3]));2);&quot; &quot;;&quot;&quot;)" office:value-type="string" office:string-value="" calcext:value-type="error">
            <text:p/>
          </table:table-cell>
          <table:table-cell table:style-name="ce48" table:formula="of:=IF(MOD(TRUNC([.$W18]/(2^[.AG$3]));2);&quot; &quot;;&quot;&quot;)" office:value-type="string" office:string-value="" calcext:value-type="error">
            <text:p/>
          </table:table-cell>
          <table:table-cell table:number-columns-repeated="991"/>
        </table:table-row>
        <table:table-row table:style-name="ro1">
          <table:table-cell table:number-columns-repeated="3"/>
          <table:table-cell table:style-name="ce5" office:value-type="float" office:value="1" calcext:value-type="float">
            <text:p>1</text:p>
          </table:table-cell>
          <table:table-cell table:style-name="ce14" office:value-type="float" office:value="0" calcext:value-type="float">
            <text:p>0</text:p>
          </table:table-cell>
          <table:table-cell table:style-name="ce14" office:value-type="float" office:value="8" calcext:value-type="float">
            <text:p>8</text:p>
          </table:table-cell>
          <table:table-cell table:style-name="ce27" office:value-type="float" office:value="24" calcext:value-type="float">
            <text:p>24</text:p>
          </table:table-cell>
          <table:table-cell table:style-name="ce27" office:value-type="float" office:value="40" calcext:value-type="float">
            <text:p>40</text:p>
          </table:table-cell>
          <table:table-cell table:number-columns-repeated="3" table:style-name="ce27" office:value-type="float" office:value="8" calcext:value-type="float">
            <text:p>8</text:p>
          </table:table-cell>
          <table:table-cell table:style-name="ce27" office:value-type="float" office:value="0" calcext:value-type="float">
            <text:p>0</text:p>
          </table:table-cell>
          <table:table-cell table:number-columns-repeated="10"/>
          <table:table-cell table:style-name="ce35" table:formula="of:=[.AC35]">
            <text:p/>
          </table:table-cell>
          <table:table-cell table:style-name="ce42" table:formula="of:=IF(MOD(TRUNC([.$W19]/(2^[.X$3]));2);&quot; &quot;;&quot;&quot;)" office:value-type="string" office:string-value="" calcext:value-type="error">
            <text:p/>
          </table:table-cell>
          <table:table-cell table:style-name="ce45" table:formula="of:=IF(MOD(TRUNC([.$W19]/(2^[.Y$3]));2);&quot; &quot;;&quot;&quot;)" office:value-type="string" office:string-value="" calcext:value-type="error">
            <text:p/>
          </table:table-cell>
          <table:table-cell table:style-name="ce45" table:formula="of:=IF(MOD(TRUNC([.$W19]/(2^[.Z$3]));2);&quot; &quot;;&quot;&quot;)" office:value-type="string" office:string-value="" calcext:value-type="error">
            <text:p/>
          </table:table-cell>
          <table:table-cell table:style-name="ce45" table:formula="of:=IF(MOD(TRUNC([.$W19]/(2^[.AA$3]));2);&quot; &quot;;&quot;&quot;)" office:value-type="string" office:string-value="" calcext:value-type="error">
            <text:p/>
          </table:table-cell>
          <table:table-cell table:style-name="ce45" table:formula="of:=IF(MOD(TRUNC([.$W19]/(2^[.AB$3]));2);&quot; &quot;;&quot;&quot;)" office:value-type="string" office:string-value="" calcext:value-type="error">
            <text:p/>
          </table:table-cell>
          <table:table-cell table:style-name="ce45" table:formula="of:=IF(MOD(TRUNC([.$W19]/(2^[.AC$3]));2);&quot; &quot;;&quot;&quot;)" office:value-type="string" office:string-value="" calcext:value-type="error">
            <text:p/>
          </table:table-cell>
          <table:table-cell table:style-name="ce45" table:formula="of:=IF(MOD(TRUNC([.$W19]/(2^[.AD$3]));2);&quot; &quot;;&quot;&quot;)" office:value-type="string" office:string-value="" calcext:value-type="error">
            <text:p/>
          </table:table-cell>
          <table:table-cell table:style-name="ce45" table:formula="of:=IF(MOD(TRUNC([.$W19]/(2^[.AE$3]));2);&quot; &quot;;&quot;&quot;)" office:value-type="string" office:string-value="" calcext:value-type="error">
            <text:p/>
          </table:table-cell>
          <table:table-cell table:style-name="ce45" table:formula="of:=IF(MOD(TRUNC([.$W19]/(2^[.AF$3]));2);&quot; &quot;;&quot;&quot;)" office:value-type="string" office:string-value="" calcext:value-type="error">
            <text:p/>
          </table:table-cell>
          <table:table-cell table:style-name="ce48" table:formula="of:=IF(MOD(TRUNC([.$W19]/(2^[.AG$3]));2);&quot; &quot;;&quot;&quot;)" office:value-type="string" office:string-value="" calcext:value-type="error">
            <text:p/>
          </table:table-cell>
          <table:table-cell table:number-columns-repeated="991"/>
        </table:table-row>
        <table:table-row table:style-name="ro1">
          <table:table-cell table:number-columns-repeated="3"/>
          <table:table-cell table:style-name="ce5" office:value-type="float" office:value="2" calcext:value-type="float">
            <text:p>2</text:p>
          </table:table-cell>
          <table:table-cell office:value-type="float" office:value="0" calcext:value-type="float">
            <text:p>0</text:p>
          </table:table-cell>
          <table:table-cell office:value-type="float" office:value="24" calcext:value-type="float">
            <text:p>24</text:p>
          </table:table-cell>
          <table:table-cell office:value-type="float" office:value="36" calcext:value-type="float">
            <text:p>36</text:p>
          </table:table-cell>
          <table:table-cell office:value-type="float" office:value="4" calcext:value-type="float">
            <text:p>4</text:p>
          </table:table-cell>
          <table:table-cell office:value-type="float" office:value="8" calcext:value-type="float">
            <text:p>8</text:p>
          </table:table-cell>
          <table:table-cell office:value-type="float" office:value="16" calcext:value-type="float">
            <text:p>16</text:p>
          </table:table-cell>
          <table:table-cell office:value-type="float" office:value="60" calcext:value-type="float">
            <text:p>60</text:p>
          </table:table-cell>
          <table:table-cell office:value-type="float" office:value="0" calcext:value-type="float">
            <text:p>0</text:p>
          </table:table-cell>
          <table:table-cell table:number-columns-repeated="10"/>
          <table:table-cell table:style-name="ce35" table:formula="of:=[.AD35]">
            <text:p/>
          </table:table-cell>
          <table:table-cell table:style-name="ce42" table:formula="of:=IF(MOD(TRUNC([.$W20]/(2^[.X$3]));2);&quot; &quot;;&quot;&quot;)" office:value-type="string" office:string-value="" calcext:value-type="error">
            <text:p/>
          </table:table-cell>
          <table:table-cell table:style-name="ce45" table:formula="of:=IF(MOD(TRUNC([.$W20]/(2^[.Y$3]));2);&quot; &quot;;&quot;&quot;)" office:value-type="string" office:string-value="" calcext:value-type="error">
            <text:p/>
          </table:table-cell>
          <table:table-cell table:style-name="ce45" table:formula="of:=IF(MOD(TRUNC([.$W20]/(2^[.Z$3]));2);&quot; &quot;;&quot;&quot;)" office:value-type="string" office:string-value="" calcext:value-type="error">
            <text:p/>
          </table:table-cell>
          <table:table-cell table:style-name="ce45" table:formula="of:=IF(MOD(TRUNC([.$W20]/(2^[.AA$3]));2);&quot; &quot;;&quot;&quot;)" office:value-type="string" office:string-value="" calcext:value-type="error">
            <text:p/>
          </table:table-cell>
          <table:table-cell table:style-name="ce45" table:formula="of:=IF(MOD(TRUNC([.$W20]/(2^[.AB$3]));2);&quot; &quot;;&quot;&quot;)" office:value-type="string" office:string-value="" calcext:value-type="error">
            <text:p/>
          </table:table-cell>
          <table:table-cell table:style-name="ce45" table:formula="of:=IF(MOD(TRUNC([.$W20]/(2^[.AC$3]));2);&quot; &quot;;&quot;&quot;)" office:value-type="string" office:string-value="" calcext:value-type="error">
            <text:p/>
          </table:table-cell>
          <table:table-cell table:style-name="ce45" table:formula="of:=IF(MOD(TRUNC([.$W20]/(2^[.AD$3]));2);&quot; &quot;;&quot;&quot;)" office:value-type="string" office:string-value="" calcext:value-type="error">
            <text:p/>
          </table:table-cell>
          <table:table-cell table:style-name="ce45" table:formula="of:=IF(MOD(TRUNC([.$W20]/(2^[.AE$3]));2);&quot; &quot;;&quot;&quot;)" office:value-type="string" office:string-value="" calcext:value-type="error">
            <text:p/>
          </table:table-cell>
          <table:table-cell table:style-name="ce45" table:formula="of:=IF(MOD(TRUNC([.$W20]/(2^[.AF$3]));2);&quot; &quot;;&quot;&quot;)" office:value-type="string" office:string-value="" calcext:value-type="error">
            <text:p/>
          </table:table-cell>
          <table:table-cell table:style-name="ce48" table:formula="of:=IF(MOD(TRUNC([.$W20]/(2^[.AG$3]));2);&quot; &quot;;&quot;&quot;)" office:value-type="string" office:string-value="" calcext:value-type="error">
            <text:p/>
          </table:table-cell>
          <table:table-cell table:number-columns-repeated="991"/>
        </table:table-row>
        <table:table-row table:style-name="ro1">
          <table:table-cell table:style-name="ce7"/>
          <table:table-cell table:number-columns-repeated="2"/>
          <table:table-cell table:style-name="ce5" office:value-type="float" office:value="3" calcext:value-type="float">
            <text:p>3</text:p>
          </table:table-cell>
          <table:table-cell office:value-type="float" office:value="0" calcext:value-type="float">
            <text:p>0</text:p>
          </table:table-cell>
          <table:table-cell office:value-type="float" office:value="24" calcext:value-type="float">
            <text:p>24</text:p>
          </table:table-cell>
          <table:table-cell office:value-type="float" office:value="36" calcext:value-type="float">
            <text:p>36</text:p>
          </table:table-cell>
          <table:table-cell office:value-type="float" office:value="8" calcext:value-type="float">
            <text:p>8</text:p>
          </table:table-cell>
          <table:table-cell office:value-type="float" office:value="4" calcext:value-type="float">
            <text:p>4</text:p>
          </table:table-cell>
          <table:table-cell office:value-type="float" office:value="36" calcext:value-type="float">
            <text:p>36</text:p>
          </table:table-cell>
          <table:table-cell office:value-type="float" office:value="24" calcext:value-type="float">
            <text:p>24</text:p>
          </table:table-cell>
          <table:table-cell office:value-type="float" office:value="0" calcext:value-type="float">
            <text:p>0</text:p>
          </table:table-cell>
          <table:table-cell table:number-columns-repeated="10"/>
          <table:table-cell table:style-name="ce35" table:formula="of:=[.AE35]">
            <text:p/>
          </table:table-cell>
          <table:table-cell table:style-name="ce42" table:formula="of:=IF(MOD(TRUNC([.$W21]/(2^[.X$3]));2);&quot; &quot;;&quot;&quot;)" office:value-type="string" office:string-value="" calcext:value-type="error">
            <text:p/>
          </table:table-cell>
          <table:table-cell table:style-name="ce45" table:formula="of:=IF(MOD(TRUNC([.$W21]/(2^[.Y$3]));2);&quot; &quot;;&quot;&quot;)" office:value-type="string" office:string-value="" calcext:value-type="error">
            <text:p/>
          </table:table-cell>
          <table:table-cell table:style-name="ce45" table:formula="of:=IF(MOD(TRUNC([.$W21]/(2^[.Z$3]));2);&quot; &quot;;&quot;&quot;)" office:value-type="string" office:string-value="" calcext:value-type="error">
            <text:p/>
          </table:table-cell>
          <table:table-cell table:style-name="ce45" table:formula="of:=IF(MOD(TRUNC([.$W21]/(2^[.AA$3]));2);&quot; &quot;;&quot;&quot;)" office:value-type="string" office:string-value="" calcext:value-type="error">
            <text:p/>
          </table:table-cell>
          <table:table-cell table:style-name="ce45" table:formula="of:=IF(MOD(TRUNC([.$W21]/(2^[.AB$3]));2);&quot; &quot;;&quot;&quot;)" office:value-type="string" office:string-value="" calcext:value-type="error">
            <text:p/>
          </table:table-cell>
          <table:table-cell table:style-name="ce45" table:formula="of:=IF(MOD(TRUNC([.$W21]/(2^[.AC$3]));2);&quot; &quot;;&quot;&quot;)" office:value-type="string" office:string-value="" calcext:value-type="error">
            <text:p/>
          </table:table-cell>
          <table:table-cell table:style-name="ce45" table:formula="of:=IF(MOD(TRUNC([.$W21]/(2^[.AD$3]));2);&quot; &quot;;&quot;&quot;)" office:value-type="string" office:string-value="" calcext:value-type="error">
            <text:p/>
          </table:table-cell>
          <table:table-cell table:style-name="ce45" table:formula="of:=IF(MOD(TRUNC([.$W21]/(2^[.AE$3]));2);&quot; &quot;;&quot;&quot;)" office:value-type="string" office:string-value="" calcext:value-type="error">
            <text:p/>
          </table:table-cell>
          <table:table-cell table:style-name="ce45" table:formula="of:=IF(MOD(TRUNC([.$W21]/(2^[.AF$3]));2);&quot; &quot;;&quot;&quot;)" office:value-type="string" office:string-value="" calcext:value-type="error">
            <text:p/>
          </table:table-cell>
          <table:table-cell table:style-name="ce48" table:formula="of:=IF(MOD(TRUNC([.$W21]/(2^[.AG$3]));2);&quot; &quot;;&quot;&quot;)" office:value-type="string" office:string-value="" calcext:value-type="error">
            <text:p/>
          </table:table-cell>
          <table:table-cell table:number-columns-repeated="991"/>
        </table:table-row>
        <table:table-row table:style-name="ro3">
          <table:table-cell table:number-columns-repeated="3"/>
          <table:table-cell table:style-name="ce5" office:value-type="float" office:value="4" calcext:value-type="float">
            <text:p>4</text:p>
          </table:table-cell>
          <table:table-cell office:value-type="float" office:value="0" calcext:value-type="float">
            <text:p>0</text:p>
          </table:table-cell>
          <table:table-cell office:value-type="float" office:value="12" calcext:value-type="float">
            <text:p>12</text:p>
          </table:table-cell>
          <table:table-cell office:value-type="float" office:value="20" calcext:value-type="float">
            <text:p>20</text:p>
          </table:table-cell>
          <table:table-cell office:value-type="float" office:value="36" calcext:value-type="float">
            <text:p>36</text:p>
          </table:table-cell>
          <table:table-cell office:value-type="float" office:value="60" calcext:value-type="float">
            <text:p>60</text:p>
          </table:table-cell>
          <table:table-cell table:number-columns-repeated="2" office:value-type="float" office:value="4" calcext:value-type="float">
            <text:p>4</text:p>
          </table:table-cell>
          <table:table-cell office:value-type="float" office:value="0" calcext:value-type="float">
            <text:p>0</text:p>
          </table:table-cell>
          <table:table-cell table:number-columns-repeated="10"/>
          <table:table-cell table:style-name="ce35" table:formula="of:=[.AF35]">
            <text:p/>
          </table:table-cell>
          <table:table-cell table:style-name="ce42" table:formula="of:=IF(MOD(TRUNC([.$W22]/(2^[.X$3]));2);&quot; &quot;;&quot;&quot;)" office:value-type="string" office:string-value="" calcext:value-type="error">
            <text:p/>
          </table:table-cell>
          <table:table-cell table:style-name="ce45" table:formula="of:=IF(MOD(TRUNC([.$W22]/(2^[.Y$3]));2);&quot; &quot;;&quot;&quot;)" office:value-type="string" office:string-value="" calcext:value-type="error">
            <text:p/>
          </table:table-cell>
          <table:table-cell table:style-name="ce45" table:formula="of:=IF(MOD(TRUNC([.$W22]/(2^[.Z$3]));2);&quot; &quot;;&quot;&quot;)" office:value-type="string" office:string-value="" calcext:value-type="error">
            <text:p/>
          </table:table-cell>
          <table:table-cell table:style-name="ce45" table:formula="of:=IF(MOD(TRUNC([.$W22]/(2^[.AA$3]));2);&quot; &quot;;&quot;&quot;)" office:value-type="string" office:string-value="" calcext:value-type="error">
            <text:p/>
          </table:table-cell>
          <table:table-cell table:style-name="ce45" table:formula="of:=IF(MOD(TRUNC([.$W22]/(2^[.AB$3]));2);&quot; &quot;;&quot;&quot;)" office:value-type="string" office:string-value="" calcext:value-type="error">
            <text:p/>
          </table:table-cell>
          <table:table-cell table:style-name="ce45" table:formula="of:=IF(MOD(TRUNC([.$W22]/(2^[.AC$3]));2);&quot; &quot;;&quot;&quot;)" office:value-type="string" office:string-value="" calcext:value-type="error">
            <text:p/>
          </table:table-cell>
          <table:table-cell table:style-name="ce45" table:formula="of:=IF(MOD(TRUNC([.$W22]/(2^[.AD$3]));2);&quot; &quot;;&quot;&quot;)" office:value-type="string" office:string-value="" calcext:value-type="error">
            <text:p/>
          </table:table-cell>
          <table:table-cell table:style-name="ce45" table:formula="of:=IF(MOD(TRUNC([.$W22]/(2^[.AE$3]));2);&quot; &quot;;&quot;&quot;)" office:value-type="string" office:string-value="" calcext:value-type="error">
            <text:p/>
          </table:table-cell>
          <table:table-cell table:style-name="ce45" table:formula="of:=IF(MOD(TRUNC([.$W22]/(2^[.AF$3]));2);&quot; &quot;;&quot;&quot;)" office:value-type="string" office:string-value="" calcext:value-type="error">
            <text:p/>
          </table:table-cell>
          <table:table-cell table:style-name="ce48" table:formula="of:=IF(MOD(TRUNC([.$W22]/(2^[.AG$3]));2);&quot; &quot;;&quot;&quot;)" office:value-type="string" office:string-value="" calcext:value-type="error">
            <text:p/>
          </table:table-cell>
          <table:table-cell table:number-columns-repeated="991"/>
        </table:table-row>
        <table:table-row table:style-name="ro1">
          <table:table-cell table:style-name="ce8" office:value-type="string" calcext:value-type="string">
            <text:p>on(0)|off(1):</text:p>
          </table:table-cell>
          <table:table-cell table:style-name="ce13" office:value-type="float" office:value="1" calcext:value-type="float">
            <text:p>1</text:p>
          </table:table-cell>
          <table:table-cell table:style-name="ce18"/>
          <table:table-cell table:style-name="ce5" office:value-type="float" office:value="5" calcext:value-type="float">
            <text:p>5</text:p>
          </table:table-cell>
          <table:table-cell office:value-type="float" office:value="0" calcext:value-type="float">
            <text:p>0</text:p>
          </table:table-cell>
          <table:table-cell office:value-type="float" office:value="60" calcext:value-type="float">
            <text:p>60</text:p>
          </table:table-cell>
          <table:table-cell office:value-type="float" office:value="32" calcext:value-type="float">
            <text:p>32</text:p>
          </table:table-cell>
          <table:table-cell office:value-type="float" office:value="56" calcext:value-type="float">
            <text:p>56</text:p>
          </table:table-cell>
          <table:table-cell table:number-columns-repeated="2" office:value-type="float" office:value="4" calcext:value-type="float">
            <text:p>4</text:p>
          </table:table-cell>
          <table:table-cell office:value-type="float" office:value="56" calcext:value-type="float">
            <text:p>56</text:p>
          </table:table-cell>
          <table:table-cell office:value-type="float" office:value="0" calcext:value-type="float">
            <text:p>0</text:p>
          </table:table-cell>
          <table:table-cell table:number-columns-repeated="10"/>
          <table:table-cell table:style-name="ce35" table:formula="of:=[.AG35]">
            <text:p/>
          </table:table-cell>
          <table:table-cell table:style-name="ce43" table:formula="of:=IF(MOD(TRUNC([.$W23]/(2^[.X$3]));2);&quot; &quot;;&quot;&quot;)" office:value-type="string" office:string-value="" calcext:value-type="error">
            <text:p/>
          </table:table-cell>
          <table:table-cell table:style-name="ce46" table:formula="of:=IF(MOD(TRUNC([.$W23]/(2^[.Y$3]));2);&quot; &quot;;&quot;&quot;)" office:value-type="string" office:string-value="" calcext:value-type="error">
            <text:p/>
          </table:table-cell>
          <table:table-cell table:style-name="ce46" table:formula="of:=IF(MOD(TRUNC([.$W23]/(2^[.Z$3]));2);&quot; &quot;;&quot;&quot;)" office:value-type="string" office:string-value="" calcext:value-type="error">
            <text:p/>
          </table:table-cell>
          <table:table-cell table:style-name="ce46" table:formula="of:=IF(MOD(TRUNC([.$W23]/(2^[.AA$3]));2);&quot; &quot;;&quot;&quot;)" office:value-type="string" office:string-value="" calcext:value-type="error">
            <text:p/>
          </table:table-cell>
          <table:table-cell table:style-name="ce46" table:formula="of:=IF(MOD(TRUNC([.$W23]/(2^[.AB$3]));2);&quot; &quot;;&quot;&quot;)" office:value-type="string" office:string-value="" calcext:value-type="error">
            <text:p/>
          </table:table-cell>
          <table:table-cell table:style-name="ce46" table:formula="of:=IF(MOD(TRUNC([.$W23]/(2^[.AC$3]));2);&quot; &quot;;&quot;&quot;)" office:value-type="string" office:string-value="" calcext:value-type="error">
            <text:p/>
          </table:table-cell>
          <table:table-cell table:style-name="ce46" table:formula="of:=IF(MOD(TRUNC([.$W23]/(2^[.AD$3]));2);&quot; &quot;;&quot;&quot;)" office:value-type="string" office:string-value="" calcext:value-type="error">
            <text:p/>
          </table:table-cell>
          <table:table-cell table:style-name="ce46" table:formula="of:=IF(MOD(TRUNC([.$W23]/(2^[.AE$3]));2);&quot; &quot;;&quot;&quot;)" office:value-type="string" office:string-value="" calcext:value-type="error">
            <text:p/>
          </table:table-cell>
          <table:table-cell table:style-name="ce46" table:formula="of:=IF(MOD(TRUNC([.$W23]/(2^[.AF$3]));2);&quot; &quot;;&quot;&quot;)" office:value-type="string" office:string-value="" calcext:value-type="error">
            <text:p/>
          </table:table-cell>
          <table:table-cell table:style-name="ce49" table:formula="of:=IF(MOD(TRUNC([.$W23]/(2^[.AG$3]));2);&quot; &quot;;&quot;&quot;)" office:value-type="string" office:string-value="" calcext:value-type="error">
            <text:p/>
          </table:table-cell>
          <table:table-cell table:number-columns-repeated="991"/>
        </table:table-row>
        <table:table-row table:style-name="ro1">
          <table:table-cell table:style-name="ce9" office:value-type="string" calcext:value-type="string">
            <text:p>multiply:</text:p>
          </table:table-cell>
          <table:table-cell table:style-name="ce14" office:value-type="float" office:value="100" calcext:value-type="float">
            <text:p>100</text:p>
          </table:table-cell>
          <table:table-cell table:style-name="ce19" office:value-type="float" office:value="9" calcext:value-type="float">
            <text:p>9</text:p>
          </table:table-cell>
          <table:table-cell table:style-name="ce5" office:value-type="float" office:value="6" calcext:value-type="float">
            <text:p>6</text:p>
          </table:table-cell>
          <table:table-cell office:value-type="float" office:value="0" calcext:value-type="float">
            <text:p>0</text:p>
          </table:table-cell>
          <table:table-cell office:value-type="float" office:value="28" calcext:value-type="float">
            <text:p>28</text:p>
          </table:table-cell>
          <table:table-cell office:value-type="float" office:value="32" calcext:value-type="float">
            <text:p>32</text:p>
          </table:table-cell>
          <table:table-cell office:value-type="float" office:value="24" calcext:value-type="float">
            <text:p>24</text:p>
          </table:table-cell>
          <table:table-cell table:number-columns-repeated="2" office:value-type="float" office:value="36" calcext:value-type="float">
            <text:p>36</text:p>
          </table:table-cell>
          <table:table-cell office:value-type="float" office:value="24" calcext:value-type="float">
            <text:p>24</text:p>
          </table:table-cell>
          <table:table-cell office:value-type="float" office:value="0" calcext:value-type="float">
            <text:p>0</text:p>
          </table:table-cell>
          <table:table-cell table:number-columns-repeated="1012"/>
        </table:table-row>
        <table:table-row table:style-name="ro3">
          <table:table-cell table:style-name="ce9" office:value-type="string" calcext:value-type="string">
            <text:p>Init:</text:p>
          </table:table-cell>
          <table:table-cell table:style-name="ce14" office:value-type="float" office:value="0" calcext:value-type="float">
            <text:p>0</text:p>
          </table:table-cell>
          <table:table-cell table:style-name="ce19" office:value-type="float" office:value="0" calcext:value-type="float">
            <text:p>0</text:p>
          </table:table-cell>
          <table:table-cell table:style-name="ce5" office:value-type="float" office:value="7" calcext:value-type="float">
            <text:p>7</text:p>
          </table:table-cell>
          <table:table-cell office:value-type="float" office:value="0" calcext:value-type="float">
            <text:p>0</text:p>
          </table:table-cell>
          <table:table-cell office:value-type="float" office:value="60" calcext:value-type="float">
            <text:p>60</text:p>
          </table:table-cell>
          <table:table-cell office:value-type="float" office:value="4" calcext:value-type="float">
            <text:p>4</text:p>
          </table:table-cell>
          <table:table-cell office:value-type="float" office:value="8" calcext:value-type="float">
            <text:p>8</text:p>
          </table:table-cell>
          <table:table-cell table:number-columns-repeated="3" office:value-type="float" office:value="16" calcext:value-type="float">
            <text:p>16</text:p>
          </table:table-cell>
          <table:table-cell office:value-type="float" office:value="0" calcext:value-type="float">
            <text:p>0</text:p>
          </table:table-cell>
          <table:table-cell table:number-columns-repeated="1012"/>
        </table:table-row>
        <table:table-row table:style-name="ro3">
          <table:table-cell table:style-name="ce10" office:value-type="string" calcext:value-type="string">
            <text:p>Counters:</text:p>
          </table:table-cell>
          <table:table-cell table:style-name="ce15" table:formula="of:=IF([.B23]=1;[.B25];IF([.B26]&lt;[.B24];[.B26]+1;[.B25]))" office:value-type="float" office:value="0" calcext:value-type="float">
            <text:p/>
          </table:table-cell>
          <table:table-cell table:style-name="ce20" table:formula="of:=IF([.B23]=1;[.C25];IF([.B26]=0;[.C26]+1;IF([.C26]&gt;[.C24];[.C25];[.C26])))" office:value-type="float" office:value="0" calcext:value-type="float">
            <text:p/>
          </table:table-cell>
          <table:table-cell table:style-name="ce5" office:value-type="float" office:value="8" calcext:value-type="float">
            <text:p>8</text:p>
          </table:table-cell>
          <table:table-cell office:value-type="float" office:value="0" calcext:value-type="float">
            <text:p>0</text:p>
          </table:table-cell>
          <table:table-cell office:value-type="float" office:value="24" calcext:value-type="float">
            <text:p>24</text:p>
          </table:table-cell>
          <table:table-cell office:value-type="float" office:value="36" calcext:value-type="float">
            <text:p>36</text:p>
          </table:table-cell>
          <table:table-cell office:value-type="float" office:value="24" calcext:value-type="float">
            <text:p>24</text:p>
          </table:table-cell>
          <table:table-cell table:number-columns-repeated="2" office:value-type="float" office:value="36" calcext:value-type="float">
            <text:p>36</text:p>
          </table:table-cell>
          <table:table-cell office:value-type="float" office:value="24" calcext:value-type="float">
            <text:p>24</text:p>
          </table:table-cell>
          <table:table-cell office:value-type="float" office:value="0" calcext:value-type="float">
            <text:p>0</text:p>
          </table:table-cell>
          <table:table-cell table:number-columns-repeated="9"/>
          <table:table-cell table:style-name="ce33" office:value-type="string" calcext:value-type="string">
            <text:p>up</text:p>
          </table:table-cell>
          <table:table-cell table:style-name="ce36" office:value-type="float" office:value="0" calcext:value-type="float">
            <text:p>0</text:p>
          </table:table-cell>
          <table:table-cell table:number-columns-repeated="1001"/>
        </table:table-row>
        <table:table-row table:style-name="ro1">
          <table:table-cell table:number-columns-repeated="3"/>
          <table:table-cell table:style-name="ce5" office:value-type="float" office:value="9" calcext:value-type="float">
            <text:p>9</text:p>
          </table:table-cell>
          <table:table-cell office:value-type="float" office:value="0" calcext:value-type="float">
            <text:p>0</text:p>
          </table:table-cell>
          <table:table-cell office:value-type="float" office:value="24" calcext:value-type="float">
            <text:p>24</text:p>
          </table:table-cell>
          <table:table-cell table:number-columns-repeated="2" office:value-type="float" office:value="36" calcext:value-type="float">
            <text:p>36</text:p>
          </table:table-cell>
          <table:table-cell office:value-type="float" office:value="28" calcext:value-type="float">
            <text:p>28</text:p>
          </table:table-cell>
          <table:table-cell office:value-type="float" office:value="4" calcext:value-type="float">
            <text:p>4</text:p>
          </table:table-cell>
          <table:table-cell office:value-type="float" office:value="24" calcext:value-type="float">
            <text:p>24</text:p>
          </table:table-cell>
          <table:table-cell office:value-type="float" office:value="0" calcext:value-type="float">
            <text:p>0</text:p>
          </table:table-cell>
          <table:table-cell table:number-columns-repeated="9"/>
          <table:table-cell table:style-name="ce33" office:value-type="string" calcext:value-type="string">
            <text:p>down</text:p>
          </table:table-cell>
          <table:table-cell table:style-name="ce36" office:value-type="float" office:value="0" calcext:value-type="float">
            <text:p>0</text:p>
          </table:table-cell>
          <table:table-cell table:number-columns-repeated="1001"/>
        </table:table-row>
        <table:table-row table:style-name="ro1">
          <table:table-cell table:style-name="ce11" office:value-type="string" calcext:value-type="string">
            <text:p>Reset:</text:p>
          </table:table-cell>
          <table:table-cell table:style-name="ce16" office:value-type="float" office:value="0" calcext:value-type="float">
            <text:p>0</text:p>
          </table:table-cell>
          <table:table-cell table:style-name="Default"/>
          <table:table-cell table:number-columns-repeated="18"/>
          <table:table-cell table:style-name="ce33" office:value-type="string" calcext:value-type="string">
            <text:p>left</text:p>
          </table:table-cell>
          <table:table-cell table:style-name="ce36" office:value-type="float" office:value="0" calcext:value-type="float">
            <text:p>0</text:p>
          </table:table-cell>
          <table:table-cell table:number-columns-repeated="1001"/>
        </table:table-row>
        <table:table-row table:style-name="ro2">
          <table:table-cell table:style-name="ce11" office:value-type="string" calcext:value-type="string">
            <text:p>clock:</text:p>
          </table:table-cell>
          <table:table-cell table:style-name="ce16" office:value-type="float" office:value="0" calcext:value-type="float">
            <text:p>0</text:p>
          </table:table-cell>
          <table:table-cell table:style-name="Default"/>
          <table:table-cell table:number-columns-repeated="18"/>
          <table:table-cell table:style-name="ce33" office:value-type="string" calcext:value-type="string">
            <text:p>right</text:p>
          </table:table-cell>
          <table:table-cell table:style-name="ce36" office:value-type="float" office:value="0" calcext:value-type="float">
            <text:p>0</text:p>
          </table:table-cell>
          <table:table-cell table:number-columns-repeated="1001"/>
        </table:table-row>
        <table:table-row table:style-name="ro1">
          <table:table-cell table:style-name="ce12" office:value-type="string" calcext:value-type="string">
            <text:p>oldvalue:</text:p>
          </table:table-cell>
          <table:table-cell table:style-name="ce17" table:formula="of:=IF(g_reset=1; 0; IF(g_clock = 0; [.B31]; [.B30]))" office:value-type="float" office:value="0" calcext:value-type="float">
            <text:p/>
          </table:table-cell>
          <table:table-cell table:number-columns-repeated="1022"/>
        </table:table-row>
        <table:table-row table:style-name="ro1">
          <table:table-cell table:style-name="ce12" office:value-type="string" calcext:value-type="string">
            <text:p>newvalue:</text:p>
          </table:table-cell>
          <table:table-cell table:style-name="ce17" table:formula="of:=IF(g_reset = 1; 0; IF(AND(g_clock = 1; [.B31] = [.B30]); IF([.B31]&lt;9; SUM([.B31];1); 0); [.B31]))" office:value-type="float" office:value="0" calcext:value-type="float">
            <text:p/>
          </table:table-cell>
          <table:table-cell table:number-columns-repeated="1022"/>
        </table:table-row>
        <table:table-row table:style-name="ro1">
          <table:table-cell table:style-name="Default"/>
          <table:table-cell table:number-columns-repeated="1023"/>
        </table:table-row>
        <table:table-row table:style-name="ro1">
          <table:table-cell table:number-columns-repeated="21"/>
          <table:table-cell table:style-name="ce12" office:value-type="string" calcext:value-type="string">
            <text:p>MEMORY:</text:p>
          </table:table-cell>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table:table-cell table:style-name="ce12" office:value-type="string" calcext:value-type="string">
            <text:p>STACK:</text:p>
          </table:table-cell>
          <table:table-cell table:style-name="ce36" table:formula="of:=IF (AND(s_push = 1; ROW([.AJ33]) = sp_row; SUM(COLUMN([.AJ33]); 1) = sp_column; oldsp &lt;&gt; sp); s_pushvalue; [.AJ33])" office:value-type="float" office:value="56" calcext:value-type="float">
            <text:p/>
          </table:table-cell>
          <table:table-cell table:style-name="ce36" table:formula="of:=IF (AND(s_push = 1; ROW([.AK33]) = sp_row; SUM(COLUMN([.AK33]); 1) = sp_column; oldsp &lt;&gt; sp); s_pushvalue; [.AK33])" office:value-type="float" office:value="23" calcext:value-type="float">
            <text:p/>
          </table:table-cell>
          <table:table-cell table:style-name="ce36" table:formula="of:=IF (AND(s_push = 1; ROW([.AL33]) = sp_row; SUM(COLUMN([.AL33]); 1) = sp_column; oldsp &lt;&gt; sp); s_pushvalue; [.AL33])">
            <text:p/>
          </table:table-cell>
          <table:table-cell table:style-name="ce36" table:formula="of:=IF (AND(s_push = 1; ROW([.AM33]) = sp_row; SUM(COLUMN([.AM33]); 1) = sp_column; oldsp &lt;&gt; sp); s_pushvalue; [.AM33])">
            <text:p/>
          </table:table-cell>
          <table:table-cell table:style-name="ce36" table:formula="of:=IF (AND(s_push = 1; ROW([.AN33]) = sp_row; SUM(COLUMN([.AN33]); 1) = sp_column; oldsp &lt;&gt; sp); s_pushvalue; [.AN33])">
            <text:p/>
          </table:table-cell>
          <table:table-cell table:style-name="ce36" table:formula="of:=IF (AND(s_push = 1; ROW([.AO33]) = sp_row; SUM(COLUMN([.AO33]); 1) = sp_column; oldsp &lt;&gt; sp); s_pushvalue; [.AO33])">
            <text:p/>
          </table:table-cell>
          <table:table-cell table:style-name="ce36" table:formula="of:=IF (AND(s_push = 1; ROW([.AP33]) = sp_row; SUM(COLUMN([.AP33]); 1) = sp_column; oldsp &lt;&gt; sp); s_pushvalue; [.AP33])">
            <text:p/>
          </table:table-cell>
          <table:table-cell table:style-name="ce36" table:formula="of:=IF (AND(s_push = 1; ROW([.AQ33]) = sp_row; SUM(COLUMN([.AQ33]); 1) = sp_column; oldsp &lt;&gt; sp); s_pushvalue; [.AQ33])">
            <text:p/>
          </table:table-cell>
          <table:table-cell table:style-name="ce36" table:formula="of:=IF (AND(s_push = 1; ROW([.AR33]) = sp_row; SUM(COLUMN([.AR33]); 1) = sp_column; oldsp &lt;&gt; sp); s_pushvalue; [.AR33])">
            <text:p/>
          </table:table-cell>
          <table:table-cell table:style-name="ce36" table:formula="of:=IF (AND(s_push = 1; ROW([.AS33]) = sp_row; SUM(COLUMN([.AS33]); 1) = sp_column; oldsp &lt;&gt; sp); s_pushvalue; [.AS33])">
            <text:p/>
          </table:table-cell>
          <table:table-cell table:style-name="ce36" table:formula="of:=IF (AND(s_push = 1; ROW([.AT33]) = sp_row; SUM(COLUMN([.AT33]); 1) = sp_column; oldsp &lt;&gt; sp); s_pushvalue; [.AT33])">
            <text:p/>
          </table:table-cell>
          <table:table-cell table:style-name="ce36" table:formula="of:=IF (AND(s_push = 1; ROW([.AU33]) = sp_row; SUM(COLUMN([.AU33]); 1) = sp_column; oldsp &lt;&gt; sp); s_pushvalue; [.AU33])">
            <text:p/>
          </table:table-cell>
          <table:table-cell table:style-name="ce36" table:formula="of:=IF (AND(s_push = 1; ROW([.AV33]) = sp_row; SUM(COLUMN([.AV33]); 1) = sp_column; oldsp &lt;&gt; sp); s_pushvalue; [.AV33])">
            <text:p/>
          </table:table-cell>
          <table:table-cell table:style-name="ce36" table:formula="of:=IF (AND(s_push = 1; ROW([.AW33]) = sp_row; SUM(COLUMN([.AW33]); 1) = sp_column; oldsp &lt;&gt; sp); s_pushvalue; [.AW33])">
            <text:p/>
          </table:table-cell>
          <table:table-cell table:style-name="ce36" table:formula="of:=IF (AND(s_push = 1; ROW([.AX33]) = sp_row; SUM(COLUMN([.AX33]); 1) = sp_column; oldsp &lt;&gt; sp); s_pushvalue; [.AX33])">
            <text:p/>
          </table:table-cell>
          <table:table-cell table:style-name="ce36" table:formula="of:=IF (AND(s_push = 1; ROW([.AY33]) = sp_row; SUM(COLUMN([.AY33]); 1) = sp_column; oldsp &lt;&gt; sp); s_pushvalue; [.AY33])">
            <text:p/>
          </table:table-cell>
          <table:table-cell table:style-name="ce36" table:formula="of:=IF (AND(s_push = 1; ROW([.AZ33]) = sp_row; SUM(COLUMN([.AZ33]); 1) = sp_column; oldsp &lt;&gt; sp); s_pushvalue; [.AZ33])">
            <text:p/>
          </table:table-cell>
          <table:table-cell table:style-name="ce36" table:formula="of:=IF (AND(s_push = 1; ROW([.BA33]) = sp_row; SUM(COLUMN([.BA33]); 1) = sp_column; oldsp &lt;&gt; sp); s_pushvalue; [.BA33])">
            <text:p/>
          </table:table-cell>
          <table:table-cell table:style-name="ce36" table:formula="of:=IF (AND(s_push = 1; ROW([.BB33]) = sp_row; SUM(COLUMN([.BB33]); 1) = sp_column; oldsp &lt;&gt; sp); s_pushvalue; [.BB33])">
            <text:p/>
          </table:table-cell>
          <table:table-cell table:style-name="ce36" table:formula="of:=IF (AND(s_push = 1; ROW([.BC33]) = sp_row; SUM(COLUMN([.BC33]); 1) = sp_column; oldsp &lt;&gt; sp); s_pushvalue; [.BC33])">
            <text:p/>
          </table:table-cell>
          <table:table-cell table:style-name="ce36" table:formula="of:=IF (AND(s_push = 1; ROW([.BD33]) = sp_row; SUM(COLUMN([.BD33]); 1) = sp_column; oldsp &lt;&gt; sp); s_pushvalue; [.BD33])">
            <text:p/>
          </table:table-cell>
          <table:table-cell table:style-name="ce36" table:formula="of:=IF (AND(s_push = 1; ROW([.BE33]) = sp_row; SUM(COLUMN([.BE33]); 1) = sp_column; oldsp &lt;&gt; sp); s_pushvalue; [.BE33])">
            <text:p/>
          </table:table-cell>
          <table:table-cell table:style-name="ce36" table:formula="of:=IF (AND(s_push = 1; ROW([.BF33]) = sp_row; SUM(COLUMN([.BF33]); 1) = sp_column; oldsp &lt;&gt; sp); s_pushvalue; [.BF33])">
            <text:p/>
          </table:table-cell>
          <table:table-cell table:style-name="ce36" table:formula="of:=IF (AND(s_push = 1; ROW([.BG33]) = sp_row; SUM(COLUMN([.BG33]); 1) = sp_column; oldsp &lt;&gt; sp); s_pushvalue; [.BG33])">
            <text:p/>
          </table:table-cell>
          <table:table-cell table:style-name="ce36" table:formula="of:=IF (AND(s_push = 1; ROW([.BH33]) = sp_row; SUM(COLUMN([.BH33]); 1) = sp_column; oldsp &lt;&gt; sp); s_pushvalue; [.BH33])">
            <text:p/>
          </table:table-cell>
          <table:table-cell table:number-columns-repeated="964"/>
        </table:table-row>
        <table:table-row table:style-name="ro1">
          <table:table-cell table:number-columns-repeated="21"/>
          <table:table-cell table:style-name="ce17" office:value-type="string" calcext:value-type="string">
            <text:p>m_address</text:p>
          </table:table-cell>
          <table:table-cell table:style-name="ce37" office:value-type="float" office:value="45" calcext:value-type="float">
            <text:p>45</text:p>
          </table:table-cell>
          <table:table-cell table:style-name="ce36" table:formula="of:=IF(AND(m_address = ([.$AH34] * 10) + [.X$33]; m_set = 1); m_value; [.X34])" office:value-type="float" office:value="0" calcext:value-type="float">
            <text:p/>
          </table:table-cell>
          <table:table-cell table:style-name="ce36" table:formula="of:=IF(AND(m_address = ([.$AH34] * 10) + [.Y$33]; m_set = 1); m_value; [.Y34])">
            <text:p/>
          </table:table-cell>
          <table:table-cell table:style-name="ce36" table:formula="of:=IF(AND(m_address = ([.$AH34] * 10) + [.Z$33]; m_set = 1); m_value; [.Z34])">
            <text:p/>
          </table:table-cell>
          <table:table-cell table:style-name="ce36" table:formula="of:=IF(AND(m_address = ([.$AH34] * 10) + [.AA$33]; m_set = 1); m_value; [.AA34])">
            <text:p/>
          </table:table-cell>
          <table:table-cell table:style-name="ce36" table:formula="of:=IF(AND(m_address = ([.$AH34] * 10) + [.AB$33]; m_set = 1); m_value; [.AB34])">
            <text:p/>
          </table:table-cell>
          <table:table-cell table:style-name="ce36" table:formula="of:=IF(AND(m_address = ([.$AH34] * 10) + [.AC$33]; m_set = 1); m_value; [.AC34])">
            <text:p/>
          </table:table-cell>
          <table:table-cell table:style-name="ce36" table:formula="of:=IF(AND(m_address = ([.$AH34] * 10) + [.AD$33]; m_set = 1); m_value; [.AD34])">
            <text:p/>
          </table:table-cell>
          <table:table-cell table:style-name="ce36" table:formula="of:=IF(AND(m_address = ([.$AH34] * 10) + [.AE$33]; m_set = 1); m_value; [.AE34])">
            <text:p/>
          </table:table-cell>
          <table:table-cell table:style-name="ce36" table:formula="of:=IF(AND(m_address = ([.$AH34] * 10) + [.AF$33]; m_set = 1); m_value; [.AF34])">
            <text:p/>
          </table:table-cell>
          <table:table-cell table:style-name="ce36" table:formula="of:=IF(AND(m_address = ([.$AH34] * 10) + [.AG$33]; m_set = 1); m_value; [.AG34])">
            <text:p/>
          </table:table-cell>
          <table:table-cell office:value-type="float" office:value="0" calcext:value-type="float">
            <text:p>0</text:p>
          </table:table-cell>
          <table:table-cell table:style-name="ce34" office:value-type="string" calcext:value-type="string">
            <text:p>s_address</text:p>
          </table:table-cell>
          <table:table-cell table:style-name="ce50" office:value-type="string" calcext:value-type="string">
            <text:p>AJ33</text:p>
          </table:table-cell>
          <table:table-cell table:style-name="ce34" office:value-type="string" calcext:value-type="string">
            <text:p>sp_address</text:p>
          </table:table-cell>
          <table:table-cell table:style-name="ce16" table:formula="of:=ADDRESS(sp_row; sp_column; 1;0)" office:value-type="string" office:string-value="R33C36" calcext:value-type="string">
            <text:p>R33C36</text:p>
          </table:table-cell>
          <table:table-cell table:style-name="Default" table:number-columns-repeated="2"/>
          <table:table-cell table:number-columns-repeated="984"/>
        </table:table-row>
        <table:table-row table:style-name="ro1">
          <table:table-cell table:number-columns-repeated="21"/>
          <table:table-cell table:style-name="ce17" office:value-type="string" calcext:value-type="string">
            <text:p>m_value_in</text:p>
          </table:table-cell>
          <table:table-cell table:style-name="ce37" office:value-type="float" office:value="12" calcext:value-type="float">
            <text:p>12</text:p>
          </table:table-cell>
          <table:table-cell table:style-name="ce36" table:formula="of:=IF(AND(m_address = ([.$AH35] * 10) + [.X$33]; m_set = 1); m_value; [.X35])">
            <text:p/>
          </table:table-cell>
          <table:table-cell table:style-name="ce36" table:formula="of:=IF(AND(m_address = ([.$AH35] * 10) + [.Y$33]; m_set = 1); m_value; [.Y35])">
            <text:p/>
          </table:table-cell>
          <table:table-cell table:style-name="ce36" table:formula="of:=IF(AND(m_address = ([.$AH35] * 10) + [.Z$33]; m_set = 1); m_value; [.Z35])">
            <text:p/>
          </table:table-cell>
          <table:table-cell table:style-name="ce36" table:formula="of:=IF(AND(m_address = ([.$AH35] * 10) + [.AA$33]; m_set = 1); m_value; [.AA35])">
            <text:p/>
          </table:table-cell>
          <table:table-cell table:style-name="ce36" table:formula="of:=IF(AND(m_address = ([.$AH35] * 10) + [.AB$33]; m_set = 1); m_value; [.AB35])">
            <text:p/>
          </table:table-cell>
          <table:table-cell table:style-name="ce36" table:formula="of:=IF(AND(m_address = ([.$AH35] * 10) + [.AC$33]; m_set = 1); m_value; [.AC35])">
            <text:p/>
          </table:table-cell>
          <table:table-cell table:style-name="ce36" table:formula="of:=IF(AND(m_address = ([.$AH35] * 10) + [.AD$33]; m_set = 1); m_value; [.AD35])">
            <text:p/>
          </table:table-cell>
          <table:table-cell table:style-name="ce36" table:formula="of:=IF(AND(m_address = ([.$AH35] * 10) + [.AE$33]; m_set = 1); m_value; [.AE35])">
            <text:p/>
          </table:table-cell>
          <table:table-cell table:style-name="ce36" table:formula="of:=IF(AND(m_address = ([.$AH35] * 10) + [.AF$33]; m_set = 1); m_value; [.AF35])">
            <text:p/>
          </table:table-cell>
          <table:table-cell table:style-name="ce36" table:formula="of:=IF(AND(m_address = ([.$AH35] * 10) + [.AG$33]; m_set = 1); m_value; [.AG35])">
            <text:p/>
          </table:table-cell>
          <table:table-cell office:value-type="float" office:value="1" calcext:value-type="float">
            <text:p>1</text:p>
          </table:table-cell>
          <table:table-cell table:style-name="ce34" office:value-type="string" calcext:value-type="string">
            <text:p>s_pushvalue</text:p>
          </table:table-cell>
          <table:table-cell table:style-name="ce50" table:formula="of:=push_value" office:value-type="float" office:value="23" calcext:value-type="float">
            <text:p/>
          </table:table-cell>
          <table:table-cell table:style-name="ce34" office:value-type="string" calcext:value-type="string">
            <text:p>sp_row</text:p>
          </table:table-cell>
          <table:table-cell table:style-name="ce16" table:formula="of:=ROW(INDIRECT(s_address))" office:value-type="float" office:value="33" calcext:value-type="float">
            <text:p/>
          </table:table-cell>
          <table:table-cell table:number-columns-repeated="986"/>
        </table:table-row>
        <table:table-row table:style-name="ro1">
          <table:table-cell table:number-columns-repeated="21"/>
          <table:table-cell table:style-name="ce17" office:value-type="string" calcext:value-type="string">
            <text:p>m_set</text:p>
          </table:table-cell>
          <table:table-cell table:style-name="ce37" office:value-type="float" office:value="0" calcext:value-type="float">
            <text:p>0</text:p>
          </table:table-cell>
          <table:table-cell table:style-name="ce36" table:formula="of:=IF(AND(m_address = ([.$AH36] * 10) + [.X$33]; m_set = 1); m_value; [.X36])">
            <text:p/>
          </table:table-cell>
          <table:table-cell table:style-name="ce36" table:formula="of:=IF(AND(m_address = ([.$AH36] * 10) + [.Y$33]; m_set = 1); m_value; [.Y36])">
            <text:p/>
          </table:table-cell>
          <table:table-cell table:style-name="ce36" table:formula="of:=IF(AND(m_address = ([.$AH36] * 10) + [.Z$33]; m_set = 1); m_value; [.Z36])">
            <text:p/>
          </table:table-cell>
          <table:table-cell table:style-name="ce36" table:formula="of:=IF(AND(m_address = ([.$AH36] * 10) + [.AA$33]; m_set = 1); m_value; [.AA36])">
            <text:p/>
          </table:table-cell>
          <table:table-cell table:style-name="ce36" table:formula="of:=IF(AND(m_address = ([.$AH36] * 10) + [.AB$33]; m_set = 1); m_value; [.AB36])">
            <text:p/>
          </table:table-cell>
          <table:table-cell table:style-name="ce36" table:formula="of:=IF(AND(m_address = ([.$AH36] * 10) + [.AC$33]; m_set = 1); m_value; [.AC36])">
            <text:p/>
          </table:table-cell>
          <table:table-cell table:style-name="ce36" table:formula="of:=IF(AND(m_address = ([.$AH36] * 10) + [.AD$33]; m_set = 1); m_value; [.AD36])">
            <text:p/>
          </table:table-cell>
          <table:table-cell table:style-name="ce36" table:formula="of:=IF(AND(m_address = ([.$AH36] * 10) + [.AE$33]; m_set = 1); m_value; [.AE36])">
            <text:p/>
          </table:table-cell>
          <table:table-cell table:style-name="ce36" table:formula="of:=IF(AND(m_address = ([.$AH36] * 10) + [.AF$33]; m_set = 1); m_value; [.AF36])">
            <text:p/>
          </table:table-cell>
          <table:table-cell table:style-name="ce36" table:formula="of:=IF(AND(m_address = ([.$AH36] * 10) + [.AG$33]; m_set = 1); m_value; [.AG36])">
            <text:p/>
          </table:table-cell>
          <table:table-cell office:value-type="float" office:value="2" calcext:value-type="float">
            <text:p>2</text:p>
          </table:table-cell>
          <table:table-cell table:style-name="ce34" office:value-type="string" calcext:value-type="string">
            <text:p>s_push</text:p>
          </table:table-cell>
          <table:table-cell table:style-name="ce50" table:formula="of:=push_c" office:value-type="float" office:value="0" calcext:value-type="float">
            <text:p/>
          </table:table-cell>
          <table:table-cell table:style-name="ce34" office:value-type="string" calcext:value-type="string">
            <text:p>sp_column</text:p>
          </table:table-cell>
          <table:table-cell table:style-name="ce16" table:formula="of:=COLUMN(INDIRECT(s_address)) + sp" office:value-type="float" office:value="36" calcext:value-type="float">
            <text:p/>
          </table:table-cell>
          <table:table-cell table:number-columns-repeated="986"/>
        </table:table-row>
        <table:table-row table:style-name="ro1">
          <table:table-cell table:number-columns-repeated="21"/>
          <table:table-cell table:style-name="ce17" office:value-type="string" calcext:value-type="string">
            <text:p>m_value_out</text:p>
          </table:table-cell>
          <table:table-cell table:style-name="ce38" table:formula="of:=INDIRECT(ADDRESS(34 + m_address / 10; 24 + MOD(m_address; 10); 1;0);0)" office:value-type="float" office:value="12" calcext:value-type="float">
            <text:p/>
          </table:table-cell>
          <table:table-cell table:style-name="ce36" table:formula="of:=IF(AND(m_address = ([.$AH37] * 10) + [.X$33]; m_set = 1); m_value; [.X37])">
            <text:p/>
          </table:table-cell>
          <table:table-cell table:style-name="ce36" table:formula="of:=IF(AND(m_address = ([.$AH37] * 10) + [.Y$33]; m_set = 1); m_value; [.Y37])">
            <text:p/>
          </table:table-cell>
          <table:table-cell table:style-name="ce36" table:formula="of:=IF(AND(m_address = ([.$AH37] * 10) + [.Z$33]; m_set = 1); m_value; [.Z37])">
            <text:p/>
          </table:table-cell>
          <table:table-cell table:style-name="ce36" table:formula="of:=IF(AND(m_address = ([.$AH37] * 10) + [.AA$33]; m_set = 1); m_value; [.AA37])">
            <text:p/>
          </table:table-cell>
          <table:table-cell table:style-name="ce36" table:formula="of:=IF(AND(m_address = ([.$AH37] * 10) + [.AB$33]; m_set = 1); m_value; [.AB37])">
            <text:p/>
          </table:table-cell>
          <table:table-cell table:style-name="ce36" table:formula="of:=IF(AND(m_address = ([.$AH37] * 10) + [.AC$33]; m_set = 1); m_value; [.AC37])">
            <text:p/>
          </table:table-cell>
          <table:table-cell table:style-name="ce36" table:formula="of:=IF(AND(m_address = ([.$AH37] * 10) + [.AD$33]; m_set = 1); m_value; [.AD37])">
            <text:p/>
          </table:table-cell>
          <table:table-cell table:style-name="ce36" table:formula="of:=IF(AND(m_address = ([.$AH37] * 10) + [.AE$33]; m_set = 1); m_value; [.AE37])">
            <text:p/>
          </table:table-cell>
          <table:table-cell table:style-name="ce36" table:formula="of:=IF(AND(m_address = ([.$AH37] * 10) + [.AF$33]; m_set = 1); m_value; [.AF37])">
            <text:p/>
          </table:table-cell>
          <table:table-cell table:style-name="ce36" table:formula="of:=IF(AND(m_address = ([.$AH37] * 10) + [.AG$33]; m_set = 1); m_value; [.AG37])">
            <text:p/>
          </table:table-cell>
          <table:table-cell office:value-type="float" office:value="3" calcext:value-type="float">
            <text:p>3</text:p>
          </table:table-cell>
          <table:table-cell table:style-name="ce34" office:value-type="string" calcext:value-type="string">
            <text:p>s_pop</text:p>
          </table:table-cell>
          <table:table-cell table:style-name="ce50" table:formula="of:=pop_c" office:value-type="float" office:value="0" calcext:value-type="float">
            <text:p/>
          </table:table-cell>
          <table:table-cell table:style-name="ce34" office:value-type="string" calcext:value-type="string">
            <text:p>sp</text:p>
          </table:table-cell>
          <table:table-cell table:style-name="ce16" table:formula="of:=IF(s_reset = 1; 0; IF(sp = oldsp; SUM(sp; IF(s_push = 1; 1; IF(AND(s_pop = 1; sp &gt; 0); -1; 0))); sp))" office:value-type="float" office:value="0" calcext:value-type="float">
            <text:p/>
          </table:table-cell>
          <table:table-cell table:style-name="Default" table:number-columns-repeated="2"/>
          <table:table-cell table:number-columns-repeated="984"/>
        </table:table-row>
        <table:table-row table:style-name="ro1">
          <table:table-cell table:number-columns-repeated="23"/>
          <table:table-cell table:style-name="ce36" table:formula="of:=IF(AND(m_address = ([.$AH38] * 10) + [.X$33]; m_set = 1); m_value; [.X38])">
            <text:p/>
          </table:table-cell>
          <table:table-cell table:style-name="ce36" table:formula="of:=IF(AND(m_address = ([.$AH38] * 10) + [.Y$33]; m_set = 1); m_value; [.Y38])">
            <text:p/>
          </table:table-cell>
          <table:table-cell table:style-name="ce36" table:formula="of:=IF(AND(m_address = ([.$AH38] * 10) + [.Z$33]; m_set = 1); m_value; [.Z38])">
            <text:p/>
          </table:table-cell>
          <table:table-cell table:style-name="ce36" table:formula="of:=IF(AND(m_address = ([.$AH38] * 10) + [.AA$33]; m_set = 1); m_value; [.AA38])">
            <text:p/>
          </table:table-cell>
          <table:table-cell table:style-name="ce36" table:formula="of:=IF(AND(m_address = ([.$AH38] * 10) + [.AB$33]; m_set = 1); m_value; [.AB38])">
            <text:p/>
          </table:table-cell>
          <table:table-cell table:style-name="ce36" table:formula="of:=IF(AND(m_address = ([.$AH38] * 10) + [.AC$33]; m_set = 1); m_value; [.AC38])" office:value-type="float" office:value="12" calcext:value-type="float">
            <text:p/>
          </table:table-cell>
          <table:table-cell table:style-name="ce36" table:formula="of:=IF(AND(m_address = ([.$AH38] * 10) + [.AD$33]; m_set = 1); m_value; [.AD38])">
            <text:p/>
          </table:table-cell>
          <table:table-cell table:style-name="ce36" table:formula="of:=IF(AND(m_address = ([.$AH38] * 10) + [.AE$33]; m_set = 1); m_value; [.AE38])">
            <text:p/>
          </table:table-cell>
          <table:table-cell table:style-name="ce36" table:formula="of:=IF(AND(m_address = ([.$AH38] * 10) + [.AF$33]; m_set = 1); m_value; [.AF38])">
            <text:p/>
          </table:table-cell>
          <table:table-cell table:style-name="ce36" table:formula="of:=IF(AND(m_address = ([.$AH38] * 10) + [.AG$33]; m_set = 1); m_value; [.AG38])">
            <text:p/>
          </table:table-cell>
          <table:table-cell office:value-type="float" office:value="4" calcext:value-type="float">
            <text:p>4</text:p>
          </table:table-cell>
          <table:table-cell table:style-name="ce17" office:value-type="string" calcext:value-type="string">
            <text:p>s_popvalue</text:p>
          </table:table-cell>
          <table:table-cell table:style-name="ce38" table:formula="of:=IF(s_pop=1; INDIRECT(sp_address; 0); s_popvalue)" office:value-type="float" office:value="56" calcext:value-type="float">
            <text:p/>
          </table:table-cell>
          <table:table-cell table:style-name="ce34" office:value-type="string" calcext:value-type="string">
            <text:p>oldsp</text:p>
          </table:table-cell>
          <table:table-cell table:style-name="ce16" table:formula="of:=IF(AND(s_push = 0; s_pop = 0); sp; oldsp)" office:value-type="float" office:value="0" calcext:value-type="float">
            <text:p/>
          </table:table-cell>
          <table:table-cell table:number-columns-repeated="986"/>
        </table:table-row>
        <table:table-row table:style-name="ro1">
          <table:table-cell table:number-columns-repeated="23"/>
          <table:table-cell table:style-name="ce36" table:formula="of:=IF(AND(m_address = ([.$AH39] * 10) + [.X$33]; m_set = 1); m_value; [.X39])">
            <text:p/>
          </table:table-cell>
          <table:table-cell table:style-name="ce36" table:formula="of:=IF(AND(m_address = ([.$AH39] * 10) + [.Y$33]; m_set = 1); m_value; [.Y39])">
            <text:p/>
          </table:table-cell>
          <table:table-cell table:style-name="ce36" table:formula="of:=IF(AND(m_address = ([.$AH39] * 10) + [.Z$33]; m_set = 1); m_value; [.Z39])">
            <text:p/>
          </table:table-cell>
          <table:table-cell table:style-name="ce36" table:formula="of:=IF(AND(m_address = ([.$AH39] * 10) + [.AA$33]; m_set = 1); m_value; [.AA39])">
            <text:p/>
          </table:table-cell>
          <table:table-cell table:style-name="ce36" table:formula="of:=IF(AND(m_address = ([.$AH39] * 10) + [.AB$33]; m_set = 1); m_value; [.AB39])">
            <text:p/>
          </table:table-cell>
          <table:table-cell table:style-name="ce36" table:formula="of:=IF(AND(m_address = ([.$AH39] * 10) + [.AC$33]; m_set = 1); m_value; [.AC39])">
            <text:p/>
          </table:table-cell>
          <table:table-cell table:style-name="ce36" table:formula="of:=IF(AND(m_address = ([.$AH39] * 10) + [.AD$33]; m_set = 1); m_value; [.AD39])">
            <text:p/>
          </table:table-cell>
          <table:table-cell table:style-name="ce36" table:formula="of:=IF(AND(m_address = ([.$AH39] * 10) + [.AE$33]; m_set = 1); m_value; [.AE39])">
            <text:p/>
          </table:table-cell>
          <table:table-cell table:style-name="ce36" table:formula="of:=IF(AND(m_address = ([.$AH39] * 10) + [.AF$33]; m_set = 1); m_value; [.AF39])">
            <text:p/>
          </table:table-cell>
          <table:table-cell table:style-name="ce36" table:formula="of:=IF(AND(m_address = ([.$AH39] * 10) + [.AG$33]; m_set = 1); m_value; [.AG39])">
            <text:p/>
          </table:table-cell>
          <table:table-cell office:value-type="float" office:value="5" calcext:value-type="float">
            <text:p>5</text:p>
          </table:table-cell>
          <table:table-cell table:style-name="ce34" office:value-type="string" calcext:value-type="string">
            <text:p>s_reset</text:p>
          </table:table-cell>
          <table:table-cell table:style-name="ce50" table:formula="of:=c_reset" office:value-type="float" office:value="0" calcext:value-type="float">
            <text:p/>
          </table:table-cell>
          <table:table-cell table:number-columns-repeated="988"/>
        </table:table-row>
        <table:table-row table:style-name="ro1">
          <table:table-cell office:value-type="string" calcext:value-type="string">
            <text:p>test_FW_01</text:p>
          </table:table-cell>
          <table:table-cell table:number-columns-repeated="22"/>
          <table:table-cell table:style-name="ce36" table:formula="of:=IF(AND(m_address = ([.$AH40] * 10) + [.X$33]; m_set = 1); m_value; [.X40])">
            <text:p/>
          </table:table-cell>
          <table:table-cell table:style-name="ce36" table:formula="of:=IF(AND(m_address = ([.$AH40] * 10) + [.Y$33]; m_set = 1); m_value; [.Y40])">
            <text:p/>
          </table:table-cell>
          <table:table-cell table:style-name="ce36" table:formula="of:=IF(AND(m_address = ([.$AH40] * 10) + [.Z$33]; m_set = 1); m_value; [.Z40])">
            <text:p/>
          </table:table-cell>
          <table:table-cell table:style-name="ce36" table:formula="of:=IF(AND(m_address = ([.$AH40] * 10) + [.AA$33]; m_set = 1); m_value; [.AA40])">
            <text:p/>
          </table:table-cell>
          <table:table-cell table:style-name="ce36" table:formula="of:=IF(AND(m_address = ([.$AH40] * 10) + [.AB$33]; m_set = 1); m_value; [.AB40])">
            <text:p/>
          </table:table-cell>
          <table:table-cell table:style-name="ce36" table:formula="of:=IF(AND(m_address = ([.$AH40] * 10) + [.AC$33]; m_set = 1); m_value; [.AC40])">
            <text:p/>
          </table:table-cell>
          <table:table-cell table:style-name="ce36" table:formula="of:=IF(AND(m_address = ([.$AH40] * 10) + [.AD$33]; m_set = 1); m_value; [.AD40])">
            <text:p/>
          </table:table-cell>
          <table:table-cell table:style-name="ce36" table:formula="of:=IF(AND(m_address = ([.$AH40] * 10) + [.AE$33]; m_set = 1); m_value; [.AE40])">
            <text:p/>
          </table:table-cell>
          <table:table-cell table:style-name="ce36" table:formula="of:=IF(AND(m_address = ([.$AH40] * 10) + [.AF$33]; m_set = 1); m_value; [.AF40])">
            <text:p/>
          </table:table-cell>
          <table:table-cell table:style-name="ce36" table:formula="of:=IF(AND(m_address = ([.$AH40] * 10) + [.AG$33]; m_set = 1); m_value; [.AG40])">
            <text:p/>
          </table:table-cell>
          <table:table-cell office:value-type="float" office:value="6" calcext:value-type="float">
            <text:p>6</text:p>
          </table:table-cell>
          <table:table-cell table:style-name="Default" table:number-columns-repeated="4"/>
          <table:table-cell table:number-columns-repeated="986"/>
        </table:table-row>
        <table:table-row table:style-name="ro1">
          <table:table-cell table:style-name="ce12" office:value-type="string" calcext:value-type="string">
            <text:p>cmd</text:p>
          </table:table-cell>
          <table:table-cell table:style-name="ce12" office:value-type="string" calcext:value-type="string">
            <text:p>operand1</text:p>
          </table:table-cell>
          <table:table-cell table:style-name="ce12" office:value-type="string" calcext:value-type="string">
            <text:p>operand2</text:p>
          </table:table-cell>
          <table:table-cell table:style-name="ce12" office:value-type="string" calcext:value-type="string">
            <text:p>row</text:p>
          </table:table-cell>
          <table:table-cell table:number-columns-repeated="19"/>
          <table:table-cell table:style-name="ce36" table:formula="of:=IF(AND(m_address = ([.$AH41] * 10) + [.X$33]; m_set = 1); m_value; [.X41])">
            <text:p/>
          </table:table-cell>
          <table:table-cell table:style-name="ce36" table:formula="of:=IF(AND(m_address = ([.$AH41] * 10) + [.Y$33]; m_set = 1); m_value; [.Y41])">
            <text:p/>
          </table:table-cell>
          <table:table-cell table:style-name="ce36" table:formula="of:=IF(AND(m_address = ([.$AH41] * 10) + [.Z$33]; m_set = 1); m_value; [.Z41])">
            <text:p/>
          </table:table-cell>
          <table:table-cell table:style-name="ce36" table:formula="of:=IF(AND(m_address = ([.$AH41] * 10) + [.AA$33]; m_set = 1); m_value; [.AA41])">
            <text:p/>
          </table:table-cell>
          <table:table-cell table:style-name="ce36" table:formula="of:=IF(AND(m_address = ([.$AH41] * 10) + [.AB$33]; m_set = 1); m_value; [.AB41])">
            <text:p/>
          </table:table-cell>
          <table:table-cell table:style-name="ce36" table:formula="of:=IF(AND(m_address = ([.$AH41] * 10) + [.AC$33]; m_set = 1); m_value; [.AC41])">
            <text:p/>
          </table:table-cell>
          <table:table-cell table:style-name="ce36" table:formula="of:=IF(AND(m_address = ([.$AH41] * 10) + [.AD$33]; m_set = 1); m_value; [.AD41])">
            <text:p/>
          </table:table-cell>
          <table:table-cell table:style-name="ce36" table:formula="of:=IF(AND(m_address = ([.$AH41] * 10) + [.AE$33]; m_set = 1); m_value; [.AE41])">
            <text:p/>
          </table:table-cell>
          <table:table-cell table:style-name="ce36" table:formula="of:=IF(AND(m_address = ([.$AH41] * 10) + [.AF$33]; m_set = 1); m_value; [.AF41])">
            <text:p/>
          </table:table-cell>
          <table:table-cell table:style-name="ce36" table:formula="of:=IF(AND(m_address = ([.$AH41] * 10) + [.AG$33]; m_set = 1); m_value; [.AG41])">
            <text:p/>
          </table:table-cell>
          <table:table-cell office:value-type="float" office:value="7" calcext:value-type="float">
            <text:p>7</text:p>
          </table:table-cell>
          <table:table-cell table:style-name="Default" table:number-columns-repeated="4"/>
          <table:table-cell table:number-columns-repeated="986"/>
        </table:table-row>
        <table:table-row table:style-name="ro1">
          <table:table-cell table:style-name="Default" office:value-type="string" calcext:value-type="string">
            <text:p>start</text:p>
          </table:table-cell>
          <table:table-cell table:number-columns-repeated="2" table:style-name="Default" office:value-type="string" calcext:value-type="string">
            <text:p><text:s/></text:p>
          </table:table-cell>
          <table:table-cell office:value-type="float" office:value="0" calcext:value-type="float">
            <text:p>0</text:p>
          </table:table-cell>
          <table:table-cell table:number-columns-repeated="19"/>
          <table:table-cell table:style-name="ce36" table:formula="of:=IF(AND(m_address = ([.$AH42] * 10) + [.X$33]; m_set = 1); m_value; [.X42])">
            <text:p/>
          </table:table-cell>
          <table:table-cell table:style-name="ce36" table:formula="of:=IF(AND(m_address = ([.$AH42] * 10) + [.Y$33]; m_set = 1); m_value; [.Y42])">
            <text:p/>
          </table:table-cell>
          <table:table-cell table:style-name="ce36" table:formula="of:=IF(AND(m_address = ([.$AH42] * 10) + [.Z$33]; m_set = 1); m_value; [.Z42])">
            <text:p/>
          </table:table-cell>
          <table:table-cell table:style-name="ce36" table:formula="of:=IF(AND(m_address = ([.$AH42] * 10) + [.AA$33]; m_set = 1); m_value; [.AA42])">
            <text:p/>
          </table:table-cell>
          <table:table-cell table:style-name="ce36" table:formula="of:=IF(AND(m_address = ([.$AH42] * 10) + [.AB$33]; m_set = 1); m_value; [.AB42])">
            <text:p/>
          </table:table-cell>
          <table:table-cell table:style-name="ce36" table:formula="of:=IF(AND(m_address = ([.$AH42] * 10) + [.AC$33]; m_set = 1); m_value; [.AC42])">
            <text:p/>
          </table:table-cell>
          <table:table-cell table:style-name="ce36" table:formula="of:=IF(AND(m_address = ([.$AH42] * 10) + [.AD$33]; m_set = 1); m_value; [.AD42])">
            <text:p/>
          </table:table-cell>
          <table:table-cell table:style-name="ce36" table:formula="of:=IF(AND(m_address = ([.$AH42] * 10) + [.AE$33]; m_set = 1); m_value; [.AE42])">
            <text:p/>
          </table:table-cell>
          <table:table-cell table:style-name="ce36" table:formula="of:=IF(AND(m_address = ([.$AH42] * 10) + [.AF$33]; m_set = 1); m_value; [.AF42])">
            <text:p/>
          </table:table-cell>
          <table:table-cell table:style-name="ce36" table:formula="of:=IF(AND(m_address = ([.$AH42] * 10) + [.AG$33]; m_set = 1); m_value; [.AG42])">
            <text:p/>
          </table:table-cell>
          <table:table-cell office:value-type="float" office:value="8" calcext:value-type="float">
            <text:p>8</text:p>
          </table:table-cell>
          <table:table-cell table:style-name="Default" table:number-columns-repeated="4"/>
          <table:table-cell table:number-columns-repeated="986"/>
        </table:table-row>
        <table:table-row table:style-name="ro1">
          <table:table-cell office:value-type="string" calcext:value-type="string">
            <text:p>mov</text:p>
          </table:table-cell>
          <table:table-cell office:value-type="string" calcext:value-type="string">
            <text:p>ax</text:p>
          </table:table-cell>
          <table:table-cell office:value-type="float" office:value="56" calcext:value-type="float">
            <text:p>56</text:p>
          </table:table-cell>
          <table:table-cell office:value-type="float" office:value="1" calcext:value-type="float">
            <text:p>1</text:p>
          </table:table-cell>
          <table:table-cell table:number-columns-repeated="19"/>
          <table:table-cell table:style-name="ce36" table:formula="of:=IF(AND(m_address = ([.$AH43] * 10) + [.X$33]; m_set = 1); m_value; [.X43])">
            <text:p/>
          </table:table-cell>
          <table:table-cell table:style-name="ce36" table:formula="of:=IF(AND(m_address = ([.$AH43] * 10) + [.Y$33]; m_set = 1); m_value; [.Y43])">
            <text:p/>
          </table:table-cell>
          <table:table-cell table:style-name="ce36" table:formula="of:=IF(AND(m_address = ([.$AH43] * 10) + [.Z$33]; m_set = 1); m_value; [.Z43])">
            <text:p/>
          </table:table-cell>
          <table:table-cell table:style-name="ce36" table:formula="of:=IF(AND(m_address = ([.$AH43] * 10) + [.AA$33]; m_set = 1); m_value; [.AA43])">
            <text:p/>
          </table:table-cell>
          <table:table-cell table:style-name="ce36" table:formula="of:=IF(AND(m_address = ([.$AH43] * 10) + [.AB$33]; m_set = 1); m_value; [.AB43])">
            <text:p/>
          </table:table-cell>
          <table:table-cell table:style-name="ce36" table:formula="of:=IF(AND(m_address = ([.$AH43] * 10) + [.AC$33]; m_set = 1); m_value; [.AC43])">
            <text:p/>
          </table:table-cell>
          <table:table-cell table:style-name="ce36" table:formula="of:=IF(AND(m_address = ([.$AH43] * 10) + [.AD$33]; m_set = 1); m_value; [.AD43])">
            <text:p/>
          </table:table-cell>
          <table:table-cell table:style-name="ce36" table:formula="of:=IF(AND(m_address = ([.$AH43] * 10) + [.AE$33]; m_set = 1); m_value; [.AE43])">
            <text:p/>
          </table:table-cell>
          <table:table-cell table:style-name="ce36" table:formula="of:=IF(AND(m_address = ([.$AH43] * 10) + [.AF$33]; m_set = 1); m_value; [.AF43])">
            <text:p/>
          </table:table-cell>
          <table:table-cell table:style-name="ce36" table:formula="of:=IF(AND(m_address = ([.$AH43] * 10) + [.AG$33]; m_set = 1); m_value; [.AG43])">
            <text:p/>
          </table:table-cell>
          <table:table-cell office:value-type="float" office:value="9" calcext:value-type="float">
            <text:p>9</text:p>
          </table:table-cell>
          <table:table-cell table:style-name="Default" table:number-columns-repeated="4"/>
          <table:table-cell table:number-columns-repeated="986"/>
        </table:table-row>
        <table:table-row table:style-name="ro1">
          <table:table-cell office:value-type="string" calcext:value-type="string">
            <text:p>mov</text:p>
          </table:table-cell>
          <table:table-cell office:value-type="string" calcext:value-type="string">
            <text:p>bx</text:p>
          </table:table-cell>
          <table:table-cell office:value-type="float" office:value="23" calcext:value-type="float">
            <text:p>23</text:p>
          </table:table-cell>
          <table:table-cell office:value-type="float" office:value="2" calcext:value-type="float">
            <text:p>2</text:p>
          </table:table-cell>
          <table:table-cell table:number-columns-repeated="30"/>
          <table:table-cell table:style-name="Default" table:number-columns-repeated="4"/>
          <table:table-cell table:number-columns-repeated="986"/>
        </table:table-row>
        <table:table-row table:style-name="ro1">
          <table:table-cell office:value-type="string" calcext:value-type="string">
            <text:p>push</text:p>
          </table:table-cell>
          <table:table-cell office:value-type="string" calcext:value-type="string">
            <text:p>ax</text:p>
          </table:table-cell>
          <table:table-cell/>
          <table:table-cell office:value-type="float" office:value="3" calcext:value-type="float">
            <text:p>3</text:p>
          </table:table-cell>
          <table:table-cell table:number-columns-repeated="17"/>
          <table:table-cell table:style-name="ce33" office:value-type="string" calcext:value-type="string">
            <text:p>CPU:</text:p>
          </table:table-cell>
          <table:table-cell table:style-name="ce17" table:number-columns-repeated="15"/>
          <table:table-cell table:number-columns-repeated="987"/>
        </table:table-row>
        <table:table-row table:style-name="ro1">
          <table:table-cell office:value-type="string" calcext:value-type="string">
            <text:p>push</text:p>
          </table:table-cell>
          <table:table-cell office:value-type="string" calcext:value-type="string">
            <text:p>bx</text:p>
          </table:table-cell>
          <table:table-cell/>
          <table:table-cell office:value-type="float" office:value="4" calcext:value-type="float">
            <text:p>4</text:p>
          </table:table-cell>
          <table:table-cell table:number-columns-repeated="17"/>
          <table:table-cell table:style-name="ce33" office:value-type="string" calcext:value-type="string">
            <text:p>registers</text:p>
          </table:table-cell>
          <table:table-cell table:style-name="ce17" table:number-columns-repeated="15"/>
          <table:table-cell table:number-columns-repeated="987"/>
        </table:table-row>
        <table:table-row table:style-name="ro1">
          <table:table-cell office:value-type="string" calcext:value-type="string">
            <text:p>pop</text:p>
          </table:table-cell>
          <table:table-cell office:value-type="string" calcext:value-type="string">
            <text:p>ax</text:p>
          </table:table-cell>
          <table:table-cell/>
          <table:table-cell office:value-type="float" office:value="5" calcext:value-type="float">
            <text:p>5</text:p>
          </table:table-cell>
          <table:table-cell table:number-columns-repeated="17"/>
          <table:table-cell table:style-name="ce17" office:value-type="string" calcext:value-type="string">
            <text:p>ax</text:p>
          </table:table-cell>
          <table:table-cell table:style-name="ce39" table:formula="of:=IF(c_reset = 1; 0; IF(opA = &quot;ax&quot;; IF(command = &quot;mov&quot;; opB; IF (command = &quot;pop&quot;; pop_value; ax)); ax))" office:value-type="float" office:value="0" calcext:value-type="float">
            <text:p/>
          </table:table-cell>
          <table:table-cell table:style-name="ce17" table:number-columns-repeated="10"/>
          <table:table-cell table:style-name="ce33" office:value-type="string" calcext:value-type="string">
            <text:p>input</text:p>
          </table:table-cell>
          <table:table-cell table:style-name="ce17" table:number-columns-repeated="3"/>
          <table:table-cell table:number-columns-repeated="987"/>
        </table:table-row>
        <table:table-row table:style-name="ro1">
          <table:table-cell office:value-type="string" calcext:value-type="string">
            <text:p>pop</text:p>
          </table:table-cell>
          <table:table-cell office:value-type="string" calcext:value-type="string">
            <text:p>bx</text:p>
          </table:table-cell>
          <table:table-cell/>
          <table:table-cell office:value-type="float" office:value="6" calcext:value-type="float">
            <text:p>6</text:p>
          </table:table-cell>
          <table:table-cell table:number-columns-repeated="17"/>
          <table:table-cell table:style-name="ce17" office:value-type="string" calcext:value-type="string">
            <text:p>bx</text:p>
          </table:table-cell>
          <table:table-cell table:style-name="ce39" table:formula="of:=IF(c_reset = 1; 0; IF(opA = &quot;bx&quot;; IF(command = &quot;mov&quot;; opB; IF (command = &quot;pop&quot;; pop_value; bx)); bx))" office:value-type="float" office:value="0" calcext:value-type="float">
            <text:p/>
          </table:table-cell>
          <table:table-cell table:style-name="ce17" table:number-columns-repeated="10"/>
          <table:table-cell table:style-name="ce17" office:value-type="string" calcext:value-type="string">
            <text:p>c_reset</text:p>
          </table:table-cell>
          <table:table-cell table:style-name="ce35" table:formula="of:=g_reset" office:value-type="float" office:value="0" calcext:value-type="float">
            <text:p/>
          </table:table-cell>
          <table:table-cell table:style-name="ce17" office:value-type="string" calcext:value-type="string">
            <text:p>cur_col</text:p>
          </table:table-cell>
          <table:table-cell table:style-name="ce36" table:formula="of:=COLUMN(INDIRECT(c_main))" office:value-type="float" office:value="1" calcext:value-type="float">
            <text:p/>
          </table:table-cell>
          <table:table-cell table:number-columns-repeated="987"/>
        </table:table-row>
        <table:table-row table:style-name="ro1">
          <table:table-cell office:value-type="string" calcext:value-type="string">
            <text:p>jmp</text:p>
          </table:table-cell>
          <table:table-cell office:value-type="float" office:value="0" calcext:value-type="float">
            <text:p>0</text:p>
          </table:table-cell>
          <table:table-cell/>
          <table:table-cell office:value-type="float" office:value="7" calcext:value-type="float">
            <text:p>7</text:p>
          </table:table-cell>
          <table:table-cell table:number-columns-repeated="17"/>
          <table:table-cell table:style-name="ce17" office:value-type="string" calcext:value-type="string">
            <text:p>cx</text:p>
          </table:table-cell>
          <table:table-cell table:style-name="ce39" table:formula="of:=IF(c_reset = 1; 0; IF(opA = &quot;cx&quot;; IF(command = &quot;mov&quot;; opB; IF (command = &quot;pop&quot;; pop_value; cx)); cx))" office:value-type="float" office:value="0" calcext:value-type="float">
            <text:p/>
          </table:table-cell>
          <table:table-cell table:style-name="ce17" table:number-columns-repeated="10"/>
          <table:table-cell table:style-name="ce17" office:value-type="string" calcext:value-type="string">
            <text:p>c_main</text:p>
          </table:table-cell>
          <table:table-cell table:style-name="ce35" office:value-type="string" calcext:value-type="string">
            <text:p>A42</text:p>
          </table:table-cell>
          <table:table-cell table:style-name="ce17" office:value-type="string" calcext:value-type="string">
            <text:p>cur_row</text:p>
          </table:table-cell>
          <table:table-cell table:style-name="ce36" table:formula="of:=ROW(INDIRECT(c_main)) + ip" office:value-type="float" office:value="42" calcext:value-type="float">
            <text:p/>
          </table:table-cell>
          <table:table-cell table:number-columns-repeated="987"/>
        </table:table-row>
        <table:table-row table:style-name="ro1">
          <table:table-cell table:number-columns-repeated="3"/>
          <table:table-cell office:value-type="float" office:value="8" calcext:value-type="float">
            <text:p>8</text:p>
          </table:table-cell>
          <table:table-cell table:number-columns-repeated="17"/>
          <table:table-cell table:style-name="ce17" office:value-type="string" calcext:value-type="string">
            <text:p>ip</text:p>
          </table:table-cell>
          <table:table-cell table:style-name="ce39" table:formula="of:=IF(c_reset = 1; 0; IF(AND(c_clock = 1; ip = oldip); SUM(ip; IF(command = &quot;jmp&quot;; opA; 1)); IF(AND(command = &quot;pop&quot;; opA = &quot;ip&quot;); pop_value; ip)))" office:value-type="float" office:value="0" calcext:value-type="float">
            <text:p/>
          </table:table-cell>
          <table:table-cell table:style-name="ce17" table:number-columns-repeated="10"/>
          <table:table-cell table:style-name="ce17" office:value-type="string" calcext:value-type="string">
            <text:p>c_clock</text:p>
          </table:table-cell>
          <table:table-cell table:style-name="ce35" table:formula="of:=g_clock" office:value-type="float" office:value="0" calcext:value-type="float">
            <text:p/>
          </table:table-cell>
          <table:table-cell table:style-name="ce17" table:number-columns-repeated="2"/>
          <table:table-cell table:number-columns-repeated="987"/>
        </table:table-row>
        <table:table-row table:style-name="ro1">
          <table:table-cell table:number-columns-repeated="3"/>
          <table:table-cell office:value-type="float" office:value="9" calcext:value-type="float">
            <text:p>9</text:p>
          </table:table-cell>
          <table:table-cell table:number-columns-repeated="17"/>
          <table:table-cell table:style-name="ce17" office:value-type="string" calcext:value-type="string">
            <text:p>oldip</text:p>
          </table:table-cell>
          <table:table-cell table:style-name="ce39" table:formula="of:=IF(c_clock = 0; ip; oldip)" office:value-type="float" office:value="0" calcext:value-type="float">
            <text:p/>
          </table:table-cell>
          <table:table-cell table:style-name="ce17" table:number-columns-repeated="14"/>
          <table:table-cell table:number-columns-repeated="987"/>
        </table:table-row>
        <table:table-row table:style-name="ro1">
          <table:table-cell table:number-columns-repeated="3"/>
          <table:table-cell office:value-type="float" office:value="10" calcext:value-type="float">
            <text:p>10</text:p>
          </table:table-cell>
          <table:table-cell table:number-columns-repeated="17"/>
          <table:table-cell table:style-name="ce34" table:number-columns-repeated="2"/>
          <table:table-cell table:style-name="ce17" table:number-columns-repeated="10"/>
          <table:table-cell table:style-name="ce34" table:number-columns-repeated="2"/>
          <table:table-cell table:style-name="ce17" table:number-columns-repeated="2"/>
          <table:table-cell table:number-columns-repeated="987"/>
        </table:table-row>
        <table:table-row table:style-name="ro1">
          <table:table-cell table:number-columns-repeated="3"/>
          <table:table-cell office:value-type="float" office:value="11" calcext:value-type="float">
            <text:p>11</text:p>
          </table:table-cell>
          <table:table-cell table:number-columns-repeated="17"/>
          <table:table-cell table:style-name="ce34" table:number-columns-repeated="2"/>
          <table:table-cell table:style-name="ce17" table:number-columns-repeated="10"/>
          <table:table-cell table:style-name="ce33" office:value-type="string" calcext:value-type="string">
            <text:p>output</text:p>
          </table:table-cell>
          <table:table-cell table:style-name="ce17" table:number-columns-repeated="3"/>
          <table:table-cell table:number-columns-repeated="987"/>
        </table:table-row>
        <table:table-row table:style-name="ro1">
          <table:table-cell table:number-columns-repeated="3"/>
          <table:table-cell office:value-type="float" office:value="12" calcext:value-type="float">
            <text:p>12</text:p>
          </table:table-cell>
          <table:table-cell table:number-columns-repeated="17"/>
          <table:table-cell table:style-name="ce34" office:value-type="string" calcext:value-type="string">
            <text:p>command</text:p>
          </table:table-cell>
          <table:table-cell table:style-name="ce40" table:formula="of:=INDIRECT(ADDRESS(cur_row; cur_col; 1;0); 0)" office:value-type="string" office:string-value="start" calcext:value-type="string">
            <text:p>start</text:p>
          </table:table-cell>
          <table:table-cell table:style-name="ce17" table:number-columns-repeated="10"/>
          <table:table-cell table:style-name="ce17" office:value-type="string" calcext:value-type="string">
            <text:p>mem_addr</text:p>
          </table:table-cell>
          <table:table-cell table:style-name="ce38" table:formula="of:=IF(c_reset = 1; 0; IF(command = &quot;movm&quot;; opA; mem_addr))" office:value-type="float" office:value="0" calcext:value-type="float">
            <text:p/>
          </table:table-cell>
          <table:table-cell table:style-name="ce17" table:number-columns-repeated="2"/>
          <table:table-cell table:number-columns-repeated="987"/>
        </table:table-row>
        <table:table-row table:style-name="ro1">
          <table:table-cell table:number-columns-repeated="3"/>
          <table:table-cell office:value-type="float" office:value="13" calcext:value-type="float">
            <text:p>13</text:p>
          </table:table-cell>
          <table:table-cell table:number-columns-repeated="17"/>
          <table:table-cell table:style-name="ce34" office:value-type="string" calcext:value-type="string">
            <text:p>opA</text:p>
          </table:table-cell>
          <table:table-cell table:style-name="ce40" table:formula="of:=INDIRECT(ADDRESS(cur_row; cur_col + 1; 1;0); 0)" office:value-type="string" office:string-value=" " calcext:value-type="string">
            <text:p><text:s/></text:p>
          </table:table-cell>
          <table:table-cell table:style-name="ce17" table:number-columns-repeated="10"/>
          <table:table-cell table:style-name="ce17" office:value-type="string" calcext:value-type="string">
            <text:p>mem_value</text:p>
          </table:table-cell>
          <table:table-cell table:style-name="ce38" table:formula="of:=IF(c_reset = 1; 0; IF(command = &quot;movm&quot;; IF(opB = &quot;ax&quot; ; ax; IF(opB = &quot;bx&quot;; bx; IF(opB = &quot;cx&quot;; cx; opB))); mem_value))" office:value-type="float" office:value="0" calcext:value-type="float">
            <text:p/>
          </table:table-cell>
          <table:table-cell table:style-name="ce17" table:number-columns-repeated="2"/>
          <table:table-cell table:number-columns-repeated="987"/>
        </table:table-row>
        <table:table-row table:style-name="ro1">
          <table:table-cell table:number-columns-repeated="3"/>
          <table:table-cell office:value-type="float" office:value="14" calcext:value-type="float">
            <text:p>14</text:p>
          </table:table-cell>
          <table:table-cell table:number-columns-repeated="17"/>
          <table:table-cell table:style-name="ce34" office:value-type="string" calcext:value-type="string">
            <text:p>opB</text:p>
          </table:table-cell>
          <table:table-cell table:style-name="ce40" table:formula="of:=INDIRECT(ADDRESS(cur_row; cur_col + 2; 1;0); 0)" office:value-type="string" office:string-value=" " calcext:value-type="string">
            <text:p><text:s/></text:p>
          </table:table-cell>
          <table:table-cell table:style-name="ce17" table:number-columns-repeated="10"/>
          <table:table-cell table:style-name="ce17" office:value-type="string" calcext:value-type="string">
            <text:p>mem_set</text:p>
          </table:table-cell>
          <table:table-cell table:style-name="ce38" table:formula="of:=IF(c_reset = 1; 0; 1)" office:value-type="float" office:value="1" calcext:value-type="float">
            <text:p/>
          </table:table-cell>
          <table:table-cell table:style-name="ce17" table:number-columns-repeated="2"/>
          <table:table-cell table:number-columns-repeated="987"/>
        </table:table-row>
        <table:table-row table:style-name="ro1">
          <table:table-cell table:number-columns-repeated="3"/>
          <table:table-cell office:value-type="float" office:value="15" calcext:value-type="float">
            <text:p>15</text:p>
          </table:table-cell>
          <table:table-cell table:number-columns-repeated="17"/>
          <table:table-cell table:style-name="ce17" table:number-columns-repeated="16"/>
          <table:table-cell table:number-columns-repeated="987"/>
        </table:table-row>
        <table:table-row table:style-name="ro1">
          <table:table-cell table:number-columns-repeated="3"/>
          <table:table-cell office:value-type="float" office:value="16" calcext:value-type="float">
            <text:p>16</text:p>
          </table:table-cell>
          <table:table-cell table:number-columns-repeated="17"/>
          <table:table-cell table:style-name="Default" table:number-columns-repeated="4"/>
          <table:table-cell table:style-name="ce17" table:number-columns-repeated="12"/>
          <table:table-cell table:number-columns-repeated="987"/>
        </table:table-row>
        <table:table-row table:style-name="ro1">
          <table:table-cell table:number-columns-repeated="3"/>
          <table:table-cell office:value-type="float" office:value="17" calcext:value-type="float">
            <text:p>17</text:p>
          </table:table-cell>
          <table:table-cell table:number-columns-repeated="17"/>
          <table:table-cell table:style-name="Default" table:number-columns-repeated="4"/>
          <table:table-cell table:style-name="ce17" table:number-columns-repeated="12"/>
          <table:table-cell table:number-columns-repeated="987"/>
        </table:table-row>
        <table:table-row table:style-name="ro1">
          <table:table-cell table:number-columns-repeated="3"/>
          <table:table-cell office:value-type="float" office:value="18" calcext:value-type="float">
            <text:p>18</text:p>
          </table:table-cell>
          <table:table-cell table:number-columns-repeated="17"/>
          <table:table-cell table:style-name="Default" table:number-columns-repeated="4"/>
          <table:table-cell table:style-name="ce17" table:number-columns-repeated="8"/>
          <table:table-cell table:style-name="ce17" office:value-type="string" calcext:value-type="string">
            <text:p>pop_value</text:p>
          </table:table-cell>
          <table:table-cell table:style-name="ce36" table:formula="of:=s_popvalue" office:value-type="float" office:value="56" calcext:value-type="float">
            <text:p/>
          </table:table-cell>
          <table:table-cell table:style-name="ce51" table:number-columns-repeated="2"/>
          <table:table-cell table:number-columns-repeated="987"/>
        </table:table-row>
        <table:table-row table:style-name="ro1">
          <table:table-cell table:number-columns-repeated="3"/>
          <table:table-cell office:value-type="float" office:value="19" calcext:value-type="float">
            <text:p>19</text:p>
          </table:table-cell>
          <table:table-cell table:number-columns-repeated="17"/>
          <table:table-cell table:style-name="Default" table:number-columns-repeated="4"/>
          <table:table-cell table:style-name="ce17" table:number-columns-repeated="8"/>
          <table:table-cell table:style-name="ce17" office:value-type="string" calcext:value-type="string">
            <text:p>push_value</text:p>
          </table:table-cell>
          <table:table-cell table:style-name="ce38" table:formula="of:=IF(command=&quot;push&quot;; IF (opA=&quot;ax&quot;; ax; IF(opA=&quot;bx&quot;; bx; IF(opA = &quot;cx&quot;; cx; IF(opA = &quot;ip&quot;; ip; opA)))); push_value)" office:value-type="float" office:value="23" calcext:value-type="float">
            <text:p/>
          </table:table-cell>
          <table:table-cell table:style-name="ce51" table:number-columns-repeated="2"/>
          <table:table-cell table:number-columns-repeated="987"/>
        </table:table-row>
        <table:table-row table:style-name="ro1">
          <table:table-cell table:number-columns-repeated="3"/>
          <table:table-cell office:value-type="float" office:value="20" calcext:value-type="float">
            <text:p>20</text:p>
          </table:table-cell>
          <table:table-cell table:number-columns-repeated="17"/>
          <table:table-cell table:style-name="Default" table:number-columns-repeated="4"/>
          <table:table-cell table:number-columns-repeated="8"/>
          <table:table-cell table:style-name="ce34" office:value-type="string" calcext:value-type="string">
            <text:p>push_c</text:p>
          </table:table-cell>
          <table:table-cell table:style-name="ce38" table:formula="of:=IF(command=&quot;push&quot;; c_clock; 0)" office:value-type="float" office:value="0" calcext:value-type="float">
            <text:p/>
          </table:table-cell>
          <table:table-cell table:style-name="ce51" table:number-columns-repeated="2"/>
          <table:table-cell table:number-columns-repeated="987"/>
        </table:table-row>
        <table:table-row table:style-name="ro1">
          <table:table-cell table:number-columns-repeated="3"/>
          <table:table-cell office:value-type="float" office:value="21" calcext:value-type="float">
            <text:p>21</text:p>
          </table:table-cell>
          <table:table-cell table:number-columns-repeated="29"/>
          <table:table-cell table:style-name="ce17" office:value-type="string" calcext:value-type="string">
            <text:p>pop_c</text:p>
          </table:table-cell>
          <table:table-cell table:style-name="ce38" table:formula="of:=IF(command=&quot;pop&quot;; c_clock; 0)" office:value-type="float" office:value="0" calcext:value-type="float">
            <text:p/>
          </table:table-cell>
          <table:table-cell table:style-name="ce51" table:number-columns-repeated="2"/>
          <table:table-cell table:number-columns-repeated="987"/>
        </table:table-row>
        <table:table-row table:style-name="ro1">
          <table:table-cell table:number-columns-repeated="3"/>
          <table:table-cell office:value-type="float" office:value="22" calcext:value-type="float">
            <text:p>22</text:p>
          </table:table-cell>
          <table:table-cell table:number-columns-repeated="1020"/>
        </table:table-row>
        <table:table-row table:style-name="ro1">
          <table:table-cell table:number-columns-repeated="3"/>
          <table:table-cell office:value-type="float" office:value="23" calcext:value-type="float">
            <text:p>23</text:p>
          </table:table-cell>
          <table:table-cell table:number-columns-repeated="1020"/>
        </table:table-row>
        <table:table-row table:style-name="ro1">
          <table:table-cell table:number-columns-repeated="3"/>
          <table:table-cell office:value-type="float" office:value="24" calcext:value-type="float">
            <text:p>24</text:p>
          </table:table-cell>
          <table:table-cell table:number-columns-repeated="1020"/>
        </table:table-row>
        <table:table-row table:style-name="ro1">
          <table:table-cell table:number-columns-repeated="3"/>
          <table:table-cell office:value-type="float" office:value="25" calcext:value-type="float">
            <text:p>25</text:p>
          </table:table-cell>
          <table:table-cell table:number-columns-repeated="1020"/>
        </table:table-row>
        <table:table-row table:style-name="ro1">
          <table:table-cell table:number-columns-repeated="3"/>
          <table:table-cell office:value-type="float" office:value="26" calcext:value-type="float">
            <text:p>26</text:p>
          </table:table-cell>
          <table:table-cell table:number-columns-repeated="1020"/>
        </table:table-row>
        <table:table-row table:style-name="ro1">
          <table:table-cell table:number-columns-repeated="3"/>
          <table:table-cell office:value-type="float" office:value="27" calcext:value-type="float">
            <text:p>27</text:p>
          </table:table-cell>
          <table:table-cell table:number-columns-repeated="1020"/>
        </table:table-row>
        <table:table-row table:style-name="ro1">
          <table:table-cell table:number-columns-repeated="3"/>
          <table:table-cell office:value-type="float" office:value="28" calcext:value-type="float">
            <text:p>28</text:p>
          </table:table-cell>
          <table:table-cell table:number-columns-repeated="1020"/>
        </table:table-row>
        <table:table-row table:style-name="ro1">
          <table:table-cell table:number-columns-repeated="3"/>
          <table:table-cell office:value-type="float" office:value="29" calcext:value-type="float">
            <text:p>29</text:p>
          </table:table-cell>
          <table:table-cell table:number-columns-repeated="1020"/>
        </table:table-row>
        <table:table-row table:style-name="ro1">
          <table:table-cell table:number-columns-repeated="3"/>
          <table:table-cell office:value-type="float" office:value="30" calcext:value-type="float">
            <text:p>30</text:p>
          </table:table-cell>
          <table:table-cell table:number-columns-repeated="1020"/>
        </table:table-row>
        <table:table-row table:style-name="ro1">
          <table:table-cell table:number-columns-repeated="3"/>
          <table:table-cell office:value-type="float" office:value="31" calcext:value-type="float">
            <text:p>31</text:p>
          </table:table-cell>
          <table:table-cell table:number-columns-repeated="1020"/>
        </table:table-row>
        <table:table-row table:style-name="ro1">
          <table:table-cell table:number-columns-repeated="3"/>
          <table:table-cell office:value-type="float" office:value="32" calcext:value-type="float">
            <text:p>32</text:p>
          </table:table-cell>
          <table:table-cell table:number-columns-repeated="1020"/>
        </table:table-row>
        <table:table-row table:style-name="ro1">
          <table:table-cell table:number-columns-repeated="3"/>
          <table:table-cell office:value-type="float" office:value="33" calcext:value-type="float">
            <text:p>33</text:p>
          </table:table-cell>
          <table:table-cell table:number-columns-repeated="1020"/>
        </table:table-row>
        <table:table-row table:style-name="ro1">
          <table:table-cell table:number-columns-repeated="3"/>
          <table:table-cell office:value-type="float" office:value="34" calcext:value-type="float">
            <text:p>34</text:p>
          </table:table-cell>
          <table:table-cell table:number-columns-repeated="1020"/>
        </table:table-row>
        <table:table-row table:style-name="ro1">
          <table:table-cell table:number-columns-repeated="3"/>
          <table:table-cell office:value-type="float" office:value="35" calcext:value-type="float">
            <text:p>35</text:p>
          </table:table-cell>
          <table:table-cell table:number-columns-repeated="1020"/>
        </table:table-row>
        <table:table-row table:style-name="ro1">
          <table:table-cell table:number-columns-repeated="3"/>
          <table:table-cell office:value-type="float" office:value="36" calcext:value-type="float">
            <text:p>36</text:p>
          </table:table-cell>
          <table:table-cell table:number-columns-repeated="1020"/>
        </table:table-row>
        <table:table-row table:style-name="ro1">
          <table:table-cell table:number-columns-repeated="3"/>
          <table:table-cell office:value-type="float" office:value="37" calcext:value-type="float">
            <text:p>37</text:p>
          </table:table-cell>
          <table:table-cell table:number-columns-repeated="1020"/>
        </table:table-row>
        <table:table-row table:style-name="ro1">
          <table:table-cell table:number-columns-repeated="3"/>
          <table:table-cell office:value-type="float" office:value="38" calcext:value-type="float">
            <text:p>38</text:p>
          </table:table-cell>
          <table:table-cell table:number-columns-repeated="1020"/>
        </table:table-row>
        <table:table-row table:style-name="ro1">
          <table:table-cell table:number-columns-repeated="3"/>
          <table:table-cell office:value-type="float" office:value="39" calcext:value-type="float">
            <text:p>39</text:p>
          </table:table-cell>
          <table:table-cell table:number-columns-repeated="1020"/>
        </table:table-row>
        <table:table-row table:style-name="ro1">
          <table:table-cell table:number-columns-repeated="3"/>
          <table:table-cell office:value-type="float" office:value="40" calcext:value-type="float">
            <text:p>40</text:p>
          </table:table-cell>
          <table:table-cell table:number-columns-repeated="1020"/>
        </table:table-row>
        <table:table-row table:style-name="ro1">
          <table:table-cell table:number-columns-repeated="3"/>
          <table:table-cell office:value-type="float" office:value="41" calcext:value-type="float">
            <text:p>41</text:p>
          </table:table-cell>
          <table:table-cell table:number-columns-repeated="1020"/>
        </table:table-row>
        <table:table-row table:style-name="ro1">
          <table:table-cell table:number-columns-repeated="3"/>
          <table:table-cell office:value-type="float" office:value="42" calcext:value-type="float">
            <text:p>42</text:p>
          </table:table-cell>
          <table:table-cell table:number-columns-repeated="1020"/>
        </table:table-row>
        <table:table-row table:style-name="ro1" table:number-rows-repeated="1048491">
          <table:table-cell table:number-columns-repeated="1024"/>
        </table:table-row>
        <table:table-row table:style-name="ro1">
          <table:table-cell table:number-columns-repeated="1024"/>
        </table:table-row>
        <calcext:conditional-formats>
          <calcext:conditional-format calcext:target-range-address="Лист2.E7:Лист2.M14">
            <calcext:condition calcext:apply-style-name="Excel_CondFormat_2_1_1" calcext:value="=&quot; &quot;" calcext:base-cell-address="Лист2.E7"/>
          </calcext:conditional-format>
          <calcext:conditional-format calcext:target-range-address="Лист2.X4:Лист2.AG23">
            <calcext:condition calcext:apply-style-name="Excel_CondFormat_2_1_1" calcext:value="=&quot; &quot;" calcext:base-cell-address="Лист2.X4"/>
          </calcext:conditional-format>
        </calcext:conditional-formats>
      </table:table>
      <table:table table:name="Лист3" table:style-name="ta3">
        <table:table-column table:style-name="co6" table:number-columns-repeated="3" table:default-cell-style-name="ce1"/>
        <table:table-column table:style-name="co7" table:default-cell-style-name="ce1"/>
        <table:table-column table:style-name="co6" table:number-columns-repeated="253" table:default-cell-style-name="ce1"/>
        <table:table-row table:style-name="ro2">
          <table:table-cell table:number-columns-repeated="257"/>
        </table:table-row>
        <table:table-row table:style-name="ro5">
          <table:table-cell table:number-columns-repeated="257"/>
        </table:table-row>
        <table:table-row table:style-name="ro2">
          <table:table-cell table:number-columns-repeated="3"/>
          <table:table-cell table:style-name="ce53" table:formula="of:=NOW()" office:value-type="date" office:date-value="2014-05-19T01:31:27.307149" calcext:value-type="date">
            <text:p/>
          </table:table-cell>
          <table:table-cell table:number-columns-repeated="253"/>
        </table:table-row>
        <table:table-row table:style-name="ro4">
          <table:table-cell office:value-type="string" calcext:value-type="string">
            <text:p>reset</text:p>
          </table:table-cell>
          <table:table-cell office:value-type="float" office:value="0" calcext:value-type="float">
            <text:p>0</text:p>
          </table:table-cell>
          <table:table-cell table:number-columns-repeated="255"/>
        </table:table-row>
        <table:table-row table:style-name="ro4">
          <table:table-cell office:value-type="string" calcext:value-type="string">
            <text:p>addr</text:p>
          </table:table-cell>
          <table:table-cell office:value-type="float" office:value="0" calcext:value-type="float">
            <text:p>0</text:p>
          </table:table-cell>
          <table:table-cell/>
          <table:table-cell table:formula="of:=IF([.B4];0;IF(AND([.B5]=1;[.B7]=1);[.B6];[.D5]))" office:value-type="float" office:value="0" calcext:value-type="float">
            <text:p/>
          </table:table-cell>
          <table:table-cell table:number-columns-repeated="253"/>
        </table:table-row>
        <table:table-row table:style-name="ro4">
          <table:table-cell office:value-type="string" calcext:value-type="string">
            <text:p>value</text:p>
          </table:table-cell>
          <table:table-cell table:style-name="ce52" office:value-type="float" office:value="56" calcext:value-type="float">
            <text:p>56</text:p>
          </table:table-cell>
          <table:table-cell table:number-columns-repeated="255"/>
        </table:table-row>
        <table:table-row table:style-name="ro4">
          <table:table-cell office:value-type="string" calcext:value-type="string">
            <text:p>wr</text:p>
          </table:table-cell>
          <table:table-cell office:value-type="float" office:value="0" calcext:value-type="float">
            <text:p>0</text:p>
          </table:table-cell>
          <table:table-cell table:number-columns-repeated="255"/>
        </table:table-row>
        <table:table-row table:style-name="ro5">
          <table:table-cell table:number-columns-repeated="257"/>
        </table:table-row>
        <table:table-row table:style-name="ro2">
          <table:table-cell table:number-columns-repeated="257"/>
        </table:table-row>
        <table:table-row table:style-name="ro5" table:number-rows-repeated="1048566">
          <table:table-cell table:number-columns-repeated="257"/>
        </table:table-row>
        <table:table-row table:style-name="ro5">
          <table:table-cell table:number-columns-repeated="257"/>
        </table:table-row>
      </table:table>
      <table:named-expressions>
        <table:named-range table:name="ax" table:base-cell-address="$Лист2.$W$47" table:cell-range-address="$Лист2.$W$47"/>
        <table:named-range table:name="bx" table:base-cell-address="$Лист2.$W$48" table:cell-range-address="$Лист2.$W$48"/>
        <table:named-range table:name="command" table:base-cell-address="$Лист2.$W$54" table:cell-range-address="$Лист2.$W$54"/>
        <table:named-range table:name="cul_row" table:base-cell-address="$Лист2.$AK$49" table:cell-range-address="$Лист2.$AK$49"/>
        <table:named-range table:name="cur_col" table:base-cell-address="$Лист2.$AK$48" table:cell-range-address="$Лист2.$AK$48"/>
        <table:named-range table:name="cur_row" table:base-cell-address="$Лист2.$AK$49" table:cell-range-address="$Лист2.$AK$49"/>
        <table:named-range table:name="cx" table:base-cell-address="$Лист2.$W$49" table:cell-range-address="$Лист2.$W$49"/>
        <table:named-range table:name="c_clock" table:base-cell-address="$Лист2.$AI$50" table:cell-range-address="$Лист2.$AI$50"/>
        <table:named-range table:name="c_main" table:base-cell-address="$Лист2.$AI$49" table:cell-range-address="$Лист2.$AI$49"/>
        <table:named-range table:name="c_reset" table:base-cell-address="$Лист2.$AI$48" table:cell-range-address="$Лист2.$AI$48"/>
        <table:named-range table:name="g_clock" table:base-cell-address="$Лист2.$B$29" table:cell-range-address="$Лист2.$B$29"/>
        <table:named-range table:name="g_reset" table:base-cell-address="$Лист2.$B$28" table:cell-range-address="$Лист2.$B$28"/>
        <table:named-range table:name="ip" table:base-cell-address="$Лист2.$W$50" table:cell-range-address="$Лист2.$W$50"/>
        <table:named-range table:name="mem_addr" table:base-cell-address="$Лист2.$AI$54" table:cell-range-address="$Лист2.$AI$54"/>
        <table:named-range table:name="mem_set" table:base-cell-address="$Лист2.$AI$56" table:cell-range-address="$Лист2.$AI$56"/>
        <table:named-range table:name="mem_value" table:base-cell-address="$Лист2.$AI$55" table:cell-range-address="$Лист2.$AI$55"/>
        <table:named-range table:name="m_address" table:base-cell-address="$Лист2.$W$34" table:cell-range-address="$Лист2.$W$34"/>
        <table:named-range table:name="m_set" table:base-cell-address="$Лист2.$W$36" table:cell-range-address="$Лист2.$W$36"/>
        <table:named-range table:name="m_value" table:base-cell-address="$Лист2.$W$35" table:cell-range-address="$Лист2.$W$35"/>
        <table:named-range table:name="oldip" table:base-cell-address="$Лист2.$W$51" table:cell-range-address="$Лист2.$W$51"/>
        <table:named-range table:name="oldsp" table:base-cell-address="$Лист2.$AL$38" table:cell-range-address="$Лист2.$AL$38"/>
        <table:named-range table:name="opA" table:base-cell-address="$Лист2.$W$55" table:cell-range-address="$Лист2.$W$55"/>
        <table:named-range table:name="opB" table:base-cell-address="$Лист2.$W$56" table:cell-range-address="$Лист2.$W$56"/>
        <table:named-range table:name="pop_c" table:base-cell-address="$Лист2.$AI$63" table:cell-range-address="$Лист2.$AI$63"/>
        <table:named-range table:name="pop_value" table:base-cell-address="$Лист2.$AI$60" table:cell-range-address="$Лист2.$AI$60"/>
        <table:named-range table:name="push_c" table:base-cell-address="$Лист2.$AI$62" table:cell-range-address="$Лист2.$AI$62"/>
        <table:named-range table:name="push_value" table:base-cell-address="$Лист2.$AI$61" table:cell-range-address="$Лист2.$AI$61"/>
        <table:named-range table:name="reset" table:base-cell-address="$Лист2.$AI$48" table:cell-range-address="$Лист2.$AI$48"/>
        <table:named-range table:name="sp" table:base-cell-address="$Лист2.$AL$37" table:cell-range-address="$Лист2.$AL$37"/>
        <table:named-range table:name="sp_address" table:base-cell-address="$Лист2.$AL$34" table:cell-range-address="$Лист2.$AL$34"/>
        <table:named-range table:name="sp_column" table:base-cell-address="$Лист2.$AL$36" table:cell-range-address="$Лист2.$AL$36"/>
        <table:named-range table:name="sp_row" table:base-cell-address="$Лист2.$AL$35" table:cell-range-address="$Лист2.$AL$35"/>
        <table:named-range table:name="s_address" table:base-cell-address="$Лист2.$AJ$34" table:cell-range-address="$Лист2.$AJ$34"/>
        <table:named-range table:name="s_pop" table:base-cell-address="$Лист2.$AJ$37" table:cell-range-address="$Лист2.$AJ$37"/>
        <table:named-range table:name="s_popvalue" table:base-cell-address="$Лист2.$AJ$38" table:cell-range-address="$Лист2.$AJ$38"/>
        <table:named-range table:name="s_push" table:base-cell-address="$Лист2.$AJ$36" table:cell-range-address="$Лист2.$AJ$36"/>
        <table:named-range table:name="s_pushvalue" table:base-cell-address="$Лист2.$AJ$35" table:cell-range-address="$Лист2.$AJ$35"/>
        <table:named-range table:name="s_reset" table:base-cell-address="$Лист2.$AJ$39" table:cell-range-address="$Лист2.$AJ$39"/>
        <table:named-expression table:name="_xlfn_BITRSHIFT" table:base-cell-address="$Лист1.$A$1"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ru" fo:country="RU" style:font-name-asian="DejaVu Sans" style:language-asian="zh" style:country-asian="CN" style:font-name-complex="DejaVu Sans" style:language-complex="hi" style:country-complex="IN"/>
    </style:default-style>
    <style:default-style style:family="graphic">
      <style:graphic-properties svg:stroke-color="#3465af"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ru" fo:country="RU"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00000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9">00.00.0000</text:date>, <text:time style:data-style-name="N2" text:time-value="17:39:52.013883861">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2" style:display-name="PageStyle_Лист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3" style:display-name="PageStyle_Лист3"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Страница </text:span><text:span text:style-name="MT2"><text:page-number>1</text:page-number></text:span></text:p>
      </style:footer>
      <style:footer-left style:display="false">
        <text:p><text:span text:style-name="MT2">Страница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17:11:12</meta:creation-date>
    <dc:creator>ArjunaRus </dc:creator>
    <dc:date>2014-05-19T01:31:26.833707838</dc:date>
    <meta:editing-cycles>96</meta:editing-cycles>
    <meta:editing-duration>P2173DT3H15M48S</meta:editing-duration>
    <meta:generator>LibreOffice/4.2.3.3$Linux_x86 LibreOffice_project/420m0$Build-3</meta:generator>
    <meta:document-statistic meta:table-count="3" meta:cell-count="3329" meta:object-count="7"/>
  </office:meta>
</office:document-meta>
</file>

<file path=Basic/Standard/clk.xml><?xml version="1.0" encoding="utf-8"?>
<!DOCTYPE module  PUBLIC '-//OpenOffice.org//DTD OfficeDocument 1.0//EN'  'module.dtd'>
<script:module xmlns:script="http://openoffice.org/2000/script" script:name="clk" script:language="StarBasic">REM  *****  BASIC  *****
Global oP as Any
Global state as Integer	

Sub debug
	dim v as Integer
	v = 1 - ThisComponent.sheets.getByIndex(1).GetCellByPosition(1, 28).value
	ThisComponent.sheets.getByIndex(1).getCellByPosition(1, 28).Value = v
End Sub

Sub clock
	if isEmpty(oP) then
		oP = GenerateTimerPropertySet()
		oJob1 = createUnoListener("JOB1_", "com.sun.star.task.XJobExecutor")
		oP.xJob = oJob1
		oP.lPeriodInMilliSec = 100
	endif
	
	if state = 0 then
		oP.start()
		state = 1
	else
		oP.stop()
		state = 0
	endif
End Sub

function GenerateTimerPropertySet() as Any
	oSP    = ThisComponent.getScriptProvider("")
	oScript = oSP.getScript("vnd.sun.star.script:timer.timer.bsh?language=BeanShell&amp;location=document")
	GenerateTimerPropertySet = oScript.invoke(Array(), Array(), Array()
end function

sub JOB1_trigger(s as String)
	SetCell(1, 28, s)
end sub

sub SetCell (x as Integer, y as Integer, val as Integer)
	ThisComponent.sheets.getByIndex(1).getCellByPosition(x, y).Value = val
end sub

sub UpCellOn
	SetCell(22, 25, 1)	
end sub
sub UpCellOff
	SetCell(22, 25, 0)
end sub

sub DownCellOn
	SetCell(22, 26, 1)	
end sub
sub DownCellOff
	SetCell(22, 26, 0)
end sub

sub LeftCellOn
	SetCell(22, 27, 1)	
end sub
sub LeftCellOff
	SetCell(22, 27, 0)
end sub

sub RightCellOn
	SetCell(22, 28, 1)	
end sub
sub RightCellOff
	SetCell(22, 28, 0)
end sub

sub ResetCellOn
	SetCell(1, 27, 1)
end sub

sub ResetCellOff
	SetCell(1, 27, 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l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Scripts/beanshell/timer/parcel-descriptor.xml><?xml version="1.0" encoding="utf-8"?>
<parcel xmlns:parcel="scripting.dtd" language="BeanShell">
  <script language="BeanShell">
    <locale lang="en">
      <displayname value="timer.bsh"/>
      <description>timer.bsh</description>
    </locale>
    <logicalname value="timer.bsh"/>
    <functionname value="timer.bsh"/>
  </script>
</parcel>
</file>